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ttom_sl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U:0</text:p>
          </table:table-cell>
          <table:table-cell office:value-type="string" calcext:value-type="string">
            <text:p>U:1</text:p>
          </table:table-cell>
          <table:table-cell office:value-type="string" calcext:value-type="string">
            <text:p>U:2</text:p>
          </table:table-cell>
          <table:table-cell office:value-type="string" calcext:value-type="string">
            <text:p>Points:0</text:p>
          </table:table-cell>
          <table:table-cell office:value-type="string" calcext:value-type="string">
            <text:p>Points:1</text:p>
          </table:table-cell>
          <table:table-cell office:value-type="string" calcext:value-type="string">
            <text:p>Points:2</text:p>
          </table:table-cell>
        </table:table-row>
        <table:table-row table:style-name="ro1">
          <table:table-cell office:value-type="float" office:value="0.000552568" calcext:value-type="float">
            <text:p>0.0005525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777" calcext:value-type="float">
            <text:p>1.9777E-09</text:p>
          </table:table-cell>
          <table:table-cell office:value-type="float" office:value="11603" calcext:value-type="float">
            <text:p>116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4463" calcext:value-type="float">
            <text:p>0.000544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201805" calcext:value-type="float">
            <text:p>2.01805E-09</text:p>
          </table:table-cell>
          <table:table-cell office:value-type="float" office:value="11711.8" calcext:value-type="float">
            <text:p>1171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22409" calcext:value-type="float">
            <text:p>0.0005224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218892" calcext:value-type="float">
            <text:p>2.18892E-09</text:p>
          </table:table-cell>
          <table:table-cell office:value-type="float" office:value="11932.6" calcext:value-type="float">
            <text:p>1193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87452" calcext:value-type="float">
            <text:p>0.0004874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0242" calcext:value-type="float">
            <text:p>2.50242E-09</text:p>
          </table:table-cell>
          <table:table-cell office:value-type="float" office:value="12155.5" calcext:value-type="float">
            <text:p>1215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38477" calcext:value-type="float">
            <text:p>0.0004384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91704" calcext:value-type="float">
            <text:p>2.91704E-09</text:p>
          </table:table-cell>
          <table:table-cell office:value-type="float" office:value="12371.6" calcext:value-type="float">
            <text:p>1237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74327" calcext:value-type="float">
            <text:p>0.0003743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341074" calcext:value-type="float">
            <text:p>3.41074E-09</text:p>
          </table:table-cell>
          <table:table-cell office:value-type="float" office:value="12573.1" calcext:value-type="float">
            <text:p>1257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95561" calcext:value-type="float">
            <text:p>0.0002955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401422" calcext:value-type="float">
            <text:p>4.01422E-09</text:p>
          </table:table-cell>
          <table:table-cell office:value-type="float" office:value="12754" calcext:value-type="float">
            <text:p>12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03453" calcext:value-type="float">
            <text:p>0.0002034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473952" calcext:value-type="float">
            <text:p>4.73952E-09</text:p>
          </table:table-cell>
          <table:table-cell office:value-type="float" office:value="12909.4" calcext:value-type="float">
            <text:p>12909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00905" calcext:value-type="float">
            <text:p>0.0001009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47846" calcext:value-type="float">
            <text:p>5.47846E-09</text:p>
          </table:table-cell>
          <table:table-cell office:value-type="float" office:value="13033.8" calcext:value-type="float">
            <text:p>1303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0819526" calcext:value-type="float">
            <text:p>-8.1952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8861" calcext:value-type="float">
            <text:p>6.18861E-09</text:p>
          </table:table-cell>
          <table:table-cell office:value-type="float" office:value="13126.5" calcext:value-type="float">
            <text:p>1312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18712" calcext:value-type="float">
            <text:p>-0.0001187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684268" calcext:value-type="float">
            <text:p>6.84268E-09</text:p>
          </table:table-cell>
          <table:table-cell office:value-type="float" office:value="13190.2" calcext:value-type="float">
            <text:p>131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24003" calcext:value-type="float">
            <text:p>-0.0002240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728606" calcext:value-type="float">
            <text:p>7.28606E-09</text:p>
          </table:table-cell>
          <table:table-cell office:value-type="float" office:value="13226.1" calcext:value-type="float">
            <text:p>1322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1399" calcext:value-type="float">
            <text:p>-0.000313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73979" calcext:value-type="float">
            <text:p>7.3979E-09</text:p>
          </table:table-cell>
          <table:table-cell office:value-type="float" office:value="13239" calcext:value-type="float">
            <text:p>13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79122" calcext:value-type="float">
            <text:p>-0.0003791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69064" calcext:value-type="float">
            <text:p>6.9064E-09</text:p>
          </table:table-cell>
          <table:table-cell office:value-type="float" office:value="13237" calcext:value-type="float">
            <text:p>13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4119" calcext:value-type="float">
            <text:p>-0.00041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560513" calcext:value-type="float">
            <text:p>5.60513E-09</text:p>
          </table:table-cell>
          <table:table-cell office:value-type="float" office:value="13231.3" calcext:value-type="float">
            <text:p>1323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407514" calcext:value-type="float">
            <text:p>-0.0004075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5526" calcext:value-type="float">
            <text:p>3.75526E-09</text:p>
          </table:table-cell>
          <table:table-cell office:value-type="float" office:value="13235.8" calcext:value-type="float">
            <text:p>1323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71082" calcext:value-type="float">
            <text:p>-0.0003710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1422" calcext:value-type="float">
            <text:p>1.91422E-09</text:p>
          </table:table-cell>
          <table:table-cell office:value-type="float" office:value="13274.7" calcext:value-type="float">
            <text:p>1327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317018" calcext:value-type="float">
            <text:p>-0.0003170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69682" calcext:value-type="float">
            <text:p>6.69682E-10</text:p>
          </table:table-cell>
          <table:table-cell office:value-type="float" office:value="13388" calcext:value-type="float">
            <text:p>13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64335" calcext:value-type="float">
            <text:p>-0.0002643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1998" calcext:value-type="float">
            <text:p>1.51998E-10</text:p>
          </table:table-cell>
          <table:table-cell office:value-type="float" office:value="13553.8" calcext:value-type="float">
            <text:p>1355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26352" calcext:value-type="float">
            <text:p>-0.0002263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01959" calcext:value-type="float">
            <text:p>3.01959E-11</text:p>
          </table:table-cell>
          <table:table-cell office:value-type="float" office:value="13701.9" calcext:value-type="float">
            <text:p>13701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202466" calcext:value-type="float">
            <text:p>-0.00020246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23919" calcext:value-type="float">
            <text:p>1.23919E-11</text:p>
          </table:table-cell>
          <table:table-cell office:value-type="float" office:value="13792.3" calcext:value-type="float">
            <text:p>1379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87607" calcext:value-type="float">
            <text:p>-0.0001876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81498" calcext:value-type="float">
            <text:p>6.81498E-12</text:p>
          </table:table-cell>
          <table:table-cell office:value-type="float" office:value="13805" calcext:value-type="float">
            <text:p>13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80098" calcext:value-type="float">
            <text:p>-0.0001800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260067" calcext:value-type="float">
            <text:p>2.60067E-12</text:p>
          </table:table-cell>
          <table:table-cell office:value-type="float" office:value="13726.2" calcext:value-type="float">
            <text:p>1372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77148" calcext:value-type="float">
            <text:p>-0.0001771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75162" calcext:value-type="float">
            <text:p>1.75162E-12</text:p>
          </table:table-cell>
          <table:table-cell office:value-type="float" office:value="13552.1" calcext:value-type="float">
            <text:p>1355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75504" calcext:value-type="float">
            <text:p>-0.0001755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308537" calcext:value-type="float">
            <text:p>3.08537E-12</text:p>
          </table:table-cell>
          <table:table-cell office:value-type="float" office:value="13293.6" calcext:value-type="float">
            <text:p>1329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74006" calcext:value-type="float">
            <text:p>-0.0001740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571515" calcext:value-type="float">
            <text:p>5.71515E-12</text:p>
          </table:table-cell>
          <table:table-cell office:value-type="float" office:value="12961" calcext:value-type="float">
            <text:p>129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71849" calcext:value-type="float">
            <text:p>-0.0001718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01181" calcext:value-type="float">
            <text:p>1.01181E-11</text:p>
          </table:table-cell>
          <table:table-cell office:value-type="float" office:value="12562.7" calcext:value-type="float">
            <text:p>1256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68061" calcext:value-type="float">
            <text:p>-0.0001680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75234" calcext:value-type="float">
            <text:p>1.75234E-11</text:p>
          </table:table-cell>
          <table:table-cell office:value-type="float" office:value="12115.5" calcext:value-type="float">
            <text:p>1211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6306" calcext:value-type="float">
            <text:p>-0.000163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90394" calcext:value-type="float">
            <text:p>2.90394E-11</text:p>
          </table:table-cell>
          <table:table-cell office:value-type="float" office:value="11642.7" calcext:value-type="float">
            <text:p>1164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56625" calcext:value-type="float">
            <text:p>-0.0001566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42812" calcext:value-type="float">
            <text:p>4.42812E-11</text:p>
          </table:table-cell>
          <table:table-cell office:value-type="float" office:value="11163.7" calcext:value-type="float">
            <text:p>1116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47141" calcext:value-type="float">
            <text:p>-0.0001471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19065" calcext:value-type="float">
            <text:p>6.19065E-11</text:p>
          </table:table-cell>
          <table:table-cell office:value-type="float" office:value="10701.9" calcext:value-type="float">
            <text:p>10701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33403" calcext:value-type="float">
            <text:p>-0.0001334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822526" calcext:value-type="float">
            <text:p>8.22526E-11</text:p>
          </table:table-cell>
          <table:table-cell office:value-type="float" office:value="10289.3" calcext:value-type="float">
            <text:p>1028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16175" calcext:value-type="float">
            <text:p>-0.0001161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8288" calcext:value-type="float">
            <text:p>1.08288E-10</text:p>
          </table:table-cell>
          <table:table-cell office:value-type="float" office:value="9959.76" calcext:value-type="float">
            <text:p>9959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956016" calcext:value-type="float">
            <text:p>-9.5601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6817" calcext:value-type="float">
            <text:p>1.46817E-10</text:p>
          </table:table-cell>
          <table:table-cell office:value-type="float" office:value="9758.96" calcext:value-type="float">
            <text:p>9758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687294" calcext:value-type="float">
            <text:p>-6.8729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5987" calcext:value-type="float">
            <text:p>2.05987E-10</text:p>
          </table:table-cell>
          <table:table-cell office:value-type="float" office:value="9690.7" calcext:value-type="float">
            <text:p>969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0339294" calcext:value-type="float">
            <text:p>-3.3929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90659" calcext:value-type="float">
            <text:p>2.90659E-10</text:p>
          </table:table-cell>
          <table:table-cell office:value-type="float" office:value="9710.98" calcext:value-type="float">
            <text:p>9710.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836422" calcext:value-type="float">
            <text:p>8.3642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06622" calcext:value-type="float">
            <text:p>4.06622E-10</text:p>
          </table:table-cell>
          <table:table-cell office:value-type="float" office:value="9792.47" calcext:value-type="float">
            <text:p>9792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579888" calcext:value-type="float">
            <text:p>5.798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61737" calcext:value-type="float">
            <text:p>5.61737E-10</text:p>
          </table:table-cell>
          <table:table-cell office:value-type="float" office:value="9919.18" calcext:value-type="float">
            <text:p>9919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14502" calcext:value-type="float">
            <text:p>0.0001145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59942" calcext:value-type="float">
            <text:p>7.59942E-10</text:p>
          </table:table-cell>
          <table:table-cell office:value-type="float" office:value="10072.4" calcext:value-type="float">
            <text:p>1007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76403" calcext:value-type="float">
            <text:p>0.0001764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96604" calcext:value-type="float">
            <text:p>9.96604E-10</text:p>
          </table:table-cell>
          <table:table-cell office:value-type="float" office:value="10238.1" calcext:value-type="float">
            <text:p>1023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41541" calcext:value-type="float">
            <text:p>0.0002415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6145" calcext:value-type="float">
            <text:p>1.26145E-09</text:p>
          </table:table-cell>
          <table:table-cell office:value-type="float" office:value="10417.6" calcext:value-type="float">
            <text:p>10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07663" calcext:value-type="float">
            <text:p>0.0003076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54301" calcext:value-type="float">
            <text:p>1.54301E-09</text:p>
          </table:table-cell>
          <table:table-cell office:value-type="float" office:value="10604.4" calcext:value-type="float">
            <text:p>1060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71706" calcext:value-type="float">
            <text:p>0.0003717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2484" calcext:value-type="float">
            <text:p>1.82484E-09</text:p>
          </table:table-cell>
          <table:table-cell office:value-type="float" office:value="10785.1" calcext:value-type="float">
            <text:p>1078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30424" calcext:value-type="float">
            <text:p>0.0004304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208787" calcext:value-type="float">
            <text:p>2.08787E-09</text:p>
          </table:table-cell>
          <table:table-cell office:value-type="float" office:value="10953.9" calcext:value-type="float">
            <text:p>1095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80591" calcext:value-type="float">
            <text:p>0.0004805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30617" calcext:value-type="float">
            <text:p>2.30617E-09</text:p>
          </table:table-cell>
          <table:table-cell office:value-type="float" office:value="11104.7" calcext:value-type="float">
            <text:p>1110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19758" calcext:value-type="float">
            <text:p>0.0005197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246272" calcext:value-type="float">
            <text:p>2.46272E-09</text:p>
          </table:table-cell>
          <table:table-cell office:value-type="float" office:value="11233.3" calcext:value-type="float">
            <text:p>1123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46378" calcext:value-type="float">
            <text:p>0.000546378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2611" calcext:value-type="float">
            <text:p>2.52611E-09</text:p>
          </table:table-cell>
          <table:table-cell office:value-type="float" office:value="11337.2" calcext:value-type="float">
            <text:p>1133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60297" calcext:value-type="float">
            <text:p>0.0005602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0444" calcext:value-type="float">
            <text:p>2.50444E-09</text:p>
          </table:table-cell>
          <table:table-cell office:value-type="float" office:value="11414.5" calcext:value-type="float">
            <text:p>1141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62999" calcext:value-type="float">
            <text:p>0.0005629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236396" calcext:value-type="float">
            <text:p>2.36396E-09</text:p>
          </table:table-cell>
          <table:table-cell office:value-type="float" office:value="11465.6" calcext:value-type="float">
            <text:p>1146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61745" calcext:value-type="float">
            <text:p>0.0005617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4583" calcext:value-type="float">
            <text:p>2.24583E-09</text:p>
          </table:table-cell>
          <table:table-cell office:value-type="float" office:value="11484.8" calcext:value-type="float">
            <text:p>11484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45186" calcext:value-type="float">
            <text:p>0.0005451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9989" calcext:value-type="float">
            <text:p>1.19989E-09</text:p>
          </table:table-cell>
          <table:table-cell office:value-type="float" office:value="17224.6" calcext:value-type="float">
            <text:p>17224.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537435" calcext:value-type="float">
            <text:p>0.0005374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2265" calcext:value-type="float">
            <text:p>1.22265E-09</text:p>
          </table:table-cell>
          <table:table-cell office:value-type="float" office:value="17386.6" calcext:value-type="float">
            <text:p>1738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51538" calcext:value-type="float">
            <text:p>0.000515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1893" calcext:value-type="float">
            <text:p>1.31893E-09</text:p>
          </table:table-cell>
          <table:table-cell office:value-type="float" office:value="17715.7" calcext:value-type="float">
            <text:p>1771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480283" calcext:value-type="float">
            <text:p>0.0004802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9388" calcext:value-type="float">
            <text:p>1.49388E-09</text:p>
          </table:table-cell>
          <table:table-cell office:value-type="float" office:value="18047.8" calcext:value-type="float">
            <text:p>1804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430958" calcext:value-type="float">
            <text:p>0.0004309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72151" calcext:value-type="float">
            <text:p>1.72151E-09</text:p>
          </table:table-cell>
          <table:table-cell office:value-type="float" office:value="18369.7" calcext:value-type="float">
            <text:p>1836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366302" calcext:value-type="float">
            <text:p>0.0003663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893" calcext:value-type="float">
            <text:p>1.9893E-09</text:p>
          </table:table-cell>
          <table:table-cell office:value-type="float" office:value="18670" calcext:value-type="float">
            <text:p>186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286905" calcext:value-type="float">
            <text:p>0.0002869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31129" calcext:value-type="float">
            <text:p>2.31129E-09</text:p>
          </table:table-cell>
          <table:table-cell office:value-type="float" office:value="18939.5" calcext:value-type="float">
            <text:p>1893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194085" calcext:value-type="float">
            <text:p>0.0001940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69096" calcext:value-type="float">
            <text:p>2.69096E-09</text:p>
          </table:table-cell>
          <table:table-cell office:value-type="float" office:value="19171.1" calcext:value-type="float">
            <text:p>1917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0907575" calcext:value-type="float">
            <text:p>9.075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07297" calcext:value-type="float">
            <text:p>3.07297E-09</text:p>
          </table:table-cell>
          <table:table-cell office:value-type="float" office:value="19356.6" calcext:value-type="float">
            <text:p>1935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0191743" calcext:value-type="float">
            <text:p>-1.9174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43585" calcext:value-type="float">
            <text:p>3.43585E-09</text:p>
          </table:table-cell>
          <table:table-cell office:value-type="float" office:value="19494.7" calcext:value-type="float">
            <text:p>1949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130772" calcext:value-type="float">
            <text:p>-0.0001307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6317" calcext:value-type="float">
            <text:p>3.76317E-09</text:p>
          </table:table-cell>
          <table:table-cell office:value-type="float" office:value="19589.5" calcext:value-type="float">
            <text:p>1958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237202" calcext:value-type="float">
            <text:p>-0.0002372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397541" calcext:value-type="float">
            <text:p>3.97541E-09</text:p>
          </table:table-cell>
          <table:table-cell office:value-type="float" office:value="19643.1" calcext:value-type="float">
            <text:p>1964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327994" calcext:value-type="float">
            <text:p>-0.0003279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401087" calcext:value-type="float">
            <text:p>4.01087E-09</text:p>
          </table:table-cell>
          <table:table-cell office:value-type="float" office:value="19662.4" calcext:value-type="float">
            <text:p>1966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393648" calcext:value-type="float">
            <text:p>-0.0003936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2791" calcext:value-type="float">
            <text:p>3.72791E-09</text:p>
          </table:table-cell>
          <table:table-cell office:value-type="float" office:value="19659.3" calcext:value-type="float">
            <text:p>1965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426306" calcext:value-type="float">
            <text:p>-0.0004263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02079" calcext:value-type="float">
            <text:p>3.02079E-09</text:p>
          </table:table-cell>
          <table:table-cell office:value-type="float" office:value="19650.8" calcext:value-type="float">
            <text:p>1965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420665" calcext:value-type="float">
            <text:p>-0.0004206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02749" calcext:value-type="float">
            <text:p>2.02749E-09</text:p>
          </table:table-cell>
          <table:table-cell office:value-type="float" office:value="19657.5" calcext:value-type="float">
            <text:p>19657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381574" calcext:value-type="float">
            <text:p>-0.00038157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3999" calcext:value-type="float">
            <text:p>1.03999E-09</text:p>
          </table:table-cell>
          <table:table-cell office:value-type="float" office:value="19715.4" calcext:value-type="float">
            <text:p>1971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323775" calcext:value-type="float">
            <text:p>-0.0003237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69035" calcext:value-type="float">
            <text:p>3.69035E-10</text:p>
          </table:table-cell>
          <table:table-cell office:value-type="float" office:value="19884.2" calcext:value-type="float">
            <text:p>1988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26759" calcext:value-type="float">
            <text:p>-0.000267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867758" calcext:value-type="float">
            <text:p>8.67758E-11</text:p>
          </table:table-cell>
          <table:table-cell office:value-type="float" office:value="20131.4" calcext:value-type="float">
            <text:p>2013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227515" calcext:value-type="float">
            <text:p>-0.0002275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87185" calcext:value-type="float">
            <text:p>1.87185E-11</text:p>
          </table:table-cell>
          <table:table-cell office:value-type="float" office:value="20352.1" calcext:value-type="float">
            <text:p>2035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2027" calcext:value-type="float">
            <text:p>-0.00020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827334" calcext:value-type="float">
            <text:p>8.27334E-12</text:p>
          </table:table-cell>
          <table:table-cell office:value-type="float" office:value="20486.8" calcext:value-type="float">
            <text:p>2048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187321" calcext:value-type="float">
            <text:p>-0.0001873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460747" calcext:value-type="float">
            <text:p>4.60747E-12</text:p>
          </table:table-cell>
          <table:table-cell office:value-type="float" office:value="20505.6" calcext:value-type="float">
            <text:p>2050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179463" calcext:value-type="float">
            <text:p>-0.0001794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76263" calcext:value-type="float">
            <text:p>1.76263E-12</text:p>
          </table:table-cell>
          <table:table-cell office:value-type="float" office:value="20388.1" calcext:value-type="float">
            <text:p>2038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176193" calcext:value-type="float">
            <text:p>-0.00017619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24185" calcext:value-type="float">
            <text:p>1.24185E-12</text:p>
          </table:table-cell>
          <table:table-cell office:value-type="float" office:value="20128.8" calcext:value-type="float">
            <text:p>2012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174185" calcext:value-type="float">
            <text:p>-0.0001741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221778" calcext:value-type="float">
            <text:p>2.21778E-12</text:p>
          </table:table-cell>
          <table:table-cell office:value-type="float" office:value="19743.6" calcext:value-type="float">
            <text:p>1974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172515" calcext:value-type="float">
            <text:p>-0.0001725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412771" calcext:value-type="float">
            <text:p>4.12771E-12</text:p>
          </table:table-cell>
          <table:table-cell office:value-type="float" office:value="19248" calcext:value-type="float">
            <text:p>19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170496" calcext:value-type="float">
            <text:p>-0.0001704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73302" calcext:value-type="float">
            <text:p>7.3302E-12</text:p>
          </table:table-cell>
          <table:table-cell office:value-type="float" office:value="18654.6" calcext:value-type="float">
            <text:p>1865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16696" calcext:value-type="float">
            <text:p>-0.000166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27252" calcext:value-type="float">
            <text:p>1.27252E-11</text:p>
          </table:table-cell>
          <table:table-cell office:value-type="float" office:value="17988.2" calcext:value-type="float">
            <text:p>1798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162237" calcext:value-type="float">
            <text:p>-0.0001622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10261" calcext:value-type="float">
            <text:p>2.10261E-11</text:p>
          </table:table-cell>
          <table:table-cell office:value-type="float" office:value="17283.7" calcext:value-type="float">
            <text:p>1728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15605" calcext:value-type="float">
            <text:p>-0.000156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18415" calcext:value-type="float">
            <text:p>3.18415E-11</text:p>
          </table:table-cell>
          <table:table-cell office:value-type="float" office:value="16570" calcext:value-type="float">
            <text:p>165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146737" calcext:value-type="float">
            <text:p>-0.0001467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43001" calcext:value-type="float">
            <text:p>4.43001E-11</text:p>
          </table:table-cell>
          <table:table-cell office:value-type="float" office:value="15881.8" calcext:value-type="float">
            <text:p>1588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133218" calcext:value-type="float">
            <text:p>-0.0001332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85596" calcext:value-type="float">
            <text:p>5.85596E-11</text:p>
          </table:table-cell>
          <table:table-cell office:value-type="float" office:value="15267.1" calcext:value-type="float">
            <text:p>1526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116589" calcext:value-type="float">
            <text:p>-0.00011658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61406" calcext:value-type="float">
            <text:p>7.61406E-11</text:p>
          </table:table-cell>
          <table:table-cell office:value-type="float" office:value="14776" calcext:value-type="float">
            <text:p>14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0969351" calcext:value-type="float">
            <text:p>-9.6935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1165" calcext:value-type="float">
            <text:p>1.01165E-10</text:p>
          </table:table-cell>
          <table:table-cell office:value-type="float" office:value="14476.8" calcext:value-type="float">
            <text:p>1447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0708169" calcext:value-type="float">
            <text:p>-7.0816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8739" calcext:value-type="float">
            <text:p>1.38739E-10</text:p>
          </table:table-cell>
          <table:table-cell office:value-type="float" office:value="14375.1" calcext:value-type="float">
            <text:p>1437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-0.0000365861" calcext:value-type="float">
            <text:p>-3.6586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1426" calcext:value-type="float">
            <text:p>1.91426E-10</text:p>
          </table:table-cell>
          <table:table-cell office:value-type="float" office:value="14405.3" calcext:value-type="float">
            <text:p>1440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00518342" calcext:value-type="float">
            <text:p>5.1834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1974" calcext:value-type="float">
            <text:p>2.61974E-10</text:p>
          </table:table-cell>
          <table:table-cell office:value-type="float" office:value="14526.8" calcext:value-type="float">
            <text:p>1452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0542568" calcext:value-type="float">
            <text:p>5.4256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54612" calcext:value-type="float">
            <text:p>3.54612E-10</text:p>
          </table:table-cell>
          <table:table-cell office:value-type="float" office:value="14715.6" calcext:value-type="float">
            <text:p>1471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110067" calcext:value-type="float">
            <text:p>0.0001100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71701" calcext:value-type="float">
            <text:p>4.71701E-10</text:p>
          </table:table-cell>
          <table:table-cell office:value-type="float" office:value="14943.9" calcext:value-type="float">
            <text:p>1494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171249" calcext:value-type="float">
            <text:p>0.0001712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11244" calcext:value-type="float">
            <text:p>6.11244E-10</text:p>
          </table:table-cell>
          <table:table-cell office:value-type="float" office:value="15190.8" calcext:value-type="float">
            <text:p>1519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235801" calcext:value-type="float">
            <text:p>0.0002358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7647" calcext:value-type="float">
            <text:p>7.67647E-10</text:p>
          </table:table-cell>
          <table:table-cell office:value-type="float" office:value="15458.3" calcext:value-type="float">
            <text:p>1545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3014" calcext:value-type="float">
            <text:p>0.00030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34362" calcext:value-type="float">
            <text:p>9.34362E-10</text:p>
          </table:table-cell>
          <table:table-cell office:value-type="float" office:value="15736.6" calcext:value-type="float">
            <text:p>15736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364968" calcext:value-type="float">
            <text:p>0.0003649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021" calcext:value-type="float">
            <text:p>1.1021E-09</text:p>
          </table:table-cell>
          <table:table-cell office:value-type="float" office:value="16005.9" calcext:value-type="float">
            <text:p>1600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423275" calcext:value-type="float">
            <text:p>0.0004232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5984" calcext:value-type="float">
            <text:p>1.25984E-09</text:p>
          </table:table-cell>
          <table:table-cell office:value-type="float" office:value="16257.3" calcext:value-type="float">
            <text:p>1625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473106" calcext:value-type="float">
            <text:p>0.0004731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9211" calcext:value-type="float">
            <text:p>1.39211E-09</text:p>
          </table:table-cell>
          <table:table-cell office:value-type="float" office:value="16482.1" calcext:value-type="float">
            <text:p>1648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512005" calcext:value-type="float">
            <text:p>0.0005120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8777" calcext:value-type="float">
            <text:p>1.48777E-09</text:p>
          </table:table-cell>
          <table:table-cell office:value-type="float" office:value="16673.7" calcext:value-type="float">
            <text:p>1667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538424" calcext:value-type="float">
            <text:p>0.0005384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5276" calcext:value-type="float">
            <text:p>1.5276E-09</text:p>
          </table:table-cell>
          <table:table-cell office:value-type="float" office:value="16828.4" calcext:value-type="float">
            <text:p>1682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552207" calcext:value-type="float">
            <text:p>0.0005522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151579" calcext:value-type="float">
            <text:p>1.51579E-09</text:p>
          </table:table-cell>
          <table:table-cell office:value-type="float" office:value="16943.7" calcext:value-type="float">
            <text:p>1694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554928" calcext:value-type="float">
            <text:p>0.0005549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3124" calcext:value-type="float">
            <text:p>1.43124E-09</text:p>
          </table:table-cell>
          <table:table-cell office:value-type="float" office:value="17019.8" calcext:value-type="float">
            <text:p>1701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55375" calcext:value-type="float">
            <text:p>0.000553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5993" calcext:value-type="float">
            <text:p>1.35993E-09</text:p>
          </table:table-cell>
          <table:table-cell office:value-type="float" office:value="17048.4" calcext:value-type="float">
            <text:p>1704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015587" calcext:value-type="float">
            <text:p>0.0015587</text:p>
          </table:table-cell>
        </table:table-row>
        <table:table-row table:style-name="ro1">
          <table:table-cell office:value-type="float" office:value="0.000530496" calcext:value-type="float">
            <text:p>0.0005304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95359" calcext:value-type="float">
            <text:p>7.95359E-10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523296" calcext:value-type="float">
            <text:p>0.0005232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03372" calcext:value-type="float">
            <text:p>8.03372E-10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501774" calcext:value-type="float">
            <text:p>0.00050177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36929" calcext:value-type="float">
            <text:p>8.36929E-10</text:p>
          </table:table-cell>
          <table:table-cell office:value-type="float" office:value="23733.5" calcext:value-type="float">
            <text:p>2373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466412" calcext:value-type="float">
            <text:p>0.0004664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91161" calcext:value-type="float">
            <text:p>8.91161E-10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416352" calcext:value-type="float">
            <text:p>0.0004163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45456" calcext:value-type="float">
            <text:p>9.45456E-10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350642" calcext:value-type="float">
            <text:p>0.0003506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97967" calcext:value-type="float">
            <text:p>9.97967E-10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269998" calcext:value-type="float">
            <text:p>0.0002699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4134" calcext:value-type="float">
            <text:p>1.04134E-09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175811" calcext:value-type="float">
            <text:p>0.0001758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6601" calcext:value-type="float">
            <text:p>1.06601E-09</text:p>
          </table:table-cell>
          <table:table-cell office:value-type="float" office:value="25687" calcext:value-type="float">
            <text:p>2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0710205" calcext:value-type="float">
            <text:p>7.1020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7548" calcext:value-type="float">
            <text:p>1.07548E-09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0405885" calcext:value-type="float">
            <text:p>-4.0588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6472" calcext:value-type="float">
            <text:p>1.06472E-09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154404" calcext:value-type="float">
            <text:p>-0.0001544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2712" calcext:value-type="float">
            <text:p>1.02712E-09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26299" calcext:value-type="float">
            <text:p>-0.000262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63031" calcext:value-type="float">
            <text:p>9.63031E-10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355375" calcext:value-type="float">
            <text:p>-0.0003553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1053" calcext:value-type="float">
            <text:p>8.71053E-10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422198" calcext:value-type="float">
            <text:p>-0.0004221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4184" calcext:value-type="float">
            <text:p>7.4184E-10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454646" calcext:value-type="float">
            <text:p>-0.0004546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79749" calcext:value-type="float">
            <text:p>5.79749E-10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446545" calcext:value-type="float">
            <text:p>-0.0004465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04728" calcext:value-type="float">
            <text:p>4.04728E-10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402374" calcext:value-type="float">
            <text:p>-0.00040237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9059" calcext:value-type="float">
            <text:p>2.39059E-10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337401" calcext:value-type="float">
            <text:p>-0.0003374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12931" calcext:value-type="float">
            <text:p>1.12931E-10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274232" calcext:value-type="float">
            <text:p>-0.0002742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32252" calcext:value-type="float">
            <text:p>4.32252E-11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229726" calcext:value-type="float">
            <text:p>-0.0002297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79252" calcext:value-type="float">
            <text:p>1.79252E-11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202808" calcext:value-type="float">
            <text:p>-0.0002028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19917" calcext:value-type="float">
            <text:p>1.19917E-11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186235" calcext:value-type="float">
            <text:p>-0.0001862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735506" calcext:value-type="float">
            <text:p>7.35506E-12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178172" calcext:value-type="float">
            <text:p>-0.0001781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30729" calcext:value-type="float">
            <text:p>3.0729E-12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175473" calcext:value-type="float">
            <text:p>-0.0001754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277491" calcext:value-type="float">
            <text:p>2.77491E-12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173729" calcext:value-type="float">
            <text:p>-0.00017372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498817" calcext:value-type="float">
            <text:p>4.98817E-12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172236" calcext:value-type="float">
            <text:p>-0.0001722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915146" calcext:value-type="float">
            <text:p>9.15146E-12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171048" calcext:value-type="float">
            <text:p>-0.0001710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60644" calcext:value-type="float">
            <text:p>1.60644E-11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168949" calcext:value-type="float">
            <text:p>-0.0001689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46173" calcext:value-type="float">
            <text:p>2.46173E-11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16556" calcext:value-type="float">
            <text:p>-0.000165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27967" calcext:value-type="float">
            <text:p>3.27967E-11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160152" calcext:value-type="float">
            <text:p>-0.0001601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07771" calcext:value-type="float">
            <text:p>4.07771E-11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151368" calcext:value-type="float">
            <text:p>-0.0001513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87982" calcext:value-type="float">
            <text:p>4.87982E-11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138314" calcext:value-type="float">
            <text:p>-0.0001383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79015" calcext:value-type="float">
            <text:p>5.79015E-11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122272" calcext:value-type="float">
            <text:p>-0.0001222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95751" calcext:value-type="float">
            <text:p>6.95751E-11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103371" calcext:value-type="float">
            <text:p>-0.00010337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865506" calcext:value-type="float">
            <text:p>8.65506E-11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0778953" calcext:value-type="float">
            <text:p>-7.7895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12127" calcext:value-type="float">
            <text:p>1.12127E-10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044241" calcext:value-type="float">
            <text:p>-4.424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7108" calcext:value-type="float">
            <text:p>1.47108E-10</text:p>
          </table:table-cell>
          <table:table-cell office:value-type="float" office:value="19290.3" calcext:value-type="float">
            <text:p>1929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-0.00000310302" calcext:value-type="float">
            <text:p>-3.1030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156" calcext:value-type="float">
            <text:p>1.9156E-10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0451722" calcext:value-type="float">
            <text:p>4.5172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6942" calcext:value-type="float">
            <text:p>2.46942E-10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0999286" calcext:value-type="float">
            <text:p>9.9928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5122" calcext:value-type="float">
            <text:p>3.15122E-10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160077" calcext:value-type="float">
            <text:p>0.0001600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97548" calcext:value-type="float">
            <text:p>3.97548E-10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223765" calcext:value-type="float">
            <text:p>0.0002237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92625" calcext:value-type="float">
            <text:p>4.92625E-10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288555" calcext:value-type="float">
            <text:p>0.0002885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6697" calcext:value-type="float">
            <text:p>5.96697E-10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351367" calcext:value-type="float">
            <text:p>0.0003513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05123" calcext:value-type="float">
            <text:p>7.05123E-10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408973" calcext:value-type="float">
            <text:p>0.0004089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11591" calcext:value-type="float">
            <text:p>8.11591E-10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45817" calcext:value-type="float">
            <text:p>0.000458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05885" calcext:value-type="float">
            <text:p>9.05885E-10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496482" calcext:value-type="float">
            <text:p>0.0004964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77076" calcext:value-type="float">
            <text:p>9.77076E-10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522404" calcext:value-type="float">
            <text:p>0.0005224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1149" calcext:value-type="float">
            <text:p>1.01149E-09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535802" calcext:value-type="float">
            <text:p>0.0005358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0932" calcext:value-type="float">
            <text:p>1.00932E-09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538493" calcext:value-type="float">
            <text:p>0.00053849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51145" calcext:value-type="float">
            <text:p>9.51145E-10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537463" calcext:value-type="float">
            <text:p>0.0005374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00746" calcext:value-type="float">
            <text:p>9.00746E-10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0341545" calcext:value-type="float">
            <text:p>0.00341545</text:p>
          </table:table-cell>
        </table:table-row>
        <table:table-row table:style-name="ro1">
          <table:table-cell office:value-type="float" office:value="0.00051694" calcext:value-type="float">
            <text:p>0.000516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6163" calcext:value-type="float">
            <text:p>2.26163E-09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510754" calcext:value-type="float">
            <text:p>0.0005107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7913" calcext:value-type="float">
            <text:p>2.27913E-09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490336" calcext:value-type="float">
            <text:p>0.0004903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235534" calcext:value-type="float">
            <text:p>2.35534E-09</text:p>
          </table:table-cell>
          <table:table-cell office:value-type="float" office:value="23733.5" calcext:value-type="float">
            <text:p>2373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454816" calcext:value-type="float">
            <text:p>0.0004548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247503" calcext:value-type="float">
            <text:p>2.47503E-09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403792" calcext:value-type="float">
            <text:p>0.0004037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8417" calcext:value-type="float">
            <text:p>2.58417E-09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336441" calcext:value-type="float">
            <text:p>0.0003364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68586" calcext:value-type="float">
            <text:p>2.68586E-09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253673" calcext:value-type="float">
            <text:p>0.0002536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6277" calcext:value-type="float">
            <text:p>2.76277E-09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156959" calcext:value-type="float">
            <text:p>0.0001569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9089" calcext:value-type="float">
            <text:p>2.79089E-09</text:p>
          </table:table-cell>
          <table:table-cell office:value-type="float" office:value="25687" calcext:value-type="float">
            <text:p>2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0492297" calcext:value-type="float">
            <text:p>4.9229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8366" calcext:value-type="float">
            <text:p>2.78366E-09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0660022" calcext:value-type="float">
            <text:p>-6.6002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2126" calcext:value-type="float">
            <text:p>2.72126E-09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18432" calcext:value-type="float">
            <text:p>-0.000184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260079" calcext:value-type="float">
            <text:p>2.60079E-09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297388" calcext:value-type="float">
            <text:p>-0.000297388</text:p>
          </table:table-cell>
          <table:table-cell office:value-type="float" office:value="0" calcext:value-type="float">
            <text:p>0</text:p>
          </table:table-cell>
          <table:table-cell office:value-type="float" office:value="0.00000000242556" calcext:value-type="float">
            <text:p>2.42556E-09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39399" calcext:value-type="float">
            <text:p>-0.000393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21811" calcext:value-type="float">
            <text:p>2.1811E-09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464614" calcext:value-type="float">
            <text:p>-0.0004646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5241" calcext:value-type="float">
            <text:p>1.85241E-09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498757" calcext:value-type="float">
            <text:p>-0.000498757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5249" calcext:value-type="float">
            <text:p>1.45249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488835" calcext:value-type="float">
            <text:p>-0.0004888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2654" calcext:value-type="float">
            <text:p>1.02654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438457" calcext:value-type="float">
            <text:p>-0.00043845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23091" calcext:value-type="float">
            <text:p>6.23091E-10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363116" calcext:value-type="float">
            <text:p>-0.0003631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093" calcext:value-type="float">
            <text:p>3.1093E-10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28838" calcext:value-type="float">
            <text:p>-0.000288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0388" calcext:value-type="float">
            <text:p>1.30388E-10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235442" calcext:value-type="float">
            <text:p>-0.0002354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97738" calcext:value-type="float">
            <text:p>5.97738E-11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204053" calcext:value-type="float">
            <text:p>-0.0002040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11701" calcext:value-type="float">
            <text:p>4.11701E-11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185334" calcext:value-type="float">
            <text:p>-0.0001853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60865" calcext:value-type="float">
            <text:p>2.60865E-11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177349" calcext:value-type="float">
            <text:p>-0.0001773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27337" calcext:value-type="float">
            <text:p>1.27337E-11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176349" calcext:value-type="float">
            <text:p>-0.0001763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22527" calcext:value-type="float">
            <text:p>1.22527E-11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176343" calcext:value-type="float">
            <text:p>-0.0001763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11106" calcext:value-type="float">
            <text:p>2.11106E-11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176568" calcext:value-type="float">
            <text:p>-0.0001765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31581" calcext:value-type="float">
            <text:p>3.31581E-11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177482" calcext:value-type="float">
            <text:p>-0.0001774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35087" calcext:value-type="float">
            <text:p>4.35087E-11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177843" calcext:value-type="float">
            <text:p>-0.0001778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22419" calcext:value-type="float">
            <text:p>5.22419E-11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176635" calcext:value-type="float">
            <text:p>-0.0001766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93484" calcext:value-type="float">
            <text:p>5.93484E-11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17241" calcext:value-type="float">
            <text:p>-0.000172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70245" calcext:value-type="float">
            <text:p>6.70245E-11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163964" calcext:value-type="float">
            <text:p>-0.0001639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70654" calcext:value-type="float">
            <text:p>7.70654E-11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150806" calcext:value-type="float">
            <text:p>-0.0001508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15952" calcext:value-type="float">
            <text:p>9.15952E-11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134316" calcext:value-type="float">
            <text:p>-0.0001343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14245" calcext:value-type="float">
            <text:p>1.14245E-10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114764" calcext:value-type="float">
            <text:p>-0.0001147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1856" calcext:value-type="float">
            <text:p>1.51856E-10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088942" calcext:value-type="float">
            <text:p>-8.894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2884" calcext:value-type="float">
            <text:p>2.12884E-10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0553562" calcext:value-type="float">
            <text:p>-5.5356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01671" calcext:value-type="float">
            <text:p>3.01671E-10</text:p>
          </table:table-cell>
          <table:table-cell office:value-type="float" office:value="19290.3" calcext:value-type="float">
            <text:p>1929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-0.0000144433" calcext:value-type="float">
            <text:p>-1.4443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2195" calcext:value-type="float">
            <text:p>4.2195E-10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0336137" calcext:value-type="float">
            <text:p>3.3613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80211" calcext:value-type="float">
            <text:p>5.80211E-10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0883249" calcext:value-type="float">
            <text:p>8.8324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81593" calcext:value-type="float">
            <text:p>7.81593E-10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148659" calcext:value-type="float">
            <text:p>0.0001486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2764" calcext:value-type="float">
            <text:p>1.02764E-09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21269" calcext:value-type="float">
            <text:p>0.000212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1282" calcext:value-type="float">
            <text:p>1.31282E-09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277894" calcext:value-type="float">
            <text:p>0.0002778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62727" calcext:value-type="float">
            <text:p>1.62727E-09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341086" calcext:value-type="float">
            <text:p>0.0003410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5613" calcext:value-type="float">
            <text:p>1.95613E-09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398903" calcext:value-type="float">
            <text:p>0.0003989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7786" calcext:value-type="float">
            <text:p>2.27786E-09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448001" calcext:value-type="float">
            <text:p>0.0004480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6307" calcext:value-type="float">
            <text:p>2.56307E-09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485763" calcext:value-type="float">
            <text:p>0.0004857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7926" calcext:value-type="float">
            <text:p>2.77926E-09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510622" calcext:value-type="float">
            <text:p>0.0005106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288773" calcext:value-type="float">
            <text:p>2.88773E-09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522576" calcext:value-type="float">
            <text:p>0.0005225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289095" calcext:value-type="float">
            <text:p>2.89095E-09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52391" calcext:value-type="float">
            <text:p>0.000523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2482" calcext:value-type="float">
            <text:p>2.72482E-09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52231" calcext:value-type="float">
            <text:p>0.000522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7681" calcext:value-type="float">
            <text:p>2.57681E-09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0562221" calcext:value-type="float">
            <text:p>0.00562221</text:p>
          </table:table-cell>
        </table:table-row>
        <table:table-row table:style-name="ro1">
          <table:table-cell office:value-type="float" office:value="0.000520422" calcext:value-type="float">
            <text:p>0.0005204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48623" calcext:value-type="float">
            <text:p>4.8623E-09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515782" calcext:value-type="float">
            <text:p>0.0005157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489765" calcext:value-type="float">
            <text:p>4.89765E-09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497144" calcext:value-type="float">
            <text:p>0.0004971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503694" calcext:value-type="float">
            <text:p>5.03694E-09</text:p>
          </table:table-cell>
          <table:table-cell office:value-type="float" office:value="23733.5" calcext:value-type="float">
            <text:p>2373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461567" calcext:value-type="float">
            <text:p>0.0004615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52326" calcext:value-type="float">
            <text:p>5.2326E-09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409095" calcext:value-type="float">
            <text:p>0.00040909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38876" calcext:value-type="float">
            <text:p>5.38876E-09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338894" calcext:value-type="float">
            <text:p>0.0003388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552399" calcext:value-type="float">
            <text:p>5.52399E-09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252102" calcext:value-type="float">
            <text:p>0.0002521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561656" calcext:value-type="float">
            <text:p>5.61656E-09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150262" calcext:value-type="float">
            <text:p>0.0001502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561723" calcext:value-type="float">
            <text:p>5.61723E-09</text:p>
          </table:table-cell>
          <table:table-cell office:value-type="float" office:value="25687" calcext:value-type="float">
            <text:p>2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0362919" calcext:value-type="float">
            <text:p>3.6291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55333" calcext:value-type="float">
            <text:p>5.55333E-09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0864862" calcext:value-type="float">
            <text:p>-8.6486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39203" calcext:value-type="float">
            <text:p>5.39203E-09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214037" calcext:value-type="float">
            <text:p>-0.0002140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514645" calcext:value-type="float">
            <text:p>5.14645E-09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33718" calcext:value-type="float">
            <text:p>-0.000337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481671" calcext:value-type="float">
            <text:p>4.81671E-09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444093" calcext:value-type="float">
            <text:p>-0.000444093</text:p>
          </table:table-cell>
          <table:table-cell office:value-type="float" office:value="0" calcext:value-type="float">
            <text:p>0</text:p>
          </table:table-cell>
          <table:table-cell office:value-type="float" office:value="0.00000000435937" calcext:value-type="float">
            <text:p>4.35937E-09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524839" calcext:value-type="float">
            <text:p>-0.0005248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5234" calcext:value-type="float">
            <text:p>3.75234E-09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56683" calcext:value-type="float">
            <text:p>-0.000566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300255" calcext:value-type="float">
            <text:p>3.00255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559755" calcext:value-type="float">
            <text:p>-0.0005597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18337" calcext:value-type="float">
            <text:p>2.18337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504515" calcext:value-type="float">
            <text:p>-0.0005045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6389" calcext:value-type="float">
            <text:p>1.36389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414887" calcext:value-type="float">
            <text:p>-0.00041488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96456" calcext:value-type="float">
            <text:p>6.96456E-10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320277" calcext:value-type="float">
            <text:p>-0.0003202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01785" calcext:value-type="float">
            <text:p>3.01785E-10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251652" calcext:value-type="float">
            <text:p>-0.0002516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2844" calcext:value-type="float">
            <text:p>1.42844E-10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211905" calcext:value-type="float">
            <text:p>-0.0002119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7718" calcext:value-type="float">
            <text:p>1.07718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189177" calcext:value-type="float">
            <text:p>-0.0001891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87601" calcext:value-type="float">
            <text:p>7.87601E-11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181158" calcext:value-type="float">
            <text:p>-0.0001811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19607" calcext:value-type="float">
            <text:p>4.19607E-11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183251" calcext:value-type="float">
            <text:p>-0.0001832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55018" calcext:value-type="float">
            <text:p>3.55018E-11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18662" calcext:value-type="float">
            <text:p>-0.000186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70352" calcext:value-type="float">
            <text:p>4.70352E-11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189656" calcext:value-type="float">
            <text:p>-0.0001896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92086" calcext:value-type="float">
            <text:p>5.92086E-11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193017" calcext:value-type="float">
            <text:p>-0.0001930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13895" calcext:value-type="float">
            <text:p>6.13895E-11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194853" calcext:value-type="float">
            <text:p>-0.0001948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95664" calcext:value-type="float">
            <text:p>5.95664E-11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194029" calcext:value-type="float">
            <text:p>-0.00019402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94709" calcext:value-type="float">
            <text:p>5.94709E-11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189341" calcext:value-type="float">
            <text:p>-0.0001893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41973" calcext:value-type="float">
            <text:p>6.41973E-11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179991" calcext:value-type="float">
            <text:p>-0.0001799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69574" calcext:value-type="float">
            <text:p>7.69574E-11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166003" calcext:value-type="float">
            <text:p>-0.0001660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1112" calcext:value-type="float">
            <text:p>1.01112E-10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148703" calcext:value-type="float">
            <text:p>-0.0001487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2474" calcext:value-type="float">
            <text:p>1.42474E-10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128129" calcext:value-type="float">
            <text:p>-0.00012812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433" calcext:value-type="float">
            <text:p>2.1433E-10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101478" calcext:value-type="float">
            <text:p>-0.00010147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34831" calcext:value-type="float">
            <text:p>3.34831E-10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0672528" calcext:value-type="float">
            <text:p>-6.7252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16412" calcext:value-type="float">
            <text:p>5.16412E-10</text:p>
          </table:table-cell>
          <table:table-cell office:value-type="float" office:value="19290.3" calcext:value-type="float">
            <text:p>1929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-0.0000253771" calcext:value-type="float">
            <text:p>-2.5377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71239" calcext:value-type="float">
            <text:p>7.71239E-10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0242778" calcext:value-type="float">
            <text:p>2.4277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1539" calcext:value-type="float">
            <text:p>1.11539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0813438" calcext:value-type="float">
            <text:p>8.1343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55961" calcext:value-type="float">
            <text:p>1.55961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144743" calcext:value-type="float">
            <text:p>0.0001447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21041" calcext:value-type="float">
            <text:p>2.1041E-09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212344" calcext:value-type="float">
            <text:p>0.0002123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347" calcext:value-type="float">
            <text:p>2.7347E-09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281321" calcext:value-type="float">
            <text:p>0.0002813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34277" calcext:value-type="float">
            <text:p>3.4277E-09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348066" calcext:value-type="float">
            <text:p>0.000348066</text:p>
          </table:table-cell>
          <table:table-cell office:value-type="float" office:value="0" calcext:value-type="float">
            <text:p>0</text:p>
          </table:table-cell>
          <table:table-cell office:value-type="float" office:value="0.00000000414688" calcext:value-type="float">
            <text:p>4.14688E-09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40876" calcext:value-type="float">
            <text:p>0.000408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484247" calcext:value-type="float">
            <text:p>4.84247E-09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459601" calcext:value-type="float">
            <text:p>0.0004596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545258" calcext:value-type="float">
            <text:p>5.45258E-09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49762" calcext:value-type="float">
            <text:p>0.000497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590795" calcext:value-type="float">
            <text:p>5.90795E-09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521049" calcext:value-type="float">
            <text:p>0.0005210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385" calcext:value-type="float">
            <text:p>6.1385E-09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530241" calcext:value-type="float">
            <text:p>0.0005302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6086" calcext:value-type="float">
            <text:p>6.16086E-09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528237" calcext:value-type="float">
            <text:p>0.0005282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582533" calcext:value-type="float">
            <text:p>5.82533E-09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524899" calcext:value-type="float">
            <text:p>0.0005248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551762" calcext:value-type="float">
            <text:p>5.51762E-09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0823787" calcext:value-type="float">
            <text:p>0.00823787</text:p>
          </table:table-cell>
        </table:table-row>
        <table:table-row table:style-name="ro1">
          <table:table-cell office:value-type="float" office:value="0.000553201" calcext:value-type="float">
            <text:p>0.0005532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770076" calcext:value-type="float">
            <text:p>7.70076E-09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550214" calcext:value-type="float">
            <text:p>0.0005502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775298" calcext:value-type="float">
            <text:p>7.75298E-09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533167" calcext:value-type="float">
            <text:p>0.0005331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793817" calcext:value-type="float">
            <text:p>7.93817E-09</text:p>
          </table:table-cell>
          <table:table-cell office:value-type="float" office:value="23733.5" calcext:value-type="float">
            <text:p>2373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49671" calcext:value-type="float">
            <text:p>0.00049671</text:p>
          </table:table-cell>
          <table:table-cell office:value-type="float" office:value="0" calcext:value-type="float">
            <text:p>0</text:p>
          </table:table-cell>
          <table:table-cell office:value-type="float" office:value="0.00000000816738" calcext:value-type="float">
            <text:p>8.16738E-09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441367" calcext:value-type="float">
            <text:p>0.0004413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832046" calcext:value-type="float">
            <text:p>8.32046E-09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366248" calcext:value-type="float">
            <text:p>0.0003662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844254" calcext:value-type="float">
            <text:p>8.44254E-09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272814" calcext:value-type="float">
            <text:p>0.0002728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850684" calcext:value-type="float">
            <text:p>8.50684E-09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162722" calcext:value-type="float">
            <text:p>0.0001627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844526" calcext:value-type="float">
            <text:p>8.44526E-09</text:p>
          </table:table-cell>
          <table:table-cell office:value-type="float" office:value="25687" calcext:value-type="float">
            <text:p>2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0389526" calcext:value-type="float">
            <text:p>3.8952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9864" calcext:value-type="float">
            <text:p>8.29864E-09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0952487" calcext:value-type="float">
            <text:p>-9.5248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803788" calcext:value-type="float">
            <text:p>8.03788E-09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236213" calcext:value-type="float">
            <text:p>-0.0002362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768636" calcext:value-type="float">
            <text:p>7.68636E-09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374939" calcext:value-type="float">
            <text:p>-0.0003749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723069" calcext:value-type="float">
            <text:p>7.23069E-09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498301" calcext:value-type="float">
            <text:p>-0.0004983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661891" calcext:value-type="float">
            <text:p>6.61891E-09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595414" calcext:value-type="float">
            <text:p>-0.0005954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580751" calcext:value-type="float">
            <text:p>5.80751E-09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652623" calcext:value-type="float">
            <text:p>-0.0006526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477789" calcext:value-type="float">
            <text:p>4.77789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656516" calcext:value-type="float">
            <text:p>-0.0006565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61189" calcext:value-type="float">
            <text:p>3.61189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603546" calcext:value-type="float">
            <text:p>-0.0006035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235799" calcext:value-type="float">
            <text:p>2.35799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502192" calcext:value-type="float">
            <text:p>-0.0005021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489" calcext:value-type="float">
            <text:p>1.2489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383652" calcext:value-type="float">
            <text:p>-0.0003836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54337" calcext:value-type="float">
            <text:p>5.54337E-10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292723" calcext:value-type="float">
            <text:p>-0.0002927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3403" calcext:value-type="float">
            <text:p>2.53403E-10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240472" calcext:value-type="float">
            <text:p>-0.0002404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0359" calcext:value-type="float">
            <text:p>1.90359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211297" calcext:value-type="float">
            <text:p>-0.0002112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7012" calcext:value-type="float">
            <text:p>1.87012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199444" calcext:value-type="float">
            <text:p>-0.0001994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817" calcext:value-type="float">
            <text:p>1.2817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200701" calcext:value-type="float">
            <text:p>-0.0002007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83807" calcext:value-type="float">
            <text:p>7.83807E-11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205957" calcext:value-type="float">
            <text:p>-0.00020595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1443" calcext:value-type="float">
            <text:p>7.1443E-11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210941" calcext:value-type="float">
            <text:p>-0.0002109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91549" calcext:value-type="float">
            <text:p>6.91549E-11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215128" calcext:value-type="float">
            <text:p>-0.0002151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93015" calcext:value-type="float">
            <text:p>5.93015E-11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216528" calcext:value-type="float">
            <text:p>-0.0002165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77475" calcext:value-type="float">
            <text:p>4.77475E-11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21406" calcext:value-type="float">
            <text:p>-0.000214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28363" calcext:value-type="float">
            <text:p>4.28363E-11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207326" calcext:value-type="float">
            <text:p>-0.0002073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73618" calcext:value-type="float">
            <text:p>4.73618E-11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196396" calcext:value-type="float">
            <text:p>-0.0001963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46332" calcext:value-type="float">
            <text:p>6.46332E-11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181521" calcext:value-type="float">
            <text:p>-0.0001815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1215" calcext:value-type="float">
            <text:p>1.01215E-10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16342" calcext:value-type="float">
            <text:p>-0.000163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6915" calcext:value-type="float">
            <text:p>1.66915E-10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14159" calcext:value-type="float">
            <text:p>-0.000141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8374" calcext:value-type="float">
            <text:p>2.8374E-10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113362" calcext:value-type="float">
            <text:p>-0.0001133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82179" calcext:value-type="float">
            <text:p>4.82179E-10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0770144" calcext:value-type="float">
            <text:p>-7.7014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8533" calcext:value-type="float">
            <text:p>7.8533E-10</text:p>
          </table:table-cell>
          <table:table-cell office:value-type="float" office:value="19290.3" calcext:value-type="float">
            <text:p>1929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-0.0000319015" calcext:value-type="float">
            <text:p>-3.1901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1588" calcext:value-type="float">
            <text:p>1.21588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0223437" calcext:value-type="float">
            <text:p>2.2343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79981" calcext:value-type="float">
            <text:p>1.79981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0853702" calcext:value-type="float">
            <text:p>8.5370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526" calcext:value-type="float">
            <text:p>2.5526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155993" calcext:value-type="float">
            <text:p>0.000155993</text:p>
          </table:table-cell>
          <table:table-cell office:value-type="float" office:value="0" calcext:value-type="float">
            <text:p>0</text:p>
          </table:table-cell>
          <table:table-cell office:value-type="float" office:value="0.00000000346959" calcext:value-type="float">
            <text:p>3.46959E-09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231651" calcext:value-type="float">
            <text:p>0.0002316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451929" calcext:value-type="float">
            <text:p>4.51929E-09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308784" calcext:value-type="float">
            <text:p>0.0003087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565361" calcext:value-type="float">
            <text:p>5.65361E-09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382897" calcext:value-type="float">
            <text:p>0.0003828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680781" calcext:value-type="float">
            <text:p>6.80781E-09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449334" calcext:value-type="float">
            <text:p>0.0004493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789572" calcext:value-type="float">
            <text:p>7.89572E-09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503597" calcext:value-type="float">
            <text:p>0.0005035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881897" calcext:value-type="float">
            <text:p>8.81897E-09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542389" calcext:value-type="float">
            <text:p>0.000542389</text:p>
          </table:table-cell>
          <table:table-cell office:value-type="float" office:value="0" calcext:value-type="float">
            <text:p>0</text:p>
          </table:table-cell>
          <table:table-cell office:value-type="float" office:value="0.00000000947075" calcext:value-type="float">
            <text:p>9.47075E-09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563962" calcext:value-type="float">
            <text:p>0.0005639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7895" calcext:value-type="float">
            <text:p>9.77895E-09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569413" calcext:value-type="float">
            <text:p>0.0005694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8256" calcext:value-type="float">
            <text:p>9.78256E-09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562883" calcext:value-type="float">
            <text:p>0.0005628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922259" calcext:value-type="float">
            <text:p>9.22259E-09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557172" calcext:value-type="float">
            <text:p>0.0005571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872331" calcext:value-type="float">
            <text:p>8.72331E-09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113283" calcext:value-type="float">
            <text:p>0.0113283</text:p>
          </table:table-cell>
        </table:table-row>
        <table:table-row table:style-name="ro1">
          <table:table-cell office:value-type="float" office:value="0.00060525" calcext:value-type="float">
            <text:p>0.000605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989022" calcext:value-type="float">
            <text:p>9.89022E-09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603402" calcext:value-type="float">
            <text:p>0.0006034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993883" calcext:value-type="float">
            <text:p>9.93883E-09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586606" calcext:value-type="float">
            <text:p>0.000586606</text:p>
          </table:table-cell>
          <table:table-cell office:value-type="float" office:value="0" calcext:value-type="float">
            <text:p>0</text:p>
          </table:table-cell>
          <table:table-cell office:value-type="float" office:value="0.0000000101155" calcext:value-type="float">
            <text:p>1.01155E-08</text:p>
          </table:table-cell>
          <table:table-cell office:value-type="float" office:value="23733.5" calcext:value-type="float">
            <text:p>2373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547412" calcext:value-type="float">
            <text:p>0.000547412</text:p>
          </table:table-cell>
          <table:table-cell office:value-type="float" office:value="0" calcext:value-type="float">
            <text:p>0</text:p>
          </table:table-cell>
          <table:table-cell office:value-type="float" office:value="0.000000010316" calcext:value-type="float">
            <text:p>1.0316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486961" calcext:value-type="float">
            <text:p>0.000486961</text:p>
          </table:table-cell>
          <table:table-cell office:value-type="float" office:value="0" calcext:value-type="float">
            <text:p>0</text:p>
          </table:table-cell>
          <table:table-cell office:value-type="float" office:value="0.0000000104183" calcext:value-type="float">
            <text:p>1.04183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404378" calcext:value-type="float">
            <text:p>0.000404378</text:p>
          </table:table-cell>
          <table:table-cell office:value-type="float" office:value="0" calcext:value-type="float">
            <text:p>0</text:p>
          </table:table-cell>
          <table:table-cell office:value-type="float" office:value="0.0000000104958" calcext:value-type="float">
            <text:p>1.04958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301576" calcext:value-type="float">
            <text:p>0.000301576</text:p>
          </table:table-cell>
          <table:table-cell office:value-type="float" office:value="0" calcext:value-type="float">
            <text:p>0</text:p>
          </table:table-cell>
          <table:table-cell office:value-type="float" office:value="0.0000000105046" calcext:value-type="float">
            <text:p>1.05046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180447" calcext:value-type="float">
            <text:p>0.000180447</text:p>
          </table:table-cell>
          <table:table-cell office:value-type="float" office:value="0" calcext:value-type="float">
            <text:p>0</text:p>
          </table:table-cell>
          <table:table-cell office:value-type="float" office:value="0.0000000103754" calcext:value-type="float">
            <text:p>1.03754E-08</text:p>
          </table:table-cell>
          <table:table-cell office:value-type="float" office:value="25687" calcext:value-type="float">
            <text:p>2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0440699" calcext:value-type="float">
            <text:p>4.4069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01527" calcext:value-type="float">
            <text:p>1.01527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104445" calcext:value-type="float">
            <text:p>-0.0001044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983115" calcext:value-type="float">
            <text:p>9.83115E-09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261049" calcext:value-type="float">
            <text:p>-0.0002610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941637" calcext:value-type="float">
            <text:p>9.41637E-09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418723" calcext:value-type="float">
            <text:p>-0.0004187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888747" calcext:value-type="float">
            <text:p>8.88747E-09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562379" calcext:value-type="float">
            <text:p>-0.0005623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2147" calcext:value-type="float">
            <text:p>8.22147E-09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67869" calcext:value-type="float">
            <text:p>-0.000678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733492" calcext:value-type="float">
            <text:p>7.33492E-09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754775" calcext:value-type="float">
            <text:p>-0.0007547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8224" calcext:value-type="float">
            <text:p>6.18224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774686" calcext:value-type="float">
            <text:p>-0.0007746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482904" calcext:value-type="float">
            <text:p>4.82904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7303" calcext:value-type="float">
            <text:p>-0.00073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9439" calcext:value-type="float">
            <text:p>3.29439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622828" calcext:value-type="float">
            <text:p>-0.0006228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2466" calcext:value-type="float">
            <text:p>1.82466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482383" calcext:value-type="float">
            <text:p>-0.0004823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33744" calcext:value-type="float">
            <text:p>8.33744E-10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365935" calcext:value-type="float">
            <text:p>-0.0003659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6641" calcext:value-type="float">
            <text:p>3.6641E-10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297195" calcext:value-type="float">
            <text:p>-0.00029719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0862" calcext:value-type="float">
            <text:p>2.30862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259841" calcext:value-type="float">
            <text:p>-0.0002598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9953" calcext:value-type="float">
            <text:p>2.59953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239898" calcext:value-type="float">
            <text:p>-0.0002398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7044" calcext:value-type="float">
            <text:p>2.57044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233103" calcext:value-type="float">
            <text:p>-0.0002331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7472" calcext:value-type="float">
            <text:p>1.87472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234785" calcext:value-type="float">
            <text:p>-0.0002347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0636" calcext:value-type="float">
            <text:p>1.20636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238409" calcext:value-type="float">
            <text:p>-0.0002384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91144" calcext:value-type="float">
            <text:p>7.91144E-11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240399" calcext:value-type="float">
            <text:p>-0.0002403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48261" calcext:value-type="float">
            <text:p>5.48261E-11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238877" calcext:value-type="float">
            <text:p>-0.0002388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6268" calcext:value-type="float">
            <text:p>3.6268E-11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23343" calcext:value-type="float">
            <text:p>-0.000233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97623" calcext:value-type="float">
            <text:p>2.97623E-11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224305" calcext:value-type="float">
            <text:p>-0.0002243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84034" calcext:value-type="float">
            <text:p>3.84034E-11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211781" calcext:value-type="float">
            <text:p>-0.0002117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75743" calcext:value-type="float">
            <text:p>6.75743E-11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195827" calcext:value-type="float">
            <text:p>-0.0001958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9168" calcext:value-type="float">
            <text:p>1.29168E-10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176365" calcext:value-type="float">
            <text:p>-0.0001763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977" calcext:value-type="float">
            <text:p>2.3977E-10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152137" calcext:value-type="float">
            <text:p>-0.0001521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32215" calcext:value-type="float">
            <text:p>4.32215E-10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120464" calcext:value-type="float">
            <text:p>-0.0001204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49789" calcext:value-type="float">
            <text:p>7.49789E-10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0794609" calcext:value-type="float">
            <text:p>-7.9460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2331" calcext:value-type="float">
            <text:p>1.22331E-09</text:p>
          </table:table-cell>
          <table:table-cell office:value-type="float" office:value="19290.3" calcext:value-type="float">
            <text:p>1929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-0.0000281673" calcext:value-type="float">
            <text:p>-2.8167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8223" calcext:value-type="float">
            <text:p>1.88223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0338598" calcext:value-type="float">
            <text:p>3.3859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5687" calcext:value-type="float">
            <text:p>2.75687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106105" calcext:value-type="float">
            <text:p>0.0001061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85962" calcext:value-type="float">
            <text:p>3.85962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186999" calcext:value-type="float">
            <text:p>0.0001869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517427" calcext:value-type="float">
            <text:p>5.17427E-09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273404" calcext:value-type="float">
            <text:p>0.0002734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664377" calcext:value-type="float">
            <text:p>6.64377E-09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360828" calcext:value-type="float">
            <text:p>0.0003608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819095" calcext:value-type="float">
            <text:p>8.19095E-09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443632" calcext:value-type="float">
            <text:p>0.0004436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1668" calcext:value-type="float">
            <text:p>9.71668E-09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516171" calcext:value-type="float">
            <text:p>0.000516171</text:p>
          </table:table-cell>
          <table:table-cell office:value-type="float" office:value="0" calcext:value-type="float">
            <text:p>0</text:p>
          </table:table-cell>
          <table:table-cell office:value-type="float" office:value="0.0000000110924" calcext:value-type="float">
            <text:p>1.10924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573231" calcext:value-type="float">
            <text:p>0.000573231</text:p>
          </table:table-cell>
          <table:table-cell office:value-type="float" office:value="0" calcext:value-type="float">
            <text:p>0</text:p>
          </table:table-cell>
          <table:table-cell office:value-type="float" office:value="0.0000000121811" calcext:value-type="float">
            <text:p>1.21811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611445" calcext:value-type="float">
            <text:p>0.000611445</text:p>
          </table:table-cell>
          <table:table-cell office:value-type="float" office:value="0" calcext:value-type="float">
            <text:p>0</text:p>
          </table:table-cell>
          <table:table-cell office:value-type="float" office:value="0.0000000128612" calcext:value-type="float">
            <text:p>1.28612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629492" calcext:value-type="float">
            <text:p>0.000629492</text:p>
          </table:table-cell>
          <table:table-cell office:value-type="float" office:value="0" calcext:value-type="float">
            <text:p>0</text:p>
          </table:table-cell>
          <table:table-cell office:value-type="float" office:value="0.0000000130992" calcext:value-type="float">
            <text:p>1.30992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629576" calcext:value-type="float">
            <text:p>0.000629576</text:p>
          </table:table-cell>
          <table:table-cell office:value-type="float" office:value="0" calcext:value-type="float">
            <text:p>0</text:p>
          </table:table-cell>
          <table:table-cell office:value-type="float" office:value="0.0000000129304" calcext:value-type="float">
            <text:p>1.29304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617398" calcext:value-type="float">
            <text:p>0.000617398</text:p>
          </table:table-cell>
          <table:table-cell office:value-type="float" office:value="0" calcext:value-type="float">
            <text:p>0</text:p>
          </table:table-cell>
          <table:table-cell office:value-type="float" office:value="0.0000000120154" calcext:value-type="float">
            <text:p>1.20154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60896" calcext:value-type="float">
            <text:p>0.00060896</text:p>
          </table:table-cell>
          <table:table-cell office:value-type="float" office:value="0" calcext:value-type="float">
            <text:p>0</text:p>
          </table:table-cell>
          <table:table-cell office:value-type="float" office:value="0.0000000112826" calcext:value-type="float">
            <text:p>1.12826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149658" calcext:value-type="float">
            <text:p>0.0149658</text:p>
          </table:table-cell>
        </table:table-row>
        <table:table-row table:style-name="ro1">
          <table:table-cell office:value-type="float" office:value="0.000667567" calcext:value-type="float">
            <text:p>0.000667567</text:p>
          </table:table-cell>
          <table:table-cell office:value-type="float" office:value="0" calcext:value-type="float">
            <text:p>0</text:p>
          </table:table-cell>
          <table:table-cell office:value-type="float" office:value="0.0000000113037" calcext:value-type="float">
            <text:p>1.13037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665625" calcext:value-type="float">
            <text:p>0.00066562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3312" calcext:value-type="float">
            <text:p>1.13312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64661" calcext:value-type="float">
            <text:p>0.00064661</text:p>
          </table:table-cell>
          <table:table-cell office:value-type="float" office:value="0" calcext:value-type="float">
            <text:p>0</text:p>
          </table:table-cell>
          <table:table-cell office:value-type="float" office:value="0.000000011465" calcext:value-type="float">
            <text:p>1.1465E-08</text:p>
          </table:table-cell>
          <table:table-cell office:value-type="float" office:value="23733.5" calcext:value-type="float">
            <text:p>2373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602213" calcext:value-type="float">
            <text:p>0.000602213</text:p>
          </table:table-cell>
          <table:table-cell office:value-type="float" office:value="0" calcext:value-type="float">
            <text:p>0</text:p>
          </table:table-cell>
          <table:table-cell office:value-type="float" office:value="0.0000000116124" calcext:value-type="float">
            <text:p>1.16124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534288" calcext:value-type="float">
            <text:p>0.000534288</text:p>
          </table:table-cell>
          <table:table-cell office:value-type="float" office:value="0" calcext:value-type="float">
            <text:p>0</text:p>
          </table:table-cell>
          <table:table-cell office:value-type="float" office:value="0.0000000116568" calcext:value-type="float">
            <text:p>1.16568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442026" calcext:value-type="float">
            <text:p>0.000442026</text:p>
          </table:table-cell>
          <table:table-cell office:value-type="float" office:value="0" calcext:value-type="float">
            <text:p>0</text:p>
          </table:table-cell>
          <table:table-cell office:value-type="float" office:value="0.0000000116902" calcext:value-type="float">
            <text:p>1.16902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32786" calcext:value-type="float">
            <text:p>0.00032786</text:p>
          </table:table-cell>
          <table:table-cell office:value-type="float" office:value="0" calcext:value-type="float">
            <text:p>0</text:p>
          </table:table-cell>
          <table:table-cell office:value-type="float" office:value="0.000000011653" calcext:value-type="float">
            <text:p>1.1653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193925" calcext:value-type="float">
            <text:p>0.00019392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4775" calcext:value-type="float">
            <text:p>1.14775E-08</text:p>
          </table:table-cell>
          <table:table-cell office:value-type="float" office:value="25687" calcext:value-type="float">
            <text:p>2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0433362" calcext:value-type="float">
            <text:p>4.3336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2039" calcext:value-type="float">
            <text:p>1.12039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121046" calcext:value-type="float">
            <text:p>-0.000121046</text:p>
          </table:table-cell>
          <table:table-cell office:value-type="float" office:value="0" calcext:value-type="float">
            <text:p>0</text:p>
          </table:table-cell>
          <table:table-cell office:value-type="float" office:value="0.0000000108544" calcext:value-type="float">
            <text:p>1.08544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294466" calcext:value-type="float">
            <text:p>-0.000294466</text:p>
          </table:table-cell>
          <table:table-cell office:value-type="float" office:value="0" calcext:value-type="float">
            <text:p>0</text:p>
          </table:table-cell>
          <table:table-cell office:value-type="float" office:value="0.0000000104089" calcext:value-type="float">
            <text:p>1.04089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471629" calcext:value-type="float">
            <text:p>-0.000471629</text:p>
          </table:table-cell>
          <table:table-cell office:value-type="float" office:value="0" calcext:value-type="float">
            <text:p>0</text:p>
          </table:table-cell>
          <table:table-cell office:value-type="float" office:value="0.00000000985442" calcext:value-type="float">
            <text:p>9.85442E-09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63685" calcext:value-type="float">
            <text:p>-0.000636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91799" calcext:value-type="float">
            <text:p>9.1799E-09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77344" calcext:value-type="float">
            <text:p>-0.000773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7725" calcext:value-type="float">
            <text:p>8.27725E-09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868537" calcext:value-type="float">
            <text:p>-0.0008685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70885" calcext:value-type="float">
            <text:p>7.0885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905047" calcext:value-type="float">
            <text:p>-0.0009050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5655" calcext:value-type="float">
            <text:p>5.655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871415" calcext:value-type="float">
            <text:p>-0.0008714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98331" calcext:value-type="float">
            <text:p>3.98331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762152" calcext:value-type="float">
            <text:p>-0.0007621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8757" calcext:value-type="float">
            <text:p>2.28757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604821" calcext:value-type="float">
            <text:p>-0.0006048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7596" calcext:value-type="float">
            <text:p>1.07596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465369" calcext:value-type="float">
            <text:p>-0.0004653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68773" calcext:value-type="float">
            <text:p>4.68773E-10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378204" calcext:value-type="float">
            <text:p>-0.0003782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6307" calcext:value-type="float">
            <text:p>2.36307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330571" calcext:value-type="float">
            <text:p>-0.00033057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7218" calcext:value-type="float">
            <text:p>2.27218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302176" calcext:value-type="float">
            <text:p>-0.0003021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91418" calcext:value-type="float">
            <text:p>2.91418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283352" calcext:value-type="float">
            <text:p>-0.0002833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83466" calcext:value-type="float">
            <text:p>2.83466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273317" calcext:value-type="float">
            <text:p>-0.0002733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6161" calcext:value-type="float">
            <text:p>2.06161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26837" calcext:value-type="float">
            <text:p>-0.000268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2087" calcext:value-type="float">
            <text:p>1.32087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263947" calcext:value-type="float">
            <text:p>-0.0002639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92094" calcext:value-type="float">
            <text:p>7.92094E-11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257483" calcext:value-type="float">
            <text:p>-0.0002574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00647" calcext:value-type="float">
            <text:p>5.00647E-11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248335" calcext:value-type="float">
            <text:p>-0.0002483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7655" calcext:value-type="float">
            <text:p>4.7655E-11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236475" calcext:value-type="float">
            <text:p>-0.0002364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31722" calcext:value-type="float">
            <text:p>7.31722E-11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221568" calcext:value-type="float">
            <text:p>-0.0002215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79" calcext:value-type="float">
            <text:p>1.379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202934" calcext:value-type="float">
            <text:p>-0.0002029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9635" calcext:value-type="float">
            <text:p>2.59635E-10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179931" calcext:value-type="float">
            <text:p>-0.0001799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6508" calcext:value-type="float">
            <text:p>4.6508E-10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15077" calcext:value-type="float">
            <text:p>-0.000150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02063" calcext:value-type="float">
            <text:p>8.02063E-10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112753" calcext:value-type="float">
            <text:p>-0.0001127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2478" calcext:value-type="float">
            <text:p>1.32478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0639935" calcext:value-type="float">
            <text:p>-6.3993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06589" calcext:value-type="float">
            <text:p>2.06589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-0.00000345232" calcext:value-type="float">
            <text:p>-3.4523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057" calcext:value-type="float">
            <text:p>3.057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0693548" calcext:value-type="float">
            <text:p>6.9354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32778" calcext:value-type="float">
            <text:p>4.32778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153712" calcext:value-type="float">
            <text:p>0.0001537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587676" calcext:value-type="float">
            <text:p>5.87676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247375" calcext:value-type="float">
            <text:p>0.0002473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765704" calcext:value-type="float">
            <text:p>7.65704E-09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346136" calcext:value-type="float">
            <text:p>0.0003461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956882" calcext:value-type="float">
            <text:p>9.56882E-09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444317" calcext:value-type="float">
            <text:p>0.000444317</text:p>
          </table:table-cell>
          <table:table-cell office:value-type="float" office:value="0" calcext:value-type="float">
            <text:p>0</text:p>
          </table:table-cell>
          <table:table-cell office:value-type="float" office:value="0.0000000114817" calcext:value-type="float">
            <text:p>1.14817E-08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53513" calcext:value-type="float">
            <text:p>0.00053513</text:p>
          </table:table-cell>
          <table:table-cell office:value-type="float" office:value="0" calcext:value-type="float">
            <text:p>0</text:p>
          </table:table-cell>
          <table:table-cell office:value-type="float" office:value="0.0000000132438" calcext:value-type="float">
            <text:p>1.32438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611953" calcext:value-type="float">
            <text:p>0.00061195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6974" calcext:value-type="float">
            <text:p>1.46974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668982" calcext:value-type="float">
            <text:p>0.000668982</text:p>
          </table:table-cell>
          <table:table-cell office:value-type="float" office:value="0" calcext:value-type="float">
            <text:p>0</text:p>
          </table:table-cell>
          <table:table-cell office:value-type="float" office:value="0.000000015678" calcext:value-type="float">
            <text:p>1.5678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703111" calcext:value-type="float">
            <text:p>0.000703111</text:p>
          </table:table-cell>
          <table:table-cell office:value-type="float" office:value="0" calcext:value-type="float">
            <text:p>0</text:p>
          </table:table-cell>
          <table:table-cell office:value-type="float" office:value="0.0000000161347" calcext:value-type="float">
            <text:p>1.61347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713908" calcext:value-type="float">
            <text:p>0.000713908</text:p>
          </table:table-cell>
          <table:table-cell office:value-type="float" office:value="0" calcext:value-type="float">
            <text:p>0</text:p>
          </table:table-cell>
          <table:table-cell office:value-type="float" office:value="0.0000000160568" calcext:value-type="float">
            <text:p>1.60568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705119" calcext:value-type="float">
            <text:p>0.000705119</text:p>
          </table:table-cell>
          <table:table-cell office:value-type="float" office:value="0" calcext:value-type="float">
            <text:p>0</text:p>
          </table:table-cell>
          <table:table-cell office:value-type="float" office:value="0.0000000154551" calcext:value-type="float">
            <text:p>1.54551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68468" calcext:value-type="float">
            <text:p>0.00068468</text:p>
          </table:table-cell>
          <table:table-cell office:value-type="float" office:value="0" calcext:value-type="float">
            <text:p>0</text:p>
          </table:table-cell>
          <table:table-cell office:value-type="float" office:value="0.0000000140434" calcext:value-type="float">
            <text:p>1.40434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672542" calcext:value-type="float">
            <text:p>0.000672542</text:p>
          </table:table-cell>
          <table:table-cell office:value-type="float" office:value="0" calcext:value-type="float">
            <text:p>0</text:p>
          </table:table-cell>
          <table:table-cell office:value-type="float" office:value="0.0000000130485" calcext:value-type="float">
            <text:p>1.30485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192283" calcext:value-type="float">
            <text:p>0.0192283</text:p>
          </table:table-cell>
        </table:table-row>
        <table:table-row table:style-name="ro1">
          <table:table-cell office:value-type="float" office:value="0.000727213" calcext:value-type="float">
            <text:p>0.000727213</text:p>
          </table:table-cell>
          <table:table-cell office:value-type="float" office:value="0" calcext:value-type="float">
            <text:p>0</text:p>
          </table:table-cell>
          <table:table-cell office:value-type="float" office:value="0.0000000119082" calcext:value-type="float">
            <text:p>1.19082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723774" calcext:value-type="float">
            <text:p>0.000723774</text:p>
          </table:table-cell>
          <table:table-cell office:value-type="float" office:value="0" calcext:value-type="float">
            <text:p>0</text:p>
          </table:table-cell>
          <table:table-cell office:value-type="float" office:value="0.0000000119188" calcext:value-type="float">
            <text:p>1.19188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700207" calcext:value-type="float">
            <text:p>0.000700207</text:p>
          </table:table-cell>
          <table:table-cell office:value-type="float" office:value="0" calcext:value-type="float">
            <text:p>0</text:p>
          </table:table-cell>
          <table:table-cell office:value-type="float" office:value="0.0000000120246" calcext:value-type="float">
            <text:p>1.20246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648992" calcext:value-type="float">
            <text:p>0.000648992</text:p>
          </table:table-cell>
          <table:table-cell office:value-type="float" office:value="0" calcext:value-type="float">
            <text:p>0</text:p>
          </table:table-cell>
          <table:table-cell office:value-type="float" office:value="0.0000000121487" calcext:value-type="float">
            <text:p>1.21487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572499" calcext:value-type="float">
            <text:p>0.000572499</text:p>
          </table:table-cell>
          <table:table-cell office:value-type="float" office:value="0" calcext:value-type="float">
            <text:p>0</text:p>
          </table:table-cell>
          <table:table-cell office:value-type="float" office:value="0.0000000121727" calcext:value-type="float">
            <text:p>1.21727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469877" calcext:value-type="float">
            <text:p>0.000469877</text:p>
          </table:table-cell>
          <table:table-cell office:value-type="float" office:value="0" calcext:value-type="float">
            <text:p>0</text:p>
          </table:table-cell>
          <table:table-cell office:value-type="float" office:value="0.000000012197" calcext:value-type="float">
            <text:p>1.2197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343919" calcext:value-type="float">
            <text:p>0.000343919</text:p>
          </table:table-cell>
          <table:table-cell office:value-type="float" office:value="0" calcext:value-type="float">
            <text:p>0</text:p>
          </table:table-cell>
          <table:table-cell office:value-type="float" office:value="0.000000012156" calcext:value-type="float">
            <text:p>1.2156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196966" calcext:value-type="float">
            <text:p>0.000196966</text:p>
          </table:table-cell>
          <table:table-cell office:value-type="float" office:value="0" calcext:value-type="float">
            <text:p>0</text:p>
          </table:table-cell>
          <table:table-cell office:value-type="float" office:value="0.0000000119739" calcext:value-type="float">
            <text:p>1.19739E-08</text:p>
          </table:table-cell>
          <table:table-cell office:value-type="float" office:value="25687" calcext:value-type="float">
            <text:p>2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0321933" calcext:value-type="float">
            <text:p>3.2193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6944" calcext:value-type="float">
            <text:p>1.16944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147756" calcext:value-type="float">
            <text:p>-0.000147756</text:p>
          </table:table-cell>
          <table:table-cell office:value-type="float" office:value="0" calcext:value-type="float">
            <text:p>0</text:p>
          </table:table-cell>
          <table:table-cell office:value-type="float" office:value="0.0000000113525" calcext:value-type="float">
            <text:p>1.13525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337502" calcext:value-type="float">
            <text:p>-0.000337502</text:p>
          </table:table-cell>
          <table:table-cell office:value-type="float" office:value="0" calcext:value-type="float">
            <text:p>0</text:p>
          </table:table-cell>
          <table:table-cell office:value-type="float" office:value="0.0000000109241" calcext:value-type="float">
            <text:p>1.09241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531949" calcext:value-type="float">
            <text:p>-0.000531949</text:p>
          </table:table-cell>
          <table:table-cell office:value-type="float" office:value="0" calcext:value-type="float">
            <text:p>0</text:p>
          </table:table-cell>
          <table:table-cell office:value-type="float" office:value="0.0000000103979" calcext:value-type="float">
            <text:p>1.03979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717943" calcext:value-type="float">
            <text:p>-0.0007179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3162" calcext:value-type="float">
            <text:p>9.73162E-09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874623" calcext:value-type="float">
            <text:p>-0.0008746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883528" calcext:value-type="float">
            <text:p>8.83528E-09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985741" calcext:value-type="float">
            <text:p>-0.0009857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765313" calcext:value-type="float">
            <text:p>7.65313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103541" calcext:value-type="float">
            <text:p>-0.001035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9092" calcext:value-type="float">
            <text:p>6.19092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100959" calcext:value-type="float">
            <text:p>-0.001009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444395" calcext:value-type="float">
            <text:p>4.44395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898106" calcext:value-type="float">
            <text:p>-0.0008981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260872" calcext:value-type="float">
            <text:p>2.60872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726465" calcext:value-type="float">
            <text:p>-0.0007264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5219" calcext:value-type="float">
            <text:p>1.25219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568043" calcext:value-type="float">
            <text:p>-0.0005680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46504" calcext:value-type="float">
            <text:p>5.46504E-10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46363" calcext:value-type="float">
            <text:p>-0.000463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4043" calcext:value-type="float">
            <text:p>2.44043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402973" calcext:value-type="float">
            <text:p>-0.0004029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5363" calcext:value-type="float">
            <text:p>1.65363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365431" calcext:value-type="float">
            <text:p>-0.0003654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1561" calcext:value-type="float">
            <text:p>2.01561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335654" calcext:value-type="float">
            <text:p>-0.0003356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2533" calcext:value-type="float">
            <text:p>2.42533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311743" calcext:value-type="float">
            <text:p>-0.0003117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0929" calcext:value-type="float">
            <text:p>2.30929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293508" calcext:value-type="float">
            <text:p>-0.0002935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76398" calcext:value-type="float">
            <text:p>1.76398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278642" calcext:value-type="float">
            <text:p>-0.0002786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1327" calcext:value-type="float">
            <text:p>1.21327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264825" calcext:value-type="float">
            <text:p>-0.0002648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0129" calcext:value-type="float">
            <text:p>1.00129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250224" calcext:value-type="float">
            <text:p>-0.0002502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19182" calcext:value-type="float">
            <text:p>1.19182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233468" calcext:value-type="float">
            <text:p>-0.0002334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2594" calcext:value-type="float">
            <text:p>1.82594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213491" calcext:value-type="float">
            <text:p>-0.0002134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0422" calcext:value-type="float">
            <text:p>3.0422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189465" calcext:value-type="float">
            <text:p>-0.0001894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07649" calcext:value-type="float">
            <text:p>5.07649E-10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160425" calcext:value-type="float">
            <text:p>-0.0001604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3448" calcext:value-type="float">
            <text:p>8.3448E-10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12411" calcext:value-type="float">
            <text:p>-0.000124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4987" calcext:value-type="float">
            <text:p>1.34987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077808" calcext:value-type="float">
            <text:p>-7.780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11062" calcext:value-type="float">
            <text:p>2.11062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-0.0000196589" calcext:value-type="float">
            <text:p>-1.9658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14528" calcext:value-type="float">
            <text:p>3.14528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0514516" calcext:value-type="float">
            <text:p>5.1451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4858" calcext:value-type="float">
            <text:p>4.4858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5461" calcext:value-type="float">
            <text:p>6.15461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232964" calcext:value-type="float">
            <text:p>0.0002329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812441" calcext:value-type="float">
            <text:p>8.12441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339115" calcext:value-type="float">
            <text:p>0.000339115</text:p>
          </table:table-cell>
          <table:table-cell office:value-type="float" office:value="0" calcext:value-type="float">
            <text:p>0</text:p>
          </table:table-cell>
          <table:table-cell office:value-type="float" office:value="0.0000000103023" calcext:value-type="float">
            <text:p>1.03023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448921" calcext:value-type="float">
            <text:p>0.000448921</text:p>
          </table:table-cell>
          <table:table-cell office:value-type="float" office:value="0" calcext:value-type="float">
            <text:p>0</text:p>
          </table:table-cell>
          <table:table-cell office:value-type="float" office:value="0.0000000125383" calcext:value-type="float">
            <text:p>1.25383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555335" calcext:value-type="float">
            <text:p>0.000555335</text:p>
          </table:table-cell>
          <table:table-cell office:value-type="float" office:value="0" calcext:value-type="float">
            <text:p>0</text:p>
          </table:table-cell>
          <table:table-cell office:value-type="float" office:value="0.000000014637" calcext:value-type="float">
            <text:p>1.4637E-08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650391" calcext:value-type="float">
            <text:p>0.000650391</text:p>
          </table:table-cell>
          <table:table-cell office:value-type="float" office:value="0" calcext:value-type="float">
            <text:p>0</text:p>
          </table:table-cell>
          <table:table-cell office:value-type="float" office:value="0.0000000164048" calcext:value-type="float">
            <text:p>1.64048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726823" calcext:value-type="float">
            <text:p>0.000726823</text:p>
          </table:table-cell>
          <table:table-cell office:value-type="float" office:value="0" calcext:value-type="float">
            <text:p>0</text:p>
          </table:table-cell>
          <table:table-cell office:value-type="float" office:value="0.0000000176917" calcext:value-type="float">
            <text:p>1.76917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77882" calcext:value-type="float">
            <text:p>0.00077882</text:p>
          </table:table-cell>
          <table:table-cell office:value-type="float" office:value="0" calcext:value-type="float">
            <text:p>0</text:p>
          </table:table-cell>
          <table:table-cell office:value-type="float" office:value="0.0000000183554" calcext:value-type="float">
            <text:p>1.83554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804145" calcext:value-type="float">
            <text:p>0.000804145</text:p>
          </table:table-cell>
          <table:table-cell office:value-type="float" office:value="0" calcext:value-type="float">
            <text:p>0</text:p>
          </table:table-cell>
          <table:table-cell office:value-type="float" office:value="0.0000000184444" calcext:value-type="float">
            <text:p>1.84444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803737" calcext:value-type="float">
            <text:p>0.000803737</text:p>
          </table:table-cell>
          <table:table-cell office:value-type="float" office:value="0" calcext:value-type="float">
            <text:p>0</text:p>
          </table:table-cell>
          <table:table-cell office:value-type="float" office:value="0.0000000179473" calcext:value-type="float">
            <text:p>1.79473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783194" calcext:value-type="float">
            <text:p>0.000783194</text:p>
          </table:table-cell>
          <table:table-cell office:value-type="float" office:value="0" calcext:value-type="float">
            <text:p>0</text:p>
          </table:table-cell>
          <table:table-cell office:value-type="float" office:value="0.0000000168739" calcext:value-type="float">
            <text:p>1.68739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752466" calcext:value-type="float">
            <text:p>0.000752466</text:p>
          </table:table-cell>
          <table:table-cell office:value-type="float" office:value="0" calcext:value-type="float">
            <text:p>0</text:p>
          </table:table-cell>
          <table:table-cell office:value-type="float" office:value="0.0000000150463" calcext:value-type="float">
            <text:p>1.50463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735752" calcext:value-type="float">
            <text:p>0.000735752</text:p>
          </table:table-cell>
          <table:table-cell office:value-type="float" office:value="0" calcext:value-type="float">
            <text:p>0</text:p>
          </table:table-cell>
          <table:table-cell office:value-type="float" office:value="0.0000000138636" calcext:value-type="float">
            <text:p>1.38636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241971" calcext:value-type="float">
            <text:p>0.0241971</text:p>
          </table:table-cell>
        </table:table-row>
        <table:table-row table:style-name="ro1">
          <table:table-cell office:value-type="float" office:value="0.000775152" calcext:value-type="float">
            <text:p>0.000775152</text:p>
          </table:table-cell>
          <table:table-cell office:value-type="float" office:value="0" calcext:value-type="float">
            <text:p>0</text:p>
          </table:table-cell>
          <table:table-cell office:value-type="float" office:value="0.0000000118989" calcext:value-type="float">
            <text:p>1.18989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769274" calcext:value-type="float">
            <text:p>0.000769274</text:p>
          </table:table-cell>
          <table:table-cell office:value-type="float" office:value="0" calcext:value-type="float">
            <text:p>0</text:p>
          </table:table-cell>
          <table:table-cell office:value-type="float" office:value="0.0000000119118" calcext:value-type="float">
            <text:p>1.19118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740005" calcext:value-type="float">
            <text:p>0.0007400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20335" calcext:value-type="float">
            <text:p>1.20335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681879" calcext:value-type="float">
            <text:p>0.000681879</text:p>
          </table:table-cell>
          <table:table-cell office:value-type="float" office:value="0" calcext:value-type="float">
            <text:p>0</text:p>
          </table:table-cell>
          <table:table-cell office:value-type="float" office:value="0.0000000121878" calcext:value-type="float">
            <text:p>1.21878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597327" calcext:value-type="float">
            <text:p>0.000597327</text:p>
          </table:table-cell>
          <table:table-cell office:value-type="float" office:value="0" calcext:value-type="float">
            <text:p>0</text:p>
          </table:table-cell>
          <table:table-cell office:value-type="float" office:value="0.0000000122421" calcext:value-type="float">
            <text:p>1.22421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48529" calcext:value-type="float">
            <text:p>0.00048529</text:p>
          </table:table-cell>
          <table:table-cell office:value-type="float" office:value="0" calcext:value-type="float">
            <text:p>0</text:p>
          </table:table-cell>
          <table:table-cell office:value-type="float" office:value="0.0000000122985" calcext:value-type="float">
            <text:p>1.22985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348686" calcext:value-type="float">
            <text:p>0.000348686</text:p>
          </table:table-cell>
          <table:table-cell office:value-type="float" office:value="0" calcext:value-type="float">
            <text:p>0</text:p>
          </table:table-cell>
          <table:table-cell office:value-type="float" office:value="0.0000000123015" calcext:value-type="float">
            <text:p>1.23015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190018" calcext:value-type="float">
            <text:p>0.000190018</text:p>
          </table:table-cell>
          <table:table-cell office:value-type="float" office:value="0" calcext:value-type="float">
            <text:p>0</text:p>
          </table:table-cell>
          <table:table-cell office:value-type="float" office:value="0.0000000121606" calcext:value-type="float">
            <text:p>1.21606E-08</text:p>
          </table:table-cell>
          <table:table-cell office:value-type="float" office:value="25687" calcext:value-type="float">
            <text:p>2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0125572" calcext:value-type="float">
            <text:p>1.2557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9224" calcext:value-type="float">
            <text:p>1.19224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18104" calcext:value-type="float">
            <text:p>-0.00018104</text:p>
          </table:table-cell>
          <table:table-cell office:value-type="float" office:value="0" calcext:value-type="float">
            <text:p>0</text:p>
          </table:table-cell>
          <table:table-cell office:value-type="float" office:value="0.0000000116206" calcext:value-type="float">
            <text:p>1.16206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38485" calcext:value-type="float">
            <text:p>-0.0003848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2404" calcext:value-type="float">
            <text:p>1.12404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593265" calcext:value-type="float">
            <text:p>-0.000593265</text:p>
          </table:table-cell>
          <table:table-cell office:value-type="float" office:value="0" calcext:value-type="float">
            <text:p>0</text:p>
          </table:table-cell>
          <table:table-cell office:value-type="float" office:value="0.0000000107669" calcext:value-type="float">
            <text:p>1.07669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796496" calcext:value-type="float">
            <text:p>-0.000796496</text:p>
          </table:table-cell>
          <table:table-cell office:value-type="float" office:value="0" calcext:value-type="float">
            <text:p>0</text:p>
          </table:table-cell>
          <table:table-cell office:value-type="float" office:value="0.0000000101187" calcext:value-type="float">
            <text:p>1.01187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969467" calcext:value-type="float">
            <text:p>-0.0009694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924232" calcext:value-type="float">
            <text:p>9.24232E-09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109116" calcext:value-type="float">
            <text:p>-0.001091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808034" calcext:value-type="float">
            <text:p>8.08034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114764" calcext:value-type="float">
            <text:p>-0.001147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9809" calcext:value-type="float">
            <text:p>6.59809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112277" calcext:value-type="float">
            <text:p>-0.001122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478148" calcext:value-type="float">
            <text:p>4.78148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100414" calcext:value-type="float">
            <text:p>-0.001004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283372" calcext:value-type="float">
            <text:p>2.83372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817758" calcext:value-type="float">
            <text:p>-0.0008177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7053" calcext:value-type="float">
            <text:p>1.37053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643431" calcext:value-type="float">
            <text:p>-0.0006434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6102" calcext:value-type="float">
            <text:p>5.96102E-10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526247" calcext:value-type="float">
            <text:p>-0.0005262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5" calcext:value-type="float">
            <text:p>2.55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454351" calcext:value-type="float">
            <text:p>-0.0004543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213" calcext:value-type="float">
            <text:p>1.3213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407746" calcext:value-type="float">
            <text:p>-0.0004077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16396" calcext:value-type="float">
            <text:p>1.16396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370295" calcext:value-type="float">
            <text:p>-0.00037029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4496" calcext:value-type="float">
            <text:p>1.44496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33633" calcext:value-type="float">
            <text:p>-0.000336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29" calcext:value-type="float">
            <text:p>1.629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306489" calcext:value-type="float">
            <text:p>-0.00030648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2819" calcext:value-type="float">
            <text:p>1.52819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281225" calcext:value-type="float">
            <text:p>-0.0002812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0838" calcext:value-type="float">
            <text:p>1.40838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258874" calcext:value-type="float">
            <text:p>-0.00025887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5166" calcext:value-type="float">
            <text:p>1.55166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237101" calcext:value-type="float">
            <text:p>-0.0002371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8402" calcext:value-type="float">
            <text:p>2.08402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214001" calcext:value-type="float">
            <text:p>-0.0002140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0188" calcext:value-type="float">
            <text:p>3.10188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188437" calcext:value-type="float">
            <text:p>-0.0001884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77591" calcext:value-type="float">
            <text:p>4.77591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159475" calcext:value-type="float">
            <text:p>-0.0001594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40593" calcext:value-type="float">
            <text:p>7.40593E-10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125518" calcext:value-type="float">
            <text:p>-0.0001255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4897" calcext:value-type="float">
            <text:p>1.14897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0836173" calcext:value-type="float">
            <text:p>-8.3617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77453" calcext:value-type="float">
            <text:p>1.77453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-0.0000307885" calcext:value-type="float">
            <text:p>-3.0788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67261" calcext:value-type="float">
            <text:p>2.67261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0349756" calcext:value-type="float">
            <text:p>3.497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8665" calcext:value-type="float">
            <text:p>3.8665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114745" calcext:value-type="float">
            <text:p>0.0001147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38434" calcext:value-type="float">
            <text:p>5.38434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208738" calcext:value-type="float">
            <text:p>0.0002087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723522" calcext:value-type="float">
            <text:p>7.23522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315297" calcext:value-type="float">
            <text:p>0.0003152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936721" calcext:value-type="float">
            <text:p>9.36721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430285" calcext:value-type="float">
            <text:p>0.00043028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6622" calcext:value-type="float">
            <text:p>1.16622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547228" calcext:value-type="float">
            <text:p>0.000547228</text:p>
          </table:table-cell>
          <table:table-cell office:value-type="float" office:value="0" calcext:value-type="float">
            <text:p>0</text:p>
          </table:table-cell>
          <table:table-cell office:value-type="float" office:value="0.000000013948" calcext:value-type="float">
            <text:p>1.3948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657998" calcext:value-type="float">
            <text:p>0.000657998</text:p>
          </table:table-cell>
          <table:table-cell office:value-type="float" office:value="0" calcext:value-type="float">
            <text:p>0</text:p>
          </table:table-cell>
          <table:table-cell office:value-type="float" office:value="0.000000016006" calcext:value-type="float">
            <text:p>1.6006E-08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753792" calcext:value-type="float">
            <text:p>0.000753792</text:p>
          </table:table-cell>
          <table:table-cell office:value-type="float" office:value="0" calcext:value-type="float">
            <text:p>0</text:p>
          </table:table-cell>
          <table:table-cell office:value-type="float" office:value="0.000000017641" calcext:value-type="float">
            <text:p>1.7641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827164" calcext:value-type="float">
            <text:p>0.000827164</text:p>
          </table:table-cell>
          <table:table-cell office:value-type="float" office:value="0" calcext:value-type="float">
            <text:p>0</text:p>
          </table:table-cell>
          <table:table-cell office:value-type="float" office:value="0.0000000187221" calcext:value-type="float">
            <text:p>1.87221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872769" calcext:value-type="float">
            <text:p>0.000872769</text:p>
          </table:table-cell>
          <table:table-cell office:value-type="float" office:value="0" calcext:value-type="float">
            <text:p>0</text:p>
          </table:table-cell>
          <table:table-cell office:value-type="float" office:value="0.0000000191565" calcext:value-type="float">
            <text:p>1.91565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889398" calcext:value-type="float">
            <text:p>0.000889398</text:p>
          </table:table-cell>
          <table:table-cell office:value-type="float" office:value="0" calcext:value-type="float">
            <text:p>0</text:p>
          </table:table-cell>
          <table:table-cell office:value-type="float" office:value="0.0000000190249" calcext:value-type="float">
            <text:p>1.90249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87914" calcext:value-type="float">
            <text:p>0.00087914</text:p>
          </table:table-cell>
          <table:table-cell office:value-type="float" office:value="0" calcext:value-type="float">
            <text:p>0</text:p>
          </table:table-cell>
          <table:table-cell office:value-type="float" office:value="0.0000000183228" calcext:value-type="float">
            <text:p>1.83228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848997" calcext:value-type="float">
            <text:p>0.000848997</text:p>
          </table:table-cell>
          <table:table-cell office:value-type="float" office:value="0" calcext:value-type="float">
            <text:p>0</text:p>
          </table:table-cell>
          <table:table-cell office:value-type="float" office:value="0.0000000170681" calcext:value-type="float">
            <text:p>1.70681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809722" calcext:value-type="float">
            <text:p>0.000809722</text:p>
          </table:table-cell>
          <table:table-cell office:value-type="float" office:value="0" calcext:value-type="float">
            <text:p>0</text:p>
          </table:table-cell>
          <table:table-cell office:value-type="float" office:value="0.0000000151044" calcext:value-type="float">
            <text:p>1.51044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788976" calcext:value-type="float">
            <text:p>0.000788976</text:p>
          </table:table-cell>
          <table:table-cell office:value-type="float" office:value="0" calcext:value-type="float">
            <text:p>0</text:p>
          </table:table-cell>
          <table:table-cell office:value-type="float" office:value="0.0000000138725" calcext:value-type="float">
            <text:p>1.38725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299542" calcext:value-type="float">
            <text:p>0.0299542</text:p>
          </table:table-cell>
        </table:table-row>
        <table:table-row table:style-name="ro1">
          <table:table-cell office:value-type="float" office:value="0.0008129" calcext:value-type="float">
            <text:p>0.0008129</text:p>
          </table:table-cell>
          <table:table-cell office:value-type="float" office:value="0" calcext:value-type="float">
            <text:p>0</text:p>
          </table:table-cell>
          <table:table-cell office:value-type="float" office:value="0.0000000121126" calcext:value-type="float">
            <text:p>1.21126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804234" calcext:value-type="float">
            <text:p>0.000804234</text:p>
          </table:table-cell>
          <table:table-cell office:value-type="float" office:value="0" calcext:value-type="float">
            <text:p>0</text:p>
          </table:table-cell>
          <table:table-cell office:value-type="float" office:value="0.0000000121444" calcext:value-type="float">
            <text:p>1.21444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76922" calcext:value-type="float">
            <text:p>0.00076922</text:p>
          </table:table-cell>
          <table:table-cell office:value-type="float" office:value="0" calcext:value-type="float">
            <text:p>0</text:p>
          </table:table-cell>
          <table:table-cell office:value-type="float" office:value="0.0000000123172" calcext:value-type="float">
            <text:p>1.23172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704936" calcext:value-type="float">
            <text:p>0.000704936</text:p>
          </table:table-cell>
          <table:table-cell office:value-type="float" office:value="0" calcext:value-type="float">
            <text:p>0</text:p>
          </table:table-cell>
          <table:table-cell office:value-type="float" office:value="0.0000000125401" calcext:value-type="float">
            <text:p>1.25401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613461" calcext:value-type="float">
            <text:p>0.000613461</text:p>
          </table:table-cell>
          <table:table-cell office:value-type="float" office:value="0" calcext:value-type="float">
            <text:p>0</text:p>
          </table:table-cell>
          <table:table-cell office:value-type="float" office:value="0.0000000126585" calcext:value-type="float">
            <text:p>1.26585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493447" calcext:value-type="float">
            <text:p>0.000493447</text:p>
          </table:table-cell>
          <table:table-cell office:value-type="float" office:value="0" calcext:value-type="float">
            <text:p>0</text:p>
          </table:table-cell>
          <table:table-cell office:value-type="float" office:value="0.0000000127709" calcext:value-type="float">
            <text:p>1.27709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347822" calcext:value-type="float">
            <text:p>0.000347822</text:p>
          </table:table-cell>
          <table:table-cell office:value-type="float" office:value="0" calcext:value-type="float">
            <text:p>0</text:p>
          </table:table-cell>
          <table:table-cell office:value-type="float" office:value="0.0000000128409" calcext:value-type="float">
            <text:p>1.28409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179087" calcext:value-type="float">
            <text:p>0.000179087</text:p>
          </table:table-cell>
          <table:table-cell office:value-type="float" office:value="0" calcext:value-type="float">
            <text:p>0</text:p>
          </table:table-cell>
          <table:table-cell office:value-type="float" office:value="0.0000000127643" calcext:value-type="float">
            <text:p>1.27643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00931033" calcext:value-type="float">
            <text:p>-9.3103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125737" calcext:value-type="float">
            <text:p>1.25737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21454" calcext:value-type="float">
            <text:p>-0.00021454</text:p>
          </table:table-cell>
          <table:table-cell office:value-type="float" office:value="0" calcext:value-type="float">
            <text:p>0</text:p>
          </table:table-cell>
          <table:table-cell office:value-type="float" office:value="0.0000000123006" calcext:value-type="float">
            <text:p>1.23006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430274" calcext:value-type="float">
            <text:p>-0.000430274</text:p>
          </table:table-cell>
          <table:table-cell office:value-type="float" office:value="0" calcext:value-type="float">
            <text:p>0</text:p>
          </table:table-cell>
          <table:table-cell office:value-type="float" office:value="0.0000000119418" calcext:value-type="float">
            <text:p>1.19418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649528" calcext:value-type="float">
            <text:p>-0.000649528</text:p>
          </table:table-cell>
          <table:table-cell office:value-type="float" office:value="0" calcext:value-type="float">
            <text:p>0</text:p>
          </table:table-cell>
          <table:table-cell office:value-type="float" office:value="0.0000000114861" calcext:value-type="float">
            <text:p>1.14861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864462" calcext:value-type="float">
            <text:p>-0.000864462</text:p>
          </table:table-cell>
          <table:table-cell office:value-type="float" office:value="0" calcext:value-type="float">
            <text:p>0</text:p>
          </table:table-cell>
          <table:table-cell office:value-type="float" office:value="0.0000000108257" calcext:value-type="float">
            <text:p>1.08257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104775" calcext:value-type="float">
            <text:p>-0.001047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992856" calcext:value-type="float">
            <text:p>9.92856E-09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117454" calcext:value-type="float">
            <text:p>-0.001174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872582" calcext:value-type="float">
            <text:p>8.72582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123122" calcext:value-type="float">
            <text:p>-0.001231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715323" calcext:value-type="float">
            <text:p>7.15323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119993" calcext:value-type="float">
            <text:p>-0.00119993</text:p>
          </table:table-cell>
          <table:table-cell office:value-type="float" office:value="0" calcext:value-type="float">
            <text:p>0</text:p>
          </table:table-cell>
          <table:table-cell office:value-type="float" office:value="0.00000000519268" calcext:value-type="float">
            <text:p>5.19268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106815" calcext:value-type="float">
            <text:p>-0.001068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07248" calcext:value-type="float">
            <text:p>3.07248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865539" calcext:value-type="float">
            <text:p>-0.0008655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7793" calcext:value-type="float">
            <text:p>1.47793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678218" calcext:value-type="float">
            <text:p>-0.0006782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35352" calcext:value-type="float">
            <text:p>6.35352E-10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553755" calcext:value-type="float">
            <text:p>-0.0005537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9804" calcext:value-type="float">
            <text:p>2.69804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477003" calcext:value-type="float">
            <text:p>-0.0004770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6565" calcext:value-type="float">
            <text:p>1.36565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424667" calcext:value-type="float">
            <text:p>-0.0004246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83019" calcext:value-type="float">
            <text:p>9.83019E-11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380613" calcext:value-type="float">
            <text:p>-0.0003806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74921" calcext:value-type="float">
            <text:p>9.74921E-11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340693" calcext:value-type="float">
            <text:p>-0.00034069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9799" calcext:value-type="float">
            <text:p>1.09799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305692" calcext:value-type="float">
            <text:p>-0.0003056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4864" calcext:value-type="float">
            <text:p>1.24864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275408" calcext:value-type="float">
            <text:p>-0.0002754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7684" calcext:value-type="float">
            <text:p>1.47684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248155" calcext:value-type="float">
            <text:p>-0.0002481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2245" calcext:value-type="float">
            <text:p>1.92245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221985" calcext:value-type="float">
            <text:p>-0.0002219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9978" calcext:value-type="float">
            <text:p>2.69978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195473" calcext:value-type="float">
            <text:p>-0.0001954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92458" calcext:value-type="float">
            <text:p>3.92458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16739" calcext:value-type="float">
            <text:p>-0.000167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81441" calcext:value-type="float">
            <text:p>5.81441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13628" calcext:value-type="float">
            <text:p>-0.000136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67965" calcext:value-type="float">
            <text:p>8.67965E-10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100335" calcext:value-type="float">
            <text:p>-0.0001003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9829" calcext:value-type="float">
            <text:p>1.29829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0564353" calcext:value-type="float">
            <text:p>-5.6435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3895" calcext:value-type="float">
            <text:p>1.93895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-0.000000974143" calcext:value-type="float">
            <text:p>-9.74143E-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84545" calcext:value-type="float">
            <text:p>2.84545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0683639" calcext:value-type="float">
            <text:p>6.8363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03656" calcext:value-type="float">
            <text:p>4.03656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152454" calcext:value-type="float">
            <text:p>0.0001524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553042" calcext:value-type="float">
            <text:p>5.53042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25127" calcext:value-type="float">
            <text:p>0.000251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732806" calcext:value-type="float">
            <text:p>7.32806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362738" calcext:value-type="float">
            <text:p>0.0003627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937255" calcext:value-type="float">
            <text:p>9.37255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482288" calcext:value-type="float">
            <text:p>0.000482288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611" calcext:value-type="float">
            <text:p>1.15611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60309" calcext:value-type="float">
            <text:p>0.00060309</text:p>
          </table:table-cell>
          <table:table-cell office:value-type="float" office:value="0" calcext:value-type="float">
            <text:p>0</text:p>
          </table:table-cell>
          <table:table-cell office:value-type="float" office:value="0.000000013737" calcext:value-type="float">
            <text:p>1.3737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716664" calcext:value-type="float">
            <text:p>0.000716664</text:p>
          </table:table-cell>
          <table:table-cell office:value-type="float" office:value="0" calcext:value-type="float">
            <text:p>0</text:p>
          </table:table-cell>
          <table:table-cell office:value-type="float" office:value="0.000000015711" calcext:value-type="float">
            <text:p>1.5711E-08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814001" calcext:value-type="float">
            <text:p>0.000814001</text:p>
          </table:table-cell>
          <table:table-cell office:value-type="float" office:value="0" calcext:value-type="float">
            <text:p>0</text:p>
          </table:table-cell>
          <table:table-cell office:value-type="float" office:value="0.0000000173135" calcext:value-type="float">
            <text:p>1.73135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88763" calcext:value-type="float">
            <text:p>0.00088763</text:p>
          </table:table-cell>
          <table:table-cell office:value-type="float" office:value="0" calcext:value-type="float">
            <text:p>0</text:p>
          </table:table-cell>
          <table:table-cell office:value-type="float" office:value="0.0000000184142" calcext:value-type="float">
            <text:p>1.84142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932187" calcext:value-type="float">
            <text:p>0.000932187</text:p>
          </table:table-cell>
          <table:table-cell office:value-type="float" office:value="0" calcext:value-type="float">
            <text:p>0</text:p>
          </table:table-cell>
          <table:table-cell office:value-type="float" office:value="0.0000000189008" calcext:value-type="float">
            <text:p>1.89008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946624" calcext:value-type="float">
            <text:p>0.000946624</text:p>
          </table:table-cell>
          <table:table-cell office:value-type="float" office:value="0" calcext:value-type="float">
            <text:p>0</text:p>
          </table:table-cell>
          <table:table-cell office:value-type="float" office:value="0.0000000188528" calcext:value-type="float">
            <text:p>1.88528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933296" calcext:value-type="float">
            <text:p>0.000933296</text:p>
          </table:table-cell>
          <table:table-cell office:value-type="float" office:value="0" calcext:value-type="float">
            <text:p>0</text:p>
          </table:table-cell>
          <table:table-cell office:value-type="float" office:value="0.000000018281" calcext:value-type="float">
            <text:p>1.8281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899454" calcext:value-type="float">
            <text:p>0.000899454</text:p>
          </table:table-cell>
          <table:table-cell office:value-type="float" office:value="0" calcext:value-type="float">
            <text:p>0</text:p>
          </table:table-cell>
          <table:table-cell office:value-type="float" office:value="0.0000000171563" calcext:value-type="float">
            <text:p>1.71563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855752" calcext:value-type="float">
            <text:p>0.000855752</text:p>
          </table:table-cell>
          <table:table-cell office:value-type="float" office:value="0" calcext:value-type="float">
            <text:p>0</text:p>
          </table:table-cell>
          <table:table-cell office:value-type="float" office:value="0.0000000152729" calcext:value-type="float">
            <text:p>1.52729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832535" calcext:value-type="float">
            <text:p>0.000832535</text:p>
          </table:table-cell>
          <table:table-cell office:value-type="float" office:value="0" calcext:value-type="float">
            <text:p>0</text:p>
          </table:table-cell>
          <table:table-cell office:value-type="float" office:value="0.0000000140662" calcext:value-type="float">
            <text:p>1.40662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365778" calcext:value-type="float">
            <text:p>0.0365778</text:p>
          </table:table-cell>
        </table:table-row>
        <table:table-row table:style-name="ro1">
          <table:table-cell office:value-type="float" office:value="0.000846867" calcext:value-type="float">
            <text:p>0.000846867</text:p>
          </table:table-cell>
          <table:table-cell office:value-type="float" office:value="0" calcext:value-type="float">
            <text:p>0</text:p>
          </table:table-cell>
          <table:table-cell office:value-type="float" office:value="0.0000000132005" calcext:value-type="float">
            <text:p>1.32005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835893" calcext:value-type="float">
            <text:p>0.000835893</text:p>
          </table:table-cell>
          <table:table-cell office:value-type="float" office:value="0" calcext:value-type="float">
            <text:p>0</text:p>
          </table:table-cell>
          <table:table-cell office:value-type="float" office:value="0.0000000132514" calcext:value-type="float">
            <text:p>1.32514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796164" calcext:value-type="float">
            <text:p>0.000796164</text:p>
          </table:table-cell>
          <table:table-cell office:value-type="float" office:value="0" calcext:value-type="float">
            <text:p>0</text:p>
          </table:table-cell>
          <table:table-cell office:value-type="float" office:value="0.0000000134756" calcext:value-type="float">
            <text:p>1.34756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726799" calcext:value-type="float">
            <text:p>0.000726799</text:p>
          </table:table-cell>
          <table:table-cell office:value-type="float" office:value="0" calcext:value-type="float">
            <text:p>0</text:p>
          </table:table-cell>
          <table:table-cell office:value-type="float" office:value="0.00000001376" calcext:value-type="float">
            <text:p>1.376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629508" calcext:value-type="float">
            <text:p>0.000629508</text:p>
          </table:table-cell>
          <table:table-cell office:value-type="float" office:value="0" calcext:value-type="float">
            <text:p>0</text:p>
          </table:table-cell>
          <table:table-cell office:value-type="float" office:value="0.0000000139296" calcext:value-type="float">
            <text:p>1.39296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50273" calcext:value-type="float">
            <text:p>0.0005027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0897" calcext:value-type="float">
            <text:p>1.40897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349314" calcext:value-type="float">
            <text:p>0.000349314</text:p>
          </table:table-cell>
          <table:table-cell office:value-type="float" office:value="0" calcext:value-type="float">
            <text:p>0</text:p>
          </table:table-cell>
          <table:table-cell office:value-type="float" office:value="0.0000000142026" calcext:value-type="float">
            <text:p>1.42026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171753" calcext:value-type="float">
            <text:p>0.00017175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1517" calcext:value-type="float">
            <text:p>1.41517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0262056" calcext:value-type="float">
            <text:p>-2.620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39646" calcext:value-type="float">
            <text:p>1.39646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241531" calcext:value-type="float">
            <text:p>-0.000241531</text:p>
          </table:table-cell>
          <table:table-cell office:value-type="float" office:value="0" calcext:value-type="float">
            <text:p>0</text:p>
          </table:table-cell>
          <table:table-cell office:value-type="float" office:value="0.0000000136765" calcext:value-type="float">
            <text:p>1.36765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467519" calcext:value-type="float">
            <text:p>-0.000467519</text:p>
          </table:table-cell>
          <table:table-cell office:value-type="float" office:value="0" calcext:value-type="float">
            <text:p>0</text:p>
          </table:table-cell>
          <table:table-cell office:value-type="float" office:value="0.0000000132923" calcext:value-type="float">
            <text:p>1.32923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695847" calcext:value-type="float">
            <text:p>-0.000695847</text:p>
          </table:table-cell>
          <table:table-cell office:value-type="float" office:value="0" calcext:value-type="float">
            <text:p>0</text:p>
          </table:table-cell>
          <table:table-cell office:value-type="float" office:value="0.0000000127963" calcext:value-type="float">
            <text:p>1.27963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918933" calcext:value-type="float">
            <text:p>-0.000918933</text:p>
          </table:table-cell>
          <table:table-cell office:value-type="float" office:value="0" calcext:value-type="float">
            <text:p>0</text:p>
          </table:table-cell>
          <table:table-cell office:value-type="float" office:value="0.0000000120675" calcext:value-type="float">
            <text:p>1.20675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110865" calcext:value-type="float">
            <text:p>-0.0011086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0776" calcext:value-type="float">
            <text:p>1.10776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123791" calcext:value-type="float">
            <text:p>-0.001237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4458" calcext:value-type="float">
            <text:p>9.74458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129196" calcext:value-type="float">
            <text:p>-0.001291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7985" calcext:value-type="float">
            <text:p>7.985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125167" calcext:value-type="float">
            <text:p>-0.001251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577838" calcext:value-type="float">
            <text:p>5.77838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110531" calcext:value-type="float">
            <text:p>-0.001105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339431" calcext:value-type="float">
            <text:p>3.39431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887333" calcext:value-type="float">
            <text:p>-0.0008873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61276" calcext:value-type="float">
            <text:p>1.61276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689786" calcext:value-type="float">
            <text:p>-0.0006897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83469" calcext:value-type="float">
            <text:p>6.83469E-10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561411" calcext:value-type="float">
            <text:p>-0.0005614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93263" calcext:value-type="float">
            <text:p>2.93263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48411" calcext:value-type="float">
            <text:p>-0.000484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6499" calcext:value-type="float">
            <text:p>1.66499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430513" calcext:value-type="float">
            <text:p>-0.0004305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8002" calcext:value-type="float">
            <text:p>1.38002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384039" calcext:value-type="float">
            <text:p>-0.0003840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2334" calcext:value-type="float">
            <text:p>1.32334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343182" calcext:value-type="float">
            <text:p>-0.0003431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3844" calcext:value-type="float">
            <text:p>1.33844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307948" calcext:value-type="float">
            <text:p>-0.0003079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8507" calcext:value-type="float">
            <text:p>1.48507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276505" calcext:value-type="float">
            <text:p>-0.0002765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268" calcext:value-type="float">
            <text:p>1.8268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247428" calcext:value-type="float">
            <text:p>-0.0002474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1041" calcext:value-type="float">
            <text:p>2.41041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219441" calcext:value-type="float">
            <text:p>-0.0002194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3058" calcext:value-type="float">
            <text:p>3.3058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191465" calcext:value-type="float">
            <text:p>-0.0001914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66448" calcext:value-type="float">
            <text:p>4.66448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162105" calcext:value-type="float">
            <text:p>-0.0001621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69719" calcext:value-type="float">
            <text:p>6.69719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129614" calcext:value-type="float">
            <text:p>-0.0001296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67321" calcext:value-type="float">
            <text:p>9.67321E-10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0924982" calcext:value-type="float">
            <text:p>-9.2498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0197" calcext:value-type="float">
            <text:p>1.40197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-0.0000478286" calcext:value-type="float">
            <text:p>-4.7828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03641" calcext:value-type="float">
            <text:p>2.03641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00863835" calcext:value-type="float">
            <text:p>8.6383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292548" calcext:value-type="float">
            <text:p>2.92548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0794481" calcext:value-type="float">
            <text:p>7.9448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08338" calcext:value-type="float">
            <text:p>4.08338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165228" calcext:value-type="float">
            <text:p>0.0001652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551917" calcext:value-type="float">
            <text:p>5.51917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265826" calcext:value-type="float">
            <text:p>0.0002658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723373" calcext:value-type="float">
            <text:p>7.23373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379088" calcext:value-type="float">
            <text:p>0.000379088</text:p>
          </table:table-cell>
          <table:table-cell office:value-type="float" office:value="0" calcext:value-type="float">
            <text:p>0</text:p>
          </table:table-cell>
          <table:table-cell office:value-type="float" office:value="0.00000000918331" calcext:value-type="float">
            <text:p>9.18331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500584" calcext:value-type="float">
            <text:p>0.000500584</text:p>
          </table:table-cell>
          <table:table-cell office:value-type="float" office:value="0" calcext:value-type="float">
            <text:p>0</text:p>
          </table:table-cell>
          <table:table-cell office:value-type="float" office:value="0.0000000112946" calcext:value-type="float">
            <text:p>1.12946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623739" calcext:value-type="float">
            <text:p>0.000623739</text:p>
          </table:table-cell>
          <table:table-cell office:value-type="float" office:value="0" calcext:value-type="float">
            <text:p>0</text:p>
          </table:table-cell>
          <table:table-cell office:value-type="float" office:value="0.0000000134348" calcext:value-type="float">
            <text:p>1.34348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740219" calcext:value-type="float">
            <text:p>0.000740219</text:p>
          </table:table-cell>
          <table:table-cell office:value-type="float" office:value="0" calcext:value-type="float">
            <text:p>0</text:p>
          </table:table-cell>
          <table:table-cell office:value-type="float" office:value="0.0000000154533" calcext:value-type="float">
            <text:p>1.54533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841087" calcext:value-type="float">
            <text:p>0.000841087</text:p>
          </table:table-cell>
          <table:table-cell office:value-type="float" office:value="0" calcext:value-type="float">
            <text:p>0</text:p>
          </table:table-cell>
          <table:table-cell office:value-type="float" office:value="0.0000000172096" calcext:value-type="float">
            <text:p>1.72096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918746" calcext:value-type="float">
            <text:p>0.000918746</text:p>
          </table:table-cell>
          <table:table-cell office:value-type="float" office:value="0" calcext:value-type="float">
            <text:p>0</text:p>
          </table:table-cell>
          <table:table-cell office:value-type="float" office:value="0.0000000185565" calcext:value-type="float">
            <text:p>1.85565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96732" calcext:value-type="float">
            <text:p>0.00096732</text:p>
          </table:table-cell>
          <table:table-cell office:value-type="float" office:value="0" calcext:value-type="float">
            <text:p>0</text:p>
          </table:table-cell>
          <table:table-cell office:value-type="float" office:value="0.0000000193246" calcext:value-type="float">
            <text:p>1.93246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98511" calcext:value-type="float">
            <text:p>0.00098511</text:p>
          </table:table-cell>
          <table:table-cell office:value-type="float" office:value="0" calcext:value-type="float">
            <text:p>0</text:p>
          </table:table-cell>
          <table:table-cell office:value-type="float" office:value="0.0000000195371" calcext:value-type="float">
            <text:p>1.95371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973939" calcext:value-type="float">
            <text:p>0.000973939</text:p>
          </table:table-cell>
          <table:table-cell office:value-type="float" office:value="0" calcext:value-type="float">
            <text:p>0</text:p>
          </table:table-cell>
          <table:table-cell office:value-type="float" office:value="0.0000000192043" calcext:value-type="float">
            <text:p>1.92043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94072" calcext:value-type="float">
            <text:p>0.00094072</text:p>
          </table:table-cell>
          <table:table-cell office:value-type="float" office:value="0" calcext:value-type="float">
            <text:p>0</text:p>
          </table:table-cell>
          <table:table-cell office:value-type="float" office:value="0.0000000182899" calcext:value-type="float">
            <text:p>1.82899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895727" calcext:value-type="float">
            <text:p>0.000895727</text:p>
          </table:table-cell>
          <table:table-cell office:value-type="float" office:value="0" calcext:value-type="float">
            <text:p>0</text:p>
          </table:table-cell>
          <table:table-cell office:value-type="float" office:value="0.0000000164859" calcext:value-type="float">
            <text:p>1.64859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871298" calcext:value-type="float">
            <text:p>0.000871298</text:p>
          </table:table-cell>
          <table:table-cell office:value-type="float" office:value="0" calcext:value-type="float">
            <text:p>0</text:p>
          </table:table-cell>
          <table:table-cell office:value-type="float" office:value="0.0000000152648" calcext:value-type="float">
            <text:p>1.52648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441369" calcext:value-type="float">
            <text:p>0.0441369</text:p>
          </table:table-cell>
        </table:table-row>
        <table:table-row table:style-name="ro1">
          <table:table-cell office:value-type="float" office:value="0.000882408" calcext:value-type="float">
            <text:p>0.000882408</text:p>
          </table:table-cell>
          <table:table-cell office:value-type="float" office:value="0" calcext:value-type="float">
            <text:p>0</text:p>
          </table:table-cell>
          <table:table-cell office:value-type="float" office:value="0.0000000149118" calcext:value-type="float">
            <text:p>1.49118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869953" calcext:value-type="float">
            <text:p>0.00086995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974" calcext:value-type="float">
            <text:p>1.4974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826765" calcext:value-type="float">
            <text:p>0.000826765</text:p>
          </table:table-cell>
          <table:table-cell office:value-type="float" office:value="0" calcext:value-type="float">
            <text:p>0</text:p>
          </table:table-cell>
          <table:table-cell office:value-type="float" office:value="0.0000000152363" calcext:value-type="float">
            <text:p>1.52363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753012" calcext:value-type="float">
            <text:p>0.000753012</text:p>
          </table:table-cell>
          <table:table-cell office:value-type="float" office:value="0" calcext:value-type="float">
            <text:p>0</text:p>
          </table:table-cell>
          <table:table-cell office:value-type="float" office:value="0.0000000155576" calcext:value-type="float">
            <text:p>1.55576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650289" calcext:value-type="float">
            <text:p>0.000650289</text:p>
          </table:table-cell>
          <table:table-cell office:value-type="float" office:value="0" calcext:value-type="float">
            <text:p>0</text:p>
          </table:table-cell>
          <table:table-cell office:value-type="float" office:value="0.000000015739" calcext:value-type="float">
            <text:p>1.5739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517031" calcext:value-type="float">
            <text:p>0.000517031</text:p>
          </table:table-cell>
          <table:table-cell office:value-type="float" office:value="0" calcext:value-type="float">
            <text:p>0</text:p>
          </table:table-cell>
          <table:table-cell office:value-type="float" office:value="0.0000000159108" calcext:value-type="float">
            <text:p>1.59108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356127" calcext:value-type="float">
            <text:p>0.000356127</text:p>
          </table:table-cell>
          <table:table-cell office:value-type="float" office:value="0" calcext:value-type="float">
            <text:p>0</text:p>
          </table:table-cell>
          <table:table-cell office:value-type="float" office:value="0.0000000160199" calcext:value-type="float">
            <text:p>1.60199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170241" calcext:value-type="float">
            <text:p>0.000170241</text:p>
          </table:table-cell>
          <table:table-cell office:value-type="float" office:value="0" calcext:value-type="float">
            <text:p>0</text:p>
          </table:table-cell>
          <table:table-cell office:value-type="float" office:value="0.0000000159431" calcext:value-type="float">
            <text:p>1.59431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036702" calcext:value-type="float">
            <text:p>-3.670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57233" calcext:value-type="float">
            <text:p>1.57233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261412" calcext:value-type="float">
            <text:p>-0.000261412</text:p>
          </table:table-cell>
          <table:table-cell office:value-type="float" office:value="0" calcext:value-type="float">
            <text:p>0</text:p>
          </table:table-cell>
          <table:table-cell office:value-type="float" office:value="0.0000000153988" calcext:value-type="float">
            <text:p>1.53988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496878" calcext:value-type="float">
            <text:p>-0.000496878</text:p>
          </table:table-cell>
          <table:table-cell office:value-type="float" office:value="0" calcext:value-type="float">
            <text:p>0</text:p>
          </table:table-cell>
          <table:table-cell office:value-type="float" office:value="0.0000000149712" calcext:value-type="float">
            <text:p>1.49712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734095" calcext:value-type="float">
            <text:p>-0.000734095</text:p>
          </table:table-cell>
          <table:table-cell office:value-type="float" office:value="0" calcext:value-type="float">
            <text:p>0</text:p>
          </table:table-cell>
          <table:table-cell office:value-type="float" office:value="0.0000000144108" calcext:value-type="float">
            <text:p>1.44108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964816" calcext:value-type="float">
            <text:p>-0.000964816</text:p>
          </table:table-cell>
          <table:table-cell office:value-type="float" office:value="0" calcext:value-type="float">
            <text:p>0</text:p>
          </table:table-cell>
          <table:table-cell office:value-type="float" office:value="0.0000000135885" calcext:value-type="float">
            <text:p>1.35885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116037" calcext:value-type="float">
            <text:p>-0.00116037</text:p>
          </table:table-cell>
          <table:table-cell office:value-type="float" office:value="0" calcext:value-type="float">
            <text:p>0</text:p>
          </table:table-cell>
          <table:table-cell office:value-type="float" office:value="0.0000000124745" calcext:value-type="float">
            <text:p>1.24745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12925" calcext:value-type="float">
            <text:p>-0.0012925</text:p>
          </table:table-cell>
          <table:table-cell office:value-type="float" office:value="0" calcext:value-type="float">
            <text:p>0</text:p>
          </table:table-cell>
          <table:table-cell office:value-type="float" office:value="0.0000000109695" calcext:value-type="float">
            <text:p>1.09695E-08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134516" calcext:value-type="float">
            <text:p>-0.001345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7757" calcext:value-type="float">
            <text:p>8.97757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129824" calcext:value-type="float">
            <text:p>-0.001298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647603" calcext:value-type="float">
            <text:p>6.47603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11404" calcext:value-type="float">
            <text:p>-0.00114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7882" calcext:value-type="float">
            <text:p>3.77882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909913" calcext:value-type="float">
            <text:p>-0.0009099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77548" calcext:value-type="float">
            <text:p>1.77548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703926" calcext:value-type="float">
            <text:p>-0.0007039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43059" calcext:value-type="float">
            <text:p>7.43059E-10</text:p>
          </table:table-cell>
          <table:table-cell office:value-type="float" office:value="27272.2" calcext:value-type="float">
            <text:p>2727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572081" calcext:value-type="float">
            <text:p>-0.0005720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20764" calcext:value-type="float">
            <text:p>3.20764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49412" calcext:value-type="float">
            <text:p>-0.000494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8918" calcext:value-type="float">
            <text:p>1.98918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44026" calcext:value-type="float">
            <text:p>-0.000440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0152" calcext:value-type="float">
            <text:p>1.90152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393017" calcext:value-type="float">
            <text:p>-0.0003930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6908" calcext:value-type="float">
            <text:p>1.96908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351334" calcext:value-type="float">
            <text:p>-0.0003513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9795" calcext:value-type="float">
            <text:p>1.99795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315259" calcext:value-type="float">
            <text:p>-0.0003152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796" calcext:value-type="float">
            <text:p>2.11796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282864" calcext:value-type="float">
            <text:p>-0.0002828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3221" calcext:value-type="float">
            <text:p>2.43221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252853" calcext:value-type="float">
            <text:p>-0.0002528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01762" calcext:value-type="float">
            <text:p>3.01762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22411" calcext:value-type="float">
            <text:p>-0.000224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96861" calcext:value-type="float">
            <text:p>3.96861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195363" calcext:value-type="float">
            <text:p>-0.0001953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44307" calcext:value-type="float">
            <text:p>5.44307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165074" calcext:value-type="float">
            <text:p>-0.00016507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4043" calcext:value-type="float">
            <text:p>7.64043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13148" calcext:value-type="float">
            <text:p>-0.000131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8142" calcext:value-type="float">
            <text:p>1.08142E-09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0934695" calcext:value-type="float">
            <text:p>-9.3469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53776" calcext:value-type="float">
            <text:p>1.53776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-0.000048334" calcext:value-type="float">
            <text:p>-4.833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19799" calcext:value-type="float">
            <text:p>2.19799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00869467" calcext:value-type="float">
            <text:p>8.69467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12017" calcext:value-type="float">
            <text:p>3.12017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0804486" calcext:value-type="float">
            <text:p>8.0448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31922" calcext:value-type="float">
            <text:p>4.31922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16745" calcext:value-type="float">
            <text:p>0.000167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80297" calcext:value-type="float">
            <text:p>5.80297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269609" calcext:value-type="float">
            <text:p>0.0002696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757781" calcext:value-type="float">
            <text:p>7.57781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384944" calcext:value-type="float">
            <text:p>0.0003849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961387" calcext:value-type="float">
            <text:p>9.61387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509192" calcext:value-type="float">
            <text:p>0.000509192</text:p>
          </table:table-cell>
          <table:table-cell office:value-type="float" office:value="0" calcext:value-type="float">
            <text:p>0</text:p>
          </table:table-cell>
          <table:table-cell office:value-type="float" office:value="0.0000000118452" calcext:value-type="float">
            <text:p>1.18452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635863" calcext:value-type="float">
            <text:p>0.00063586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1459" calcext:value-type="float">
            <text:p>1.41459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756715" calcext:value-type="float">
            <text:p>0.000756715</text:p>
          </table:table-cell>
          <table:table-cell office:value-type="float" office:value="0" calcext:value-type="float">
            <text:p>0</text:p>
          </table:table-cell>
          <table:table-cell office:value-type="float" office:value="0.0000000163741" calcext:value-type="float">
            <text:p>1.63741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862674" calcext:value-type="float">
            <text:p>0.000862674</text:p>
          </table:table-cell>
          <table:table-cell office:value-type="float" office:value="0" calcext:value-type="float">
            <text:p>0</text:p>
          </table:table-cell>
          <table:table-cell office:value-type="float" office:value="0.0000000183893" calcext:value-type="float">
            <text:p>1.83893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945746" calcext:value-type="float">
            <text:p>0.000945746</text:p>
          </table:table-cell>
          <table:table-cell office:value-type="float" office:value="0" calcext:value-type="float">
            <text:p>0</text:p>
          </table:table-cell>
          <table:table-cell office:value-type="float" office:value="0.0000000200153" calcext:value-type="float">
            <text:p>2.00153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999584" calcext:value-type="float">
            <text:p>0.000999584</text:p>
          </table:table-cell>
          <table:table-cell office:value-type="float" office:value="0" calcext:value-type="float">
            <text:p>0</text:p>
          </table:table-cell>
          <table:table-cell office:value-type="float" office:value="0.0000000210652" calcext:value-type="float">
            <text:p>2.10652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102181" calcext:value-type="float">
            <text:p>0.00102181</text:p>
          </table:table-cell>
          <table:table-cell office:value-type="float" office:value="0" calcext:value-type="float">
            <text:p>0</text:p>
          </table:table-cell>
          <table:table-cell office:value-type="float" office:value="0.0000000214856" calcext:value-type="float">
            <text:p>2.14856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101351" calcext:value-type="float">
            <text:p>0.00101351</text:p>
          </table:table-cell>
          <table:table-cell office:value-type="float" office:value="0" calcext:value-type="float">
            <text:p>0</text:p>
          </table:table-cell>
          <table:table-cell office:value-type="float" office:value="0.0000000212665" calcext:value-type="float">
            <text:p>2.12665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981391" calcext:value-type="float">
            <text:p>0.000981391</text:p>
          </table:table-cell>
          <table:table-cell office:value-type="float" office:value="0" calcext:value-type="float">
            <text:p>0</text:p>
          </table:table-cell>
          <table:table-cell office:value-type="float" office:value="0.0000000204289" calcext:value-type="float">
            <text:p>2.04289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935567" calcext:value-type="float">
            <text:p>0.000935567</text:p>
          </table:table-cell>
          <table:table-cell office:value-type="float" office:value="0" calcext:value-type="float">
            <text:p>0</text:p>
          </table:table-cell>
          <table:table-cell office:value-type="float" office:value="0.0000000185522" calcext:value-type="float">
            <text:p>1.85522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910158" calcext:value-type="float">
            <text:p>0.000910158</text:p>
          </table:table-cell>
          <table:table-cell office:value-type="float" office:value="0" calcext:value-type="float">
            <text:p>0</text:p>
          </table:table-cell>
          <table:table-cell office:value-type="float" office:value="0.0000000172314" calcext:value-type="float">
            <text:p>1.72314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526844" calcext:value-type="float">
            <text:p>0.0526844</text:p>
          </table:table-cell>
        </table:table-row>
        <table:table-row table:style-name="ro1">
          <table:table-cell office:value-type="float" office:value="0.000917821" calcext:value-type="float">
            <text:p>0.000917821</text:p>
          </table:table-cell>
          <table:table-cell office:value-type="float" office:value="0" calcext:value-type="float">
            <text:p>0</text:p>
          </table:table-cell>
          <table:table-cell office:value-type="float" office:value="0.0000000167691" calcext:value-type="float">
            <text:p>1.67691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904431" calcext:value-type="float">
            <text:p>0.000904431</text:p>
          </table:table-cell>
          <table:table-cell office:value-type="float" office:value="0" calcext:value-type="float">
            <text:p>0</text:p>
          </table:table-cell>
          <table:table-cell office:value-type="float" office:value="0.0000000168392" calcext:value-type="float">
            <text:p>1.68392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858666" calcext:value-type="float">
            <text:p>0.000858666</text:p>
          </table:table-cell>
          <table:table-cell office:value-type="float" office:value="0" calcext:value-type="float">
            <text:p>0</text:p>
          </table:table-cell>
          <table:table-cell office:value-type="float" office:value="0.0000000171258" calcext:value-type="float">
            <text:p>1.71258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781177" calcext:value-type="float">
            <text:p>0.000781177</text:p>
          </table:table-cell>
          <table:table-cell office:value-type="float" office:value="0" calcext:value-type="float">
            <text:p>0</text:p>
          </table:table-cell>
          <table:table-cell office:value-type="float" office:value="0.000000017471" calcext:value-type="float">
            <text:p>1.7471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673646" calcext:value-type="float">
            <text:p>0.000673646</text:p>
          </table:table-cell>
          <table:table-cell office:value-type="float" office:value="0" calcext:value-type="float">
            <text:p>0</text:p>
          </table:table-cell>
          <table:table-cell office:value-type="float" office:value="0.0000000176631" calcext:value-type="float">
            <text:p>1.76631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53451" calcext:value-type="float">
            <text:p>0.00053451</text:p>
          </table:table-cell>
          <table:table-cell office:value-type="float" office:value="0" calcext:value-type="float">
            <text:p>0</text:p>
          </table:table-cell>
          <table:table-cell office:value-type="float" office:value="0.0000000178507" calcext:value-type="float">
            <text:p>1.78507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366774" calcext:value-type="float">
            <text:p>0.000366774</text:p>
          </table:table-cell>
          <table:table-cell office:value-type="float" office:value="0" calcext:value-type="float">
            <text:p>0</text:p>
          </table:table-cell>
          <table:table-cell office:value-type="float" office:value="0.0000000179723" calcext:value-type="float">
            <text:p>1.79723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173253" calcext:value-type="float">
            <text:p>0.000173253</text:p>
          </table:table-cell>
          <table:table-cell office:value-type="float" office:value="0" calcext:value-type="float">
            <text:p>0</text:p>
          </table:table-cell>
          <table:table-cell office:value-type="float" office:value="0.0000000178803" calcext:value-type="float">
            <text:p>1.78803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0420239" calcext:value-type="float">
            <text:p>-4.2023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76397" calcext:value-type="float">
            <text:p>1.76397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275543" calcext:value-type="float">
            <text:p>-0.000275543</text:p>
          </table:table-cell>
          <table:table-cell office:value-type="float" office:value="0" calcext:value-type="float">
            <text:p>0</text:p>
          </table:table-cell>
          <table:table-cell office:value-type="float" office:value="0.000000017278" calcext:value-type="float">
            <text:p>1.7278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519901" calcext:value-type="float">
            <text:p>-0.000519901</text:p>
          </table:table-cell>
          <table:table-cell office:value-type="float" office:value="0" calcext:value-type="float">
            <text:p>0</text:p>
          </table:table-cell>
          <table:table-cell office:value-type="float" office:value="0.000000016798" calcext:value-type="float">
            <text:p>1.6798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765717" calcext:value-type="float">
            <text:p>-0.000765717</text:p>
          </table:table-cell>
          <table:table-cell office:value-type="float" office:value="0" calcext:value-type="float">
            <text:p>0</text:p>
          </table:table-cell>
          <table:table-cell office:value-type="float" office:value="0.0000000161557" calcext:value-type="float">
            <text:p>1.61557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100425" calcext:value-type="float">
            <text:p>-0.00100425</text:p>
          </table:table-cell>
          <table:table-cell office:value-type="float" office:value="0" calcext:value-type="float">
            <text:p>0</text:p>
          </table:table-cell>
          <table:table-cell office:value-type="float" office:value="0.0000000152184" calcext:value-type="float">
            <text:p>1.52184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120604" calcext:value-type="float">
            <text:p>-0.00120604</text:p>
          </table:table-cell>
          <table:table-cell office:value-type="float" office:value="0" calcext:value-type="float">
            <text:p>0</text:p>
          </table:table-cell>
          <table:table-cell office:value-type="float" office:value="0.0000000139642" calcext:value-type="float">
            <text:p>1.39642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134178" calcext:value-type="float">
            <text:p>-0.00134178</text:p>
          </table:table-cell>
          <table:table-cell office:value-type="float" office:value="0" calcext:value-type="float">
            <text:p>0</text:p>
          </table:table-cell>
          <table:table-cell office:value-type="float" office:value="0.0000000122682" calcext:value-type="float">
            <text:p>1.22682E-08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139429" calcext:value-type="float">
            <text:p>-0.00139429</text:p>
          </table:table-cell>
          <table:table-cell office:value-type="float" office:value="0" calcext:value-type="float">
            <text:p>0</text:p>
          </table:table-cell>
          <table:table-cell office:value-type="float" office:value="0.0000000100302" calcext:value-type="float">
            <text:p>1.00302E-08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134253" calcext:value-type="float">
            <text:p>-0.001342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721448" calcext:value-type="float">
            <text:p>7.21448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117507" calcext:value-type="float">
            <text:p>-0.001175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418951" calcext:value-type="float">
            <text:p>4.18951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933183" calcext:value-type="float">
            <text:p>-0.0009331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4989" calcext:value-type="float">
            <text:p>1.94989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718995" calcext:value-type="float">
            <text:p>-0.00071899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05832" calcext:value-type="float">
            <text:p>8.05832E-10</text:p>
          </table:table-cell>
          <table:table-cell office:value-type="float" office:value="27272.2" calcext:value-type="float">
            <text:p>2727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583223" calcext:value-type="float">
            <text:p>-0.0005832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456" calcext:value-type="float">
            <text:p>3.456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503716" calcext:value-type="float">
            <text:p>-0.0005037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8838" calcext:value-type="float">
            <text:p>2.18838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448985" calcext:value-type="float">
            <text:p>-0.0004489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9718" calcext:value-type="float">
            <text:p>2.19718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400995" calcext:value-type="float">
            <text:p>-0.00040099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6258" calcext:value-type="float">
            <text:p>2.36258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358849" calcext:value-type="float">
            <text:p>-0.0003588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2003" calcext:value-type="float">
            <text:p>2.42003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322359" calcext:value-type="float">
            <text:p>-0.0003223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2135" calcext:value-type="float">
            <text:p>2.52135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28951" calcext:value-type="float">
            <text:p>-0.000289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81598" calcext:value-type="float">
            <text:p>2.81598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259035" calcext:value-type="float">
            <text:p>-0.0002590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41629" calcext:value-type="float">
            <text:p>3.41629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229869" calcext:value-type="float">
            <text:p>-0.0002298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43395" calcext:value-type="float">
            <text:p>4.43395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200705" calcext:value-type="float">
            <text:p>-0.0002007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01689" calcext:value-type="float">
            <text:p>6.01689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16993" calcext:value-type="float">
            <text:p>-0.0001699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36292" calcext:value-type="float">
            <text:p>8.36292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135778" calcext:value-type="float">
            <text:p>-0.00013577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7399" calcext:value-type="float">
            <text:p>1.17399E-09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0973053" calcext:value-type="float">
            <text:p>-9.7305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65775" calcext:value-type="float">
            <text:p>1.65775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-0.0000518601" calcext:value-type="float">
            <text:p>-5.1860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35719" calcext:value-type="float">
            <text:p>2.35719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005676" calcext:value-type="float">
            <text:p>5.67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33675" calcext:value-type="float">
            <text:p>3.33675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0783961" calcext:value-type="float">
            <text:p>7.8396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61503" calcext:value-type="float">
            <text:p>4.61503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166823" calcext:value-type="float">
            <text:p>0.0001668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62029" calcext:value-type="float">
            <text:p>6.2029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271005" calcext:value-type="float">
            <text:p>0.0002710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811398" calcext:value-type="float">
            <text:p>8.11398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389133" calcext:value-type="float">
            <text:p>0.000389133</text:p>
          </table:table-cell>
          <table:table-cell office:value-type="float" office:value="0" calcext:value-type="float">
            <text:p>0</text:p>
          </table:table-cell>
          <table:table-cell office:value-type="float" office:value="0.0000000103244" calcext:value-type="float">
            <text:p>1.03244E-08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516933" calcext:value-type="float">
            <text:p>0.000516933</text:p>
          </table:table-cell>
          <table:table-cell office:value-type="float" office:value="0" calcext:value-type="float">
            <text:p>0</text:p>
          </table:table-cell>
          <table:table-cell office:value-type="float" office:value="0.0000000127676" calcext:value-type="float">
            <text:p>1.27676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647933" calcext:value-type="float">
            <text:p>0.000647933</text:p>
          </table:table-cell>
          <table:table-cell office:value-type="float" office:value="0" calcext:value-type="float">
            <text:p>0</text:p>
          </table:table-cell>
          <table:table-cell office:value-type="float" office:value="0.0000000153175" calcext:value-type="float">
            <text:p>1.53175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773817" calcext:value-type="float">
            <text:p>0.000773817</text:p>
          </table:table-cell>
          <table:table-cell office:value-type="float" office:value="0" calcext:value-type="float">
            <text:p>0</text:p>
          </table:table-cell>
          <table:table-cell office:value-type="float" office:value="0.0000000178168" calcext:value-type="float">
            <text:p>1.78168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885142" calcext:value-type="float">
            <text:p>0.000885142</text:p>
          </table:table-cell>
          <table:table-cell office:value-type="float" office:value="0" calcext:value-type="float">
            <text:p>0</text:p>
          </table:table-cell>
          <table:table-cell office:value-type="float" office:value="0.0000000201087" calcext:value-type="float">
            <text:p>2.01087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973475" calcext:value-type="float">
            <text:p>0.000973475</text:p>
          </table:table-cell>
          <table:table-cell office:value-type="float" office:value="0" calcext:value-type="float">
            <text:p>0</text:p>
          </table:table-cell>
          <table:table-cell office:value-type="float" office:value="0.0000000219956" calcext:value-type="float">
            <text:p>2.19956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103204" calcext:value-type="float">
            <text:p>0.00103204</text:p>
          </table:table-cell>
          <table:table-cell office:value-type="float" office:value="0" calcext:value-type="float">
            <text:p>0</text:p>
          </table:table-cell>
          <table:table-cell office:value-type="float" office:value="0.0000000232702" calcext:value-type="float">
            <text:p>2.32702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105799" calcext:value-type="float">
            <text:p>0.00105799</text:p>
          </table:table-cell>
          <table:table-cell office:value-type="float" office:value="0" calcext:value-type="float">
            <text:p>0</text:p>
          </table:table-cell>
          <table:table-cell office:value-type="float" office:value="0.0000000238347" calcext:value-type="float">
            <text:p>2.38347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105197" calcext:value-type="float">
            <text:p>0.00105197</text:p>
          </table:table-cell>
          <table:table-cell office:value-type="float" office:value="0" calcext:value-type="float">
            <text:p>0</text:p>
          </table:table-cell>
          <table:table-cell office:value-type="float" office:value="0.0000000236808" calcext:value-type="float">
            <text:p>2.36808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102057" calcext:value-type="float">
            <text:p>0.00102057</text:p>
          </table:table-cell>
          <table:table-cell office:value-type="float" office:value="0" calcext:value-type="float">
            <text:p>0</text:p>
          </table:table-cell>
          <table:table-cell office:value-type="float" office:value="0.0000000228488" calcext:value-type="float">
            <text:p>2.28488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973854" calcext:value-type="float">
            <text:p>0.000973854</text:p>
          </table:table-cell>
          <table:table-cell office:value-type="float" office:value="0" calcext:value-type="float">
            <text:p>0</text:p>
          </table:table-cell>
          <table:table-cell office:value-type="float" office:value="0.0000000208147" calcext:value-type="float">
            <text:p>2.08147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947581" calcext:value-type="float">
            <text:p>0.000947581</text:p>
          </table:table-cell>
          <table:table-cell office:value-type="float" office:value="0" calcext:value-type="float">
            <text:p>0</text:p>
          </table:table-cell>
          <table:table-cell office:value-type="float" office:value="0.0000000193557" calcext:value-type="float">
            <text:p>1.93557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62249" calcext:value-type="float">
            <text:p>0.062249</text:p>
          </table:table-cell>
        </table:table-row>
        <table:table-row table:style-name="ro1">
          <table:table-cell office:value-type="float" office:value="0.000952569" calcext:value-type="float">
            <text:p>0.000952569</text:p>
          </table:table-cell>
          <table:table-cell office:value-type="float" office:value="0" calcext:value-type="float">
            <text:p>0</text:p>
          </table:table-cell>
          <table:table-cell office:value-type="float" office:value="0.0000000185475" calcext:value-type="float">
            <text:p>1.85475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938412" calcext:value-type="float">
            <text:p>0.000938412</text:p>
          </table:table-cell>
          <table:table-cell office:value-type="float" office:value="0" calcext:value-type="float">
            <text:p>0</text:p>
          </table:table-cell>
          <table:table-cell office:value-type="float" office:value="0.0000000186026" calcext:value-type="float">
            <text:p>1.86026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890332" calcext:value-type="float">
            <text:p>0.000890332</text:p>
          </table:table-cell>
          <table:table-cell office:value-type="float" office:value="0" calcext:value-type="float">
            <text:p>0</text:p>
          </table:table-cell>
          <table:table-cell office:value-type="float" office:value="0.0000000188633" calcext:value-type="float">
            <text:p>1.88633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809417" calcext:value-type="float">
            <text:p>0.000809417</text:p>
          </table:table-cell>
          <table:table-cell office:value-type="float" office:value="0" calcext:value-type="float">
            <text:p>0</text:p>
          </table:table-cell>
          <table:table-cell office:value-type="float" office:value="0.0000000191983" calcext:value-type="float">
            <text:p>1.91983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697557" calcext:value-type="float">
            <text:p>0.000697557</text:p>
          </table:table-cell>
          <table:table-cell office:value-type="float" office:value="0" calcext:value-type="float">
            <text:p>0</text:p>
          </table:table-cell>
          <table:table-cell office:value-type="float" office:value="0.0000000193967" calcext:value-type="float">
            <text:p>1.93967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553106" calcext:value-type="float">
            <text:p>0.000553106</text:p>
          </table:table-cell>
          <table:table-cell office:value-type="float" office:value="0" calcext:value-type="float">
            <text:p>0</text:p>
          </table:table-cell>
          <table:table-cell office:value-type="float" office:value="0.0000000196076" calcext:value-type="float">
            <text:p>1.96076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379163" calcext:value-type="float">
            <text:p>0.000379163</text:p>
          </table:table-cell>
          <table:table-cell office:value-type="float" office:value="0" calcext:value-type="float">
            <text:p>0</text:p>
          </table:table-cell>
          <table:table-cell office:value-type="float" office:value="0.0000000197699" calcext:value-type="float">
            <text:p>1.97699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178574" calcext:value-type="float">
            <text:p>0.000178574</text:p>
          </table:table-cell>
          <table:table-cell office:value-type="float" office:value="0" calcext:value-type="float">
            <text:p>0</text:p>
          </table:table-cell>
          <table:table-cell office:value-type="float" office:value="0.0000000196796" calcext:value-type="float">
            <text:p>1.96796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0444941" calcext:value-type="float">
            <text:p>-4.4494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94248" calcext:value-type="float">
            <text:p>1.94248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286318" calcext:value-type="float">
            <text:p>-0.000286318</text:p>
          </table:table-cell>
          <table:table-cell office:value-type="float" office:value="0" calcext:value-type="float">
            <text:p>0</text:p>
          </table:table-cell>
          <table:table-cell office:value-type="float" office:value="0.0000000190384" calcext:value-type="float">
            <text:p>1.90384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53914" calcext:value-type="float">
            <text:p>-0.00053914</text:p>
          </table:table-cell>
          <table:table-cell office:value-type="float" office:value="0" calcext:value-type="float">
            <text:p>0</text:p>
          </table:table-cell>
          <table:table-cell office:value-type="float" office:value="0.000000018509" calcext:value-type="float">
            <text:p>1.8509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793212" calcext:value-type="float">
            <text:p>-0.000793212</text:p>
          </table:table-cell>
          <table:table-cell office:value-type="float" office:value="0" calcext:value-type="float">
            <text:p>0</text:p>
          </table:table-cell>
          <table:table-cell office:value-type="float" office:value="0.0000000177951" calcext:value-type="float">
            <text:p>1.77951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103961" calcext:value-type="float">
            <text:p>-0.00103961</text:p>
          </table:table-cell>
          <table:table-cell office:value-type="float" office:value="0" calcext:value-type="float">
            <text:p>0</text:p>
          </table:table-cell>
          <table:table-cell office:value-type="float" office:value="0.0000000167609" calcext:value-type="float">
            <text:p>1.67609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1248" calcext:value-type="float">
            <text:p>-0.001248</text:p>
          </table:table-cell>
          <table:table-cell office:value-type="float" office:value="0" calcext:value-type="float">
            <text:p>0</text:p>
          </table:table-cell>
          <table:table-cell office:value-type="float" office:value="0.0000000153892" calcext:value-type="float">
            <text:p>1.53892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138789" calcext:value-type="float">
            <text:p>-0.00138789</text:p>
          </table:table-cell>
          <table:table-cell office:value-type="float" office:value="0" calcext:value-type="float">
            <text:p>0</text:p>
          </table:table-cell>
          <table:table-cell office:value-type="float" office:value="0.0000000135225" calcext:value-type="float">
            <text:p>1.35225E-08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144115" calcext:value-type="float">
            <text:p>-0.0014411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0572" calcext:value-type="float">
            <text:p>1.10572E-08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138575" calcext:value-type="float">
            <text:p>-0.001385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794244" calcext:value-type="float">
            <text:p>7.94244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120978" calcext:value-type="float">
            <text:p>-0.00120978</text:p>
          </table:table-cell>
          <table:table-cell office:value-type="float" office:value="0" calcext:value-type="float">
            <text:p>0</text:p>
          </table:table-cell>
          <table:table-cell office:value-type="float" office:value="0.00000000459821" calcext:value-type="float">
            <text:p>4.59821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956988" calcext:value-type="float">
            <text:p>-0.000956988</text:p>
          </table:table-cell>
          <table:table-cell office:value-type="float" office:value="0" calcext:value-type="float">
            <text:p>0</text:p>
          </table:table-cell>
          <table:table-cell office:value-type="float" office:value="0.00000000212462" calcext:value-type="float">
            <text:p>2.12462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734456" calcext:value-type="float">
            <text:p>-0.0007344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6843" calcext:value-type="float">
            <text:p>8.6843E-10</text:p>
          </table:table-cell>
          <table:table-cell office:value-type="float" office:value="27272.2" calcext:value-type="float">
            <text:p>2727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594351" calcext:value-type="float">
            <text:p>-0.0005943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68761" calcext:value-type="float">
            <text:p>3.68761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512962" calcext:value-type="float">
            <text:p>-0.0005129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1605" calcext:value-type="float">
            <text:p>2.31605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457268" calcext:value-type="float">
            <text:p>-0.0004572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1757" calcext:value-type="float">
            <text:p>2.31757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40855" calcext:value-type="float">
            <text:p>-0.000408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7373" calcext:value-type="float">
            <text:p>2.47373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366031" calcext:value-type="float">
            <text:p>-0.0003660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1661" calcext:value-type="float">
            <text:p>2.51661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329403" calcext:value-type="float">
            <text:p>-0.0003294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1937" calcext:value-type="float">
            <text:p>2.61937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296434" calcext:value-type="float">
            <text:p>-0.0002964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93522" calcext:value-type="float">
            <text:p>2.93522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265815" calcext:value-type="float">
            <text:p>-0.0002658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57667" calcext:value-type="float">
            <text:p>3.57667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236512" calcext:value-type="float">
            <text:p>-0.0002365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66101" calcext:value-type="float">
            <text:p>4.66101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207211" calcext:value-type="float">
            <text:p>-0.0002072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34388" calcext:value-type="float">
            <text:p>6.34388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176246" calcext:value-type="float">
            <text:p>-0.0001762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82994" calcext:value-type="float">
            <text:p>8.82994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141758" calcext:value-type="float">
            <text:p>-0.0001417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4019" calcext:value-type="float">
            <text:p>1.24019E-09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102875" calcext:value-type="float">
            <text:p>-0.0001028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75175" calcext:value-type="float">
            <text:p>1.75175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-0.0000569841" calcext:value-type="float">
            <text:p>-5.6984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49204" calcext:value-type="float">
            <text:p>2.49204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00125458" calcext:value-type="float">
            <text:p>1.2545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3226" calcext:value-type="float">
            <text:p>3.53226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0751356" calcext:value-type="float">
            <text:p>7.513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89507" calcext:value-type="float">
            <text:p>4.89507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165276" calcext:value-type="float">
            <text:p>0.0001652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952" calcext:value-type="float">
            <text:p>6.5952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271869" calcext:value-type="float">
            <text:p>0.0002718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865288" calcext:value-type="float">
            <text:p>8.65288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393175" calcext:value-type="float">
            <text:p>0.00039317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0486" calcext:value-type="float">
            <text:p>1.10486E-08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524983" calcext:value-type="float">
            <text:p>0.000524983</text:p>
          </table:table-cell>
          <table:table-cell office:value-type="float" office:value="0" calcext:value-type="float">
            <text:p>0</text:p>
          </table:table-cell>
          <table:table-cell office:value-type="float" office:value="0.0000000137197" calcext:value-type="float">
            <text:p>1.37197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660778" calcext:value-type="float">
            <text:p>0.000660778</text:p>
          </table:table-cell>
          <table:table-cell office:value-type="float" office:value="0" calcext:value-type="float">
            <text:p>0</text:p>
          </table:table-cell>
          <table:table-cell office:value-type="float" office:value="0.0000000165317" calcext:value-type="float">
            <text:p>1.65317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791951" calcext:value-type="float">
            <text:p>0.000791951</text:p>
          </table:table-cell>
          <table:table-cell office:value-type="float" office:value="0" calcext:value-type="float">
            <text:p>0</text:p>
          </table:table-cell>
          <table:table-cell office:value-type="float" office:value="0.0000000193048" calcext:value-type="float">
            <text:p>1.93048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90863" calcext:value-type="float">
            <text:p>0.00090863</text:p>
          </table:table-cell>
          <table:table-cell office:value-type="float" office:value="0" calcext:value-type="float">
            <text:p>0</text:p>
          </table:table-cell>
          <table:table-cell office:value-type="float" office:value="0.0000000218644" calcext:value-type="float">
            <text:p>2.18644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100197" calcext:value-type="float">
            <text:p>0.00100197</text:p>
          </table:table-cell>
          <table:table-cell office:value-type="float" office:value="0" calcext:value-type="float">
            <text:p>0</text:p>
          </table:table-cell>
          <table:table-cell office:value-type="float" office:value="0.0000000239978" calcext:value-type="float">
            <text:p>2.39978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106475" calcext:value-type="float">
            <text:p>0.00106475</text:p>
          </table:table-cell>
          <table:table-cell office:value-type="float" office:value="0" calcext:value-type="float">
            <text:p>0</text:p>
          </table:table-cell>
          <table:table-cell office:value-type="float" office:value="0.0000000254697" calcext:value-type="float">
            <text:p>2.54697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109372" calcext:value-type="float">
            <text:p>0.00109372</text:p>
          </table:table-cell>
          <table:table-cell office:value-type="float" office:value="0" calcext:value-type="float">
            <text:p>0</text:p>
          </table:table-cell>
          <table:table-cell office:value-type="float" office:value="0.0000000261463" calcext:value-type="float">
            <text:p>2.61463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108932" calcext:value-type="float">
            <text:p>0.00108932</text:p>
          </table:table-cell>
          <table:table-cell office:value-type="float" office:value="0" calcext:value-type="float">
            <text:p>0</text:p>
          </table:table-cell>
          <table:table-cell office:value-type="float" office:value="0.0000000260288" calcext:value-type="float">
            <text:p>2.60288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105816" calcext:value-type="float">
            <text:p>0.00105816</text:p>
          </table:table-cell>
          <table:table-cell office:value-type="float" office:value="0" calcext:value-type="float">
            <text:p>0</text:p>
          </table:table-cell>
          <table:table-cell office:value-type="float" office:value="0.0000000251623" calcext:value-type="float">
            <text:p>2.51623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101056" calcext:value-type="float">
            <text:p>0.00101056</text:p>
          </table:table-cell>
          <table:table-cell office:value-type="float" office:value="0" calcext:value-type="float">
            <text:p>0</text:p>
          </table:table-cell>
          <table:table-cell office:value-type="float" office:value="0.0000000229703" calcext:value-type="float">
            <text:p>2.29703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983584" calcext:value-type="float">
            <text:p>0.000983584</text:p>
          </table:table-cell>
          <table:table-cell office:value-type="float" office:value="0" calcext:value-type="float">
            <text:p>0</text:p>
          </table:table-cell>
          <table:table-cell office:value-type="float" office:value="0.000000021394" calcext:value-type="float">
            <text:p>2.1394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728277" calcext:value-type="float">
            <text:p>0.0728277</text:p>
          </table:table-cell>
        </table:table-row>
        <table:table-row table:style-name="ro1">
          <table:table-cell office:value-type="float" office:value="0.00098453" calcext:value-type="float">
            <text:p>0.00098453</text:p>
          </table:table-cell>
          <table:table-cell office:value-type="float" office:value="0" calcext:value-type="float">
            <text:p>0</text:p>
          </table:table-cell>
          <table:table-cell office:value-type="float" office:value="0.0000000201324" calcext:value-type="float">
            <text:p>2.01324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0969829" calcext:value-type="float">
            <text:p>0.000969829</text:p>
          </table:table-cell>
          <table:table-cell office:value-type="float" office:value="0" calcext:value-type="float">
            <text:p>0</text:p>
          </table:table-cell>
          <table:table-cell office:value-type="float" office:value="0.0000000201654" calcext:value-type="float">
            <text:p>2.01654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0919952" calcext:value-type="float">
            <text:p>0.000919952</text:p>
          </table:table-cell>
          <table:table-cell office:value-type="float" office:value="0" calcext:value-type="float">
            <text:p>0</text:p>
          </table:table-cell>
          <table:table-cell office:value-type="float" office:value="0.0000000203963" calcext:value-type="float">
            <text:p>2.03963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0836114" calcext:value-type="float">
            <text:p>0.000836114</text:p>
          </table:table-cell>
          <table:table-cell office:value-type="float" office:value="0" calcext:value-type="float">
            <text:p>0</text:p>
          </table:table-cell>
          <table:table-cell office:value-type="float" office:value="0.0000000207199" calcext:value-type="float">
            <text:p>2.07199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072037" calcext:value-type="float">
            <text:p>0.00072037</text:p>
          </table:table-cell>
          <table:table-cell office:value-type="float" office:value="0" calcext:value-type="float">
            <text:p>0</text:p>
          </table:table-cell>
          <table:table-cell office:value-type="float" office:value="0.0000000209133" calcext:value-type="float">
            <text:p>2.09133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0571025" calcext:value-type="float">
            <text:p>0.000571025</text:p>
          </table:table-cell>
          <table:table-cell office:value-type="float" office:value="0" calcext:value-type="float">
            <text:p>0</text:p>
          </table:table-cell>
          <table:table-cell office:value-type="float" office:value="0.0000000211282" calcext:value-type="float">
            <text:p>2.11282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0391325" calcext:value-type="float">
            <text:p>0.000391325</text:p>
          </table:table-cell>
          <table:table-cell office:value-type="float" office:value="0" calcext:value-type="float">
            <text:p>0</text:p>
          </table:table-cell>
          <table:table-cell office:value-type="float" office:value="0.0000000212889" calcext:value-type="float">
            <text:p>2.12889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0184263" calcext:value-type="float">
            <text:p>0.000184263</text:p>
          </table:table-cell>
          <table:table-cell office:value-type="float" office:value="0" calcext:value-type="float">
            <text:p>0</text:p>
          </table:table-cell>
          <table:table-cell office:value-type="float" office:value="0.0000000212016" calcext:value-type="float">
            <text:p>2.12016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0459525" calcext:value-type="float">
            <text:p>-4.5952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209136" calcext:value-type="float">
            <text:p>2.09136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295381" calcext:value-type="float">
            <text:p>-0.000295381</text:p>
          </table:table-cell>
          <table:table-cell office:value-type="float" office:value="0" calcext:value-type="float">
            <text:p>0</text:p>
          </table:table-cell>
          <table:table-cell office:value-type="float" office:value="0.0000000205106" calcext:value-type="float">
            <text:p>2.05106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556023" calcext:value-type="float">
            <text:p>-0.000556023</text:p>
          </table:table-cell>
          <table:table-cell office:value-type="float" office:value="0" calcext:value-type="float">
            <text:p>0</text:p>
          </table:table-cell>
          <table:table-cell office:value-type="float" office:value="0.0000000199525" calcext:value-type="float">
            <text:p>1.99525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817837" calcext:value-type="float">
            <text:p>-0.000817837</text:p>
          </table:table-cell>
          <table:table-cell office:value-type="float" office:value="0" calcext:value-type="float">
            <text:p>0</text:p>
          </table:table-cell>
          <table:table-cell office:value-type="float" office:value="0.0000000191952" calcext:value-type="float">
            <text:p>1.91952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107185" calcext:value-type="float">
            <text:p>-0.00107185</text:p>
          </table:table-cell>
          <table:table-cell office:value-type="float" office:value="0" calcext:value-type="float">
            <text:p>0</text:p>
          </table:table-cell>
          <table:table-cell office:value-type="float" office:value="0.0000000181127" calcext:value-type="float">
            <text:p>1.81127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12868" calcext:value-type="float">
            <text:p>-0.0012868</text:p>
          </table:table-cell>
          <table:table-cell office:value-type="float" office:value="0" calcext:value-type="float">
            <text:p>0</text:p>
          </table:table-cell>
          <table:table-cell office:value-type="float" office:value="0.0000000166425" calcext:value-type="float">
            <text:p>1.66425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143098" calcext:value-type="float">
            <text:p>-0.00143098</text:p>
          </table:table-cell>
          <table:table-cell office:value-type="float" office:value="0" calcext:value-type="float">
            <text:p>0</text:p>
          </table:table-cell>
          <table:table-cell office:value-type="float" office:value="0.0000000146369" calcext:value-type="float">
            <text:p>1.46369E-08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148565" calcext:value-type="float">
            <text:p>-0.0014856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9734" calcext:value-type="float">
            <text:p>1.19734E-08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142762" calcext:value-type="float">
            <text:p>-0.001427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860883" calcext:value-type="float">
            <text:p>8.60883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124451" calcext:value-type="float">
            <text:p>-0.001244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497415" calcext:value-type="float">
            <text:p>4.97415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981907" calcext:value-type="float">
            <text:p>-0.0009819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8804" calcext:value-type="float">
            <text:p>2.28804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751455" calcext:value-type="float">
            <text:p>-0.0007514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28929" calcext:value-type="float">
            <text:p>9.28929E-10</text:p>
          </table:table-cell>
          <table:table-cell office:value-type="float" office:value="27272.2" calcext:value-type="float">
            <text:p>2727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60711" calcext:value-type="float">
            <text:p>-0.000607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91718" calcext:value-type="float">
            <text:p>3.91718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523561" calcext:value-type="float">
            <text:p>-0.0005235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3592" calcext:value-type="float">
            <text:p>2.43592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466702" calcext:value-type="float">
            <text:p>-0.0004667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9749" calcext:value-type="float">
            <text:p>2.39749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417128" calcext:value-type="float">
            <text:p>-0.0004171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211" calcext:value-type="float">
            <text:p>2.5211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374091" calcext:value-type="float">
            <text:p>-0.0003740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4192" calcext:value-type="float">
            <text:p>2.54192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337255" calcext:value-type="float">
            <text:p>-0.0003372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4441" calcext:value-type="float">
            <text:p>2.64441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304124" calcext:value-type="float">
            <text:p>-0.0003041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98133" calcext:value-type="float">
            <text:p>2.98133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273314" calcext:value-type="float">
            <text:p>-0.0002733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66385" calcext:value-type="float">
            <text:p>3.66385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243798" calcext:value-type="float">
            <text:p>-0.0002437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81303" calcext:value-type="float">
            <text:p>4.81303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214264" calcext:value-type="float">
            <text:p>-0.0002142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59997" calcext:value-type="float">
            <text:p>6.59997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182984" calcext:value-type="float">
            <text:p>-0.0001829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2396" calcext:value-type="float">
            <text:p>9.2396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148015" calcext:value-type="float">
            <text:p>-0.0001480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0303" calcext:value-type="float">
            <text:p>1.30303E-09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108517" calcext:value-type="float">
            <text:p>-0.0001085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466" calcext:value-type="float">
            <text:p>1.8466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061848" calcext:value-type="float">
            <text:p>-6.184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63314" calcext:value-type="float">
            <text:p>2.63314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-0.00000250804" calcext:value-type="float">
            <text:p>-2.5080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4035" calcext:value-type="float">
            <text:p>3.74035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00729226" calcext:value-type="float">
            <text:p>7.2922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1952" calcext:value-type="float">
            <text:p>5.1952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0165177" calcext:value-type="float">
            <text:p>0.0001651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701554" calcext:value-type="float">
            <text:p>7.01554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0274546" calcext:value-type="float">
            <text:p>0.0002745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922721" calcext:value-type="float">
            <text:p>9.22721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039934" calcext:value-type="float">
            <text:p>0.00039934</text:p>
          </table:table-cell>
          <table:table-cell office:value-type="float" office:value="0" calcext:value-type="float">
            <text:p>0</text:p>
          </table:table-cell>
          <table:table-cell office:value-type="float" office:value="0.0000000118133" calcext:value-type="float">
            <text:p>1.18133E-08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0535327" calcext:value-type="float">
            <text:p>0.000535327</text:p>
          </table:table-cell>
          <table:table-cell office:value-type="float" office:value="0" calcext:value-type="float">
            <text:p>0</text:p>
          </table:table-cell>
          <table:table-cell office:value-type="float" office:value="0.0000000147098" calcext:value-type="float">
            <text:p>1.47098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0675824" calcext:value-type="float">
            <text:p>0.000675824</text:p>
          </table:table-cell>
          <table:table-cell office:value-type="float" office:value="0" calcext:value-type="float">
            <text:p>0</text:p>
          </table:table-cell>
          <table:table-cell office:value-type="float" office:value="0.0000000177713" calcext:value-type="float">
            <text:p>1.77713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0811959" calcext:value-type="float">
            <text:p>0.000811959</text:p>
          </table:table-cell>
          <table:table-cell office:value-type="float" office:value="0" calcext:value-type="float">
            <text:p>0</text:p>
          </table:table-cell>
          <table:table-cell office:value-type="float" office:value="0.0000000208038" calcext:value-type="float">
            <text:p>2.08038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0933433" calcext:value-type="float">
            <text:p>0.000933433</text:p>
          </table:table-cell>
          <table:table-cell office:value-type="float" office:value="0" calcext:value-type="float">
            <text:p>0</text:p>
          </table:table-cell>
          <table:table-cell office:value-type="float" office:value="0.0000000236091" calcext:value-type="float">
            <text:p>2.36091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103096" calcext:value-type="float">
            <text:p>0.00103096</text:p>
          </table:table-cell>
          <table:table-cell office:value-type="float" office:value="0" calcext:value-type="float">
            <text:p>0</text:p>
          </table:table-cell>
          <table:table-cell office:value-type="float" office:value="0.0000000259543" calcext:value-type="float">
            <text:p>2.59543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1097" calcext:value-type="float">
            <text:p>0.001097</text:p>
          </table:table-cell>
          <table:table-cell office:value-type="float" office:value="0" calcext:value-type="float">
            <text:p>0</text:p>
          </table:table-cell>
          <table:table-cell office:value-type="float" office:value="0.0000000275855" calcext:value-type="float">
            <text:p>2.75855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112806" calcext:value-type="float">
            <text:p>0.00112806</text:p>
          </table:table-cell>
          <table:table-cell office:value-type="float" office:value="0" calcext:value-type="float">
            <text:p>0</text:p>
          </table:table-cell>
          <table:table-cell office:value-type="float" office:value="0.0000000283428" calcext:value-type="float">
            <text:p>2.83428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112443" calcext:value-type="float">
            <text:p>0.00112443</text:p>
          </table:table-cell>
          <table:table-cell office:value-type="float" office:value="0" calcext:value-type="float">
            <text:p>0</text:p>
          </table:table-cell>
          <table:table-cell office:value-type="float" office:value="0.0000000282338" calcext:value-type="float">
            <text:p>2.82338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109291" calcext:value-type="float">
            <text:p>0.00109291</text:p>
          </table:table-cell>
          <table:table-cell office:value-type="float" office:value="0" calcext:value-type="float">
            <text:p>0</text:p>
          </table:table-cell>
          <table:table-cell office:value-type="float" office:value="0.000000027303" calcext:value-type="float">
            <text:p>2.7303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104419" calcext:value-type="float">
            <text:p>0.00104419</text:p>
          </table:table-cell>
          <table:table-cell office:value-type="float" office:value="0" calcext:value-type="float">
            <text:p>0</text:p>
          </table:table-cell>
          <table:table-cell office:value-type="float" office:value="0.0000000249569" calcext:value-type="float">
            <text:p>2.49569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101649" calcext:value-type="float">
            <text:p>0.00101649</text:p>
          </table:table-cell>
          <table:table-cell office:value-type="float" office:value="0" calcext:value-type="float">
            <text:p>0</text:p>
          </table:table-cell>
          <table:table-cell office:value-type="float" office:value="0.0000000232805" calcext:value-type="float">
            <text:p>2.32805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84378" calcext:value-type="float">
            <text:p>0.084378</text:p>
          </table:table-cell>
        </table:table-row>
        <table:table-row table:style-name="ro1">
          <table:table-cell office:value-type="float" office:value="0.00101271" calcext:value-type="float">
            <text:p>0.00101271</text:p>
          </table:table-cell>
          <table:table-cell office:value-type="float" office:value="0" calcext:value-type="float">
            <text:p>0</text:p>
          </table:table-cell>
          <table:table-cell office:value-type="float" office:value="0.000000021503" calcext:value-type="float">
            <text:p>2.1503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0997652" calcext:value-type="float">
            <text:p>0.000997652</text:p>
          </table:table-cell>
          <table:table-cell office:value-type="float" office:value="0" calcext:value-type="float">
            <text:p>0</text:p>
          </table:table-cell>
          <table:table-cell office:value-type="float" office:value="0.0000000215339" calcext:value-type="float">
            <text:p>2.15339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0946409" calcext:value-type="float">
            <text:p>0.000946409</text:p>
          </table:table-cell>
          <table:table-cell office:value-type="float" office:value="0" calcext:value-type="float">
            <text:p>0</text:p>
          </table:table-cell>
          <table:table-cell office:value-type="float" office:value="0.0000000217721" calcext:value-type="float">
            <text:p>2.17721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0860139" calcext:value-type="float">
            <text:p>0.000860139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081" calcext:value-type="float">
            <text:p>2.21081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0741051" calcext:value-type="float">
            <text:p>0.000741051</text:p>
          </table:table-cell>
          <table:table-cell office:value-type="float" office:value="0" calcext:value-type="float">
            <text:p>0</text:p>
          </table:table-cell>
          <table:table-cell office:value-type="float" office:value="0.0000000223055" calcext:value-type="float">
            <text:p>2.23055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0587422" calcext:value-type="float">
            <text:p>0.000587422</text:p>
          </table:table-cell>
          <table:table-cell office:value-type="float" office:value="0" calcext:value-type="float">
            <text:p>0</text:p>
          </table:table-cell>
          <table:table-cell office:value-type="float" office:value="0.000000022527" calcext:value-type="float">
            <text:p>2.2527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0402628" calcext:value-type="float">
            <text:p>0.000402628</text:p>
          </table:table-cell>
          <table:table-cell office:value-type="float" office:value="0" calcext:value-type="float">
            <text:p>0</text:p>
          </table:table-cell>
          <table:table-cell office:value-type="float" office:value="0.0000000226745" calcext:value-type="float">
            <text:p>2.26745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0189878" calcext:value-type="float">
            <text:p>0.000189878</text:p>
          </table:table-cell>
          <table:table-cell office:value-type="float" office:value="0" calcext:value-type="float">
            <text:p>0</text:p>
          </table:table-cell>
          <table:table-cell office:value-type="float" office:value="0.000000022592" calcext:value-type="float">
            <text:p>2.2592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0466261" calcext:value-type="float">
            <text:p>-4.6626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222754" calcext:value-type="float">
            <text:p>2.22754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30276" calcext:value-type="float">
            <text:p>-0.00030276</text:p>
          </table:table-cell>
          <table:table-cell office:value-type="float" office:value="0" calcext:value-type="float">
            <text:p>0</text:p>
          </table:table-cell>
          <table:table-cell office:value-type="float" office:value="0.0000000218492" calcext:value-type="float">
            <text:p>2.18492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570281" calcext:value-type="float">
            <text:p>-0.000570281</text:p>
          </table:table-cell>
          <table:table-cell office:value-type="float" office:value="0" calcext:value-type="float">
            <text:p>0</text:p>
          </table:table-cell>
          <table:table-cell office:value-type="float" office:value="0.0000000212657" calcext:value-type="float">
            <text:p>2.12657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839081" calcext:value-type="float">
            <text:p>-0.000839081</text:p>
          </table:table-cell>
          <table:table-cell office:value-type="float" office:value="0" calcext:value-type="float">
            <text:p>0</text:p>
          </table:table-cell>
          <table:table-cell office:value-type="float" office:value="0.0000000204666" calcext:value-type="float">
            <text:p>2.04666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110004" calcext:value-type="float">
            <text:p>-0.00110004</text:p>
          </table:table-cell>
          <table:table-cell office:value-type="float" office:value="0" calcext:value-type="float">
            <text:p>0</text:p>
          </table:table-cell>
          <table:table-cell office:value-type="float" office:value="0.0000000193316" calcext:value-type="float">
            <text:p>1.93316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132098" calcext:value-type="float">
            <text:p>-0.00132098</text:p>
          </table:table-cell>
          <table:table-cell office:value-type="float" office:value="0" calcext:value-type="float">
            <text:p>0</text:p>
          </table:table-cell>
          <table:table-cell office:value-type="float" office:value="0.0000000177611" calcext:value-type="float">
            <text:p>1.77611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14692" calcext:value-type="float">
            <text:p>-0.0014692</text:p>
          </table:table-cell>
          <table:table-cell office:value-type="float" office:value="0" calcext:value-type="float">
            <text:p>0</text:p>
          </table:table-cell>
          <table:table-cell office:value-type="float" office:value="0.000000015628" calcext:value-type="float">
            <text:p>1.5628E-08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152545" calcext:value-type="float">
            <text:p>-0.00152545</text:p>
          </table:table-cell>
          <table:table-cell office:value-type="float" office:value="0" calcext:value-type="float">
            <text:p>0</text:p>
          </table:table-cell>
          <table:table-cell office:value-type="float" office:value="0.0000000127851" calcext:value-type="float">
            <text:p>1.27851E-08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146548" calcext:value-type="float">
            <text:p>-0.001465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91992" calcext:value-type="float">
            <text:p>9.1992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127643" calcext:value-type="float">
            <text:p>-0.001276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530655" calcext:value-type="float">
            <text:p>5.30655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100535" calcext:value-type="float">
            <text:p>-0.001005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43272" calcext:value-type="float">
            <text:p>2.43272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767902" calcext:value-type="float">
            <text:p>-0.0007679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82597" calcext:value-type="float">
            <text:p>9.82597E-10</text:p>
          </table:table-cell>
          <table:table-cell office:value-type="float" office:value="27272.2" calcext:value-type="float">
            <text:p>2727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61984" calcext:value-type="float">
            <text:p>-0.000619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11987" calcext:value-type="float">
            <text:p>4.11987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534285" calcext:value-type="float">
            <text:p>-0.0005342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5186" calcext:value-type="float">
            <text:p>2.55186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476143" calcext:value-type="float">
            <text:p>-0.0004761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7828" calcext:value-type="float">
            <text:p>2.47828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42566" calcext:value-type="float">
            <text:p>-0.0004256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6982" calcext:value-type="float">
            <text:p>2.56982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382034" calcext:value-type="float">
            <text:p>-0.0003820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7256" calcext:value-type="float">
            <text:p>2.57256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344858" calcext:value-type="float">
            <text:p>-0.0003448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7483" calcext:value-type="float">
            <text:p>2.67483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311468" calcext:value-type="float">
            <text:p>-0.0003114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02846" calcext:value-type="float">
            <text:p>3.02846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280405" calcext:value-type="float">
            <text:p>-0.0002804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7458" calcext:value-type="float">
            <text:p>3.7458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250645" calcext:value-type="float">
            <text:p>-0.0002506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95087" calcext:value-type="float">
            <text:p>4.95087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220851" calcext:value-type="float">
            <text:p>-0.0002208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82724" calcext:value-type="float">
            <text:p>6.82724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189232" calcext:value-type="float">
            <text:p>-0.0001892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59945" calcext:value-type="float">
            <text:p>9.59945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15379" calcext:value-type="float">
            <text:p>-0.000153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5796" calcext:value-type="float">
            <text:p>1.35796E-09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1137" calcext:value-type="float">
            <text:p>-0.00011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2923" calcext:value-type="float">
            <text:p>1.92923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0662642" calcext:value-type="float">
            <text:p>-6.6264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5617" calcext:value-type="float">
            <text:p>2.75617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-0.00000584697" calcext:value-type="float">
            <text:p>-5.84697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92204" calcext:value-type="float">
            <text:p>3.92204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00710752" calcext:value-type="float">
            <text:p>7.1075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4576" calcext:value-type="float">
            <text:p>5.4576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0165343" calcext:value-type="float">
            <text:p>0.0001653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738396" calcext:value-type="float">
            <text:p>7.38396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0277352" calcext:value-type="float">
            <text:p>0.0002773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3189" calcext:value-type="float">
            <text:p>9.73189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0405433" calcext:value-type="float">
            <text:p>0.000405433</text:p>
          </table:table-cell>
          <table:table-cell office:value-type="float" office:value="0" calcext:value-type="float">
            <text:p>0</text:p>
          </table:table-cell>
          <table:table-cell office:value-type="float" office:value="0.0000000124891" calcext:value-type="float">
            <text:p>1.24891E-08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0545332" calcext:value-type="float">
            <text:p>0.000545332</text:p>
          </table:table-cell>
          <table:table-cell office:value-type="float" office:value="0" calcext:value-type="float">
            <text:p>0</text:p>
          </table:table-cell>
          <table:table-cell office:value-type="float" office:value="0.0000000155889" calcext:value-type="float">
            <text:p>1.55889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0690205" calcext:value-type="float">
            <text:p>0.0006902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88734" calcext:value-type="float">
            <text:p>1.88734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0830881" calcext:value-type="float">
            <text:p>0.000830881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35" calcext:value-type="float">
            <text:p>2.2135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0956666" calcext:value-type="float">
            <text:p>0.000956666</text:p>
          </table:table-cell>
          <table:table-cell office:value-type="float" office:value="0" calcext:value-type="float">
            <text:p>0</text:p>
          </table:table-cell>
          <table:table-cell office:value-type="float" office:value="0.0000000251589" calcext:value-type="float">
            <text:p>2.51589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105789" calcext:value-type="float">
            <text:p>0.00105789</text:p>
          </table:table-cell>
          <table:table-cell office:value-type="float" office:value="0" calcext:value-type="float">
            <text:p>0</text:p>
          </table:table-cell>
          <table:table-cell office:value-type="float" office:value="0.0000000276954" calcext:value-type="float">
            <text:p>2.76954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112668" calcext:value-type="float">
            <text:p>0.00112668</text:p>
          </table:table-cell>
          <table:table-cell office:value-type="float" office:value="0" calcext:value-type="float">
            <text:p>0</text:p>
          </table:table-cell>
          <table:table-cell office:value-type="float" office:value="0.0000000294653" calcext:value-type="float">
            <text:p>2.94653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11593" calcext:value-type="float">
            <text:p>0.0011593</text:p>
          </table:table-cell>
          <table:table-cell office:value-type="float" office:value="0" calcext:value-type="float">
            <text:p>0</text:p>
          </table:table-cell>
          <table:table-cell office:value-type="float" office:value="0.0000000302859" calcext:value-type="float">
            <text:p>3.02859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115602" calcext:value-type="float">
            <text:p>0.00115602</text:p>
          </table:table-cell>
          <table:table-cell office:value-type="float" office:value="0" calcext:value-type="float">
            <text:p>0</text:p>
          </table:table-cell>
          <table:table-cell office:value-type="float" office:value="0.000000030172" calcext:value-type="float">
            <text:p>3.0172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11239" calcext:value-type="float">
            <text:p>0.0011239</text:p>
          </table:table-cell>
          <table:table-cell office:value-type="float" office:value="0" calcext:value-type="float">
            <text:p>0</text:p>
          </table:table-cell>
          <table:table-cell office:value-type="float" office:value="0.0000000291825" calcext:value-type="float">
            <text:p>2.91825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107395" calcext:value-type="float">
            <text:p>0.00107395</text:p>
          </table:table-cell>
          <table:table-cell office:value-type="float" office:value="0" calcext:value-type="float">
            <text:p>0</text:p>
          </table:table-cell>
          <table:table-cell office:value-type="float" office:value="0.0000000266874" calcext:value-type="float">
            <text:p>2.66874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104551" calcext:value-type="float">
            <text:p>0.00104551</text:p>
          </table:table-cell>
          <table:table-cell office:value-type="float" office:value="0" calcext:value-type="float">
            <text:p>0</text:p>
          </table:table-cell>
          <table:table-cell office:value-type="float" office:value="0.0000000249042" calcext:value-type="float">
            <text:p>2.49042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968128" calcext:value-type="float">
            <text:p>0.0968128</text:p>
          </table:table-cell>
        </table:table-row>
        <table:table-row table:style-name="ro1">
          <table:table-cell office:value-type="float" office:value="0.00103546" calcext:value-type="float">
            <text:p>0.00103546</text:p>
          </table:table-cell>
          <table:table-cell office:value-type="float" office:value="0" calcext:value-type="float">
            <text:p>0</text:p>
          </table:table-cell>
          <table:table-cell office:value-type="float" office:value="0.0000000226816" calcext:value-type="float">
            <text:p>2.26816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102015" calcext:value-type="float">
            <text:p>0.00102015</text:p>
          </table:table-cell>
          <table:table-cell office:value-type="float" office:value="0" calcext:value-type="float">
            <text:p>0</text:p>
          </table:table-cell>
          <table:table-cell office:value-type="float" office:value="0.0000000227128" calcext:value-type="float">
            <text:p>2.27128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0967816" calcext:value-type="float">
            <text:p>0.000967816</text:p>
          </table:table-cell>
          <table:table-cell office:value-type="float" office:value="0" calcext:value-type="float">
            <text:p>0</text:p>
          </table:table-cell>
          <table:table-cell office:value-type="float" office:value="0.0000000229567" calcext:value-type="float">
            <text:p>2.29567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0879582" calcext:value-type="float">
            <text:p>0.000879582</text:p>
          </table:table-cell>
          <table:table-cell office:value-type="float" office:value="0" calcext:value-type="float">
            <text:p>0</text:p>
          </table:table-cell>
          <table:table-cell office:value-type="float" office:value="0.0000000232976" calcext:value-type="float">
            <text:p>2.32976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0757797" calcext:value-type="float">
            <text:p>0.000757797</text:p>
          </table:table-cell>
          <table:table-cell office:value-type="float" office:value="0" calcext:value-type="float">
            <text:p>0</text:p>
          </table:table-cell>
          <table:table-cell office:value-type="float" office:value="0.000000023493" calcext:value-type="float">
            <text:p>2.3493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0600731" calcext:value-type="float">
            <text:p>0.000600731</text:p>
          </table:table-cell>
          <table:table-cell office:value-type="float" office:value="0" calcext:value-type="float">
            <text:p>0</text:p>
          </table:table-cell>
          <table:table-cell office:value-type="float" office:value="0.0000000237163" calcext:value-type="float">
            <text:p>2.37163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0411882" calcext:value-type="float">
            <text:p>0.000411882</text:p>
          </table:table-cell>
          <table:table-cell office:value-type="float" office:value="0" calcext:value-type="float">
            <text:p>0</text:p>
          </table:table-cell>
          <table:table-cell office:value-type="float" office:value="0.0000000238638" calcext:value-type="float">
            <text:p>2.38638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0194551" calcext:value-type="float">
            <text:p>0.000194551</text:p>
          </table:table-cell>
          <table:table-cell office:value-type="float" office:value="0" calcext:value-type="float">
            <text:p>0</text:p>
          </table:table-cell>
          <table:table-cell office:value-type="float" office:value="0.0000000237679" calcext:value-type="float">
            <text:p>2.37679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0469998" calcext:value-type="float">
            <text:p>-4.6999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234288" calcext:value-type="float">
            <text:p>2.34288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308545" calcext:value-type="float">
            <text:p>-0.000308545</text:p>
          </table:table-cell>
          <table:table-cell office:value-type="float" office:value="0" calcext:value-type="float">
            <text:p>0</text:p>
          </table:table-cell>
          <table:table-cell office:value-type="float" office:value="0.0000000229796" calcext:value-type="float">
            <text:p>2.29796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581608" calcext:value-type="float">
            <text:p>-0.000581608</text:p>
          </table:table-cell>
          <table:table-cell office:value-type="float" office:value="0" calcext:value-type="float">
            <text:p>0</text:p>
          </table:table-cell>
          <table:table-cell office:value-type="float" office:value="0.0000000223677" calcext:value-type="float">
            <text:p>2.23677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855991" calcext:value-type="float">
            <text:p>-0.000855991</text:p>
          </table:table-cell>
          <table:table-cell office:value-type="float" office:value="0" calcext:value-type="float">
            <text:p>0</text:p>
          </table:table-cell>
          <table:table-cell office:value-type="float" office:value="0.000000021533" calcext:value-type="float">
            <text:p>2.1533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112252" calcext:value-type="float">
            <text:p>-0.00112252</text:p>
          </table:table-cell>
          <table:table-cell office:value-type="float" office:value="0" calcext:value-type="float">
            <text:p>0</text:p>
          </table:table-cell>
          <table:table-cell office:value-type="float" office:value="0.0000000203429" calcext:value-type="float">
            <text:p>2.03429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134827" calcext:value-type="float">
            <text:p>-0.00134827</text:p>
          </table:table-cell>
          <table:table-cell office:value-type="float" office:value="0" calcext:value-type="float">
            <text:p>0</text:p>
          </table:table-cell>
          <table:table-cell office:value-type="float" office:value="0.0000000187007" calcext:value-type="float">
            <text:p>1.87007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149982" calcext:value-type="float">
            <text:p>-0.00149982</text:p>
          </table:table-cell>
          <table:table-cell office:value-type="float" office:value="0" calcext:value-type="float">
            <text:p>0</text:p>
          </table:table-cell>
          <table:table-cell office:value-type="float" office:value="0.0000000164659" calcext:value-type="float">
            <text:p>1.64659E-08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155738" calcext:value-type="float">
            <text:p>-0.00155738</text:p>
          </table:table-cell>
          <table:table-cell office:value-type="float" office:value="0" calcext:value-type="float">
            <text:p>0</text:p>
          </table:table-cell>
          <table:table-cell office:value-type="float" office:value="0.0000000134769" calcext:value-type="float">
            <text:p>1.34769E-08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149592" calcext:value-type="float">
            <text:p>-0.001495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969804" calcext:value-type="float">
            <text:p>9.69804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130208" calcext:value-type="float">
            <text:p>-0.001302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558828" calcext:value-type="float">
            <text:p>5.58828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102408" calcext:value-type="float">
            <text:p>-0.001024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5505" calcext:value-type="float">
            <text:p>2.55505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780932" calcext:value-type="float">
            <text:p>-0.0007809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2672" calcext:value-type="float">
            <text:p>1.02672E-09</text:p>
          </table:table-cell>
          <table:table-cell office:value-type="float" office:value="27272.2" calcext:value-type="float">
            <text:p>2727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629786" calcext:value-type="float">
            <text:p>-0.0006297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27611" calcext:value-type="float">
            <text:p>4.27611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542718" calcext:value-type="float">
            <text:p>-0.0005427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2922" calcext:value-type="float">
            <text:p>2.62922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483712" calcext:value-type="float">
            <text:p>-0.0004837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2977" calcext:value-type="float">
            <text:p>2.52977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43259" calcext:value-type="float">
            <text:p>-0.000432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9954" calcext:value-type="float">
            <text:p>2.59954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388548" calcext:value-type="float">
            <text:p>-0.0003885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9069" calcext:value-type="float">
            <text:p>2.59069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351131" calcext:value-type="float">
            <text:p>-0.0003511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9635" calcext:value-type="float">
            <text:p>2.69635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317569" calcext:value-type="float">
            <text:p>-0.0003175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06785" calcext:value-type="float">
            <text:p>3.06785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286344" calcext:value-type="float">
            <text:p>-0.0002863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81857" calcext:value-type="float">
            <text:p>3.81857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256422" calcext:value-type="float">
            <text:p>-0.0002564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07647" calcext:value-type="float">
            <text:p>5.07647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226439" calcext:value-type="float">
            <text:p>-0.0002264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03252" calcext:value-type="float">
            <text:p>7.03252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19456" calcext:value-type="float">
            <text:p>-0.000194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91737" calcext:value-type="float">
            <text:p>9.91737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158742" calcext:value-type="float">
            <text:p>-0.0001587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0555" calcext:value-type="float">
            <text:p>1.40555E-09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118173" calcext:value-type="float">
            <text:p>-0.0001181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9946" calcext:value-type="float">
            <text:p>1.99946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0701187" calcext:value-type="float">
            <text:p>-7.0118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86019" calcext:value-type="float">
            <text:p>2.86019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-0.00000882183" calcext:value-type="float">
            <text:p>-8.8218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407581" calcext:value-type="float">
            <text:p>4.07581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0069341" calcext:value-type="float">
            <text:p>6.934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67995" calcext:value-type="float">
            <text:p>5.67995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0165306" calcext:value-type="float">
            <text:p>0.0001653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769704" calcext:value-type="float">
            <text:p>7.69704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0279547" calcext:value-type="float">
            <text:p>0.000279547</text:p>
          </table:table-cell>
          <table:table-cell office:value-type="float" office:value="0" calcext:value-type="float">
            <text:p>0</text:p>
          </table:table-cell>
          <table:table-cell office:value-type="float" office:value="0.0000000101623" calcext:value-type="float">
            <text:p>1.01623E-08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0410413" calcext:value-type="float">
            <text:p>0.000410413</text:p>
          </table:table-cell>
          <table:table-cell office:value-type="float" office:value="0" calcext:value-type="float">
            <text:p>0</text:p>
          </table:table-cell>
          <table:table-cell office:value-type="float" office:value="0.0000000130687" calcext:value-type="float">
            <text:p>1.30687E-08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0553627" calcext:value-type="float">
            <text:p>0.000553627</text:p>
          </table:table-cell>
          <table:table-cell office:value-type="float" office:value="0" calcext:value-type="float">
            <text:p>0</text:p>
          </table:table-cell>
          <table:table-cell office:value-type="float" office:value="0.0000000163466" calcext:value-type="float">
            <text:p>1.63466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0702196" calcext:value-type="float">
            <text:p>0.000702196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242" calcext:value-type="float">
            <text:p>1.98242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0846641" calcext:value-type="float">
            <text:p>0.000846641</text:p>
          </table:table-cell>
          <table:table-cell office:value-type="float" office:value="0" calcext:value-type="float">
            <text:p>0</text:p>
          </table:table-cell>
          <table:table-cell office:value-type="float" office:value="0.0000000232808" calcext:value-type="float">
            <text:p>2.32808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0975977" calcext:value-type="float">
            <text:p>0.000975977</text:p>
          </table:table-cell>
          <table:table-cell office:value-type="float" office:value="0" calcext:value-type="float">
            <text:p>0</text:p>
          </table:table-cell>
          <table:table-cell office:value-type="float" office:value="0.0000000264983" calcext:value-type="float">
            <text:p>2.64983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108023" calcext:value-type="float">
            <text:p>0.00108023</text:p>
          </table:table-cell>
          <table:table-cell office:value-type="float" office:value="0" calcext:value-type="float">
            <text:p>0</text:p>
          </table:table-cell>
          <table:table-cell office:value-type="float" office:value="0.0000000292049" calcext:value-type="float">
            <text:p>2.92049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115118" calcext:value-type="float">
            <text:p>0.00115118</text:p>
          </table:table-cell>
          <table:table-cell office:value-type="float" office:value="0" calcext:value-type="float">
            <text:p>0</text:p>
          </table:table-cell>
          <table:table-cell office:value-type="float" office:value="0.0000000310875" calcext:value-type="float">
            <text:p>3.10875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118494" calcext:value-type="float">
            <text:p>0.00118494</text:p>
          </table:table-cell>
          <table:table-cell office:value-type="float" office:value="0" calcext:value-type="float">
            <text:p>0</text:p>
          </table:table-cell>
          <table:table-cell office:value-type="float" office:value="0.0000000319563" calcext:value-type="float">
            <text:p>3.19563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118181" calcext:value-type="float">
            <text:p>0.00118181</text:p>
          </table:table-cell>
          <table:table-cell office:value-type="float" office:value="0" calcext:value-type="float">
            <text:p>0</text:p>
          </table:table-cell>
          <table:table-cell office:value-type="float" office:value="0.0000000318374" calcext:value-type="float">
            <text:p>3.18374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114907" calcext:value-type="float">
            <text:p>0.00114907</text:p>
          </table:table-cell>
          <table:table-cell office:value-type="float" office:value="0" calcext:value-type="float">
            <text:p>0</text:p>
          </table:table-cell>
          <table:table-cell office:value-type="float" office:value="0.0000000307953" calcext:value-type="float">
            <text:p>3.07953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109801" calcext:value-type="float">
            <text:p>0.00109801</text:p>
          </table:table-cell>
          <table:table-cell office:value-type="float" office:value="0" calcext:value-type="float">
            <text:p>0</text:p>
          </table:table-cell>
          <table:table-cell office:value-type="float" office:value="0.0000000281597" calcext:value-type="float">
            <text:p>2.81597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106891" calcext:value-type="float">
            <text:p>0.00106891</text:p>
          </table:table-cell>
          <table:table-cell office:value-type="float" office:value="0" calcext:value-type="float">
            <text:p>0</text:p>
          </table:table-cell>
          <table:table-cell office:value-type="float" office:value="0.000000026275" calcext:value-type="float">
            <text:p>2.6275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9999" calcext:value-type="float">
            <text:p>0.109999</text:p>
          </table:table-cell>
        </table:table-row>
        <table:table-row table:style-name="ro1">
          <table:table-cell office:value-type="float" office:value="0.00105121" calcext:value-type="float">
            <text:p>0.00105121</text:p>
          </table:table-cell>
          <table:table-cell office:value-type="float" office:value="0" calcext:value-type="float">
            <text:p>0</text:p>
          </table:table-cell>
          <table:table-cell office:value-type="float" office:value="0.0000000234503" calcext:value-type="float">
            <text:p>2.34503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10357" calcext:value-type="float">
            <text:p>0.0010357</text:p>
          </table:table-cell>
          <table:table-cell office:value-type="float" office:value="0" calcext:value-type="float">
            <text:p>0</text:p>
          </table:table-cell>
          <table:table-cell office:value-type="float" office:value="0.0000000234829" calcext:value-type="float">
            <text:p>2.34829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0982606" calcext:value-type="float">
            <text:p>0.000982606</text:p>
          </table:table-cell>
          <table:table-cell office:value-type="float" office:value="0" calcext:value-type="float">
            <text:p>0</text:p>
          </table:table-cell>
          <table:table-cell office:value-type="float" office:value="0.0000000237323" calcext:value-type="float">
            <text:p>2.37323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089301" calcext:value-type="float">
            <text:p>0.00089301</text:p>
          </table:table-cell>
          <table:table-cell office:value-type="float" office:value="0" calcext:value-type="float">
            <text:p>0</text:p>
          </table:table-cell>
          <table:table-cell office:value-type="float" office:value="0.000000024077" calcext:value-type="float">
            <text:p>2.4077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076936" calcext:value-type="float">
            <text:p>0.00076936</text:p>
          </table:table-cell>
          <table:table-cell office:value-type="float" office:value="0" calcext:value-type="float">
            <text:p>0</text:p>
          </table:table-cell>
          <table:table-cell office:value-type="float" office:value="0.0000000242714" calcext:value-type="float">
            <text:p>2.42714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0609925" calcext:value-type="float">
            <text:p>0.000609925</text:p>
          </table:table-cell>
          <table:table-cell office:value-type="float" office:value="0" calcext:value-type="float">
            <text:p>0</text:p>
          </table:table-cell>
          <table:table-cell office:value-type="float" office:value="0.0000000244963" calcext:value-type="float">
            <text:p>2.44963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0418283" calcext:value-type="float">
            <text:p>0.000418283</text:p>
          </table:table-cell>
          <table:table-cell office:value-type="float" office:value="0" calcext:value-type="float">
            <text:p>0</text:p>
          </table:table-cell>
          <table:table-cell office:value-type="float" office:value="0.0000000246444" calcext:value-type="float">
            <text:p>2.46444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0197798" calcext:value-type="float">
            <text:p>0.000197798</text:p>
          </table:table-cell>
          <table:table-cell office:value-type="float" office:value="0" calcext:value-type="float">
            <text:p>0</text:p>
          </table:table-cell>
          <table:table-cell office:value-type="float" office:value="0.0000000245419" calcext:value-type="float">
            <text:p>2.45419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0472283" calcext:value-type="float">
            <text:p>-4.7228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24188" calcext:value-type="float">
            <text:p>2.4188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312495" calcext:value-type="float">
            <text:p>-0.000312495</text:p>
          </table:table-cell>
          <table:table-cell office:value-type="float" office:value="0" calcext:value-type="float">
            <text:p>0</text:p>
          </table:table-cell>
          <table:table-cell office:value-type="float" office:value="0.0000000237259" calcext:value-type="float">
            <text:p>2.37259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58938" calcext:value-type="float">
            <text:p>-0.00058938</text:p>
          </table:table-cell>
          <table:table-cell office:value-type="float" office:value="0" calcext:value-type="float">
            <text:p>0</text:p>
          </table:table-cell>
          <table:table-cell office:value-type="float" office:value="0.0000000230974" calcext:value-type="float">
            <text:p>2.30974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867617" calcext:value-type="float">
            <text:p>-0.000867617</text:p>
          </table:table-cell>
          <table:table-cell office:value-type="float" office:value="0" calcext:value-type="float">
            <text:p>0</text:p>
          </table:table-cell>
          <table:table-cell office:value-type="float" office:value="0.0000000222391" calcext:value-type="float">
            <text:p>2.22391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1138" calcext:value-type="float">
            <text:p>-0.001138</text:p>
          </table:table-cell>
          <table:table-cell office:value-type="float" office:value="0" calcext:value-type="float">
            <text:p>0</text:p>
          </table:table-cell>
          <table:table-cell office:value-type="float" office:value="0.0000000210162" calcext:value-type="float">
            <text:p>2.10162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136709" calcext:value-type="float">
            <text:p>-0.00136709</text:p>
          </table:table-cell>
          <table:table-cell office:value-type="float" office:value="0" calcext:value-type="float">
            <text:p>0</text:p>
          </table:table-cell>
          <table:table-cell office:value-type="float" office:value="0.0000000193281" calcext:value-type="float">
            <text:p>1.93281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152097" calcext:value-type="float">
            <text:p>-0.00152097</text:p>
          </table:table-cell>
          <table:table-cell office:value-type="float" office:value="0" calcext:value-type="float">
            <text:p>0</text:p>
          </table:table-cell>
          <table:table-cell office:value-type="float" office:value="0.0000000170252" calcext:value-type="float">
            <text:p>1.70252E-08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157949" calcext:value-type="float">
            <text:p>-0.00157949</text:p>
          </table:table-cell>
          <table:table-cell office:value-type="float" office:value="0" calcext:value-type="float">
            <text:p>0</text:p>
          </table:table-cell>
          <table:table-cell office:value-type="float" office:value="0.0000000139401" calcext:value-type="float">
            <text:p>1.39401E-08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151706" calcext:value-type="float">
            <text:p>-0.00151706</text:p>
          </table:table-cell>
          <table:table-cell office:value-type="float" office:value="0" calcext:value-type="float">
            <text:p>0</text:p>
          </table:table-cell>
          <table:table-cell office:value-type="float" office:value="0.0000000100345" calcext:value-type="float">
            <text:p>1.00345E-08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131997" calcext:value-type="float">
            <text:p>-0.001319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577942" calcext:value-type="float">
            <text:p>5.77942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103723" calcext:value-type="float">
            <text:p>-0.001037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263827" calcext:value-type="float">
            <text:p>2.63827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790176" calcext:value-type="float">
            <text:p>-0.0007901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5664" calcext:value-type="float">
            <text:p>1.05664E-09</text:p>
          </table:table-cell>
          <table:table-cell office:value-type="float" office:value="27272.2" calcext:value-type="float">
            <text:p>2727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636922" calcext:value-type="float">
            <text:p>-0.0006369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38036" calcext:value-type="float">
            <text:p>4.38036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548826" calcext:value-type="float">
            <text:p>-0.0005488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7683" calcext:value-type="float">
            <text:p>2.67683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489303" calcext:value-type="float">
            <text:p>-0.0004893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5789" calcext:value-type="float">
            <text:p>2.55789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437792" calcext:value-type="float">
            <text:p>-0.0004377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1542" calcext:value-type="float">
            <text:p>2.61542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393467" calcext:value-type="float">
            <text:p>-0.0003934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024" calcext:value-type="float">
            <text:p>2.6024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355882" calcext:value-type="float">
            <text:p>-0.0003558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1492" calcext:value-type="float">
            <text:p>2.71492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322184" calcext:value-type="float">
            <text:p>-0.0003221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0566" calcext:value-type="float">
            <text:p>3.10566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290815" calcext:value-type="float">
            <text:p>-0.0002908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88762" calcext:value-type="float">
            <text:p>3.88762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260726" calcext:value-type="float">
            <text:p>-0.0002607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19188" calcext:value-type="float">
            <text:p>5.19188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230547" calcext:value-type="float">
            <text:p>-0.0002305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21363" calcext:value-type="float">
            <text:p>7.21363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198417" calcext:value-type="float">
            <text:p>-0.0001984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1879" calcext:value-type="float">
            <text:p>1.01879E-09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162271" calcext:value-type="float">
            <text:p>-0.00016227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4492" calcext:value-type="float">
            <text:p>1.44492E-09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121307" calcext:value-type="float">
            <text:p>-0.0001213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05596" calcext:value-type="float">
            <text:p>2.05596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0727629" calcext:value-type="float">
            <text:p>-7.2762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94077" calcext:value-type="float">
            <text:p>2.94077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-0.0000107986" calcext:value-type="float">
            <text:p>-1.0798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1899" calcext:value-type="float">
            <text:p>4.1899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00682531" calcext:value-type="float">
            <text:p>6.8253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83867" calcext:value-type="float">
            <text:p>5.83867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0165392" calcext:value-type="float">
            <text:p>0.0001653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791348" calcext:value-type="float">
            <text:p>7.91348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0281155" calcext:value-type="float">
            <text:p>0.000281155</text:p>
          </table:table-cell>
          <table:table-cell office:value-type="float" office:value="0" calcext:value-type="float">
            <text:p>0</text:p>
          </table:table-cell>
          <table:table-cell office:value-type="float" office:value="0.0000000104522" calcext:value-type="float">
            <text:p>1.04522E-08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0413904" calcext:value-type="float">
            <text:p>0.000413904</text:p>
          </table:table-cell>
          <table:table-cell office:value-type="float" office:value="0" calcext:value-type="float">
            <text:p>0</text:p>
          </table:table-cell>
          <table:table-cell office:value-type="float" office:value="0.0000000134518" calcext:value-type="float">
            <text:p>1.34518E-08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0559362" calcext:value-type="float">
            <text:p>0.000559362</text:p>
          </table:table-cell>
          <table:table-cell office:value-type="float" office:value="0" calcext:value-type="float">
            <text:p>0</text:p>
          </table:table-cell>
          <table:table-cell office:value-type="float" office:value="0.0000000168422" calcext:value-type="float">
            <text:p>1.68422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0710459" calcext:value-type="float">
            <text:p>0.000710459</text:p>
          </table:table-cell>
          <table:table-cell office:value-type="float" office:value="0" calcext:value-type="float">
            <text:p>0</text:p>
          </table:table-cell>
          <table:table-cell office:value-type="float" office:value="0.0000000204454" calcext:value-type="float">
            <text:p>2.04454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0857529" calcext:value-type="float">
            <text:p>0.000857529</text:p>
          </table:table-cell>
          <table:table-cell office:value-type="float" office:value="0" calcext:value-type="float">
            <text:p>0</text:p>
          </table:table-cell>
          <table:table-cell office:value-type="float" office:value="0.0000000240331" calcext:value-type="float">
            <text:p>2.40331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0989366" calcext:value-type="float">
            <text:p>0.000989366</text:p>
          </table:table-cell>
          <table:table-cell office:value-type="float" office:value="0" calcext:value-type="float">
            <text:p>0</text:p>
          </table:table-cell>
          <table:table-cell office:value-type="float" office:value="0.0000000273825" calcext:value-type="float">
            <text:p>2.73825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109576" calcext:value-type="float">
            <text:p>0.00109576</text:p>
          </table:table-cell>
          <table:table-cell office:value-type="float" office:value="0" calcext:value-type="float">
            <text:p>0</text:p>
          </table:table-cell>
          <table:table-cell office:value-type="float" office:value="0.0000000302018" calcext:value-type="float">
            <text:p>3.02018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11682" calcext:value-type="float">
            <text:p>0.0011682</text:p>
          </table:table-cell>
          <table:table-cell office:value-type="float" office:value="0" calcext:value-type="float">
            <text:p>0</text:p>
          </table:table-cell>
          <table:table-cell office:value-type="float" office:value="0.0000000321529" calcext:value-type="float">
            <text:p>3.21529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120273" calcext:value-type="float">
            <text:p>0.00120273</text:p>
          </table:table-cell>
          <table:table-cell office:value-type="float" office:value="0" calcext:value-type="float">
            <text:p>0</text:p>
          </table:table-cell>
          <table:table-cell office:value-type="float" office:value="0.0000000330508" calcext:value-type="float">
            <text:p>3.30508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119973" calcext:value-type="float">
            <text:p>0.00119973</text:p>
          </table:table-cell>
          <table:table-cell office:value-type="float" office:value="0" calcext:value-type="float">
            <text:p>0</text:p>
          </table:table-cell>
          <table:table-cell office:value-type="float" office:value="0.000000032933" calcext:value-type="float">
            <text:p>3.2933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116653" calcext:value-type="float">
            <text:p>0.00116653</text:p>
          </table:table-cell>
          <table:table-cell office:value-type="float" office:value="0" calcext:value-type="float">
            <text:p>0</text:p>
          </table:table-cell>
          <table:table-cell office:value-type="float" office:value="0.000000031854" calcext:value-type="float">
            <text:p>3.1854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111466" calcext:value-type="float">
            <text:p>0.00111466</text:p>
          </table:table-cell>
          <table:table-cell office:value-type="float" office:value="0" calcext:value-type="float">
            <text:p>0</text:p>
          </table:table-cell>
          <table:table-cell office:value-type="float" office:value="0.0000000291195" calcext:value-type="float">
            <text:p>2.91195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10851" calcext:value-type="float">
            <text:p>0.0010851</text:p>
          </table:table-cell>
          <table:table-cell office:value-type="float" office:value="0" calcext:value-type="float">
            <text:p>0</text:p>
          </table:table-cell>
          <table:table-cell office:value-type="float" office:value="0.0000000271665" calcext:value-type="float">
            <text:p>2.71665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23759" calcext:value-type="float">
            <text:p>0.123759</text:p>
          </table:table-cell>
        </table:table-row>
        <table:table-row table:style-name="ro1">
          <table:table-cell office:value-type="float" office:value="0.00105887" calcext:value-type="float">
            <text:p>0.00105887</text:p>
          </table:table-cell>
          <table:table-cell office:value-type="float" office:value="0" calcext:value-type="float">
            <text:p>0</text:p>
          </table:table-cell>
          <table:table-cell office:value-type="float" office:value="0.0000000237786" calcext:value-type="float">
            <text:p>2.37786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104327" calcext:value-type="float">
            <text:p>0.00104327</text:p>
          </table:table-cell>
          <table:table-cell office:value-type="float" office:value="0" calcext:value-type="float">
            <text:p>0</text:p>
          </table:table-cell>
          <table:table-cell office:value-type="float" office:value="0.000000023813" calcext:value-type="float">
            <text:p>2.3813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098982" calcext:value-type="float">
            <text:p>0.00098982</text:p>
          </table:table-cell>
          <table:table-cell office:value-type="float" office:value="0" calcext:value-type="float">
            <text:p>0</text:p>
          </table:table-cell>
          <table:table-cell office:value-type="float" office:value="0.0000000240672" calcext:value-type="float">
            <text:p>2.40672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0899593" calcext:value-type="float">
            <text:p>0.000899593</text:p>
          </table:table-cell>
          <table:table-cell office:value-type="float" office:value="0" calcext:value-type="float">
            <text:p>0</text:p>
          </table:table-cell>
          <table:table-cell office:value-type="float" office:value="0.0000000244165" calcext:value-type="float">
            <text:p>2.44165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0775079" calcext:value-type="float">
            <text:p>0.000775079</text:p>
          </table:table-cell>
          <table:table-cell office:value-type="float" office:value="0" calcext:value-type="float">
            <text:p>0</text:p>
          </table:table-cell>
          <table:table-cell office:value-type="float" office:value="0.000000024613" calcext:value-type="float">
            <text:p>2.4613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0614546" calcext:value-type="float">
            <text:p>0.000614546</text:p>
          </table:table-cell>
          <table:table-cell office:value-type="float" office:value="0" calcext:value-type="float">
            <text:p>0</text:p>
          </table:table-cell>
          <table:table-cell office:value-type="float" office:value="0.0000000248413" calcext:value-type="float">
            <text:p>2.48413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0421615" calcext:value-type="float">
            <text:p>0.000421615</text:p>
          </table:table-cell>
          <table:table-cell office:value-type="float" office:value="0" calcext:value-type="float">
            <text:p>0</text:p>
          </table:table-cell>
          <table:table-cell office:value-type="float" office:value="0.0000000249942" calcext:value-type="float">
            <text:p>2.49942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0199663" calcext:value-type="float">
            <text:p>0.000199663</text:p>
          </table:table-cell>
          <table:table-cell office:value-type="float" office:value="0" calcext:value-type="float">
            <text:p>0</text:p>
          </table:table-cell>
          <table:table-cell office:value-type="float" office:value="0.0000000248932" calcext:value-type="float">
            <text:p>2.48932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0469886" calcext:value-type="float">
            <text:p>-4.6988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245357" calcext:value-type="float">
            <text:p>2.45357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313986" calcext:value-type="float">
            <text:p>-0.000313986</text:p>
          </table:table-cell>
          <table:table-cell office:value-type="float" office:value="0" calcext:value-type="float">
            <text:p>0</text:p>
          </table:table-cell>
          <table:table-cell office:value-type="float" office:value="0.0000000240697" calcext:value-type="float">
            <text:p>2.40697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59265" calcext:value-type="float">
            <text:p>-0.00059265</text:p>
          </table:table-cell>
          <table:table-cell office:value-type="float" office:value="0" calcext:value-type="float">
            <text:p>0</text:p>
          </table:table-cell>
          <table:table-cell office:value-type="float" office:value="0.0000000234354" calcext:value-type="float">
            <text:p>2.34354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872675" calcext:value-type="float">
            <text:p>-0.000872675</text:p>
          </table:table-cell>
          <table:table-cell office:value-type="float" office:value="0" calcext:value-type="float">
            <text:p>0</text:p>
          </table:table-cell>
          <table:table-cell office:value-type="float" office:value="0.0000000225675" calcext:value-type="float">
            <text:p>2.25675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114483" calcext:value-type="float">
            <text:p>-0.00114483</text:p>
          </table:table-cell>
          <table:table-cell office:value-type="float" office:value="0" calcext:value-type="float">
            <text:p>0</text:p>
          </table:table-cell>
          <table:table-cell office:value-type="float" office:value="0.0000000213305" calcext:value-type="float">
            <text:p>2.13305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137546" calcext:value-type="float">
            <text:p>-0.00137546</text:p>
          </table:table-cell>
          <table:table-cell office:value-type="float" office:value="0" calcext:value-type="float">
            <text:p>0</text:p>
          </table:table-cell>
          <table:table-cell office:value-type="float" office:value="0.0000000196214" calcext:value-type="float">
            <text:p>1.96214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153037" calcext:value-type="float">
            <text:p>-0.00153037</text:p>
          </table:table-cell>
          <table:table-cell office:value-type="float" office:value="0" calcext:value-type="float">
            <text:p>0</text:p>
          </table:table-cell>
          <table:table-cell office:value-type="float" office:value="0.0000000172867" calcext:value-type="float">
            <text:p>1.72867E-08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158924" calcext:value-type="float">
            <text:p>-0.00158924</text:p>
          </table:table-cell>
          <table:table-cell office:value-type="float" office:value="0" calcext:value-type="float">
            <text:p>0</text:p>
          </table:table-cell>
          <table:table-cell office:value-type="float" office:value="0.000000014156" calcext:value-type="float">
            <text:p>1.4156E-08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152622" calcext:value-type="float">
            <text:p>-0.00152622</text:p>
          </table:table-cell>
          <table:table-cell office:value-type="float" office:value="0" calcext:value-type="float">
            <text:p>0</text:p>
          </table:table-cell>
          <table:table-cell office:value-type="float" office:value="0.00000001019" calcext:value-type="float">
            <text:p>1.019E-08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132749" calcext:value-type="float">
            <text:p>-0.001327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586632" calcext:value-type="float">
            <text:p>5.86632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10425" calcext:value-type="float">
            <text:p>-0.00104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67478" calcext:value-type="float">
            <text:p>2.67478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793698" calcext:value-type="float">
            <text:p>-0.0007936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6901" calcext:value-type="float">
            <text:p>1.06901E-09</text:p>
          </table:table-cell>
          <table:table-cell office:value-type="float" office:value="27272.2" calcext:value-type="float">
            <text:p>2727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639555" calcext:value-type="float">
            <text:p>-0.0006395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4172" calcext:value-type="float">
            <text:p>4.4172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55109" calcext:value-type="float">
            <text:p>-0.000551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8729" calcext:value-type="float">
            <text:p>2.68729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49146" calcext:value-type="float">
            <text:p>-0.000491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5808" calcext:value-type="float">
            <text:p>2.55808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43986" calcext:value-type="float">
            <text:p>-0.000439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0935" calcext:value-type="float">
            <text:p>2.60935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395479" calcext:value-type="float">
            <text:p>-0.0003954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9404" calcext:value-type="float">
            <text:p>2.59404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357894" calcext:value-type="float">
            <text:p>-0.0003578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0975" calcext:value-type="float">
            <text:p>2.70975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324211" calcext:value-type="float">
            <text:p>-0.0003242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0939" calcext:value-type="float">
            <text:p>3.10939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292855" calcext:value-type="float">
            <text:p>-0.0002928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90561" calcext:value-type="float">
            <text:p>3.90561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262761" calcext:value-type="float">
            <text:p>-0.0002627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2989" calcext:value-type="float">
            <text:p>5.22989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23256" calcext:value-type="float">
            <text:p>-0.000232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27755" calcext:value-type="float">
            <text:p>7.27755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200383" calcext:value-type="float">
            <text:p>-0.0002003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2843" calcext:value-type="float">
            <text:p>1.02843E-09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16416" calcext:value-type="float">
            <text:p>-0.000164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5871" calcext:value-type="float">
            <text:p>1.45871E-09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123101" calcext:value-type="float">
            <text:p>-0.0001231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07513" calcext:value-type="float">
            <text:p>2.07513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0744377" calcext:value-type="float">
            <text:p>-7.4437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967" calcext:value-type="float">
            <text:p>2.967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-0.0000122942" calcext:value-type="float">
            <text:p>-1.2294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22543" calcext:value-type="float">
            <text:p>4.22543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00670158" calcext:value-type="float">
            <text:p>6.7015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88648" calcext:value-type="float">
            <text:p>5.88648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0164539" calcext:value-type="float">
            <text:p>0.0001645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797775" calcext:value-type="float">
            <text:p>7.97775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0280855" calcext:value-type="float">
            <text:p>0.000280855</text:p>
          </table:table-cell>
          <table:table-cell office:value-type="float" office:value="0" calcext:value-type="float">
            <text:p>0</text:p>
          </table:table-cell>
          <table:table-cell office:value-type="float" office:value="0.0000000105385" calcext:value-type="float">
            <text:p>1.05385E-08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0414353" calcext:value-type="float">
            <text:p>0.000414353</text:p>
          </table:table-cell>
          <table:table-cell office:value-type="float" office:value="0" calcext:value-type="float">
            <text:p>0</text:p>
          </table:table-cell>
          <table:table-cell office:value-type="float" office:value="0.0000000135693" calcext:value-type="float">
            <text:p>1.35693E-08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0560796" calcext:value-type="float">
            <text:p>0.000560796</text:p>
          </table:table-cell>
          <table:table-cell office:value-type="float" office:value="0" calcext:value-type="float">
            <text:p>0</text:p>
          </table:table-cell>
          <table:table-cell office:value-type="float" office:value="0.0000000170018" calcext:value-type="float">
            <text:p>1.70018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07131" calcext:value-type="float">
            <text:p>0.0007131</text:p>
          </table:table-cell>
          <table:table-cell office:value-type="float" office:value="0" calcext:value-type="float">
            <text:p>0</text:p>
          </table:table-cell>
          <table:table-cell office:value-type="float" office:value="0.0000000206568" calcext:value-type="float">
            <text:p>2.06568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0861522" calcext:value-type="float">
            <text:p>0.000861522</text:p>
          </table:table-cell>
          <table:table-cell office:value-type="float" office:value="0" calcext:value-type="float">
            <text:p>0</text:p>
          </table:table-cell>
          <table:table-cell office:value-type="float" office:value="0.0000000243035" calcext:value-type="float">
            <text:p>2.43035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0994727" calcext:value-type="float">
            <text:p>0.000994727</text:p>
          </table:table-cell>
          <table:table-cell office:value-type="float" office:value="0" calcext:value-type="float">
            <text:p>0</text:p>
          </table:table-cell>
          <table:table-cell office:value-type="float" office:value="0.0000000277135" calcext:value-type="float">
            <text:p>2.77135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110236" calcext:value-type="float">
            <text:p>0.00110236</text:p>
          </table:table-cell>
          <table:table-cell office:value-type="float" office:value="0" calcext:value-type="float">
            <text:p>0</text:p>
          </table:table-cell>
          <table:table-cell office:value-type="float" office:value="0.0000000305875" calcext:value-type="float">
            <text:p>3.05875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117573" calcext:value-type="float">
            <text:p>0.00117573</text:p>
          </table:table-cell>
          <table:table-cell office:value-type="float" office:value="0" calcext:value-type="float">
            <text:p>0</text:p>
          </table:table-cell>
          <table:table-cell office:value-type="float" office:value="0.0000000325772" calcext:value-type="float">
            <text:p>3.25772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121085" calcext:value-type="float">
            <text:p>0.00121085</text:p>
          </table:table-cell>
          <table:table-cell office:value-type="float" office:value="0" calcext:value-type="float">
            <text:p>0</text:p>
          </table:table-cell>
          <table:table-cell office:value-type="float" office:value="0.0000000334943" calcext:value-type="float">
            <text:p>3.34943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120811" calcext:value-type="float">
            <text:p>0.00120811</text:p>
          </table:table-cell>
          <table:table-cell office:value-type="float" office:value="0" calcext:value-type="float">
            <text:p>0</text:p>
          </table:table-cell>
          <table:table-cell office:value-type="float" office:value="0.0000000333837" calcext:value-type="float">
            <text:p>3.33837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117485" calcext:value-type="float">
            <text:p>0.00117485</text:p>
          </table:table-cell>
          <table:table-cell office:value-type="float" office:value="0" calcext:value-type="float">
            <text:p>0</text:p>
          </table:table-cell>
          <table:table-cell office:value-type="float" office:value="0.0000000322958" calcext:value-type="float">
            <text:p>3.22958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11227" calcext:value-type="float">
            <text:p>0.0011227</text:p>
          </table:table-cell>
          <table:table-cell office:value-type="float" office:value="0" calcext:value-type="float">
            <text:p>0</text:p>
          </table:table-cell>
          <table:table-cell office:value-type="float" office:value="0.0000000295238" calcext:value-type="float">
            <text:p>2.95238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109296" calcext:value-type="float">
            <text:p>0.00109296</text:p>
          </table:table-cell>
          <table:table-cell office:value-type="float" office:value="0" calcext:value-type="float">
            <text:p>0</text:p>
          </table:table-cell>
          <table:table-cell office:value-type="float" office:value="0.0000000275439" calcext:value-type="float">
            <text:p>2.75439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37879" calcext:value-type="float">
            <text:p>0.137879</text:p>
          </table:table-cell>
        </table:table-row>
        <table:table-row table:style-name="ro1">
          <table:table-cell office:value-type="float" office:value="0.0010577" calcext:value-type="float">
            <text:p>0.0010577</text:p>
          </table:table-cell>
          <table:table-cell office:value-type="float" office:value="0" calcext:value-type="float">
            <text:p>0</text:p>
          </table:table-cell>
          <table:table-cell office:value-type="float" office:value="0.000000023716" calcext:value-type="float">
            <text:p>2.3716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104214" calcext:value-type="float">
            <text:p>0.00104214</text:p>
          </table:table-cell>
          <table:table-cell office:value-type="float" office:value="0" calcext:value-type="float">
            <text:p>0</text:p>
          </table:table-cell>
          <table:table-cell office:value-type="float" office:value="0.0000000237511" calcext:value-type="float">
            <text:p>2.37511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0988801" calcext:value-type="float">
            <text:p>0.000988801</text:p>
          </table:table-cell>
          <table:table-cell office:value-type="float" office:value="0" calcext:value-type="float">
            <text:p>0</text:p>
          </table:table-cell>
          <table:table-cell office:value-type="float" office:value="0.0000000240067" calcext:value-type="float">
            <text:p>2.40067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0898752" calcext:value-type="float">
            <text:p>0.000898752</text:p>
          </table:table-cell>
          <table:table-cell office:value-type="float" office:value="0" calcext:value-type="float">
            <text:p>0</text:p>
          </table:table-cell>
          <table:table-cell office:value-type="float" office:value="0.0000000243578" calcext:value-type="float">
            <text:p>2.43578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0774458" calcext:value-type="float">
            <text:p>0.000774458</text:p>
          </table:table-cell>
          <table:table-cell office:value-type="float" office:value="0" calcext:value-type="float">
            <text:p>0</text:p>
          </table:table-cell>
          <table:table-cell office:value-type="float" office:value="0.0000000245563" calcext:value-type="float">
            <text:p>2.45563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0614186" calcext:value-type="float">
            <text:p>0.000614186</text:p>
          </table:table-cell>
          <table:table-cell office:value-type="float" office:value="0" calcext:value-type="float">
            <text:p>0</text:p>
          </table:table-cell>
          <table:table-cell office:value-type="float" office:value="0.0000000247862" calcext:value-type="float">
            <text:p>2.47862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0421547" calcext:value-type="float">
            <text:p>0.000421547</text:p>
          </table:table-cell>
          <table:table-cell office:value-type="float" office:value="0" calcext:value-type="float">
            <text:p>0</text:p>
          </table:table-cell>
          <table:table-cell office:value-type="float" office:value="0.0000000249412" calcext:value-type="float">
            <text:p>2.49412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0199914" calcext:value-type="float">
            <text:p>0.000199914</text:p>
          </table:table-cell>
          <table:table-cell office:value-type="float" office:value="0" calcext:value-type="float">
            <text:p>0</text:p>
          </table:table-cell>
          <table:table-cell office:value-type="float" office:value="0.0000000248429" calcext:value-type="float">
            <text:p>2.48429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0463931" calcext:value-type="float">
            <text:p>-4.6393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244882" calcext:value-type="float">
            <text:p>2.44882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313024" calcext:value-type="float">
            <text:p>-0.000313024</text:p>
          </table:table-cell>
          <table:table-cell office:value-type="float" office:value="0" calcext:value-type="float">
            <text:p>0</text:p>
          </table:table-cell>
          <table:table-cell office:value-type="float" office:value="0.0000000240245" calcext:value-type="float">
            <text:p>2.40245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591306" calcext:value-type="float">
            <text:p>-0.000591306</text:p>
          </table:table-cell>
          <table:table-cell office:value-type="float" office:value="0" calcext:value-type="float">
            <text:p>0</text:p>
          </table:table-cell>
          <table:table-cell office:value-type="float" office:value="0.000000023392" calcext:value-type="float">
            <text:p>2.3392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870943" calcext:value-type="float">
            <text:p>-0.000870943</text:p>
          </table:table-cell>
          <table:table-cell office:value-type="float" office:value="0" calcext:value-type="float">
            <text:p>0</text:p>
          </table:table-cell>
          <table:table-cell office:value-type="float" office:value="0.000000022526" calcext:value-type="float">
            <text:p>2.2526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114271" calcext:value-type="float">
            <text:p>-0.00114271</text:p>
          </table:table-cell>
          <table:table-cell office:value-type="float" office:value="0" calcext:value-type="float">
            <text:p>0</text:p>
          </table:table-cell>
          <table:table-cell office:value-type="float" office:value="0.0000000212914" calcext:value-type="float">
            <text:p>2.12914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137299" calcext:value-type="float">
            <text:p>-0.00137299</text:p>
          </table:table-cell>
          <table:table-cell office:value-type="float" office:value="0" calcext:value-type="float">
            <text:p>0</text:p>
          </table:table-cell>
          <table:table-cell office:value-type="float" office:value="0.0000000195847" calcext:value-type="float">
            <text:p>1.95847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152762" calcext:value-type="float">
            <text:p>-0.00152762</text:p>
          </table:table-cell>
          <table:table-cell office:value-type="float" office:value="0" calcext:value-type="float">
            <text:p>0</text:p>
          </table:table-cell>
          <table:table-cell office:value-type="float" office:value="0.0000000172531" calcext:value-type="float">
            <text:p>1.72531E-08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15863" calcext:value-type="float">
            <text:p>-0.001586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1269" calcext:value-type="float">
            <text:p>1.41269E-08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152323" calcext:value-type="float">
            <text:p>-0.00152323</text:p>
          </table:table-cell>
          <table:table-cell office:value-type="float" office:value="0" calcext:value-type="float">
            <text:p>0</text:p>
          </table:table-cell>
          <table:table-cell office:value-type="float" office:value="0.000000010167" calcext:value-type="float">
            <text:p>1.0167E-08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132463" calcext:value-type="float">
            <text:p>-0.001324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585141" calcext:value-type="float">
            <text:p>5.85141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103999" calcext:value-type="float">
            <text:p>-0.001039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26666" calcext:value-type="float">
            <text:p>2.6666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791576" calcext:value-type="float">
            <text:p>-0.0007915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6503" calcext:value-type="float">
            <text:p>1.06503E-09</text:p>
          </table:table-cell>
          <table:table-cell office:value-type="float" office:value="27272.2" calcext:value-type="float">
            <text:p>2727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637704" calcext:value-type="float">
            <text:p>-0.0006377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39501" calcext:value-type="float">
            <text:p>4.39501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549456" calcext:value-type="float">
            <text:p>-0.0005494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6665" calcext:value-type="float">
            <text:p>2.66665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490065" calcext:value-type="float">
            <text:p>-0.0004900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3454" calcext:value-type="float">
            <text:p>2.53454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438645" calcext:value-type="float">
            <text:p>-0.0004386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8295" calcext:value-type="float">
            <text:p>2.58295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394414" calcext:value-type="float">
            <text:p>-0.0003944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6435" calcext:value-type="float">
            <text:p>2.56435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356998" calcext:value-type="float">
            <text:p>-0.0003569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7603" calcext:value-type="float">
            <text:p>2.67603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323484" calcext:value-type="float">
            <text:p>-0.0003234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07022" calcext:value-type="float">
            <text:p>3.07022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292298" calcext:value-type="float">
            <text:p>-0.0002922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8595" calcext:value-type="float">
            <text:p>3.8595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262369" calcext:value-type="float">
            <text:p>-0.0002623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17355" calcext:value-type="float">
            <text:p>5.17355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232326" calcext:value-type="float">
            <text:p>-0.0002323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20526" calcext:value-type="float">
            <text:p>7.20526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200315" calcext:value-type="float">
            <text:p>-0.0002003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1877" calcext:value-type="float">
            <text:p>1.01877E-09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164266" calcext:value-type="float">
            <text:p>-0.000164266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4551" calcext:value-type="float">
            <text:p>1.44551E-09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1234" calcext:value-type="float">
            <text:p>-0.00012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20569" calcext:value-type="float">
            <text:p>2.0569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0749668" calcext:value-type="float">
            <text:p>-7.4966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94174" calcext:value-type="float">
            <text:p>2.94174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-0.0000131041" calcext:value-type="float">
            <text:p>-1.3104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19086" calcext:value-type="float">
            <text:p>4.19086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0065883" calcext:value-type="float">
            <text:p>6.588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84062" calcext:value-type="float">
            <text:p>5.84062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0163063" calcext:value-type="float">
            <text:p>0.0001630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791894" calcext:value-type="float">
            <text:p>7.91894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0279012" calcext:value-type="float">
            <text:p>0.000279012</text:p>
          </table:table-cell>
          <table:table-cell office:value-type="float" office:value="0" calcext:value-type="float">
            <text:p>0</text:p>
          </table:table-cell>
          <table:table-cell office:value-type="float" office:value="0.0000000104655" calcext:value-type="float">
            <text:p>1.04655E-08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0412159" calcext:value-type="float">
            <text:p>0.000412159</text:p>
          </table:table-cell>
          <table:table-cell office:value-type="float" office:value="0" calcext:value-type="float">
            <text:p>0</text:p>
          </table:table-cell>
          <table:table-cell office:value-type="float" office:value="0.0000000134824" calcext:value-type="float">
            <text:p>1.34824E-08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0558319" calcext:value-type="float">
            <text:p>0.000558319</text:p>
          </table:table-cell>
          <table:table-cell office:value-type="float" office:value="0" calcext:value-type="float">
            <text:p>0</text:p>
          </table:table-cell>
          <table:table-cell office:value-type="float" office:value="0.000000016902" calcext:value-type="float">
            <text:p>1.6902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0710412" calcext:value-type="float">
            <text:p>0.000710412</text:p>
          </table:table-cell>
          <table:table-cell office:value-type="float" office:value="0" calcext:value-type="float">
            <text:p>0</text:p>
          </table:table-cell>
          <table:table-cell office:value-type="float" office:value="0.000000020545" calcext:value-type="float">
            <text:p>2.0545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0858718" calcext:value-type="float">
            <text:p>0.000858718</text:p>
          </table:table-cell>
          <table:table-cell office:value-type="float" office:value="0" calcext:value-type="float">
            <text:p>0</text:p>
          </table:table-cell>
          <table:table-cell office:value-type="float" office:value="0.000000024182" calcext:value-type="float">
            <text:p>2.4182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0991913" calcext:value-type="float">
            <text:p>0.000991913</text:p>
          </table:table-cell>
          <table:table-cell office:value-type="float" office:value="0" calcext:value-type="float">
            <text:p>0</text:p>
          </table:table-cell>
          <table:table-cell office:value-type="float" office:value="0.0000000275855" calcext:value-type="float">
            <text:p>2.75855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109964" calcext:value-type="float">
            <text:p>0.00109964</text:p>
          </table:table-cell>
          <table:table-cell office:value-type="float" office:value="0" calcext:value-type="float">
            <text:p>0</text:p>
          </table:table-cell>
          <table:table-cell office:value-type="float" office:value="0.0000000304588" calcext:value-type="float">
            <text:p>3.04588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117322" calcext:value-type="float">
            <text:p>0.00117322</text:p>
          </table:table-cell>
          <table:table-cell office:value-type="float" office:value="0" calcext:value-type="float">
            <text:p>0</text:p>
          </table:table-cell>
          <table:table-cell office:value-type="float" office:value="0.0000000324548" calcext:value-type="float">
            <text:p>3.24548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12086" calcext:value-type="float">
            <text:p>0.0012086</text:p>
          </table:table-cell>
          <table:table-cell office:value-type="float" office:value="0" calcext:value-type="float">
            <text:p>0</text:p>
          </table:table-cell>
          <table:table-cell office:value-type="float" office:value="0.0000000333784" calcext:value-type="float">
            <text:p>3.33784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120614" calcext:value-type="float">
            <text:p>0.00120614</text:p>
          </table:table-cell>
          <table:table-cell office:value-type="float" office:value="0" calcext:value-type="float">
            <text:p>0</text:p>
          </table:table-cell>
          <table:table-cell office:value-type="float" office:value="0.0000000332739" calcext:value-type="float">
            <text:p>3.32739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117318" calcext:value-type="float">
            <text:p>0.00117318</text:p>
          </table:table-cell>
          <table:table-cell office:value-type="float" office:value="0" calcext:value-type="float">
            <text:p>0</text:p>
          </table:table-cell>
          <table:table-cell office:value-type="float" office:value="0.0000000321977" calcext:value-type="float">
            <text:p>3.21977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11213" calcext:value-type="float">
            <text:p>0.0011213</text:p>
          </table:table-cell>
          <table:table-cell office:value-type="float" office:value="0" calcext:value-type="float">
            <text:p>0</text:p>
          </table:table-cell>
          <table:table-cell office:value-type="float" office:value="0.0000000294411" calcext:value-type="float">
            <text:p>2.94411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109168" calcext:value-type="float">
            <text:p>0.00109168</text:p>
          </table:table-cell>
          <table:table-cell office:value-type="float" office:value="0" calcext:value-type="float">
            <text:p>0</text:p>
          </table:table-cell>
          <table:table-cell office:value-type="float" office:value="0.0000000274695" calcext:value-type="float">
            <text:p>2.74695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2121" calcext:value-type="float">
            <text:p>0.152121</text:p>
          </table:table-cell>
        </table:table-row>
        <table:table-row table:style-name="ro1">
          <table:table-cell office:value-type="float" office:value="0.00104795" calcext:value-type="float">
            <text:p>0.00104795</text:p>
          </table:table-cell>
          <table:table-cell office:value-type="float" office:value="0" calcext:value-type="float">
            <text:p>0</text:p>
          </table:table-cell>
          <table:table-cell office:value-type="float" office:value="0.000000023191" calcext:value-type="float">
            <text:p>2.3191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103252" calcext:value-type="float">
            <text:p>0.00103252</text:p>
          </table:table-cell>
          <table:table-cell office:value-type="float" office:value="0" calcext:value-type="float">
            <text:p>0</text:p>
          </table:table-cell>
          <table:table-cell office:value-type="float" office:value="0.0000000232279" calcext:value-type="float">
            <text:p>2.32279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0979735" calcext:value-type="float">
            <text:p>0.000979735</text:p>
          </table:table-cell>
          <table:table-cell office:value-type="float" office:value="0" calcext:value-type="float">
            <text:p>0</text:p>
          </table:table-cell>
          <table:table-cell office:value-type="float" office:value="0.0000000234854" calcext:value-type="float">
            <text:p>2.34854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0890642" calcext:value-type="float">
            <text:p>0.000890642</text:p>
          </table:table-cell>
          <table:table-cell office:value-type="float" office:value="0" calcext:value-type="float">
            <text:p>0</text:p>
          </table:table-cell>
          <table:table-cell office:value-type="float" office:value="0.0000000238397" calcext:value-type="float">
            <text:p>2.38397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0767625" calcext:value-type="float">
            <text:p>0.000767625</text:p>
          </table:table-cell>
          <table:table-cell office:value-type="float" office:value="0" calcext:value-type="float">
            <text:p>0</text:p>
          </table:table-cell>
          <table:table-cell office:value-type="float" office:value="0.000000024044" calcext:value-type="float">
            <text:p>2.4044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0608952" calcext:value-type="float">
            <text:p>0.000608952</text:p>
          </table:table-cell>
          <table:table-cell office:value-type="float" office:value="0" calcext:value-type="float">
            <text:p>0</text:p>
          </table:table-cell>
          <table:table-cell office:value-type="float" office:value="0.0000000242768" calcext:value-type="float">
            <text:p>2.42768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041817" calcext:value-type="float">
            <text:p>0.00041817</text:p>
          </table:table-cell>
          <table:table-cell office:value-type="float" office:value="0" calcext:value-type="float">
            <text:p>0</text:p>
          </table:table-cell>
          <table:table-cell office:value-type="float" office:value="0.0000000244352" calcext:value-type="float">
            <text:p>2.44352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019862" calcext:value-type="float">
            <text:p>0.00019862</text:p>
          </table:table-cell>
          <table:table-cell office:value-type="float" office:value="0" calcext:value-type="float">
            <text:p>0</text:p>
          </table:table-cell>
          <table:table-cell office:value-type="float" office:value="0.0000000243461" calcext:value-type="float">
            <text:p>2.43461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0453953" calcext:value-type="float">
            <text:p>-4.5395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240056" calcext:value-type="float">
            <text:p>2.40056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309574" calcext:value-type="float">
            <text:p>-0.000309574</text:p>
          </table:table-cell>
          <table:table-cell office:value-type="float" office:value="0" calcext:value-type="float">
            <text:p>0</text:p>
          </table:table-cell>
          <table:table-cell office:value-type="float" office:value="0.0000000235543" calcext:value-type="float">
            <text:p>2.35543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585324" calcext:value-type="float">
            <text:p>-0.000585324</text:p>
          </table:table-cell>
          <table:table-cell office:value-type="float" office:value="0" calcext:value-type="float">
            <text:p>0</text:p>
          </table:table-cell>
          <table:table-cell office:value-type="float" office:value="0.0000000229354" calcext:value-type="float">
            <text:p>2.29354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862394" calcext:value-type="float">
            <text:p>-0.000862394</text:p>
          </table:table-cell>
          <table:table-cell office:value-type="float" office:value="0" calcext:value-type="float">
            <text:p>0</text:p>
          </table:table-cell>
          <table:table-cell office:value-type="float" office:value="0.0000000220862" calcext:value-type="float">
            <text:p>2.20862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113158" calcext:value-type="float">
            <text:p>-0.00113158</text:p>
          </table:table-cell>
          <table:table-cell office:value-type="float" office:value="0" calcext:value-type="float">
            <text:p>0</text:p>
          </table:table-cell>
          <table:table-cell office:value-type="float" office:value="0.000000020874" calcext:value-type="float">
            <text:p>2.0874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135959" calcext:value-type="float">
            <text:p>-0.00135959</text:p>
          </table:table-cell>
          <table:table-cell office:value-type="float" office:value="0" calcext:value-type="float">
            <text:p>0</text:p>
          </table:table-cell>
          <table:table-cell office:value-type="float" office:value="0.0000000191963" calcext:value-type="float">
            <text:p>1.91963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151257" calcext:value-type="float">
            <text:p>-0.00151257</text:p>
          </table:table-cell>
          <table:table-cell office:value-type="float" office:value="0" calcext:value-type="float">
            <text:p>0</text:p>
          </table:table-cell>
          <table:table-cell office:value-type="float" office:value="0.0000000169062" calcext:value-type="float">
            <text:p>1.69062E-08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157041" calcext:value-type="float">
            <text:p>-0.00157041</text:p>
          </table:table-cell>
          <table:table-cell office:value-type="float" office:value="0" calcext:value-type="float">
            <text:p>0</text:p>
          </table:table-cell>
          <table:table-cell office:value-type="float" office:value="0.0000000138379" calcext:value-type="float">
            <text:p>1.38379E-08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150768" calcext:value-type="float">
            <text:p>-0.001507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995437" calcext:value-type="float">
            <text:p>9.95437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131091" calcext:value-type="float">
            <text:p>-0.001310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572778" calcext:value-type="float">
            <text:p>5.72778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102923" calcext:value-type="float">
            <text:p>-0.001029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261031" calcext:value-type="float">
            <text:p>2.61031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783454" calcext:value-type="float">
            <text:p>-0.0007834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4337" calcext:value-type="float">
            <text:p>1.04337E-09</text:p>
          </table:table-cell>
          <table:table-cell office:value-type="float" office:value="27272.2" calcext:value-type="float">
            <text:p>2727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631126" calcext:value-type="float">
            <text:p>-0.0006311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30889" calcext:value-type="float">
            <text:p>4.30889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543757" calcext:value-type="float">
            <text:p>-0.00054375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1642" calcext:value-type="float">
            <text:p>2.61642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484963" calcext:value-type="float">
            <text:p>-0.0004849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9279" calcext:value-type="float">
            <text:p>2.49279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433994" calcext:value-type="float">
            <text:p>-0.0004339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4351" calcext:value-type="float">
            <text:p>2.54351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39013" calcext:value-type="float">
            <text:p>-0.000390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2214" calcext:value-type="float">
            <text:p>2.52214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353044" calcext:value-type="float">
            <text:p>-0.0003530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2435" calcext:value-type="float">
            <text:p>2.62435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319834" calcext:value-type="float">
            <text:p>-0.0003198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00039" calcext:value-type="float">
            <text:p>3.00039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288964" calcext:value-type="float">
            <text:p>-0.0002889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76263" calcext:value-type="float">
            <text:p>3.76263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259364" calcext:value-type="float">
            <text:p>-0.0002593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03563" calcext:value-type="float">
            <text:p>5.03563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22967" calcext:value-type="float">
            <text:p>-0.000229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00572" calcext:value-type="float">
            <text:p>7.00572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198057" calcext:value-type="float">
            <text:p>-0.00019805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89919" calcext:value-type="float">
            <text:p>9.89919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162466" calcext:value-type="float">
            <text:p>-0.000162466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0394" calcext:value-type="float">
            <text:p>1.40394E-09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12213" calcext:value-type="float">
            <text:p>-0.000122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9718" calcext:value-type="float">
            <text:p>1.99718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0743443" calcext:value-type="float">
            <text:p>-7.4344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85618" calcext:value-type="float">
            <text:p>2.85618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-0.0000133052" calcext:value-type="float">
            <text:p>-1.3305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06955" calcext:value-type="float">
            <text:p>4.06955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00646663" calcext:value-type="float">
            <text:p>6.4666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67299" calcext:value-type="float">
            <text:p>5.67299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0160645" calcext:value-type="float">
            <text:p>0.0001606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769399" calcext:value-type="float">
            <text:p>7.69399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0275179" calcext:value-type="float">
            <text:p>0.000275179</text:p>
          </table:table-cell>
          <table:table-cell office:value-type="float" office:value="0" calcext:value-type="float">
            <text:p>0</text:p>
          </table:table-cell>
          <table:table-cell office:value-type="float" office:value="0.0000000101711" calcext:value-type="float">
            <text:p>1.01711E-08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0406743" calcext:value-type="float">
            <text:p>0.000406743</text:p>
          </table:table-cell>
          <table:table-cell office:value-type="float" office:value="0" calcext:value-type="float">
            <text:p>0</text:p>
          </table:table-cell>
          <table:table-cell office:value-type="float" office:value="0.0000000131074" calcext:value-type="float">
            <text:p>1.31074E-08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0551249" calcext:value-type="float">
            <text:p>0.000551249</text:p>
          </table:table-cell>
          <table:table-cell office:value-type="float" office:value="0" calcext:value-type="float">
            <text:p>0</text:p>
          </table:table-cell>
          <table:table-cell office:value-type="float" office:value="0.0000000164383" calcext:value-type="float">
            <text:p>1.64383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070169" calcext:value-type="float">
            <text:p>0.00070169</text:p>
          </table:table-cell>
          <table:table-cell office:value-type="float" office:value="0" calcext:value-type="float">
            <text:p>0</text:p>
          </table:table-cell>
          <table:table-cell office:value-type="float" office:value="0.0000000199881" calcext:value-type="float">
            <text:p>1.99881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0848469" calcext:value-type="float">
            <text:p>0.000848469</text:p>
          </table:table-cell>
          <table:table-cell office:value-type="float" office:value="0" calcext:value-type="float">
            <text:p>0</text:p>
          </table:table-cell>
          <table:table-cell office:value-type="float" office:value="0.0000000235327" calcext:value-type="float">
            <text:p>2.35327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0980398" calcext:value-type="float">
            <text:p>0.000980398</text:p>
          </table:table-cell>
          <table:table-cell office:value-type="float" office:value="0" calcext:value-type="float">
            <text:p>0</text:p>
          </table:table-cell>
          <table:table-cell office:value-type="float" office:value="0.0000000268524" calcext:value-type="float">
            <text:p>2.68524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108724" calcext:value-type="float">
            <text:p>0.00108724</text:p>
          </table:table-cell>
          <table:table-cell office:value-type="float" office:value="0" calcext:value-type="float">
            <text:p>0</text:p>
          </table:table-cell>
          <table:table-cell office:value-type="float" office:value="0.0000000296655" calcext:value-type="float">
            <text:p>2.96655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116046" calcext:value-type="float">
            <text:p>0.00116046</text:p>
          </table:table-cell>
          <table:table-cell office:value-type="float" office:value="0" calcext:value-type="float">
            <text:p>0</text:p>
          </table:table-cell>
          <table:table-cell office:value-type="float" office:value="0.0000000316396" calcext:value-type="float">
            <text:p>3.16396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119595" calcext:value-type="float">
            <text:p>0.00119595</text:p>
          </table:table-cell>
          <table:table-cell office:value-type="float" office:value="0" calcext:value-type="float">
            <text:p>0</text:p>
          </table:table-cell>
          <table:table-cell office:value-type="float" office:value="0.0000000325624" calcext:value-type="float">
            <text:p>3.25624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119395" calcext:value-type="float">
            <text:p>0.00119395</text:p>
          </table:table-cell>
          <table:table-cell office:value-type="float" office:value="0" calcext:value-type="float">
            <text:p>0</text:p>
          </table:table-cell>
          <table:table-cell office:value-type="float" office:value="0.0000000324725" calcext:value-type="float">
            <text:p>3.24725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116174" calcext:value-type="float">
            <text:p>0.00116174</text:p>
          </table:table-cell>
          <table:table-cell office:value-type="float" office:value="0" calcext:value-type="float">
            <text:p>0</text:p>
          </table:table-cell>
          <table:table-cell office:value-type="float" office:value="0.0000000314424" calcext:value-type="float">
            <text:p>3.14424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111074" calcext:value-type="float">
            <text:p>0.00111074</text:p>
          </table:table-cell>
          <table:table-cell office:value-type="float" office:value="0" calcext:value-type="float">
            <text:p>0</text:p>
          </table:table-cell>
          <table:table-cell office:value-type="float" office:value="0.0000000287709" calcext:value-type="float">
            <text:p>2.87709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108157" calcext:value-type="float">
            <text:p>0.00108157</text:p>
          </table:table-cell>
          <table:table-cell office:value-type="float" office:value="0" calcext:value-type="float">
            <text:p>0</text:p>
          </table:table-cell>
          <table:table-cell office:value-type="float" office:value="0.0000000268529" calcext:value-type="float">
            <text:p>2.68529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66241" calcext:value-type="float">
            <text:p>0.166241</text:p>
          </table:table-cell>
        </table:table-row>
        <table:table-row table:style-name="ro1">
          <table:table-cell office:value-type="float" office:value="0.00103054" calcext:value-type="float">
            <text:p>0.00103054</text:p>
          </table:table-cell>
          <table:table-cell office:value-type="float" office:value="0" calcext:value-type="float">
            <text:p>0</text:p>
          </table:table-cell>
          <table:table-cell office:value-type="float" office:value="0.0000000222473" calcext:value-type="float">
            <text:p>2.22473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101532" calcext:value-type="float">
            <text:p>0.00101532</text:p>
          </table:table-cell>
          <table:table-cell office:value-type="float" office:value="0" calcext:value-type="float">
            <text:p>0</text:p>
          </table:table-cell>
          <table:table-cell office:value-type="float" office:value="0.0000000222862" calcext:value-type="float">
            <text:p>2.22862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0963412" calcext:value-type="float">
            <text:p>0.000963412</text:p>
          </table:table-cell>
          <table:table-cell office:value-type="float" office:value="0" calcext:value-type="float">
            <text:p>0</text:p>
          </table:table-cell>
          <table:table-cell office:value-type="float" office:value="0.0000000225446" calcext:value-type="float">
            <text:p>2.25446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0875921" calcext:value-type="float">
            <text:p>0.000875921</text:p>
          </table:table-cell>
          <table:table-cell office:value-type="float" office:value="0" calcext:value-type="float">
            <text:p>0</text:p>
          </table:table-cell>
          <table:table-cell office:value-type="float" office:value="0.0000000229023" calcext:value-type="float">
            <text:p>2.29023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0755079" calcext:value-type="float">
            <text:p>0.000755079</text:p>
          </table:table-cell>
          <table:table-cell office:value-type="float" office:value="0" calcext:value-type="float">
            <text:p>0</text:p>
          </table:table-cell>
          <table:table-cell office:value-type="float" office:value="0.0000000231147" calcext:value-type="float">
            <text:p>2.31147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0599163" calcext:value-type="float">
            <text:p>0.000599163</text:p>
          </table:table-cell>
          <table:table-cell office:value-type="float" office:value="0" calcext:value-type="float">
            <text:p>0</text:p>
          </table:table-cell>
          <table:table-cell office:value-type="float" office:value="0.0000000233528" calcext:value-type="float">
            <text:p>2.33528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0411629" calcext:value-type="float">
            <text:p>0.000411629</text:p>
          </table:table-cell>
          <table:table-cell office:value-type="float" office:value="0" calcext:value-type="float">
            <text:p>0</text:p>
          </table:table-cell>
          <table:table-cell office:value-type="float" office:value="0.0000000235208" calcext:value-type="float">
            <text:p>2.35208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0195711" calcext:value-type="float">
            <text:p>0.000195711</text:p>
          </table:table-cell>
          <table:table-cell office:value-type="float" office:value="0" calcext:value-type="float">
            <text:p>0</text:p>
          </table:table-cell>
          <table:table-cell office:value-type="float" office:value="0.0000000234488" calcext:value-type="float">
            <text:p>2.34488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0443224" calcext:value-type="float">
            <text:p>-4.4322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23132" calcext:value-type="float">
            <text:p>2.3132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304224" calcext:value-type="float">
            <text:p>-0.000304224</text:p>
          </table:table-cell>
          <table:table-cell office:value-type="float" office:value="0" calcext:value-type="float">
            <text:p>0</text:p>
          </table:table-cell>
          <table:table-cell office:value-type="float" office:value="0.000000022701" calcext:value-type="float">
            <text:p>2.2701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575574" calcext:value-type="float">
            <text:p>-0.000575574</text:p>
          </table:table-cell>
          <table:table-cell office:value-type="float" office:value="0" calcext:value-type="float">
            <text:p>0</text:p>
          </table:table-cell>
          <table:table-cell office:value-type="float" office:value="0.0000000221055" calcext:value-type="float">
            <text:p>2.21055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848192" calcext:value-type="float">
            <text:p>-0.000848192</text:p>
          </table:table-cell>
          <table:table-cell office:value-type="float" office:value="0" calcext:value-type="float">
            <text:p>0</text:p>
          </table:table-cell>
          <table:table-cell office:value-type="float" office:value="0.0000000212866" calcext:value-type="float">
            <text:p>2.12866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11129" calcext:value-type="float">
            <text:p>-0.0011129</text:p>
          </table:table-cell>
          <table:table-cell office:value-type="float" office:value="0" calcext:value-type="float">
            <text:p>0</text:p>
          </table:table-cell>
          <table:table-cell office:value-type="float" office:value="0.0000000201149" calcext:value-type="float">
            <text:p>2.01149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133698" calcext:value-type="float">
            <text:p>-0.00133698</text:p>
          </table:table-cell>
          <table:table-cell office:value-type="float" office:value="0" calcext:value-type="float">
            <text:p>0</text:p>
          </table:table-cell>
          <table:table-cell office:value-type="float" office:value="0.0000000184907" calcext:value-type="float">
            <text:p>1.84907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148715" calcext:value-type="float">
            <text:p>-0.00148715</text:p>
          </table:table-cell>
          <table:table-cell office:value-type="float" office:value="0" calcext:value-type="float">
            <text:p>0</text:p>
          </table:table-cell>
          <table:table-cell office:value-type="float" office:value="0.0000000162775" calcext:value-type="float">
            <text:p>1.62775E-08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154368" calcext:value-type="float">
            <text:p>-0.00154368</text:p>
          </table:table-cell>
          <table:table-cell office:value-type="float" office:value="0" calcext:value-type="float">
            <text:p>0</text:p>
          </table:table-cell>
          <table:table-cell office:value-type="float" office:value="0.0000000133161" calcext:value-type="float">
            <text:p>1.33161E-08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148175" calcext:value-type="float">
            <text:p>-0.001481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957279" calcext:value-type="float">
            <text:p>9.57279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128843" calcext:value-type="float">
            <text:p>-0.001288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550802" calcext:value-type="float">
            <text:p>5.50802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101209" calcext:value-type="float">
            <text:p>-0.001012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121" calcext:value-type="float">
            <text:p>2.5121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770915" calcext:value-type="float">
            <text:p>-0.0007709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0675" calcext:value-type="float">
            <text:p>1.00675E-09</text:p>
          </table:table-cell>
          <table:table-cell office:value-type="float" office:value="27272.2" calcext:value-type="float">
            <text:p>2727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621208" calcext:value-type="float">
            <text:p>-0.0006212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1741" calcext:value-type="float">
            <text:p>4.1741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535222" calcext:value-type="float">
            <text:p>-0.0005352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489" calcext:value-type="float">
            <text:p>2.5489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477245" calcext:value-type="float">
            <text:p>-0.0004772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4632" calcext:value-type="float">
            <text:p>2.44632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426896" calcext:value-type="float">
            <text:p>-0.0004268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0839" calcext:value-type="float">
            <text:p>2.50839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383515" calcext:value-type="float">
            <text:p>-0.0003835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8932" calcext:value-type="float">
            <text:p>2.48932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346797" calcext:value-type="float">
            <text:p>-0.0003467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8234" calcext:value-type="float">
            <text:p>2.58234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313901" calcext:value-type="float">
            <text:p>-0.0003139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93523" calcext:value-type="float">
            <text:p>2.93523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283359" calcext:value-type="float">
            <text:p>-0.0002833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65936" calcext:value-type="float">
            <text:p>3.65936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254123" calcext:value-type="float">
            <text:p>-0.0002541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87205" calcext:value-type="float">
            <text:p>4.87205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224842" calcext:value-type="float">
            <text:p>-0.0002248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75041" calcext:value-type="float">
            <text:p>6.75041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19373" calcext:value-type="float">
            <text:p>-0.000193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51074" calcext:value-type="float">
            <text:p>9.51074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158747" calcext:value-type="float">
            <text:p>-0.0001587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4585" calcext:value-type="float">
            <text:p>1.34585E-09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119137" calcext:value-type="float">
            <text:p>-0.0001191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1123" calcext:value-type="float">
            <text:p>1.91123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0722637" calcext:value-type="float">
            <text:p>-7.2263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3041" calcext:value-type="float">
            <text:p>2.73041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-0.0000124146" calcext:value-type="float">
            <text:p>-1.2414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88827" calcext:value-type="float">
            <text:p>3.88827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00640477" calcext:value-type="float">
            <text:p>6.4047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41848" calcext:value-type="float">
            <text:p>5.41848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0158184" calcext:value-type="float">
            <text:p>0.0001581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734702" calcext:value-type="float">
            <text:p>7.34702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0270504" calcext:value-type="float">
            <text:p>0.0002705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0954" calcext:value-type="float">
            <text:p>9.70954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0399501" calcext:value-type="float">
            <text:p>0.000399501</text:p>
          </table:table-cell>
          <table:table-cell office:value-type="float" office:value="0" calcext:value-type="float">
            <text:p>0</text:p>
          </table:table-cell>
          <table:table-cell office:value-type="float" office:value="0.000000012508" calcext:value-type="float">
            <text:p>1.2508E-08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0541189" calcext:value-type="float">
            <text:p>0.000541189</text:p>
          </table:table-cell>
          <table:table-cell office:value-type="float" office:value="0" calcext:value-type="float">
            <text:p>0</text:p>
          </table:table-cell>
          <table:table-cell office:value-type="float" office:value="0.0000000156825" calcext:value-type="float">
            <text:p>1.56825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0688709" calcext:value-type="float">
            <text:p>0.000688709</text:p>
          </table:table-cell>
          <table:table-cell office:value-type="float" office:value="0" calcext:value-type="float">
            <text:p>0</text:p>
          </table:table-cell>
          <table:table-cell office:value-type="float" office:value="0.0000000190662" calcext:value-type="float">
            <text:p>1.90662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0832666" calcext:value-type="float">
            <text:p>0.000832666</text:p>
          </table:table-cell>
          <table:table-cell office:value-type="float" office:value="0" calcext:value-type="float">
            <text:p>0</text:p>
          </table:table-cell>
          <table:table-cell office:value-type="float" office:value="0.0000000224447" calcext:value-type="float">
            <text:p>2.24447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0962137" calcext:value-type="float">
            <text:p>0.000962137</text:p>
          </table:table-cell>
          <table:table-cell office:value-type="float" office:value="0" calcext:value-type="float">
            <text:p>0</text:p>
          </table:table-cell>
          <table:table-cell office:value-type="float" office:value="0.0000000256136" calcext:value-type="float">
            <text:p>2.56136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106712" calcext:value-type="float">
            <text:p>0.00106712</text:p>
          </table:table-cell>
          <table:table-cell office:value-type="float" office:value="0" calcext:value-type="float">
            <text:p>0</text:p>
          </table:table-cell>
          <table:table-cell office:value-type="float" office:value="0.0000000283101" calcext:value-type="float">
            <text:p>2.83101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11393" calcext:value-type="float">
            <text:p>0.0011393</text:p>
          </table:table-cell>
          <table:table-cell office:value-type="float" office:value="0" calcext:value-type="float">
            <text:p>0</text:p>
          </table:table-cell>
          <table:table-cell office:value-type="float" office:value="0.0000000302234" calcext:value-type="float">
            <text:p>3.02234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117457" calcext:value-type="float">
            <text:p>0.00117457</text:p>
          </table:table-cell>
          <table:table-cell office:value-type="float" office:value="0" calcext:value-type="float">
            <text:p>0</text:p>
          </table:table-cell>
          <table:table-cell office:value-type="float" office:value="0.0000000311326" calcext:value-type="float">
            <text:p>3.11326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117304" calcext:value-type="float">
            <text:p>0.00117304</text:p>
          </table:table-cell>
          <table:table-cell office:value-type="float" office:value="0" calcext:value-type="float">
            <text:p>0</text:p>
          </table:table-cell>
          <table:table-cell office:value-type="float" office:value="0.0000000310655" calcext:value-type="float">
            <text:p>3.10655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114184" calcext:value-type="float">
            <text:p>0.00114184</text:p>
          </table:table-cell>
          <table:table-cell office:value-type="float" office:value="0" calcext:value-type="float">
            <text:p>0</text:p>
          </table:table-cell>
          <table:table-cell office:value-type="float" office:value="0.0000000301065" calcext:value-type="float">
            <text:p>3.01065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109212" calcext:value-type="float">
            <text:p>0.00109212</text:p>
          </table:table-cell>
          <table:table-cell office:value-type="float" office:value="0" calcext:value-type="float">
            <text:p>0</text:p>
          </table:table-cell>
          <table:table-cell office:value-type="float" office:value="0.0000000275744" calcext:value-type="float">
            <text:p>2.75744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106361" calcext:value-type="float">
            <text:p>0.00106361</text:p>
          </table:table-cell>
          <table:table-cell office:value-type="float" office:value="0" calcext:value-type="float">
            <text:p>0</text:p>
          </table:table-cell>
          <table:table-cell office:value-type="float" office:value="0.000000025748" calcext:value-type="float">
            <text:p>2.5748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80001" calcext:value-type="float">
            <text:p>0.180001</text:p>
          </table:table-cell>
        </table:table-row>
        <table:table-row table:style-name="ro1">
          <table:table-cell office:value-type="float" office:value="0.00100709" calcext:value-type="float">
            <text:p>0.00100709</text:p>
          </table:table-cell>
          <table:table-cell office:value-type="float" office:value="0" calcext:value-type="float">
            <text:p>0</text:p>
          </table:table-cell>
          <table:table-cell office:value-type="float" office:value="0.0000000209814" calcext:value-type="float">
            <text:p>2.09814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0992127" calcext:value-type="float">
            <text:p>0.000992127</text:p>
          </table:table-cell>
          <table:table-cell office:value-type="float" office:value="0" calcext:value-type="float">
            <text:p>0</text:p>
          </table:table-cell>
          <table:table-cell office:value-type="float" office:value="0.0000000210219" calcext:value-type="float">
            <text:p>2.10219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0941346" calcext:value-type="float">
            <text:p>0.000941346</text:p>
          </table:table-cell>
          <table:table-cell office:value-type="float" office:value="0" calcext:value-type="float">
            <text:p>0</text:p>
          </table:table-cell>
          <table:table-cell office:value-type="float" office:value="0.0000000212775" calcext:value-type="float">
            <text:p>2.12775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0855926" calcext:value-type="float">
            <text:p>0.000855926</text:p>
          </table:table-cell>
          <table:table-cell office:value-type="float" office:value="0" calcext:value-type="float">
            <text:p>0</text:p>
          </table:table-cell>
          <table:table-cell office:value-type="float" office:value="0.0000000216335" calcext:value-type="float">
            <text:p>2.16335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0737936" calcext:value-type="float">
            <text:p>0.000737936</text:p>
          </table:table-cell>
          <table:table-cell office:value-type="float" office:value="0" calcext:value-type="float">
            <text:p>0</text:p>
          </table:table-cell>
          <table:table-cell office:value-type="float" office:value="0.0000000218521" calcext:value-type="float">
            <text:p>2.18521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0585654" calcext:value-type="float">
            <text:p>0.000585654</text:p>
          </table:table-cell>
          <table:table-cell office:value-type="float" office:value="0" calcext:value-type="float">
            <text:p>0</text:p>
          </table:table-cell>
          <table:table-cell office:value-type="float" office:value="0.0000000220919" calcext:value-type="float">
            <text:p>2.20919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0402394" calcext:value-type="float">
            <text:p>0.000402394</text:p>
          </table:table-cell>
          <table:table-cell office:value-type="float" office:value="0" calcext:value-type="float">
            <text:p>0</text:p>
          </table:table-cell>
          <table:table-cell office:value-type="float" office:value="0.0000000222647" calcext:value-type="float">
            <text:p>2.22647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0191299" calcext:value-type="float">
            <text:p>0.000191299</text:p>
          </table:table-cell>
          <table:table-cell office:value-type="float" office:value="0" calcext:value-type="float">
            <text:p>0</text:p>
          </table:table-cell>
          <table:table-cell office:value-type="float" office:value="0.0000000222101" calcext:value-type="float">
            <text:p>2.22101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043428" calcext:value-type="float">
            <text:p>-4.342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219229" calcext:value-type="float">
            <text:p>2.19229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297639" calcext:value-type="float">
            <text:p>-0.000297639</text:p>
          </table:table-cell>
          <table:table-cell office:value-type="float" office:value="0" calcext:value-type="float">
            <text:p>0</text:p>
          </table:table-cell>
          <table:table-cell office:value-type="float" office:value="0.0000000215186" calcext:value-type="float">
            <text:p>2.15186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563147" calcext:value-type="float">
            <text:p>-0.000563147</text:p>
          </table:table-cell>
          <table:table-cell office:value-type="float" office:value="0" calcext:value-type="float">
            <text:p>0</text:p>
          </table:table-cell>
          <table:table-cell office:value-type="float" office:value="0.0000000209548" calcext:value-type="float">
            <text:p>2.09548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829872" calcext:value-type="float">
            <text:p>-0.000829872</text:p>
          </table:table-cell>
          <table:table-cell office:value-type="float" office:value="0" calcext:value-type="float">
            <text:p>0</text:p>
          </table:table-cell>
          <table:table-cell office:value-type="float" office:value="0.000000020178" calcext:value-type="float">
            <text:p>2.0178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108867" calcext:value-type="float">
            <text:p>-0.00108867</text:p>
          </table:table-cell>
          <table:table-cell office:value-type="float" office:value="0" calcext:value-type="float">
            <text:p>0</text:p>
          </table:table-cell>
          <table:table-cell office:value-type="float" office:value="0.0000000190629" calcext:value-type="float">
            <text:p>1.90629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130762" calcext:value-type="float">
            <text:p>-0.00130762</text:p>
          </table:table-cell>
          <table:table-cell office:value-type="float" office:value="0" calcext:value-type="float">
            <text:p>0</text:p>
          </table:table-cell>
          <table:table-cell office:value-type="float" office:value="0.0000000175148" calcext:value-type="float">
            <text:p>1.75148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145418" calcext:value-type="float">
            <text:p>-0.00145418</text:p>
          </table:table-cell>
          <table:table-cell office:value-type="float" office:value="0" calcext:value-type="float">
            <text:p>0</text:p>
          </table:table-cell>
          <table:table-cell office:value-type="float" office:value="0.0000000154104" calcext:value-type="float">
            <text:p>1.54104E-08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150919" calcext:value-type="float">
            <text:p>-0.00150919</text:p>
          </table:table-cell>
          <table:table-cell office:value-type="float" office:value="0" calcext:value-type="float">
            <text:p>0</text:p>
          </table:table-cell>
          <table:table-cell office:value-type="float" office:value="0.0000000126002" calcext:value-type="float">
            <text:p>1.26002E-08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144868" calcext:value-type="float">
            <text:p>-0.001448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905329" calcext:value-type="float">
            <text:p>9.05329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126029" calcext:value-type="float">
            <text:p>-0.00126029</text:p>
          </table:table-cell>
          <table:table-cell office:value-type="float" office:value="0" calcext:value-type="float">
            <text:p>0</text:p>
          </table:table-cell>
          <table:table-cell office:value-type="float" office:value="0.00000000521176" calcext:value-type="float">
            <text:p>5.21176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991281" calcext:value-type="float">
            <text:p>-0.0009912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38197" calcext:value-type="float">
            <text:p>2.38197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756251" calcext:value-type="float">
            <text:p>-0.0007562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59277" calcext:value-type="float">
            <text:p>9.59277E-10</text:p>
          </table:table-cell>
          <table:table-cell office:value-type="float" office:value="27272.2" calcext:value-type="float">
            <text:p>2727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60991" calcext:value-type="float">
            <text:p>-0.000609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00797" calcext:value-type="float">
            <text:p>4.00797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525595" calcext:value-type="float">
            <text:p>-0.00052559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7148" calcext:value-type="float">
            <text:p>2.47148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468542" calcext:value-type="float">
            <text:p>-0.0004685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9882" calcext:value-type="float">
            <text:p>2.39882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418907" calcext:value-type="float">
            <text:p>-0.0004189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8322" calcext:value-type="float">
            <text:p>2.48322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376021" calcext:value-type="float">
            <text:p>-0.0003760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7527" calcext:value-type="float">
            <text:p>2.47527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339585" calcext:value-type="float">
            <text:p>-0.0003395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6335" calcext:value-type="float">
            <text:p>2.56335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306905" calcext:value-type="float">
            <text:p>-0.0003069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89289" calcext:value-type="float">
            <text:p>2.89289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276583" calcext:value-type="float">
            <text:p>-0.0002765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57362" calcext:value-type="float">
            <text:p>3.57362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247614" calcext:value-type="float">
            <text:p>-0.0002476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71852" calcext:value-type="float">
            <text:p>4.71852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218673" calcext:value-type="float">
            <text:p>-0.0002186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49365" calcext:value-type="float">
            <text:p>6.49365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188003" calcext:value-type="float">
            <text:p>-0.0001880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10456" calcext:value-type="float">
            <text:p>9.10456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153607" calcext:value-type="float">
            <text:p>-0.0001536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8387" calcext:value-type="float">
            <text:p>1.28387E-09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114728" calcext:value-type="float">
            <text:p>-0.0001147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1825" calcext:value-type="float">
            <text:p>1.81825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0687873" calcext:value-type="float">
            <text:p>-6.8787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927" calcext:value-type="float">
            <text:p>2.5927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-0.0000101942" calcext:value-type="float">
            <text:p>-1.0194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68693" calcext:value-type="float">
            <text:p>3.68693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00646167" calcext:value-type="float">
            <text:p>6.4616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13154" calcext:value-type="float">
            <text:p>5.13154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0156645" calcext:value-type="float">
            <text:p>0.0001566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695011" calcext:value-type="float">
            <text:p>6.95011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0266353" calcext:value-type="float">
            <text:p>0.0002663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917436" calcext:value-type="float">
            <text:p>9.17436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0392221" calcext:value-type="float">
            <text:p>0.000392221</text:p>
          </table:table-cell>
          <table:table-cell office:value-type="float" office:value="0" calcext:value-type="float">
            <text:p>0</text:p>
          </table:table-cell>
          <table:table-cell office:value-type="float" office:value="0.0000000118029" calcext:value-type="float">
            <text:p>1.18029E-08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053033" calcext:value-type="float">
            <text:p>0.0005303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7807" calcext:value-type="float">
            <text:p>1.47807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0674034" calcext:value-type="float">
            <text:p>0.000674034</text:p>
          </table:table-cell>
          <table:table-cell office:value-type="float" office:value="0" calcext:value-type="float">
            <text:p>0</text:p>
          </table:table-cell>
          <table:table-cell office:value-type="float" office:value="0.0000000179519" calcext:value-type="float">
            <text:p>1.79519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0814165" calcext:value-type="float">
            <text:p>0.000814165</text:p>
          </table:table-cell>
          <table:table-cell office:value-type="float" office:value="0" calcext:value-type="float">
            <text:p>0</text:p>
          </table:table-cell>
          <table:table-cell office:value-type="float" office:value="0.0000000211116" calcext:value-type="float">
            <text:p>2.11116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0940151" calcext:value-type="float">
            <text:p>0.000940151</text:p>
          </table:table-cell>
          <table:table-cell office:value-type="float" office:value="0" calcext:value-type="float">
            <text:p>0</text:p>
          </table:table-cell>
          <table:table-cell office:value-type="float" office:value="0.000000024078" calcext:value-type="float">
            <text:p>2.4078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104236" calcext:value-type="float">
            <text:p>0.00104236</text:p>
          </table:table-cell>
          <table:table-cell office:value-type="float" office:value="0" calcext:value-type="float">
            <text:p>0</text:p>
          </table:table-cell>
          <table:table-cell office:value-type="float" office:value="0.0000000266089" calcext:value-type="float">
            <text:p>2.66089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111269" calcext:value-type="float">
            <text:p>0.00111269</text:p>
          </table:table-cell>
          <table:table-cell office:value-type="float" office:value="0" calcext:value-type="float">
            <text:p>0</text:p>
          </table:table-cell>
          <table:table-cell office:value-type="float" office:value="0.0000000284159" calcext:value-type="float">
            <text:p>2.84159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114716" calcext:value-type="float">
            <text:p>0.00114716</text:p>
          </table:table-cell>
          <table:table-cell office:value-type="float" office:value="0" calcext:value-type="float">
            <text:p>0</text:p>
          </table:table-cell>
          <table:table-cell office:value-type="float" office:value="0.0000000292875" calcext:value-type="float">
            <text:p>2.92875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114584" calcext:value-type="float">
            <text:p>0.00114584</text:p>
          </table:table-cell>
          <table:table-cell office:value-type="float" office:value="0" calcext:value-type="float">
            <text:p>0</text:p>
          </table:table-cell>
          <table:table-cell office:value-type="float" office:value="0.0000000292401" calcext:value-type="float">
            <text:p>2.92401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111558" calcext:value-type="float">
            <text:p>0.00111558</text:p>
          </table:table-cell>
          <table:table-cell office:value-type="float" office:value="0" calcext:value-type="float">
            <text:p>0</text:p>
          </table:table-cell>
          <table:table-cell office:value-type="float" office:value="0.0000000283535" calcext:value-type="float">
            <text:p>2.83535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106721" calcext:value-type="float">
            <text:p>0.00106721</text:p>
          </table:table-cell>
          <table:table-cell office:value-type="float" office:value="0" calcext:value-type="float">
            <text:p>0</text:p>
          </table:table-cell>
          <table:table-cell office:value-type="float" office:value="0.0000000259835" calcext:value-type="float">
            <text:p>2.59835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103948" calcext:value-type="float">
            <text:p>0.00103948</text:p>
          </table:table-cell>
          <table:table-cell office:value-type="float" office:value="0" calcext:value-type="float">
            <text:p>0</text:p>
          </table:table-cell>
          <table:table-cell office:value-type="float" office:value="0.0000000242708" calcext:value-type="float">
            <text:p>2.42708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93187" calcext:value-type="float">
            <text:p>0.193187</text:p>
          </table:table-cell>
        </table:table-row>
        <table:table-row table:style-name="ro1">
          <table:table-cell office:value-type="float" office:value="0.000979011" calcext:value-type="float">
            <text:p>0.000979011</text:p>
          </table:table-cell>
          <table:table-cell office:value-type="float" office:value="0" calcext:value-type="float">
            <text:p>0</text:p>
          </table:table-cell>
          <table:table-cell office:value-type="float" office:value="0.0000000195244" calcext:value-type="float">
            <text:p>1.95244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0964362" calcext:value-type="float">
            <text:p>0.000964362</text:p>
          </table:table-cell>
          <table:table-cell office:value-type="float" office:value="0" calcext:value-type="float">
            <text:p>0</text:p>
          </table:table-cell>
          <table:table-cell office:value-type="float" office:value="0.0000000195637" calcext:value-type="float">
            <text:p>1.95637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0914922" calcext:value-type="float">
            <text:p>0.000914922</text:p>
          </table:table-cell>
          <table:table-cell office:value-type="float" office:value="0" calcext:value-type="float">
            <text:p>0</text:p>
          </table:table-cell>
          <table:table-cell office:value-type="float" office:value="0.0000000198095" calcext:value-type="float">
            <text:p>1.98095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083193" calcext:value-type="float">
            <text:p>0.00083193</text:p>
          </table:table-cell>
          <table:table-cell office:value-type="float" office:value="0" calcext:value-type="float">
            <text:p>0</text:p>
          </table:table-cell>
          <table:table-cell office:value-type="float" office:value="0.0000000201543" calcext:value-type="float">
            <text:p>2.01543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0717294" calcext:value-type="float">
            <text:p>0.000717294</text:p>
          </table:table-cell>
          <table:table-cell office:value-type="float" office:value="0" calcext:value-type="float">
            <text:p>0</text:p>
          </table:table-cell>
          <table:table-cell office:value-type="float" office:value="0.0000000203716" calcext:value-type="float">
            <text:p>2.03716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0569294" calcext:value-type="float">
            <text:p>0.000569294</text:p>
          </table:table-cell>
          <table:table-cell office:value-type="float" office:value="0" calcext:value-type="float">
            <text:p>0</text:p>
          </table:table-cell>
          <table:table-cell office:value-type="float" office:value="0.0000000206058" calcext:value-type="float">
            <text:p>2.06058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0391072" calcext:value-type="float">
            <text:p>0.000391072</text:p>
          </table:table-cell>
          <table:table-cell office:value-type="float" office:value="0" calcext:value-type="float">
            <text:p>0</text:p>
          </table:table-cell>
          <table:table-cell office:value-type="float" office:value="0.0000000207729" calcext:value-type="float">
            <text:p>2.07729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0185685" calcext:value-type="float">
            <text:p>0.000185685</text:p>
          </table:table-cell>
          <table:table-cell office:value-type="float" office:value="0" calcext:value-type="float">
            <text:p>0</text:p>
          </table:table-cell>
          <table:table-cell office:value-type="float" office:value="0.0000000207279" calcext:value-type="float">
            <text:p>2.07279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0427415" calcext:value-type="float">
            <text:p>-4.2741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204683" calcext:value-type="float">
            <text:p>2.04683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290211" calcext:value-type="float">
            <text:p>-0.000290211</text:p>
          </table:table-cell>
          <table:table-cell office:value-type="float" office:value="0" calcext:value-type="float">
            <text:p>0</text:p>
          </table:table-cell>
          <table:table-cell office:value-type="float" office:value="0.0000000200923" calcext:value-type="float">
            <text:p>2.00923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548811" calcext:value-type="float">
            <text:p>-0.000548811</text:p>
          </table:table-cell>
          <table:table-cell office:value-type="float" office:value="0" calcext:value-type="float">
            <text:p>0</text:p>
          </table:table-cell>
          <table:table-cell office:value-type="float" office:value="0.0000000195646" calcext:value-type="float">
            <text:p>1.95646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808611" calcext:value-type="float">
            <text:p>-0.000808611</text:p>
          </table:table-cell>
          <table:table-cell office:value-type="float" office:value="0" calcext:value-type="float">
            <text:p>0</text:p>
          </table:table-cell>
          <table:table-cell office:value-type="float" office:value="0.0000000188377" calcext:value-type="float">
            <text:p>1.88377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106053" calcext:value-type="float">
            <text:p>-0.00106053</text:p>
          </table:table-cell>
          <table:table-cell office:value-type="float" office:value="0" calcext:value-type="float">
            <text:p>0</text:p>
          </table:table-cell>
          <table:table-cell office:value-type="float" office:value="0.0000000177912" calcext:value-type="float">
            <text:p>1.77912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127351" calcext:value-type="float">
            <text:p>-0.00127351</text:p>
          </table:table-cell>
          <table:table-cell office:value-type="float" office:value="0" calcext:value-type="float">
            <text:p>0</text:p>
          </table:table-cell>
          <table:table-cell office:value-type="float" office:value="0.0000000163369" calcext:value-type="float">
            <text:p>1.63369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1416" calcext:value-type="float">
            <text:p>-0.001416</text:p>
          </table:table-cell>
          <table:table-cell office:value-type="float" office:value="0" calcext:value-type="float">
            <text:p>0</text:p>
          </table:table-cell>
          <table:table-cell office:value-type="float" office:value="0.0000000143668" calcext:value-type="float">
            <text:p>1.43668E-08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146949" calcext:value-type="float">
            <text:p>-0.00146949</text:p>
          </table:table-cell>
          <table:table-cell office:value-type="float" office:value="0" calcext:value-type="float">
            <text:p>0</text:p>
          </table:table-cell>
          <table:table-cell office:value-type="float" office:value="0.0000000117429" calcext:value-type="float">
            <text:p>1.17429E-08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141105" calcext:value-type="float">
            <text:p>-0.001411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843566" calcext:value-type="float">
            <text:p>8.43566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122889" calcext:value-type="float">
            <text:p>-0.00122889</text:p>
          </table:table-cell>
          <table:table-cell office:value-type="float" office:value="0" calcext:value-type="float">
            <text:p>0</text:p>
          </table:table-cell>
          <table:table-cell office:value-type="float" office:value="0.00000000486303" calcext:value-type="float">
            <text:p>4.86303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968697" calcext:value-type="float">
            <text:p>-0.0009686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3132" calcext:value-type="float">
            <text:p>2.23132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740911" calcext:value-type="float">
            <text:p>-0.0007409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04768" calcext:value-type="float">
            <text:p>9.04768E-10</text:p>
          </table:table-cell>
          <table:table-cell office:value-type="float" office:value="27272.2" calcext:value-type="float">
            <text:p>2727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598444" calcext:value-type="float">
            <text:p>-0.0005984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81764" calcext:value-type="float">
            <text:p>3.81764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515954" calcext:value-type="float">
            <text:p>-0.0005159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8329" calcext:value-type="float">
            <text:p>2.38329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459869" calcext:value-type="float">
            <text:p>-0.0004598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44" calcext:value-type="float">
            <text:p>2.344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410985" calcext:value-type="float">
            <text:p>-0.0004109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5845" calcext:value-type="float">
            <text:p>2.45845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368555" calcext:value-type="float">
            <text:p>-0.0003685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7078" calcext:value-type="float">
            <text:p>2.47078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332286" calcext:value-type="float">
            <text:p>-0.0003322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5825" calcext:value-type="float">
            <text:p>2.55825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299709" calcext:value-type="float">
            <text:p>-0.0002997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86617" calcext:value-type="float">
            <text:p>2.86617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269498" calcext:value-type="float">
            <text:p>-0.0002694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50333" calcext:value-type="float">
            <text:p>3.50333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240667" calcext:value-type="float">
            <text:p>-0.0002406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58164" calcext:value-type="float">
            <text:p>4.58164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211925" calcext:value-type="float">
            <text:p>-0.0002119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25602" calcext:value-type="float">
            <text:p>6.25602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181556" calcext:value-type="float">
            <text:p>-0.0001815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7239" calcext:value-type="float">
            <text:p>8.7239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147625" calcext:value-type="float">
            <text:p>-0.0001476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2596" calcext:value-type="float">
            <text:p>1.22596E-09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109344" calcext:value-type="float">
            <text:p>-0.0001093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73185" calcext:value-type="float">
            <text:p>1.73185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0641664" calcext:value-type="float">
            <text:p>-6.4166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46474" calcext:value-type="float">
            <text:p>2.46474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-0.000006648" calcext:value-type="float">
            <text:p>-6.64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49864" calcext:value-type="float">
            <text:p>3.49864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00666732" calcext:value-type="float">
            <text:p>6.6673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86076" calcext:value-type="float">
            <text:p>4.86076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0156682" calcext:value-type="float">
            <text:p>0.0001566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7166" calcext:value-type="float">
            <text:p>6.57166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0263774" calcext:value-type="float">
            <text:p>0.000263774</text:p>
          </table:table-cell>
          <table:table-cell office:value-type="float" office:value="0" calcext:value-type="float">
            <text:p>0</text:p>
          </table:table-cell>
          <table:table-cell office:value-type="float" office:value="0.00000000865859" calcext:value-type="float">
            <text:p>8.65859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0386392" calcext:value-type="float">
            <text:p>0.000386392</text:p>
          </table:table-cell>
          <table:table-cell office:value-type="float" office:value="0" calcext:value-type="float">
            <text:p>0</text:p>
          </table:table-cell>
          <table:table-cell office:value-type="float" office:value="0.0000000111144" calcext:value-type="float">
            <text:p>1.11144E-08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0520615" calcext:value-type="float">
            <text:p>0.000520615</text:p>
          </table:table-cell>
          <table:table-cell office:value-type="float" office:value="0" calcext:value-type="float">
            <text:p>0</text:p>
          </table:table-cell>
          <table:table-cell office:value-type="float" office:value="0.0000000138863" calcext:value-type="float">
            <text:p>1.38863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0659985" calcext:value-type="float">
            <text:p>0.000659985</text:p>
          </table:table-cell>
          <table:table-cell office:value-type="float" office:value="0" calcext:value-type="float">
            <text:p>0</text:p>
          </table:table-cell>
          <table:table-cell office:value-type="float" office:value="0.0000000168293" calcext:value-type="float">
            <text:p>1.68293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0795592" calcext:value-type="float">
            <text:p>0.000795592</text:p>
          </table:table-cell>
          <table:table-cell office:value-type="float" office:value="0" calcext:value-type="float">
            <text:p>0</text:p>
          </table:table-cell>
          <table:table-cell office:value-type="float" office:value="0.0000000197486" calcext:value-type="float">
            <text:p>1.97486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0917243" calcext:value-type="float">
            <text:p>0.000917243</text:p>
          </table:table-cell>
          <table:table-cell office:value-type="float" office:value="0" calcext:value-type="float">
            <text:p>0</text:p>
          </table:table-cell>
          <table:table-cell office:value-type="float" office:value="0.0000000224807" calcext:value-type="float">
            <text:p>2.24807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101574" calcext:value-type="float">
            <text:p>0.00101574</text:p>
          </table:table-cell>
          <table:table-cell office:value-type="float" office:value="0" calcext:value-type="float">
            <text:p>0</text:p>
          </table:table-cell>
          <table:table-cell office:value-type="float" office:value="0.0000000248074" calcext:value-type="float">
            <text:p>2.48074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108329" calcext:value-type="float">
            <text:p>0.00108329</text:p>
          </table:table-cell>
          <table:table-cell office:value-type="float" office:value="0" calcext:value-type="float">
            <text:p>0</text:p>
          </table:table-cell>
          <table:table-cell office:value-type="float" office:value="0.0000000264632" calcext:value-type="float">
            <text:p>2.64632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111615" calcext:value-type="float">
            <text:p>0.00111615</text:p>
          </table:table-cell>
          <table:table-cell office:value-type="float" office:value="0" calcext:value-type="float">
            <text:p>0</text:p>
          </table:table-cell>
          <table:table-cell office:value-type="float" office:value="0.0000000272622" calcext:value-type="float">
            <text:p>2.72622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111445" calcext:value-type="float">
            <text:p>0.00111445</text:p>
          </table:table-cell>
          <table:table-cell office:value-type="float" office:value="0" calcext:value-type="float">
            <text:p>0</text:p>
          </table:table-cell>
          <table:table-cell office:value-type="float" office:value="0.0000000272163" calcext:value-type="float">
            <text:p>2.72163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108475" calcext:value-type="float">
            <text:p>0.00108475</text:p>
          </table:table-cell>
          <table:table-cell office:value-type="float" office:value="0" calcext:value-type="float">
            <text:p>0</text:p>
          </table:table-cell>
          <table:table-cell office:value-type="float" office:value="0.0000000263835" calcext:value-type="float">
            <text:p>2.63835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103757" calcext:value-type="float">
            <text:p>0.00103757</text:p>
          </table:table-cell>
          <table:table-cell office:value-type="float" office:value="0" calcext:value-type="float">
            <text:p>0</text:p>
          </table:table-cell>
          <table:table-cell office:value-type="float" office:value="0.0000000241727" calcext:value-type="float">
            <text:p>2.41727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101059" calcext:value-type="float">
            <text:p>0.00101059</text:p>
          </table:table-cell>
          <table:table-cell office:value-type="float" office:value="0" calcext:value-type="float">
            <text:p>0</text:p>
          </table:table-cell>
          <table:table-cell office:value-type="float" office:value="0.0000000225798" calcext:value-type="float">
            <text:p>2.25798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05622" calcext:value-type="float">
            <text:p>0.205622</text:p>
          </table:table-cell>
        </table:table-row>
        <table:table-row table:style-name="ro1">
          <table:table-cell office:value-type="float" office:value="0.000947615" calcext:value-type="float">
            <text:p>0.000947615</text:p>
          </table:table-cell>
          <table:table-cell office:value-type="float" office:value="0" calcext:value-type="float">
            <text:p>0</text:p>
          </table:table-cell>
          <table:table-cell office:value-type="float" office:value="0.0000000179753" calcext:value-type="float">
            <text:p>1.79753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933385" calcext:value-type="float">
            <text:p>0.000933385</text:p>
          </table:table-cell>
          <table:table-cell office:value-type="float" office:value="0" calcext:value-type="float">
            <text:p>0</text:p>
          </table:table-cell>
          <table:table-cell office:value-type="float" office:value="0.0000000180094" calcext:value-type="float">
            <text:p>1.80094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885523" calcext:value-type="float">
            <text:p>0.000885523</text:p>
          </table:table-cell>
          <table:table-cell office:value-type="float" office:value="0" calcext:value-type="float">
            <text:p>0</text:p>
          </table:table-cell>
          <table:table-cell office:value-type="float" office:value="0.0000000182368" calcext:value-type="float">
            <text:p>1.82368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805285" calcext:value-type="float">
            <text:p>0.000805285</text:p>
          </table:table-cell>
          <table:table-cell office:value-type="float" office:value="0" calcext:value-type="float">
            <text:p>0</text:p>
          </table:table-cell>
          <table:table-cell office:value-type="float" office:value="0.0000000185619" calcext:value-type="float">
            <text:p>1.85619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694422" calcext:value-type="float">
            <text:p>0.000694422</text:p>
          </table:table-cell>
          <table:table-cell office:value-type="float" office:value="0" calcext:value-type="float">
            <text:p>0</text:p>
          </table:table-cell>
          <table:table-cell office:value-type="float" office:value="0.0000000187707" calcext:value-type="float">
            <text:p>1.87707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551223" calcext:value-type="float">
            <text:p>0.000551223</text:p>
          </table:table-cell>
          <table:table-cell office:value-type="float" office:value="0" calcext:value-type="float">
            <text:p>0</text:p>
          </table:table-cell>
          <table:table-cell office:value-type="float" office:value="0.0000000189948" calcext:value-type="float">
            <text:p>1.89948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378665" calcext:value-type="float">
            <text:p>0.000378665</text:p>
          </table:table-cell>
          <table:table-cell office:value-type="float" office:value="0" calcext:value-type="float">
            <text:p>0</text:p>
          </table:table-cell>
          <table:table-cell office:value-type="float" office:value="0.0000000191541" calcext:value-type="float">
            <text:p>1.91541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179656" calcext:value-type="float">
            <text:p>0.000179656</text:p>
          </table:table-cell>
          <table:table-cell office:value-type="float" office:value="0" calcext:value-type="float">
            <text:p>0</text:p>
          </table:table-cell>
          <table:table-cell office:value-type="float" office:value="0.0000000191148" calcext:value-type="float">
            <text:p>1.91148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0417627" calcext:value-type="float">
            <text:p>-4.1762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88782" calcext:value-type="float">
            <text:p>1.88782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281753" calcext:value-type="float">
            <text:p>-0.000281753</text:p>
          </table:table-cell>
          <table:table-cell office:value-type="float" office:value="0" calcext:value-type="float">
            <text:p>0</text:p>
          </table:table-cell>
          <table:table-cell office:value-type="float" office:value="0.0000000185282" calcext:value-type="float">
            <text:p>1.85282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532731" calcext:value-type="float">
            <text:p>-0.000532731</text:p>
          </table:table-cell>
          <table:table-cell office:value-type="float" office:value="0" calcext:value-type="float">
            <text:p>0</text:p>
          </table:table-cell>
          <table:table-cell office:value-type="float" office:value="0.0000000180367" calcext:value-type="float">
            <text:p>1.80367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784961" calcext:value-type="float">
            <text:p>-0.000784961</text:p>
          </table:table-cell>
          <table:table-cell office:value-type="float" office:value="0" calcext:value-type="float">
            <text:p>0</text:p>
          </table:table-cell>
          <table:table-cell office:value-type="float" office:value="0.0000000173623" calcext:value-type="float">
            <text:p>1.73623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102944" calcext:value-type="float">
            <text:p>-0.00102944</text:p>
          </table:table-cell>
          <table:table-cell office:value-type="float" office:value="0" calcext:value-type="float">
            <text:p>0</text:p>
          </table:table-cell>
          <table:table-cell office:value-type="float" office:value="0.0000000163904" calcext:value-type="float">
            <text:p>1.63904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123609" calcext:value-type="float">
            <text:p>-0.00123609</text:p>
          </table:table-cell>
          <table:table-cell office:value-type="float" office:value="0" calcext:value-type="float">
            <text:p>0</text:p>
          </table:table-cell>
          <table:table-cell office:value-type="float" office:value="0.0000000150409" calcext:value-type="float">
            <text:p>1.50409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137445" calcext:value-type="float">
            <text:p>-0.00137445</text:p>
          </table:table-cell>
          <table:table-cell office:value-type="float" office:value="0" calcext:value-type="float">
            <text:p>0</text:p>
          </table:table-cell>
          <table:table-cell office:value-type="float" office:value="0.0000000132217" calcext:value-type="float">
            <text:p>1.32217E-08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142676" calcext:value-type="float">
            <text:p>-0.00142676</text:p>
          </table:table-cell>
          <table:table-cell office:value-type="float" office:value="0" calcext:value-type="float">
            <text:p>0</text:p>
          </table:table-cell>
          <table:table-cell office:value-type="float" office:value="0.0000000108058" calcext:value-type="float">
            <text:p>1.08058E-08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137117" calcext:value-type="float">
            <text:p>-0.001371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776483" calcext:value-type="float">
            <text:p>7.76483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119639" calcext:value-type="float">
            <text:p>-0.001196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448761" calcext:value-type="float">
            <text:p>4.48761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946049" calcext:value-type="float">
            <text:p>-0.0009460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207122" calcext:value-type="float">
            <text:p>2.07122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726059" calcext:value-type="float">
            <text:p>-0.0007260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47145" calcext:value-type="float">
            <text:p>8.47145E-10</text:p>
          </table:table-cell>
          <table:table-cell office:value-type="float" office:value="27272.2" calcext:value-type="float">
            <text:p>2727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587711" calcext:value-type="float">
            <text:p>-0.0005877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60717" calcext:value-type="float">
            <text:p>3.60717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507131" calcext:value-type="float">
            <text:p>-0.0005071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7612" calcext:value-type="float">
            <text:p>2.27612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452043" calcext:value-type="float">
            <text:p>-0.0004520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6636" calcext:value-type="float">
            <text:p>2.26636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403932" calcext:value-type="float">
            <text:p>-0.0004039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1264" calcext:value-type="float">
            <text:p>2.41264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361896" calcext:value-type="float">
            <text:p>-0.0003618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5371" calcext:value-type="float">
            <text:p>2.45371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32569" calcext:value-type="float">
            <text:p>-0.000325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4563" calcext:value-type="float">
            <text:p>2.54563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293124" calcext:value-type="float">
            <text:p>-0.0002931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83465" calcext:value-type="float">
            <text:p>2.83465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262951" calcext:value-type="float">
            <text:p>-0.0002629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43306" calcext:value-type="float">
            <text:p>3.43306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234175" calcext:value-type="float">
            <text:p>-0.0002341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45265" calcext:value-type="float">
            <text:p>4.45265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205502" calcext:value-type="float">
            <text:p>-0.0002055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04021" calcext:value-type="float">
            <text:p>6.04021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175275" calcext:value-type="float">
            <text:p>-0.0001752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38773" calcext:value-type="float">
            <text:p>8.38773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141653" calcext:value-type="float">
            <text:p>-0.0001416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7597" calcext:value-type="float">
            <text:p>1.17597E-09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103778" calcext:value-type="float">
            <text:p>-0.00010377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65882" calcext:value-type="float">
            <text:p>1.65882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0590994" calcext:value-type="float">
            <text:p>-5.90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35817" calcext:value-type="float">
            <text:p>2.35817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-0.00000233508" calcext:value-type="float">
            <text:p>-2.3350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34256" calcext:value-type="float">
            <text:p>3.34256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0698421" calcext:value-type="float">
            <text:p>6.9842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63546" calcext:value-type="float">
            <text:p>4.63546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158162" calcext:value-type="float">
            <text:p>0.0001581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625324" calcext:value-type="float">
            <text:p>6.25324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262916" calcext:value-type="float">
            <text:p>0.0002629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1719" calcext:value-type="float">
            <text:p>8.21719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382474" calcext:value-type="float">
            <text:p>0.000382474</text:p>
          </table:table-cell>
          <table:table-cell office:value-type="float" office:value="0" calcext:value-type="float">
            <text:p>0</text:p>
          </table:table-cell>
          <table:table-cell office:value-type="float" office:value="0.000000010513" calcext:value-type="float">
            <text:p>1.0513E-08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512841" calcext:value-type="float">
            <text:p>0.000512841</text:p>
          </table:table-cell>
          <table:table-cell office:value-type="float" office:value="0" calcext:value-type="float">
            <text:p>0</text:p>
          </table:table-cell>
          <table:table-cell office:value-type="float" office:value="0.0000000130845" calcext:value-type="float">
            <text:p>1.30845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647661" calcext:value-type="float">
            <text:p>0.000647661</text:p>
          </table:table-cell>
          <table:table-cell office:value-type="float" office:value="0" calcext:value-type="float">
            <text:p>0</text:p>
          </table:table-cell>
          <table:table-cell office:value-type="float" office:value="0.0000000157985" calcext:value-type="float">
            <text:p>1.57985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77834" calcext:value-type="float">
            <text:p>0.00077834</text:p>
          </table:table-cell>
          <table:table-cell office:value-type="float" office:value="0" calcext:value-type="float">
            <text:p>0</text:p>
          </table:table-cell>
          <table:table-cell office:value-type="float" office:value="0.0000000184795" calcext:value-type="float">
            <text:p>1.84795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895077" calcext:value-type="float">
            <text:p>0.000895077</text:p>
          </table:table-cell>
          <table:table-cell office:value-type="float" office:value="0" calcext:value-type="float">
            <text:p>0</text:p>
          </table:table-cell>
          <table:table-cell office:value-type="float" office:value="0.0000000209692" calcext:value-type="float">
            <text:p>2.09692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989073" calcext:value-type="float">
            <text:p>0.000989073</text:p>
          </table:table-cell>
          <table:table-cell office:value-type="float" office:value="0" calcext:value-type="float">
            <text:p>0</text:p>
          </table:table-cell>
          <table:table-cell office:value-type="float" office:value="0.0000000230683" calcext:value-type="float">
            <text:p>2.30683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105296" calcext:value-type="float">
            <text:p>0.00105296</text:p>
          </table:table-cell>
          <table:table-cell office:value-type="float" office:value="0" calcext:value-type="float">
            <text:p>0</text:p>
          </table:table-cell>
          <table:table-cell office:value-type="float" office:value="0.0000000245368" calcext:value-type="float">
            <text:p>2.45368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108331" calcext:value-type="float">
            <text:p>0.00108331</text:p>
          </table:table-cell>
          <table:table-cell office:value-type="float" office:value="0" calcext:value-type="float">
            <text:p>0</text:p>
          </table:table-cell>
          <table:table-cell office:value-type="float" office:value="0.0000000252283" calcext:value-type="float">
            <text:p>2.52283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108047" calcext:value-type="float">
            <text:p>0.00108047</text:p>
          </table:table-cell>
          <table:table-cell office:value-type="float" office:value="0" calcext:value-type="float">
            <text:p>0</text:p>
          </table:table-cell>
          <table:table-cell office:value-type="float" office:value="0.0000000251548" calcext:value-type="float">
            <text:p>2.51548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105078" calcext:value-type="float">
            <text:p>0.00105078</text:p>
          </table:table-cell>
          <table:table-cell office:value-type="float" office:value="0" calcext:value-type="float">
            <text:p>0</text:p>
          </table:table-cell>
          <table:table-cell office:value-type="float" office:value="0.0000000243446" calcext:value-type="float">
            <text:p>2.43446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100454" calcext:value-type="float">
            <text:p>0.00100454</text:p>
          </table:table-cell>
          <table:table-cell office:value-type="float" office:value="0" calcext:value-type="float">
            <text:p>0</text:p>
          </table:table-cell>
          <table:table-cell office:value-type="float" office:value="0.0000000222738" calcext:value-type="float">
            <text:p>2.22738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978248" calcext:value-type="float">
            <text:p>0.000978248</text:p>
          </table:table-cell>
          <table:table-cell office:value-type="float" office:value="0" calcext:value-type="float">
            <text:p>0</text:p>
          </table:table-cell>
          <table:table-cell office:value-type="float" office:value="0.0000000207954" calcext:value-type="float">
            <text:p>2.07954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17172" calcext:value-type="float">
            <text:p>0.217172</text:p>
          </table:table-cell>
        </table:table-row>
        <table:table-row table:style-name="ro1">
          <table:table-cell office:value-type="float" office:value="0.000913643" calcext:value-type="float">
            <text:p>0.000913643</text:p>
          </table:table-cell>
          <table:table-cell office:value-type="float" office:value="0" calcext:value-type="float">
            <text:p>0</text:p>
          </table:table-cell>
          <table:table-cell office:value-type="float" office:value="0.0000000163658" calcext:value-type="float">
            <text:p>1.63658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900026" calcext:value-type="float">
            <text:p>0.000900026</text:p>
          </table:table-cell>
          <table:table-cell office:value-type="float" office:value="0" calcext:value-type="float">
            <text:p>0</text:p>
          </table:table-cell>
          <table:table-cell office:value-type="float" office:value="0.000000016392" calcext:value-type="float">
            <text:p>1.6392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854108" calcext:value-type="float">
            <text:p>0.000854108</text:p>
          </table:table-cell>
          <table:table-cell office:value-type="float" office:value="0" calcext:value-type="float">
            <text:p>0</text:p>
          </table:table-cell>
          <table:table-cell office:value-type="float" office:value="0.0000000165917" calcext:value-type="float">
            <text:p>1.65917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776997" calcext:value-type="float">
            <text:p>0.000776997</text:p>
          </table:table-cell>
          <table:table-cell office:value-type="float" office:value="0" calcext:value-type="float">
            <text:p>0</text:p>
          </table:table-cell>
          <table:table-cell office:value-type="float" office:value="0.0000000168849" calcext:value-type="float">
            <text:p>1.68849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670356" calcext:value-type="float">
            <text:p>0.000670356</text:p>
          </table:table-cell>
          <table:table-cell office:value-type="float" office:value="0" calcext:value-type="float">
            <text:p>0</text:p>
          </table:table-cell>
          <table:table-cell office:value-type="float" office:value="0.0000000170764" calcext:value-type="float">
            <text:p>1.70764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532472" calcext:value-type="float">
            <text:p>0.000532472</text:p>
          </table:table-cell>
          <table:table-cell office:value-type="float" office:value="0" calcext:value-type="float">
            <text:p>0</text:p>
          </table:table-cell>
          <table:table-cell office:value-type="float" office:value="0.000000017283" calcext:value-type="float">
            <text:p>1.7283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366164" calcext:value-type="float">
            <text:p>0.000366164</text:p>
          </table:table-cell>
          <table:table-cell office:value-type="float" office:value="0" calcext:value-type="float">
            <text:p>0</text:p>
          </table:table-cell>
          <table:table-cell office:value-type="float" office:value="0.0000000174294" calcext:value-type="float">
            <text:p>1.74294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174174" calcext:value-type="float">
            <text:p>0.000174174</text:p>
          </table:table-cell>
          <table:table-cell office:value-type="float" office:value="0" calcext:value-type="float">
            <text:p>0</text:p>
          </table:table-cell>
          <table:table-cell office:value-type="float" office:value="0.0000000173933" calcext:value-type="float">
            <text:p>1.73933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0395575" calcext:value-type="float">
            <text:p>-3.955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71793" calcext:value-type="float">
            <text:p>1.71793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271396" calcext:value-type="float">
            <text:p>-0.000271396</text:p>
          </table:table-cell>
          <table:table-cell office:value-type="float" office:value="0" calcext:value-type="float">
            <text:p>0</text:p>
          </table:table-cell>
          <table:table-cell office:value-type="float" office:value="0.0000000168569" calcext:value-type="float">
            <text:p>1.68569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514105" calcext:value-type="float">
            <text:p>-0.0005141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64046" calcext:value-type="float">
            <text:p>1.64046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75823" calcext:value-type="float">
            <text:p>-0.00075823</text:p>
          </table:table-cell>
          <table:table-cell office:value-type="float" office:value="0" calcext:value-type="float">
            <text:p>0</text:p>
          </table:table-cell>
          <table:table-cell office:value-type="float" office:value="0.0000000157883" calcext:value-type="float">
            <text:p>1.57883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994953" calcext:value-type="float">
            <text:p>-0.00099495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8981" calcext:value-type="float">
            <text:p>1.48981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119516" calcext:value-type="float">
            <text:p>-0.00119516</text:p>
          </table:table-cell>
          <table:table-cell office:value-type="float" office:value="0" calcext:value-type="float">
            <text:p>0</text:p>
          </table:table-cell>
          <table:table-cell office:value-type="float" office:value="0.000000013664" calcext:value-type="float">
            <text:p>1.3664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132951" calcext:value-type="float">
            <text:p>-0.00132951</text:p>
          </table:table-cell>
          <table:table-cell office:value-type="float" office:value="0" calcext:value-type="float">
            <text:p>0</text:p>
          </table:table-cell>
          <table:table-cell office:value-type="float" office:value="0.0000000120094" calcext:value-type="float">
            <text:p>1.20094E-08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13811" calcext:value-type="float">
            <text:p>-0.00138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981768" calcext:value-type="float">
            <text:p>9.81768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132916" calcext:value-type="float">
            <text:p>-0.001329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706242" calcext:value-type="float">
            <text:p>7.06242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116271" calcext:value-type="float">
            <text:p>-0.00116271</text:p>
          </table:table-cell>
          <table:table-cell office:value-type="float" office:value="0" calcext:value-type="float">
            <text:p>0</text:p>
          </table:table-cell>
          <table:table-cell office:value-type="float" office:value="0.00000000409693" calcext:value-type="float">
            <text:p>4.09693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922967" calcext:value-type="float">
            <text:p>-0.0009229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0515" calcext:value-type="float">
            <text:p>1.90515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711028" calcext:value-type="float">
            <text:p>-0.0007110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87253" calcext:value-type="float">
            <text:p>7.87253E-10</text:p>
          </table:table-cell>
          <table:table-cell office:value-type="float" office:value="27272.2" calcext:value-type="float">
            <text:p>2727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576815" calcext:value-type="float">
            <text:p>-0.0005768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37727" calcext:value-type="float">
            <text:p>3.37727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498171" calcext:value-type="float">
            <text:p>-0.00049817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3682" calcext:value-type="float">
            <text:p>2.13682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44417" calcext:value-type="float">
            <text:p>-0.000444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3576" calcext:value-type="float">
            <text:p>2.13576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396862" calcext:value-type="float">
            <text:p>-0.0003968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9325" calcext:value-type="float">
            <text:p>2.29325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355236" calcext:value-type="float">
            <text:p>-0.0003552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5176" calcext:value-type="float">
            <text:p>2.35176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319191" calcext:value-type="float">
            <text:p>-0.0003191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4594" calcext:value-type="float">
            <text:p>2.44594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286754" calcext:value-type="float">
            <text:p>-0.0002867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168" calcext:value-type="float">
            <text:p>2.7168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256727" calcext:value-type="float">
            <text:p>-0.0002567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27876" calcext:value-type="float">
            <text:p>3.27876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228082" calcext:value-type="float">
            <text:p>-0.0002280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23943" calcext:value-type="float">
            <text:p>4.23943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199522" calcext:value-type="float">
            <text:p>-0.0001995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74215" calcext:value-type="float">
            <text:p>5.74215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169442" calcext:value-type="float">
            <text:p>-0.0001694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97485" calcext:value-type="float">
            <text:p>7.97485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136099" calcext:value-type="float">
            <text:p>-0.0001360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1912" calcext:value-type="float">
            <text:p>1.11912E-09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0985517" calcext:value-type="float">
            <text:p>-9.8551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58041" calcext:value-type="float">
            <text:p>1.58041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-0.0000541954" calcext:value-type="float">
            <text:p>-5.4195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4865" calcext:value-type="float">
            <text:p>2.24865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00204516" calcext:value-type="float">
            <text:p>2.0451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18695" calcext:value-type="float">
            <text:p>3.18695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0733204" calcext:value-type="float">
            <text:p>7.3320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41502" calcext:value-type="float">
            <text:p>4.41502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16023" calcext:value-type="float">
            <text:p>0.000160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594495" calcext:value-type="float">
            <text:p>5.94495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262911" calcext:value-type="float">
            <text:p>0.0002629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779166" calcext:value-type="float">
            <text:p>7.79166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379653" calcext:value-type="float">
            <text:p>0.0003796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99348" calcext:value-type="float">
            <text:p>9.9348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506335" calcext:value-type="float">
            <text:p>0.000506335</text:p>
          </table:table-cell>
          <table:table-cell office:value-type="float" office:value="0" calcext:value-type="float">
            <text:p>0</text:p>
          </table:table-cell>
          <table:table-cell office:value-type="float" office:value="0.0000000123113" calcext:value-type="float">
            <text:p>1.23113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636591" calcext:value-type="float">
            <text:p>0.000636591</text:p>
          </table:table-cell>
          <table:table-cell office:value-type="float" office:value="0" calcext:value-type="float">
            <text:p>0</text:p>
          </table:table-cell>
          <table:table-cell office:value-type="float" office:value="0.0000000147963" calcext:value-type="float">
            <text:p>1.47963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762142" calcext:value-type="float">
            <text:p>0.000762142</text:p>
          </table:table-cell>
          <table:table-cell office:value-type="float" office:value="0" calcext:value-type="float">
            <text:p>0</text:p>
          </table:table-cell>
          <table:table-cell office:value-type="float" office:value="0.0000000172391" calcext:value-type="float">
            <text:p>1.72391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873573" calcext:value-type="float">
            <text:p>0.000873573</text:p>
          </table:table-cell>
          <table:table-cell office:value-type="float" office:value="0" calcext:value-type="float">
            <text:p>0</text:p>
          </table:table-cell>
          <table:table-cell office:value-type="float" office:value="0.000000019484" calcext:value-type="float">
            <text:p>1.9484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96245" calcext:value-type="float">
            <text:p>0.00096245</text:p>
          </table:table-cell>
          <table:table-cell office:value-type="float" office:value="0" calcext:value-type="float">
            <text:p>0</text:p>
          </table:table-cell>
          <table:table-cell office:value-type="float" office:value="0.0000000213453" calcext:value-type="float">
            <text:p>2.13453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102192" calcext:value-type="float">
            <text:p>0.00102192</text:p>
          </table:table-cell>
          <table:table-cell office:value-type="float" office:value="0" calcext:value-type="float">
            <text:p>0</text:p>
          </table:table-cell>
          <table:table-cell office:value-type="float" office:value="0.0000000226137" calcext:value-type="float">
            <text:p>2.26137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104899" calcext:value-type="float">
            <text:p>0.00104899</text:p>
          </table:table-cell>
          <table:table-cell office:value-type="float" office:value="0" calcext:value-type="float">
            <text:p>0</text:p>
          </table:table-cell>
          <table:table-cell office:value-type="float" office:value="0.0000000231818" calcext:value-type="float">
            <text:p>2.31818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104427" calcext:value-type="float">
            <text:p>0.00104427</text:p>
          </table:table-cell>
          <table:table-cell office:value-type="float" office:value="0" calcext:value-type="float">
            <text:p>0</text:p>
          </table:table-cell>
          <table:table-cell office:value-type="float" office:value="0.0000000230587" calcext:value-type="float">
            <text:p>2.30587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101409" calcext:value-type="float">
            <text:p>0.00101409</text:p>
          </table:table-cell>
          <table:table-cell office:value-type="float" office:value="0" calcext:value-type="float">
            <text:p>0</text:p>
          </table:table-cell>
          <table:table-cell office:value-type="float" office:value="0.0000000222508" calcext:value-type="float">
            <text:p>2.22508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968576" calcext:value-type="float">
            <text:p>0.000968576</text:p>
          </table:table-cell>
          <table:table-cell office:value-type="float" office:value="0" calcext:value-type="float">
            <text:p>0</text:p>
          </table:table-cell>
          <table:table-cell office:value-type="float" office:value="0.0000000203083" calcext:value-type="float">
            <text:p>2.03083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942961" calcext:value-type="float">
            <text:p>0.000942961</text:p>
          </table:table-cell>
          <table:table-cell office:value-type="float" office:value="0" calcext:value-type="float">
            <text:p>0</text:p>
          </table:table-cell>
          <table:table-cell office:value-type="float" office:value="0.0000000189407" calcext:value-type="float">
            <text:p>1.89407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27751" calcext:value-type="float">
            <text:p>0.227751</text:p>
          </table:table-cell>
        </table:table-row>
        <table:table-row table:style-name="ro1">
          <table:table-cell office:value-type="float" office:value="0.000878716" calcext:value-type="float">
            <text:p>0.000878716</text:p>
          </table:table-cell>
          <table:table-cell office:value-type="float" office:value="0" calcext:value-type="float">
            <text:p>0</text:p>
          </table:table-cell>
          <table:table-cell office:value-type="float" office:value="0.0000000146559" calcext:value-type="float">
            <text:p>1.46559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86606" calcext:value-type="float">
            <text:p>0.00086606</text:p>
          </table:table-cell>
          <table:table-cell office:value-type="float" office:value="0" calcext:value-type="float">
            <text:p>0</text:p>
          </table:table-cell>
          <table:table-cell office:value-type="float" office:value="0.00000001468" calcext:value-type="float">
            <text:p>1.468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822685" calcext:value-type="float">
            <text:p>0.000822685</text:p>
          </table:table-cell>
          <table:table-cell office:value-type="float" office:value="0" calcext:value-type="float">
            <text:p>0</text:p>
          </table:table-cell>
          <table:table-cell office:value-type="float" office:value="0.0000000148609" calcext:value-type="float">
            <text:p>1.48609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74918" calcext:value-type="float">
            <text:p>0.00074918</text:p>
          </table:table-cell>
          <table:table-cell office:value-type="float" office:value="0" calcext:value-type="float">
            <text:p>0</text:p>
          </table:table-cell>
          <table:table-cell office:value-type="float" office:value="0.0000000151262" calcext:value-type="float">
            <text:p>1.51262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647193" calcext:value-type="float">
            <text:p>0.000647193</text:p>
          </table:table-cell>
          <table:table-cell office:value-type="float" office:value="0" calcext:value-type="float">
            <text:p>0</text:p>
          </table:table-cell>
          <table:table-cell office:value-type="float" office:value="0.0000000153001" calcext:value-type="float">
            <text:p>1.53001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515037" calcext:value-type="float">
            <text:p>0.000515037</text:p>
          </table:table-cell>
          <table:table-cell office:value-type="float" office:value="0" calcext:value-type="float">
            <text:p>0</text:p>
          </table:table-cell>
          <table:table-cell office:value-type="float" office:value="0.0000000154857" calcext:value-type="float">
            <text:p>1.54857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355414" calcext:value-type="float">
            <text:p>0.000355414</text:p>
          </table:table-cell>
          <table:table-cell office:value-type="float" office:value="0" calcext:value-type="float">
            <text:p>0</text:p>
          </table:table-cell>
          <table:table-cell office:value-type="float" office:value="0.0000000156172" calcext:value-type="float">
            <text:p>1.56172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170916" calcext:value-type="float">
            <text:p>0.000170916</text:p>
          </table:table-cell>
          <table:table-cell office:value-type="float" office:value="0" calcext:value-type="float">
            <text:p>0</text:p>
          </table:table-cell>
          <table:table-cell office:value-type="float" office:value="0.000000015584" calcext:value-type="float">
            <text:p>1.5584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0346103" calcext:value-type="float">
            <text:p>-3.461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53916" calcext:value-type="float">
            <text:p>1.53916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257794" calcext:value-type="float">
            <text:p>-0.000257794</text:p>
          </table:table-cell>
          <table:table-cell office:value-type="float" office:value="0" calcext:value-type="float">
            <text:p>0</text:p>
          </table:table-cell>
          <table:table-cell office:value-type="float" office:value="0.0000000150979" calcext:value-type="float">
            <text:p>1.50979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491749" calcext:value-type="float">
            <text:p>-0.000491749</text:p>
          </table:table-cell>
          <table:table-cell office:value-type="float" office:value="0" calcext:value-type="float">
            <text:p>0</text:p>
          </table:table-cell>
          <table:table-cell office:value-type="float" office:value="0.0000000146892" calcext:value-type="float">
            <text:p>1.46892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727449" calcext:value-type="float">
            <text:p>-0.000727449</text:p>
          </table:table-cell>
          <table:table-cell office:value-type="float" office:value="0" calcext:value-type="float">
            <text:p>0</text:p>
          </table:table-cell>
          <table:table-cell office:value-type="float" office:value="0.0000000141396" calcext:value-type="float">
            <text:p>1.41396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956536" calcext:value-type="float">
            <text:p>-0.000956536</text:p>
          </table:table-cell>
          <table:table-cell office:value-type="float" office:value="0" calcext:value-type="float">
            <text:p>0</text:p>
          </table:table-cell>
          <table:table-cell office:value-type="float" office:value="0.0000000133407" calcext:value-type="float">
            <text:p>1.33407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115065" calcext:value-type="float">
            <text:p>-0.00115065</text:p>
          </table:table-cell>
          <table:table-cell office:value-type="float" office:value="0" calcext:value-type="float">
            <text:p>0</text:p>
          </table:table-cell>
          <table:table-cell office:value-type="float" office:value="0.0000000122343" calcext:value-type="float">
            <text:p>1.22343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128153" calcext:value-type="float">
            <text:p>-0.00128153</text:p>
          </table:table-cell>
          <table:table-cell office:value-type="float" office:value="0" calcext:value-type="float">
            <text:p>0</text:p>
          </table:table-cell>
          <table:table-cell office:value-type="float" office:value="0.0000000107566" calcext:value-type="float">
            <text:p>1.07566E-08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133332" calcext:value-type="float">
            <text:p>-0.001333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880141" calcext:value-type="float">
            <text:p>8.80141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12862" calcext:value-type="float">
            <text:p>-0.00128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634547" calcext:value-type="float">
            <text:p>6.34547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112918" calcext:value-type="float">
            <text:p>-0.001129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0013" calcext:value-type="float">
            <text:p>3.70013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900581" calcext:value-type="float">
            <text:p>-0.0009005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73688" calcext:value-type="float">
            <text:p>1.73688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696625" calcext:value-type="float">
            <text:p>-0.0006966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26264" calcext:value-type="float">
            <text:p>7.26264E-10</text:p>
          </table:table-cell>
          <table:table-cell office:value-type="float" office:value="27272.2" calcext:value-type="float">
            <text:p>2727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566204" calcext:value-type="float">
            <text:p>-0.0005662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3388" calcext:value-type="float">
            <text:p>3.13388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489124" calcext:value-type="float">
            <text:p>-0.0004891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4477" calcext:value-type="float">
            <text:p>1.94477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435959" calcext:value-type="float">
            <text:p>-0.0004359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6321" calcext:value-type="float">
            <text:p>1.86321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389287" calcext:value-type="float">
            <text:p>-0.00038928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3477" calcext:value-type="float">
            <text:p>1.93477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348018" calcext:value-type="float">
            <text:p>-0.0003480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6747" calcext:value-type="float">
            <text:p>1.96747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312297" calcext:value-type="float">
            <text:p>-0.0003122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7987" calcext:value-type="float">
            <text:p>2.07987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280256" calcext:value-type="float">
            <text:p>-0.0002802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696" calcext:value-type="float">
            <text:p>2.3696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25066" calcext:value-type="float">
            <text:p>-0.0002506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91551" calcext:value-type="float">
            <text:p>2.91551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222432" calcext:value-type="float">
            <text:p>-0.0002224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80835" calcext:value-type="float">
            <text:p>3.80835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194293" calcext:value-type="float">
            <text:p>-0.00019429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20262" calcext:value-type="float">
            <text:p>5.20262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164698" calcext:value-type="float">
            <text:p>-0.0001646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29009" calcext:value-type="float">
            <text:p>7.29009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131899" calcext:value-type="float">
            <text:p>-0.0001318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3121" calcext:value-type="float">
            <text:p>1.03121E-09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0948031" calcext:value-type="float">
            <text:p>-9.4803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6676" calcext:value-type="float">
            <text:p>1.46676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-0.0000507541" calcext:value-type="float">
            <text:p>-5.0754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09922" calcext:value-type="float">
            <text:p>2.09922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00500869" calcext:value-type="float">
            <text:p>5.0086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298701" calcext:value-type="float">
            <text:p>2.98701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0754301" calcext:value-type="float">
            <text:p>7.5430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14716" calcext:value-type="float">
            <text:p>4.14716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161098" calcext:value-type="float">
            <text:p>0.0001610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55891" calcext:value-type="float">
            <text:p>5.5891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261994" calcext:value-type="float">
            <text:p>0.0002619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732187" calcext:value-type="float">
            <text:p>7.32187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376265" calcext:value-type="float">
            <text:p>0.0003762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931922" calcext:value-type="float">
            <text:p>9.31922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499738" calcext:value-type="float">
            <text:p>0.000499738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15" calcext:value-type="float">
            <text:p>1.1515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625948" calcext:value-type="float">
            <text:p>0.000625948</text:p>
          </table:table-cell>
          <table:table-cell office:value-type="float" office:value="0" calcext:value-type="float">
            <text:p>0</text:p>
          </table:table-cell>
          <table:table-cell office:value-type="float" office:value="0.0000000137806" calcext:value-type="float">
            <text:p>1.37806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746653" calcext:value-type="float">
            <text:p>0.000746653</text:p>
          </table:table-cell>
          <table:table-cell office:value-type="float" office:value="0" calcext:value-type="float">
            <text:p>0</text:p>
          </table:table-cell>
          <table:table-cell office:value-type="float" office:value="0.0000000159781" calcext:value-type="float">
            <text:p>1.59781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852807" calcext:value-type="float">
            <text:p>0.000852807</text:p>
          </table:table-cell>
          <table:table-cell office:value-type="float" office:value="0" calcext:value-type="float">
            <text:p>0</text:p>
          </table:table-cell>
          <table:table-cell office:value-type="float" office:value="0.0000000179705" calcext:value-type="float">
            <text:p>1.79705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936406" calcext:value-type="float">
            <text:p>0.000936406</text:p>
          </table:table-cell>
          <table:table-cell office:value-type="float" office:value="0" calcext:value-type="float">
            <text:p>0</text:p>
          </table:table-cell>
          <table:table-cell office:value-type="float" office:value="0.0000000195885" calcext:value-type="float">
            <text:p>1.95885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99103" calcext:value-type="float">
            <text:p>0.00099103</text:p>
          </table:table-cell>
          <table:table-cell office:value-type="float" office:value="0" calcext:value-type="float">
            <text:p>0</text:p>
          </table:table-cell>
          <table:table-cell office:value-type="float" office:value="0.0000000206403" calcext:value-type="float">
            <text:p>2.06403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10142" calcext:value-type="float">
            <text:p>0.0010142</text:p>
          </table:table-cell>
          <table:table-cell office:value-type="float" office:value="0" calcext:value-type="float">
            <text:p>0</text:p>
          </table:table-cell>
          <table:table-cell office:value-type="float" office:value="0.0000000210647" calcext:value-type="float">
            <text:p>2.10647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100696" calcext:value-type="float">
            <text:p>0.00100696</text:p>
          </table:table-cell>
          <table:table-cell office:value-type="float" office:value="0" calcext:value-type="float">
            <text:p>0</text:p>
          </table:table-cell>
          <table:table-cell office:value-type="float" office:value="0.000000020868" calcext:value-type="float">
            <text:p>2.0868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975844" calcext:value-type="float">
            <text:p>0.000975844</text:p>
          </table:table-cell>
          <table:table-cell office:value-type="float" office:value="0" calcext:value-type="float">
            <text:p>0</text:p>
          </table:table-cell>
          <table:table-cell office:value-type="float" office:value="0.0000000200445" calcext:value-type="float">
            <text:p>2.00445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930977" calcext:value-type="float">
            <text:p>0.000930977</text:p>
          </table:table-cell>
          <table:table-cell office:value-type="float" office:value="0" calcext:value-type="float">
            <text:p>0</text:p>
          </table:table-cell>
          <table:table-cell office:value-type="float" office:value="0.0000000182264" calcext:value-type="float">
            <text:p>1.82264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906085" calcext:value-type="float">
            <text:p>0.000906085</text:p>
          </table:table-cell>
          <table:table-cell office:value-type="float" office:value="0" calcext:value-type="float">
            <text:p>0</text:p>
          </table:table-cell>
          <table:table-cell office:value-type="float" office:value="0.0000000169687" calcext:value-type="float">
            <text:p>1.69687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37316" calcext:value-type="float">
            <text:p>0.237316</text:p>
          </table:table-cell>
        </table:table-row>
        <table:table-row table:style-name="ro1">
          <table:table-cell office:value-type="float" office:value="0.000843593" calcext:value-type="float">
            <text:p>0.000843593</text:p>
          </table:table-cell>
          <table:table-cell office:value-type="float" office:value="0" calcext:value-type="float">
            <text:p>0</text:p>
          </table:table-cell>
          <table:table-cell office:value-type="float" office:value="0.0000000130338" calcext:value-type="float">
            <text:p>1.30338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832489" calcext:value-type="float">
            <text:p>0.000832489</text:p>
          </table:table-cell>
          <table:table-cell office:value-type="float" office:value="0" calcext:value-type="float">
            <text:p>0</text:p>
          </table:table-cell>
          <table:table-cell office:value-type="float" office:value="0.0000000130547" calcext:value-type="float">
            <text:p>1.30547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792671" calcext:value-type="float">
            <text:p>0.000792671</text:p>
          </table:table-cell>
          <table:table-cell office:value-type="float" office:value="0" calcext:value-type="float">
            <text:p>0</text:p>
          </table:table-cell>
          <table:table-cell office:value-type="float" office:value="0.0000000132157" calcext:value-type="float">
            <text:p>1.32157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723522" calcext:value-type="float">
            <text:p>0.000723522</text:p>
          </table:table-cell>
          <table:table-cell office:value-type="float" office:value="0" calcext:value-type="float">
            <text:p>0</text:p>
          </table:table-cell>
          <table:table-cell office:value-type="float" office:value="0.0000000134513" calcext:value-type="float">
            <text:p>1.34513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626787" calcext:value-type="float">
            <text:p>0.000626787</text:p>
          </table:table-cell>
          <table:table-cell office:value-type="float" office:value="0" calcext:value-type="float">
            <text:p>0</text:p>
          </table:table-cell>
          <table:table-cell office:value-type="float" office:value="0.0000000136027" calcext:value-type="float">
            <text:p>1.36027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500859" calcext:value-type="float">
            <text:p>0.000500859</text:p>
          </table:table-cell>
          <table:table-cell office:value-type="float" office:value="0" calcext:value-type="float">
            <text:p>0</text:p>
          </table:table-cell>
          <table:table-cell office:value-type="float" office:value="0.000000013759" calcext:value-type="float">
            <text:p>1.3759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348473" calcext:value-type="float">
            <text:p>0.000348473</text:p>
          </table:table-cell>
          <table:table-cell office:value-type="float" office:value="0" calcext:value-type="float">
            <text:p>0</text:p>
          </table:table-cell>
          <table:table-cell office:value-type="float" office:value="0.0000000138728" calcext:value-type="float">
            <text:p>1.38728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172076" calcext:value-type="float">
            <text:p>0.000172076</text:p>
          </table:table-cell>
          <table:table-cell office:value-type="float" office:value="0" calcext:value-type="float">
            <text:p>0</text:p>
          </table:table-cell>
          <table:table-cell office:value-type="float" office:value="0.0000000138423" calcext:value-type="float">
            <text:p>1.38423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0246486" calcext:value-type="float">
            <text:p>-2.4648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36691" calcext:value-type="float">
            <text:p>1.36691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238628" calcext:value-type="float">
            <text:p>-0.000238628</text:p>
          </table:table-cell>
          <table:table-cell office:value-type="float" office:value="0" calcext:value-type="float">
            <text:p>0</text:p>
          </table:table-cell>
          <table:table-cell office:value-type="float" office:value="0.0000000134032" calcext:value-type="float">
            <text:p>1.34032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463261" calcext:value-type="float">
            <text:p>-0.000463261</text:p>
          </table:table-cell>
          <table:table-cell office:value-type="float" office:value="0" calcext:value-type="float">
            <text:p>0</text:p>
          </table:table-cell>
          <table:table-cell office:value-type="float" office:value="0.0000000130355" calcext:value-type="float">
            <text:p>1.30355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690203" calcext:value-type="float">
            <text:p>-0.000690203</text:p>
          </table:table-cell>
          <table:table-cell office:value-type="float" office:value="0" calcext:value-type="float">
            <text:p>0</text:p>
          </table:table-cell>
          <table:table-cell office:value-type="float" office:value="0.0000000125522" calcext:value-type="float">
            <text:p>1.25522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911809" calcext:value-type="float">
            <text:p>-0.000911809</text:p>
          </table:table-cell>
          <table:table-cell office:value-type="float" office:value="0" calcext:value-type="float">
            <text:p>0</text:p>
          </table:table-cell>
          <table:table-cell office:value-type="float" office:value="0.0000000118445" calcext:value-type="float">
            <text:p>1.18445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110021" calcext:value-type="float">
            <text:p>-0.00110021</text:p>
          </table:table-cell>
          <table:table-cell office:value-type="float" office:value="0" calcext:value-type="float">
            <text:p>0</text:p>
          </table:table-cell>
          <table:table-cell office:value-type="float" office:value="0.0000000108636" calcext:value-type="float">
            <text:p>1.08636E-08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122832" calcext:value-type="float">
            <text:p>-0.001228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955715" calcext:value-type="float">
            <text:p>9.55715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128154" calcext:value-type="float">
            <text:p>-0.001281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78301" calcext:value-type="float">
            <text:p>7.8301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124101" calcext:value-type="float">
            <text:p>-0.001241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566327" calcext:value-type="float">
            <text:p>5.66327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109534" calcext:value-type="float">
            <text:p>-0.001095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332438" calcext:value-type="float">
            <text:p>3.32438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879032" calcext:value-type="float">
            <text:p>-0.0008790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5783" calcext:value-type="float">
            <text:p>1.5783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683327" calcext:value-type="float">
            <text:p>-0.0006833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68315" calcext:value-type="float">
            <text:p>6.68315E-10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556276" calcext:value-type="float">
            <text:p>-0.0005562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86718" calcext:value-type="float">
            <text:p>2.86718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479829" calcext:value-type="float">
            <text:p>-0.00047982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3024" calcext:value-type="float">
            <text:p>1.63024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426862" calcext:value-type="float">
            <text:p>-0.0004268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5797" calcext:value-type="float">
            <text:p>1.35797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380876" calcext:value-type="float">
            <text:p>-0.0003808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1246" calcext:value-type="float">
            <text:p>1.31246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34033" calcext:value-type="float">
            <text:p>-0.000340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3917" calcext:value-type="float">
            <text:p>1.33917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305302" calcext:value-type="float">
            <text:p>-0.0003053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8572" calcext:value-type="float">
            <text:p>1.48572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274094" calcext:value-type="float">
            <text:p>-0.0002740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1137" calcext:value-type="float">
            <text:p>1.81137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245335" calcext:value-type="float">
            <text:p>-0.0002453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6549" calcext:value-type="float">
            <text:p>2.36549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217777" calcext:value-type="float">
            <text:p>-0.0002177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21169" calcext:value-type="float">
            <text:p>3.21169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190346" calcext:value-type="float">
            <text:p>-0.0001903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49906" calcext:value-type="float">
            <text:p>4.49906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161628" calcext:value-type="float">
            <text:p>-0.0001616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43328" calcext:value-type="float">
            <text:p>6.43328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129863" calcext:value-type="float">
            <text:p>-0.0001298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27244" calcext:value-type="float">
            <text:p>9.27244E-10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0935963" calcext:value-type="float">
            <text:p>-9.3596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43" calcext:value-type="float">
            <text:p>1.343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-0.0000499464" calcext:value-type="float">
            <text:p>-4.9946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5237" calcext:value-type="float">
            <text:p>1.95237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0053467" calcext:value-type="float">
            <text:p>5.3467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281137" calcext:value-type="float">
            <text:p>2.81137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0749355" calcext:value-type="float">
            <text:p>7.4935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93702" calcext:value-type="float">
            <text:p>3.93702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159513" calcext:value-type="float">
            <text:p>0.0001595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53405" calcext:value-type="float">
            <text:p>5.3405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259013" calcext:value-type="float">
            <text:p>0.0002590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702634" calcext:value-type="float">
            <text:p>7.02634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371405" calcext:value-type="float">
            <text:p>0.0003714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895455" calcext:value-type="float">
            <text:p>8.95455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49232" calcext:value-type="float">
            <text:p>0.00049232</text:p>
          </table:table-cell>
          <table:table-cell office:value-type="float" office:value="0" calcext:value-type="float">
            <text:p>0</text:p>
          </table:table-cell>
          <table:table-cell office:value-type="float" office:value="0.0000000110504" calcext:value-type="float">
            <text:p>1.10504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615188" calcext:value-type="float">
            <text:p>0.000615188</text:p>
          </table:table-cell>
          <table:table-cell office:value-type="float" office:value="0" calcext:value-type="float">
            <text:p>0</text:p>
          </table:table-cell>
          <table:table-cell office:value-type="float" office:value="0.0000000131767" calcext:value-type="float">
            <text:p>1.31767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731637" calcext:value-type="float">
            <text:p>0.000731637</text:p>
          </table:table-cell>
          <table:table-cell office:value-type="float" office:value="0" calcext:value-type="float">
            <text:p>0</text:p>
          </table:table-cell>
          <table:table-cell office:value-type="float" office:value="0.0000000151826" calcext:value-type="float">
            <text:p>1.51826E-08</text:p>
          </table:table-cell>
          <table:table-cell office:value-type="float" office:value="21077.1" calcext:value-type="float">
            <text:p>2107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832757" calcext:value-type="float">
            <text:p>0.000832757</text:p>
          </table:table-cell>
          <table:table-cell office:value-type="float" office:value="0" calcext:value-type="float">
            <text:p>0</text:p>
          </table:table-cell>
          <table:table-cell office:value-type="float" office:value="0.000000016938" calcext:value-type="float">
            <text:p>1.6938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910927" calcext:value-type="float">
            <text:p>0.000910927</text:p>
          </table:table-cell>
          <table:table-cell office:value-type="float" office:value="0" calcext:value-type="float">
            <text:p>0</text:p>
          </table:table-cell>
          <table:table-cell office:value-type="float" office:value="0.0000000182908" calcext:value-type="float">
            <text:p>1.82908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960178" calcext:value-type="float">
            <text:p>0.000960178</text:p>
          </table:table-cell>
          <table:table-cell office:value-type="float" office:value="0" calcext:value-type="float">
            <text:p>0</text:p>
          </table:table-cell>
          <table:table-cell office:value-type="float" office:value="0.000000019064" calcext:value-type="float">
            <text:p>1.9064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978743" calcext:value-type="float">
            <text:p>0.000978743</text:p>
          </table:table-cell>
          <table:table-cell office:value-type="float" office:value="0" calcext:value-type="float">
            <text:p>0</text:p>
          </table:table-cell>
          <table:table-cell office:value-type="float" office:value="0.0000000192811" calcext:value-type="float">
            <text:p>1.92811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96843" calcext:value-type="float">
            <text:p>0.00096843</text:p>
          </table:table-cell>
          <table:table-cell office:value-type="float" office:value="0" calcext:value-type="float">
            <text:p>0</text:p>
          </table:table-cell>
          <table:table-cell office:value-type="float" office:value="0.0000000189633" calcext:value-type="float">
            <text:p>1.89633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936026" calcext:value-type="float">
            <text:p>0.000936026</text:p>
          </table:table-cell>
          <table:table-cell office:value-type="float" office:value="0" calcext:value-type="float">
            <text:p>0</text:p>
          </table:table-cell>
          <table:table-cell office:value-type="float" office:value="0.000000018057" calcext:value-type="float">
            <text:p>1.8057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891781" calcext:value-type="float">
            <text:p>0.000891781</text:p>
          </table:table-cell>
          <table:table-cell office:value-type="float" office:value="0" calcext:value-type="float">
            <text:p>0</text:p>
          </table:table-cell>
          <table:table-cell office:value-type="float" office:value="0.0000000162899" calcext:value-type="float">
            <text:p>1.62899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86774" calcext:value-type="float">
            <text:p>0.00086774</text:p>
          </table:table-cell>
          <table:table-cell office:value-type="float" office:value="0" calcext:value-type="float">
            <text:p>0</text:p>
          </table:table-cell>
          <table:table-cell office:value-type="float" office:value="0.000000015112" calcext:value-type="float">
            <text:p>1.5112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45863" calcext:value-type="float">
            <text:p>0.245863</text:p>
          </table:table-cell>
        </table:table-row>
        <table:table-row table:style-name="ro1">
          <table:table-cell office:value-type="float" office:value="0.000810124" calcext:value-type="float">
            <text:p>0.000810124</text:p>
          </table:table-cell>
          <table:table-cell office:value-type="float" office:value="0" calcext:value-type="float">
            <text:p>0</text:p>
          </table:table-cell>
          <table:table-cell office:value-type="float" office:value="0.0000000119979" calcext:value-type="float">
            <text:p>1.19979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801331" calcext:value-type="float">
            <text:p>0.000801331</text:p>
          </table:table-cell>
          <table:table-cell office:value-type="float" office:value="0" calcext:value-type="float">
            <text:p>0</text:p>
          </table:table-cell>
          <table:table-cell office:value-type="float" office:value="0.000000012004" calcext:value-type="float">
            <text:p>1.2004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766203" calcext:value-type="float">
            <text:p>0.000766203</text:p>
          </table:table-cell>
          <table:table-cell office:value-type="float" office:value="0" calcext:value-type="float">
            <text:p>0</text:p>
          </table:table-cell>
          <table:table-cell office:value-type="float" office:value="0.0000000121207" calcext:value-type="float">
            <text:p>1.21207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702068" calcext:value-type="float">
            <text:p>0.000702068</text:p>
          </table:table-cell>
          <table:table-cell office:value-type="float" office:value="0" calcext:value-type="float">
            <text:p>0</text:p>
          </table:table-cell>
          <table:table-cell office:value-type="float" office:value="0.0000000122977" calcext:value-type="float">
            <text:p>1.22977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611035" calcext:value-type="float">
            <text:p>0.000611035</text:p>
          </table:table-cell>
          <table:table-cell office:value-type="float" office:value="0" calcext:value-type="float">
            <text:p>0</text:p>
          </table:table-cell>
          <table:table-cell office:value-type="float" office:value="0.0000000123957" calcext:value-type="float">
            <text:p>1.23957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491722" calcext:value-type="float">
            <text:p>0.000491722</text:p>
          </table:table-cell>
          <table:table-cell office:value-type="float" office:value="0" calcext:value-type="float">
            <text:p>0</text:p>
          </table:table-cell>
          <table:table-cell office:value-type="float" office:value="0.0000000125007" calcext:value-type="float">
            <text:p>1.25007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346967" calcext:value-type="float">
            <text:p>0.000346967</text:p>
          </table:table-cell>
          <table:table-cell office:value-type="float" office:value="0" calcext:value-type="float">
            <text:p>0</text:p>
          </table:table-cell>
          <table:table-cell office:value-type="float" office:value="0.0000000125676" calcext:value-type="float">
            <text:p>1.25676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179221" calcext:value-type="float">
            <text:p>0.000179221</text:p>
          </table:table-cell>
          <table:table-cell office:value-type="float" office:value="0" calcext:value-type="float">
            <text:p>0</text:p>
          </table:table-cell>
          <table:table-cell office:value-type="float" office:value="0.0000000125034" calcext:value-type="float">
            <text:p>1.25034E-08</text:p>
          </table:table-cell>
          <table:table-cell office:value-type="float" office:value="25686.9" calcext:value-type="float">
            <text:p>2568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00811794" calcext:value-type="float">
            <text:p>-8.1179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123212" calcext:value-type="float">
            <text:p>1.23212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212187" calcext:value-type="float">
            <text:p>-0.000212187</text:p>
          </table:table-cell>
          <table:table-cell office:value-type="float" office:value="0" calcext:value-type="float">
            <text:p>0</text:p>
          </table:table-cell>
          <table:table-cell office:value-type="float" office:value="0.0000000120646" calcext:value-type="float">
            <text:p>1.20646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426757" calcext:value-type="float">
            <text:p>-0.000426757</text:p>
          </table:table-cell>
          <table:table-cell office:value-type="float" office:value="0" calcext:value-type="float">
            <text:p>0</text:p>
          </table:table-cell>
          <table:table-cell office:value-type="float" office:value="0.0000000117181" calcext:value-type="float">
            <text:p>1.17181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644814" calcext:value-type="float">
            <text:p>-0.000644814</text:p>
          </table:table-cell>
          <table:table-cell office:value-type="float" office:value="0" calcext:value-type="float">
            <text:p>0</text:p>
          </table:table-cell>
          <table:table-cell office:value-type="float" office:value="0.0000000112737" calcext:value-type="float">
            <text:p>1.12737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858473" calcext:value-type="float">
            <text:p>-0.000858473</text:p>
          </table:table-cell>
          <table:table-cell office:value-type="float" office:value="0" calcext:value-type="float">
            <text:p>0</text:p>
          </table:table-cell>
          <table:table-cell office:value-type="float" office:value="0.0000000106301" calcext:value-type="float">
            <text:p>1.06301E-08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104061" calcext:value-type="float">
            <text:p>-0.001040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4122" calcext:value-type="float">
            <text:p>9.74122E-09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116641" calcext:value-type="float">
            <text:p>-0.001166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856364" calcext:value-type="float">
            <text:p>8.56364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122235" calcext:value-type="float">
            <text:p>-0.001222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701921" calcext:value-type="float">
            <text:p>7.01921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119081" calcext:value-type="float">
            <text:p>-0.001190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509302" calcext:value-type="float">
            <text:p>5.09302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105959" calcext:value-type="float">
            <text:p>-0.001059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01164" calcext:value-type="float">
            <text:p>3.01164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858403" calcext:value-type="float">
            <text:p>-0.0008584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4764" calcext:value-type="float">
            <text:p>1.44764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672664" calcext:value-type="float">
            <text:p>-0.0006726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21941" calcext:value-type="float">
            <text:p>6.21941E-10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549363" calcext:value-type="float">
            <text:p>-0.0005493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4028" calcext:value-type="float">
            <text:p>2.64028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473362" calcext:value-type="float">
            <text:p>-0.0004733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3571" calcext:value-type="float">
            <text:p>1.33571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421558" calcext:value-type="float">
            <text:p>-0.0004215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59987" calcext:value-type="float">
            <text:p>9.59987E-11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37801" calcext:value-type="float">
            <text:p>-0.000378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54435" calcext:value-type="float">
            <text:p>9.54435E-11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338467" calcext:value-type="float">
            <text:p>-0.0003384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9024" calcext:value-type="float">
            <text:p>1.09024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303647" calcext:value-type="float">
            <text:p>-0.0003036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5294" calcext:value-type="float">
            <text:p>1.25294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27351" calcext:value-type="float">
            <text:p>-0.000273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8095" calcext:value-type="float">
            <text:p>1.48095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246453" calcext:value-type="float">
            <text:p>-0.0002464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1628" calcext:value-type="float">
            <text:p>1.91628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220548" calcext:value-type="float">
            <text:p>-0.0002205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66691" calcext:value-type="float">
            <text:p>2.66691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19439" calcext:value-type="float">
            <text:p>-0.000194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84718" calcext:value-type="float">
            <text:p>3.84718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16674" calcext:value-type="float">
            <text:p>-0.0001667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66896" calcext:value-type="float">
            <text:p>5.66896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136143" calcext:value-type="float">
            <text:p>-0.0001361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43116" calcext:value-type="float">
            <text:p>8.43116E-10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100825" calcext:value-type="float">
            <text:p>-0.0001008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5851" calcext:value-type="float">
            <text:p>1.25851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0577073" calcext:value-type="float">
            <text:p>-5.7707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784" calcext:value-type="float">
            <text:p>1.8784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-0.00000318098" calcext:value-type="float">
            <text:p>-3.18098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5891" calcext:value-type="float">
            <text:p>2.75891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065118" calcext:value-type="float">
            <text:p>6.511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92142" calcext:value-type="float">
            <text:p>3.92142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148149" calcext:value-type="float">
            <text:p>0.0001481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538646" calcext:value-type="float">
            <text:p>5.38646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245984" calcext:value-type="float">
            <text:p>0.0002459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7158" calcext:value-type="float">
            <text:p>7.158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356627" calcext:value-type="float">
            <text:p>0.0003566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91833" calcext:value-type="float">
            <text:p>9.1833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475607" calcext:value-type="float">
            <text:p>0.000475607</text:p>
          </table:table-cell>
          <table:table-cell office:value-type="float" office:value="0" calcext:value-type="float">
            <text:p>0</text:p>
          </table:table-cell>
          <table:table-cell office:value-type="float" office:value="0.0000000113633" calcext:value-type="float">
            <text:p>1.13633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596138" calcext:value-type="float">
            <text:p>0.000596138</text:p>
          </table:table-cell>
          <table:table-cell office:value-type="float" office:value="0" calcext:value-type="float">
            <text:p>0</text:p>
          </table:table-cell>
          <table:table-cell office:value-type="float" office:value="0.0000000135371" calcext:value-type="float">
            <text:p>1.35371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709689" calcext:value-type="float">
            <text:p>0.000709689</text:p>
          </table:table-cell>
          <table:table-cell office:value-type="float" office:value="0" calcext:value-type="float">
            <text:p>0</text:p>
          </table:table-cell>
          <table:table-cell office:value-type="float" office:value="0.000000015512" calcext:value-type="float">
            <text:p>1.5512E-08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80726" calcext:value-type="float">
            <text:p>0.00080726</text:p>
          </table:table-cell>
          <table:table-cell office:value-type="float" office:value="0" calcext:value-type="float">
            <text:p>0</text:p>
          </table:table-cell>
          <table:table-cell office:value-type="float" office:value="0.0000000171256" calcext:value-type="float">
            <text:p>1.71256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881317" calcext:value-type="float">
            <text:p>0.000881317</text:p>
          </table:table-cell>
          <table:table-cell office:value-type="float" office:value="0" calcext:value-type="float">
            <text:p>0</text:p>
          </table:table-cell>
          <table:table-cell office:value-type="float" office:value="0.0000000182365" calcext:value-type="float">
            <text:p>1.82365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926399" calcext:value-type="float">
            <text:p>0.000926399</text:p>
          </table:table-cell>
          <table:table-cell office:value-type="float" office:value="0" calcext:value-type="float">
            <text:p>0</text:p>
          </table:table-cell>
          <table:table-cell office:value-type="float" office:value="0.0000000187249" calcext:value-type="float">
            <text:p>1.87249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941417" calcext:value-type="float">
            <text:p>0.000941417</text:p>
          </table:table-cell>
          <table:table-cell office:value-type="float" office:value="0" calcext:value-type="float">
            <text:p>0</text:p>
          </table:table-cell>
          <table:table-cell office:value-type="float" office:value="0.0000000186773" calcext:value-type="float">
            <text:p>1.86773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928765" calcext:value-type="float">
            <text:p>0.000928765</text:p>
          </table:table-cell>
          <table:table-cell office:value-type="float" office:value="0" calcext:value-type="float">
            <text:p>0</text:p>
          </table:table-cell>
          <table:table-cell office:value-type="float" office:value="0.0000000181201" calcext:value-type="float">
            <text:p>1.81201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895588" calcext:value-type="float">
            <text:p>0.000895588</text:p>
          </table:table-cell>
          <table:table-cell office:value-type="float" office:value="0" calcext:value-type="float">
            <text:p>0</text:p>
          </table:table-cell>
          <table:table-cell office:value-type="float" office:value="0.0000000170023" calcext:value-type="float">
            <text:p>1.70023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852466" calcext:value-type="float">
            <text:p>0.000852466</text:p>
          </table:table-cell>
          <table:table-cell office:value-type="float" office:value="0" calcext:value-type="float">
            <text:p>0</text:p>
          </table:table-cell>
          <table:table-cell office:value-type="float" office:value="0.0000000151418" calcext:value-type="float">
            <text:p>1.51418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829543" calcext:value-type="float">
            <text:p>0.000829543</text:p>
          </table:table-cell>
          <table:table-cell office:value-type="float" office:value="0" calcext:value-type="float">
            <text:p>0</text:p>
          </table:table-cell>
          <table:table-cell office:value-type="float" office:value="0.000000013966" calcext:value-type="float">
            <text:p>1.3966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53422" calcext:value-type="float">
            <text:p>0.253422</text:p>
          </table:table-cell>
        </table:table-row>
        <table:table-row table:style-name="ro1">
          <table:table-cell office:value-type="float" office:value="0.000772826" calcext:value-type="float">
            <text:p>0.000772826</text:p>
          </table:table-cell>
          <table:table-cell office:value-type="float" office:value="0" calcext:value-type="float">
            <text:p>0</text:p>
          </table:table-cell>
          <table:table-cell office:value-type="float" office:value="0.0000000118151" calcext:value-type="float">
            <text:p>1.18151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766829" calcext:value-type="float">
            <text:p>0.000766829</text:p>
          </table:table-cell>
          <table:table-cell office:value-type="float" office:value="0" calcext:value-type="float">
            <text:p>0</text:p>
          </table:table-cell>
          <table:table-cell office:value-type="float" office:value="0.0000000118054" calcext:value-type="float">
            <text:p>1.18054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737443" calcext:value-type="float">
            <text:p>0.000737443</text:p>
          </table:table-cell>
          <table:table-cell office:value-type="float" office:value="0" calcext:value-type="float">
            <text:p>0</text:p>
          </table:table-cell>
          <table:table-cell office:value-type="float" office:value="0.0000000118766" calcext:value-type="float">
            <text:p>1.18766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679424" calcext:value-type="float">
            <text:p>0.000679424</text:p>
          </table:table-cell>
          <table:table-cell office:value-type="float" office:value="0" calcext:value-type="float">
            <text:p>0</text:p>
          </table:table-cell>
          <table:table-cell office:value-type="float" office:value="0.0000000119897" calcext:value-type="float">
            <text:p>1.19897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595237" calcext:value-type="float">
            <text:p>0.000595237</text:p>
          </table:table-cell>
          <table:table-cell office:value-type="float" office:value="0" calcext:value-type="float">
            <text:p>0</text:p>
          </table:table-cell>
          <table:table-cell office:value-type="float" office:value="0.0000000120265" calcext:value-type="float">
            <text:p>1.20265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483786" calcext:value-type="float">
            <text:p>0.000483786</text:p>
          </table:table-cell>
          <table:table-cell office:value-type="float" office:value="0" calcext:value-type="float">
            <text:p>0</text:p>
          </table:table-cell>
          <table:table-cell office:value-type="float" office:value="0.0000000120753" calcext:value-type="float">
            <text:p>1.20753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347915" calcext:value-type="float">
            <text:p>0.000347915</text:p>
          </table:table-cell>
          <table:table-cell office:value-type="float" office:value="0" calcext:value-type="float">
            <text:p>0</text:p>
          </table:table-cell>
          <table:table-cell office:value-type="float" office:value="0.0000000120747" calcext:value-type="float">
            <text:p>1.20747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19009" calcext:value-type="float">
            <text:p>0.00019009</text:p>
          </table:table-cell>
          <table:table-cell office:value-type="float" office:value="0" calcext:value-type="float">
            <text:p>0</text:p>
          </table:table-cell>
          <table:table-cell office:value-type="float" office:value="0.0000000119434" calcext:value-type="float">
            <text:p>1.19434E-08</text:p>
          </table:table-cell>
          <table:table-cell office:value-type="float" office:value="25687" calcext:value-type="float">
            <text:p>2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013535" calcext:value-type="float">
            <text:p>1.353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7127" calcext:value-type="float">
            <text:p>1.17127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179072" calcext:value-type="float">
            <text:p>-0.000179072</text:p>
          </table:table-cell>
          <table:table-cell office:value-type="float" office:value="0" calcext:value-type="float">
            <text:p>0</text:p>
          </table:table-cell>
          <table:table-cell office:value-type="float" office:value="0.0000000114251" calcext:value-type="float">
            <text:p>1.14251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381898" calcext:value-type="float">
            <text:p>-0.000381898</text:p>
          </table:table-cell>
          <table:table-cell office:value-type="float" office:value="0" calcext:value-type="float">
            <text:p>0</text:p>
          </table:table-cell>
          <table:table-cell office:value-type="float" office:value="0.0000000110547" calcext:value-type="float">
            <text:p>1.10547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589324" calcext:value-type="float">
            <text:p>-0.000589324</text:p>
          </table:table-cell>
          <table:table-cell office:value-type="float" office:value="0" calcext:value-type="float">
            <text:p>0</text:p>
          </table:table-cell>
          <table:table-cell office:value-type="float" office:value="0.0000000105914" calcext:value-type="float">
            <text:p>1.05914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791543" calcext:value-type="float">
            <text:p>-0.0007915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99565" calcext:value-type="float">
            <text:p>9.9565E-09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963618" calcext:value-type="float">
            <text:p>-0.0009636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908715" calcext:value-type="float">
            <text:p>9.08715E-09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108455" calcext:value-type="float">
            <text:p>-0.001084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794776" calcext:value-type="float">
            <text:p>7.94776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114053" calcext:value-type="float">
            <text:p>-0.001140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648901" calcext:value-type="float">
            <text:p>6.48901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11156" calcext:value-type="float">
            <text:p>-0.00111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47007" calcext:value-type="float">
            <text:p>4.7007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997551" calcext:value-type="float">
            <text:p>-0.0009975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8478" calcext:value-type="float">
            <text:p>2.78478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812384" calcext:value-type="float">
            <text:p>-0.0008123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4632" calcext:value-type="float">
            <text:p>1.34632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63932" calcext:value-type="float">
            <text:p>-0.000639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85411" calcext:value-type="float">
            <text:p>5.85411E-10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523022" calcext:value-type="float">
            <text:p>-0.0005230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0347" calcext:value-type="float">
            <text:p>2.50347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451653" calcext:value-type="float">
            <text:p>-0.0004516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9408" calcext:value-type="float">
            <text:p>1.29408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405412" calcext:value-type="float">
            <text:p>-0.0004054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13401" calcext:value-type="float">
            <text:p>1.13401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368359" calcext:value-type="float">
            <text:p>-0.0003683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1178" calcext:value-type="float">
            <text:p>1.41178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334716" calcext:value-type="float">
            <text:p>-0.0003347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105" calcext:value-type="float">
            <text:p>1.6105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305029" calcext:value-type="float">
            <text:p>-0.00030502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2794" calcext:value-type="float">
            <text:p>1.52794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279881" calcext:value-type="float">
            <text:p>-0.0002798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1432" calcext:value-type="float">
            <text:p>1.41432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257648" calcext:value-type="float">
            <text:p>-0.0002576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5642" calcext:value-type="float">
            <text:p>1.55642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235989" calcext:value-type="float">
            <text:p>-0.00023598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7985" calcext:value-type="float">
            <text:p>2.07985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213026" calcext:value-type="float">
            <text:p>-0.0002130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07656" calcext:value-type="float">
            <text:p>3.07656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187651" calcext:value-type="float">
            <text:p>-0.0001876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71039" calcext:value-type="float">
            <text:p>4.71039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15895" calcext:value-type="float">
            <text:p>-0.0001589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2748" calcext:value-type="float">
            <text:p>7.2748E-10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125355" calcext:value-type="float">
            <text:p>-0.0001253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258" calcext:value-type="float">
            <text:p>1.1258E-09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0839613" calcext:value-type="float">
            <text:p>-8.3961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73642" calcext:value-type="float">
            <text:p>1.73642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-0.0000317851" calcext:value-type="float">
            <text:p>-3.1785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61467" calcext:value-type="float">
            <text:p>2.61467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0332057" calcext:value-type="float">
            <text:p>3.3205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857" calcext:value-type="float">
            <text:p>3.7857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112155" calcext:value-type="float">
            <text:p>0.0001121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27993" calcext:value-type="float">
            <text:p>5.27993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20534" calcext:value-type="float">
            <text:p>0.000205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710887" calcext:value-type="float">
            <text:p>7.10887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311171" calcext:value-type="float">
            <text:p>0.000311171</text:p>
          </table:table-cell>
          <table:table-cell office:value-type="float" office:value="0" calcext:value-type="float">
            <text:p>0</text:p>
          </table:table-cell>
          <table:table-cell office:value-type="float" office:value="0.00000000922454" calcext:value-type="float">
            <text:p>9.22454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425629" calcext:value-type="float">
            <text:p>0.000425629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155" calcext:value-type="float">
            <text:p>1.15155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542277" calcext:value-type="float">
            <text:p>0.000542277</text:p>
          </table:table-cell>
          <table:table-cell office:value-type="float" office:value="0" calcext:value-type="float">
            <text:p>0</text:p>
          </table:table-cell>
          <table:table-cell office:value-type="float" office:value="0.0000000138056" calcext:value-type="float">
            <text:p>1.38056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652942" calcext:value-type="float">
            <text:p>0.000652942</text:p>
          </table:table-cell>
          <table:table-cell office:value-type="float" office:value="0" calcext:value-type="float">
            <text:p>0</text:p>
          </table:table-cell>
          <table:table-cell office:value-type="float" office:value="0.0000000158692" calcext:value-type="float">
            <text:p>1.58692E-08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748823" calcext:value-type="float">
            <text:p>0.000748823</text:p>
          </table:table-cell>
          <table:table-cell office:value-type="float" office:value="0" calcext:value-type="float">
            <text:p>0</text:p>
          </table:table-cell>
          <table:table-cell office:value-type="float" office:value="0.000000017514" calcext:value-type="float">
            <text:p>1.7514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822439" calcext:value-type="float">
            <text:p>0.000822439</text:p>
          </table:table-cell>
          <table:table-cell office:value-type="float" office:value="0" calcext:value-type="float">
            <text:p>0</text:p>
          </table:table-cell>
          <table:table-cell office:value-type="float" office:value="0.0000000186054" calcext:value-type="float">
            <text:p>1.86054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86836" calcext:value-type="float">
            <text:p>0.00086836</text:p>
          </table:table-cell>
          <table:table-cell office:value-type="float" office:value="0" calcext:value-type="float">
            <text:p>0</text:p>
          </table:table-cell>
          <table:table-cell office:value-type="float" office:value="0.0000000190414" calcext:value-type="float">
            <text:p>1.90414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885336" calcext:value-type="float">
            <text:p>0.000885336</text:p>
          </table:table-cell>
          <table:table-cell office:value-type="float" office:value="0" calcext:value-type="float">
            <text:p>0</text:p>
          </table:table-cell>
          <table:table-cell office:value-type="float" office:value="0.0000000189054" calcext:value-type="float">
            <text:p>1.89054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875545" calcext:value-type="float">
            <text:p>0.000875545</text:p>
          </table:table-cell>
          <table:table-cell office:value-type="float" office:value="0" calcext:value-type="float">
            <text:p>0</text:p>
          </table:table-cell>
          <table:table-cell office:value-type="float" office:value="0.0000000182169" calcext:value-type="float">
            <text:p>1.82169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845897" calcext:value-type="float">
            <text:p>0.000845897</text:p>
          </table:table-cell>
          <table:table-cell office:value-type="float" office:value="0" calcext:value-type="float">
            <text:p>0</text:p>
          </table:table-cell>
          <table:table-cell office:value-type="float" office:value="0.0000000169678" calcext:value-type="float">
            <text:p>1.69678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807038" calcext:value-type="float">
            <text:p>0.000807038</text:p>
          </table:table-cell>
          <table:table-cell office:value-type="float" office:value="0" calcext:value-type="float">
            <text:p>0</text:p>
          </table:table-cell>
          <table:table-cell office:value-type="float" office:value="0.000000015017" calcext:value-type="float">
            <text:p>1.5017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786501" calcext:value-type="float">
            <text:p>0.000786501</text:p>
          </table:table-cell>
          <table:table-cell office:value-type="float" office:value="0" calcext:value-type="float">
            <text:p>0</text:p>
          </table:table-cell>
          <table:table-cell office:value-type="float" office:value="0.0000000138082" calcext:value-type="float">
            <text:p>1.38082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60046" calcext:value-type="float">
            <text:p>0.260046</text:p>
          </table:table-cell>
        </table:table-row>
        <table:table-row table:style-name="ro1">
          <table:table-cell office:value-type="float" office:value="0.000725261" calcext:value-type="float">
            <text:p>0.000725261</text:p>
          </table:table-cell>
          <table:table-cell office:value-type="float" office:value="0" calcext:value-type="float">
            <text:p>0</text:p>
          </table:table-cell>
          <table:table-cell office:value-type="float" office:value="0.0000000118224" calcext:value-type="float">
            <text:p>1.18224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721742" calcext:value-type="float">
            <text:p>0.000721742</text:p>
          </table:table-cell>
          <table:table-cell office:value-type="float" office:value="0" calcext:value-type="float">
            <text:p>0</text:p>
          </table:table-cell>
          <table:table-cell office:value-type="float" office:value="0.0000000118174" calcext:value-type="float">
            <text:p>1.18174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698109" calcext:value-type="float">
            <text:p>0.000698109</text:p>
          </table:table-cell>
          <table:table-cell office:value-type="float" office:value="0" calcext:value-type="float">
            <text:p>0</text:p>
          </table:table-cell>
          <table:table-cell office:value-type="float" office:value="0.000000011887" calcext:value-type="float">
            <text:p>1.1887E-08</text:p>
          </table:table-cell>
          <table:table-cell office:value-type="float" office:value="23733.6" calcext:value-type="float">
            <text:p>2373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647002" calcext:value-type="float">
            <text:p>0.000647002</text:p>
          </table:table-cell>
          <table:table-cell office:value-type="float" office:value="0" calcext:value-type="float">
            <text:p>0</text:p>
          </table:table-cell>
          <table:table-cell office:value-type="float" office:value="0.000000011981" calcext:value-type="float">
            <text:p>1.1981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570824" calcext:value-type="float">
            <text:p>0.000570824</text:p>
          </table:table-cell>
          <table:table-cell office:value-type="float" office:value="0" calcext:value-type="float">
            <text:p>0</text:p>
          </table:table-cell>
          <table:table-cell office:value-type="float" office:value="0.000000011993" calcext:value-type="float">
            <text:p>1.1993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468696" calcext:value-type="float">
            <text:p>0.000468696</text:p>
          </table:table-cell>
          <table:table-cell office:value-type="float" office:value="0" calcext:value-type="float">
            <text:p>0</text:p>
          </table:table-cell>
          <table:table-cell office:value-type="float" office:value="0.0000000120115" calcext:value-type="float">
            <text:p>1.20115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34335" calcext:value-type="float">
            <text:p>0.0003433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9669" calcext:value-type="float">
            <text:p>1.19669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19711" calcext:value-type="float">
            <text:p>0.00019711</text:p>
          </table:table-cell>
          <table:table-cell office:value-type="float" office:value="0" calcext:value-type="float">
            <text:p>0</text:p>
          </table:table-cell>
          <table:table-cell office:value-type="float" office:value="0.0000000117919" calcext:value-type="float">
            <text:p>1.17919E-08</text:p>
          </table:table-cell>
          <table:table-cell office:value-type="float" office:value="25687" calcext:value-type="float">
            <text:p>2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0331068" calcext:value-type="float">
            <text:p>3.3106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187" calcext:value-type="float">
            <text:p>1.15187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146011" calcext:value-type="float">
            <text:p>-0.000146011</text:p>
          </table:table-cell>
          <table:table-cell office:value-type="float" office:value="0" calcext:value-type="float">
            <text:p>0</text:p>
          </table:table-cell>
          <table:table-cell office:value-type="float" office:value="0.0000000111899" calcext:value-type="float">
            <text:p>1.11899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334926" calcext:value-type="float">
            <text:p>-0.000334926</text:p>
          </table:table-cell>
          <table:table-cell office:value-type="float" office:value="0" calcext:value-type="float">
            <text:p>0</text:p>
          </table:table-cell>
          <table:table-cell office:value-type="float" office:value="0.0000000107703" calcext:value-type="float">
            <text:p>1.07703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528554" calcext:value-type="float">
            <text:p>-0.000528554</text:p>
          </table:table-cell>
          <table:table-cell office:value-type="float" office:value="0" calcext:value-type="float">
            <text:p>0</text:p>
          </table:table-cell>
          <table:table-cell office:value-type="float" office:value="0.0000000102539" calcext:value-type="float">
            <text:p>1.02539E-08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7138" calcext:value-type="float">
            <text:p>-0.00071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959885" calcext:value-type="float">
            <text:p>9.59885E-09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869863" calcext:value-type="float">
            <text:p>-0.0008698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87087" calcext:value-type="float">
            <text:p>8.7087E-09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980481" calcext:value-type="float">
            <text:p>-0.0009804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754668" calcext:value-type="float">
            <text:p>7.54668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102992" calcext:value-type="float">
            <text:p>-0.001029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0431" calcext:value-type="float">
            <text:p>6.10431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100427" calcext:value-type="float">
            <text:p>-0.001004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438089" calcext:value-type="float">
            <text:p>4.38089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893469" calcext:value-type="float">
            <text:p>-0.0008934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7151" calcext:value-type="float">
            <text:p>2.57151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722894" calcext:value-type="float">
            <text:p>-0.0007228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3434" calcext:value-type="float">
            <text:p>1.23434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565437" calcext:value-type="float">
            <text:p>-0.0005654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3879" calcext:value-type="float">
            <text:p>5.3879E-10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461618" calcext:value-type="float">
            <text:p>-0.0004616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0457" calcext:value-type="float">
            <text:p>2.40457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401288" calcext:value-type="float">
            <text:p>-0.00040128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2284" calcext:value-type="float">
            <text:p>1.62284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364012" calcext:value-type="float">
            <text:p>-0.0003640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755" calcext:value-type="float">
            <text:p>1.9755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334493" calcext:value-type="float">
            <text:p>-0.00033449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8507" calcext:value-type="float">
            <text:p>2.38507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310718" calcext:value-type="float">
            <text:p>-0.0003107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8784" calcext:value-type="float">
            <text:p>2.28784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292526" calcext:value-type="float">
            <text:p>-0.0002925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761" calcext:value-type="float">
            <text:p>1.761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277698" calcext:value-type="float">
            <text:p>-0.0002776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1624" calcext:value-type="float">
            <text:p>1.21624E-10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263924" calcext:value-type="float">
            <text:p>-0.0002639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0557" calcext:value-type="float">
            <text:p>1.00557E-10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249346" calcext:value-type="float">
            <text:p>-0.0002493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1952" calcext:value-type="float">
            <text:p>1.1952E-10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232592" calcext:value-type="float">
            <text:p>-0.0002325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2289" calcext:value-type="float">
            <text:p>1.82289E-10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212641" calcext:value-type="float">
            <text:p>-0.0002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02013" calcext:value-type="float">
            <text:p>3.02013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188707" calcext:value-type="float">
            <text:p>-0.0001887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02008" calcext:value-type="float">
            <text:p>5.02008E-10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159843" calcext:value-type="float">
            <text:p>-0.0001598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2319" calcext:value-type="float">
            <text:p>8.2319E-10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123814" calcext:value-type="float">
            <text:p>-0.0001238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2962" calcext:value-type="float">
            <text:p>1.32962E-09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0779321" calcext:value-type="float">
            <text:p>-7.7932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07764" calcext:value-type="float">
            <text:p>2.07764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-0.0000203053" calcext:value-type="float">
            <text:p>-2.0305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09675" calcext:value-type="float">
            <text:p>3.09675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050222" calcext:value-type="float">
            <text:p>5.022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42023" calcext:value-type="float">
            <text:p>4.42023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134167" calcext:value-type="float">
            <text:p>0.0001341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7198" calcext:value-type="float">
            <text:p>6.07198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230547" calcext:value-type="float">
            <text:p>0.0002305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802653" calcext:value-type="float">
            <text:p>8.02653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336201" calcext:value-type="float">
            <text:p>0.000336201</text:p>
          </table:table-cell>
          <table:table-cell office:value-type="float" office:value="0" calcext:value-type="float">
            <text:p>0</text:p>
          </table:table-cell>
          <table:table-cell office:value-type="float" office:value="0.0000000101975" calcext:value-type="float">
            <text:p>1.01975E-08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445677" calcext:value-type="float">
            <text:p>0.000445677</text:p>
          </table:table-cell>
          <table:table-cell office:value-type="float" office:value="0" calcext:value-type="float">
            <text:p>0</text:p>
          </table:table-cell>
          <table:table-cell office:value-type="float" office:value="0.0000000124347" calcext:value-type="float">
            <text:p>1.24347E-08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551903" calcext:value-type="float">
            <text:p>0.000551903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312" calcext:value-type="float">
            <text:p>1.45312E-08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646883" calcext:value-type="float">
            <text:p>0.000646883</text:p>
          </table:table-cell>
          <table:table-cell office:value-type="float" office:value="0" calcext:value-type="float">
            <text:p>0</text:p>
          </table:table-cell>
          <table:table-cell office:value-type="float" office:value="0.0000000162949" calcext:value-type="float">
            <text:p>1.62949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723371" calcext:value-type="float">
            <text:p>0.000723371</text:p>
          </table:table-cell>
          <table:table-cell office:value-type="float" office:value="0" calcext:value-type="float">
            <text:p>0</text:p>
          </table:table-cell>
          <table:table-cell office:value-type="float" office:value="0.0000000175832" calcext:value-type="float">
            <text:p>1.75832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775527" calcext:value-type="float">
            <text:p>0.000775527</text:p>
          </table:table-cell>
          <table:table-cell office:value-type="float" office:value="0" calcext:value-type="float">
            <text:p>0</text:p>
          </table:table-cell>
          <table:table-cell office:value-type="float" office:value="0.0000000182474" calcext:value-type="float">
            <text:p>1.82474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801057" calcext:value-type="float">
            <text:p>0.000801057</text:p>
          </table:table-cell>
          <table:table-cell office:value-type="float" office:value="0" calcext:value-type="float">
            <text:p>0</text:p>
          </table:table-cell>
          <table:table-cell office:value-type="float" office:value="0.0000000183313" calcext:value-type="float">
            <text:p>1.83313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800943" calcext:value-type="float">
            <text:p>0.000800943</text:p>
          </table:table-cell>
          <table:table-cell office:value-type="float" office:value="0" calcext:value-type="float">
            <text:p>0</text:p>
          </table:table-cell>
          <table:table-cell office:value-type="float" office:value="0.0000000178413" calcext:value-type="float">
            <text:p>1.78413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780736" calcext:value-type="float">
            <text:p>0.000780736</text:p>
          </table:table-cell>
          <table:table-cell office:value-type="float" office:value="0" calcext:value-type="float">
            <text:p>0</text:p>
          </table:table-cell>
          <table:table-cell office:value-type="float" office:value="0.0000000167707" calcext:value-type="float">
            <text:p>1.67707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750301" calcext:value-type="float">
            <text:p>0.000750301</text:p>
          </table:table-cell>
          <table:table-cell office:value-type="float" office:value="0" calcext:value-type="float">
            <text:p>0</text:p>
          </table:table-cell>
          <table:table-cell office:value-type="float" office:value="0.0000000149529" calcext:value-type="float">
            <text:p>1.49529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733728" calcext:value-type="float">
            <text:p>0.000733728</text:p>
          </table:table-cell>
          <table:table-cell office:value-type="float" office:value="0" calcext:value-type="float">
            <text:p>0</text:p>
          </table:table-cell>
          <table:table-cell office:value-type="float" office:value="0.0000000137875" calcext:value-type="float">
            <text:p>1.37875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65803" calcext:value-type="float">
            <text:p>0.265803</text:p>
          </table:table-cell>
        </table:table-row>
        <table:table-row table:style-name="ro1">
          <table:table-cell office:value-type="float" office:value="0.000665965" calcext:value-type="float">
            <text:p>0.00066596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201" calcext:value-type="float">
            <text:p>1.1201E-08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66398" calcext:value-type="float">
            <text:p>0.00066398</text:p>
          </table:table-cell>
          <table:table-cell office:value-type="float" office:value="0" calcext:value-type="float">
            <text:p>0</text:p>
          </table:table-cell>
          <table:table-cell office:value-type="float" office:value="0.0000000112227" calcext:value-type="float">
            <text:p>1.12227E-08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644959" calcext:value-type="float">
            <text:p>0.000644959</text:p>
          </table:table-cell>
          <table:table-cell office:value-type="float" office:value="0" calcext:value-type="float">
            <text:p>0</text:p>
          </table:table-cell>
          <table:table-cell office:value-type="float" office:value="0.0000000113414" calcext:value-type="float">
            <text:p>1.13414E-08</text:p>
          </table:table-cell>
          <table:table-cell office:value-type="float" office:value="23733.5" calcext:value-type="float">
            <text:p>2373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600688" calcext:value-type="float">
            <text:p>0.000600688</text:p>
          </table:table-cell>
          <table:table-cell office:value-type="float" office:value="0" calcext:value-type="float">
            <text:p>0</text:p>
          </table:table-cell>
          <table:table-cell office:value-type="float" office:value="0.0000000114746" calcext:value-type="float">
            <text:p>1.14746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533045" calcext:value-type="float">
            <text:p>0.00053304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129" calcext:value-type="float">
            <text:p>1.15129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4412" calcext:value-type="float">
            <text:p>0.0004412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428" calcext:value-type="float">
            <text:p>1.15428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327542" calcext:value-type="float">
            <text:p>0.000327542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021" calcext:value-type="float">
            <text:p>1.15021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194202" calcext:value-type="float">
            <text:p>0.000194202</text:p>
          </table:table-cell>
          <table:table-cell office:value-type="float" office:value="0" calcext:value-type="float">
            <text:p>0</text:p>
          </table:table-cell>
          <table:table-cell office:value-type="float" office:value="0.0000000113307" calcext:value-type="float">
            <text:p>1.13307E-08</text:p>
          </table:table-cell>
          <table:table-cell office:value-type="float" office:value="25687" calcext:value-type="float">
            <text:p>2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0442595" calcext:value-type="float">
            <text:p>4.4259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06" calcext:value-type="float">
            <text:p>1.106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119433" calcext:value-type="float">
            <text:p>-0.000119433</text:p>
          </table:table-cell>
          <table:table-cell office:value-type="float" office:value="0" calcext:value-type="float">
            <text:p>0</text:p>
          </table:table-cell>
          <table:table-cell office:value-type="float" office:value="0.0000000107213" calcext:value-type="float">
            <text:p>1.07213E-08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292168" calcext:value-type="float">
            <text:p>-0.000292168</text:p>
          </table:table-cell>
          <table:table-cell office:value-type="float" office:value="0" calcext:value-type="float">
            <text:p>0</text:p>
          </table:table-cell>
          <table:table-cell office:value-type="float" office:value="0.0000000102825" calcext:value-type="float">
            <text:p>1.02825E-08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468672" calcext:value-type="float">
            <text:p>-0.0004686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3579" calcext:value-type="float">
            <text:p>9.73579E-09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633349" calcext:value-type="float">
            <text:p>-0.0006333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907121" calcext:value-type="float">
            <text:p>9.07121E-09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769536" calcext:value-type="float">
            <text:p>-0.0007695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8174" calcext:value-type="float">
            <text:p>8.174E-09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864367" calcext:value-type="float">
            <text:p>-0.0008643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700284" calcext:value-type="float">
            <text:p>7.00284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900889" calcext:value-type="float">
            <text:p>-0.000900889</text:p>
          </table:table-cell>
          <table:table-cell office:value-type="float" office:value="0" calcext:value-type="float">
            <text:p>0</text:p>
          </table:table-cell>
          <table:table-cell office:value-type="float" office:value="0.00000000558642" calcext:value-type="float">
            <text:p>5.58642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867633" calcext:value-type="float">
            <text:p>-0.0008676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393502" calcext:value-type="float">
            <text:p>3.93502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759116" calcext:value-type="float">
            <text:p>-0.0007591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6027" calcext:value-type="float">
            <text:p>2.26027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602706" calcext:value-type="float">
            <text:p>-0.0006027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6346" calcext:value-type="float">
            <text:p>1.06346E-09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463948" calcext:value-type="float">
            <text:p>-0.0004639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63465" calcext:value-type="float">
            <text:p>4.63465E-10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377115" calcext:value-type="float">
            <text:p>-0.0003771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3218" calcext:value-type="float">
            <text:p>2.33218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329664" calcext:value-type="float">
            <text:p>-0.0003296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3405" calcext:value-type="float">
            <text:p>2.23405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301451" calcext:value-type="float">
            <text:p>-0.0003014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87189" calcext:value-type="float">
            <text:p>2.87189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282751" calcext:value-type="float">
            <text:p>-0.0002827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80879" calcext:value-type="float">
            <text:p>2.80879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272751" calcext:value-type="float">
            <text:p>-0.0002727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5132" calcext:value-type="float">
            <text:p>2.05132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267821" calcext:value-type="float">
            <text:p>-0.0002678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1301" calcext:value-type="float">
            <text:p>1.31301E-10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263422" calcext:value-type="float">
            <text:p>-0.0002634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859" calcext:value-type="float">
            <text:p>7.859E-11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256984" calcext:value-type="float">
            <text:p>-0.0002569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96907" calcext:value-type="float">
            <text:p>4.96907E-11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247846" calcext:value-type="float">
            <text:p>-0.00024784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74066" calcext:value-type="float">
            <text:p>4.74066E-11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235968" calcext:value-type="float">
            <text:p>-0.0002359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28729" calcext:value-type="float">
            <text:p>7.28729E-11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221038" calcext:value-type="float">
            <text:p>-0.0002210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6861" calcext:value-type="float">
            <text:p>1.36861E-10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202413" calcext:value-type="float">
            <text:p>-0.0002024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6746" calcext:value-type="float">
            <text:p>2.56746E-10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179462" calcext:value-type="float">
            <text:p>-0.0001794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58879" calcext:value-type="float">
            <text:p>4.58879E-10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150422" calcext:value-type="float">
            <text:p>-0.0001504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90461" calcext:value-type="float">
            <text:p>7.90461E-10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112643" calcext:value-type="float">
            <text:p>-0.0001126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0513" calcext:value-type="float">
            <text:p>1.30513E-09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0642196" calcext:value-type="float">
            <text:p>-6.4219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03593" calcext:value-type="float">
            <text:p>2.03593E-09</text:p>
          </table:table-cell>
          <table:table-cell office:value-type="float" office:value="19290.2" calcext:value-type="float">
            <text:p>192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-0.00000408329" calcext:value-type="float">
            <text:p>-4.08329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01497" calcext:value-type="float">
            <text:p>3.01497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0682884" calcext:value-type="float">
            <text:p>6.8288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427252" calcext:value-type="float">
            <text:p>4.27252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152206" calcext:value-type="float">
            <text:p>0.0001522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5808" calcext:value-type="float">
            <text:p>5.808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245478" calcext:value-type="float">
            <text:p>0.000245478</text:p>
          </table:table-cell>
          <table:table-cell office:value-type="float" office:value="0" calcext:value-type="float">
            <text:p>0</text:p>
          </table:table-cell>
          <table:table-cell office:value-type="float" office:value="0.00000000757892" calcext:value-type="float">
            <text:p>7.57892E-09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34396" calcext:value-type="float">
            <text:p>0.000343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948459" calcext:value-type="float">
            <text:p>9.48459E-09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441956" calcext:value-type="float">
            <text:p>0.000441956</text:p>
          </table:table-cell>
          <table:table-cell office:value-type="float" office:value="0" calcext:value-type="float">
            <text:p>0</text:p>
          </table:table-cell>
          <table:table-cell office:value-type="float" office:value="0.0000000113855" calcext:value-type="float">
            <text:p>1.13855E-08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532665" calcext:value-type="float">
            <text:p>0.000532665</text:p>
          </table:table-cell>
          <table:table-cell office:value-type="float" office:value="0" calcext:value-type="float">
            <text:p>0</text:p>
          </table:table-cell>
          <table:table-cell office:value-type="float" office:value="0.0000000131306" calcext:value-type="float">
            <text:p>1.31306E-08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609468" calcext:value-type="float">
            <text:p>0.000609468</text:p>
          </table:table-cell>
          <table:table-cell office:value-type="float" office:value="0" calcext:value-type="float">
            <text:p>0</text:p>
          </table:table-cell>
          <table:table-cell office:value-type="float" office:value="0.0000000145724" calcext:value-type="float">
            <text:p>1.45724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666565" calcext:value-type="float">
            <text:p>0.000666565</text:p>
          </table:table-cell>
          <table:table-cell office:value-type="float" office:value="0" calcext:value-type="float">
            <text:p>0</text:p>
          </table:table-cell>
          <table:table-cell office:value-type="float" office:value="0.0000000155473" calcext:value-type="float">
            <text:p>1.55473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70082" calcext:value-type="float">
            <text:p>0.00070082</text:p>
          </table:table-cell>
          <table:table-cell office:value-type="float" office:value="0" calcext:value-type="float">
            <text:p>0</text:p>
          </table:table-cell>
          <table:table-cell office:value-type="float" office:value="0.0000000159991" calcext:value-type="float">
            <text:p>1.59991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711799" calcext:value-type="float">
            <text:p>0.000711799</text:p>
          </table:table-cell>
          <table:table-cell office:value-type="float" office:value="0" calcext:value-type="float">
            <text:p>0</text:p>
          </table:table-cell>
          <table:table-cell office:value-type="float" office:value="0.0000000159219" calcext:value-type="float">
            <text:p>1.59219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703228" calcext:value-type="float">
            <text:p>0.000703228</text:p>
          </table:table-cell>
          <table:table-cell office:value-type="float" office:value="0" calcext:value-type="float">
            <text:p>0</text:p>
          </table:table-cell>
          <table:table-cell office:value-type="float" office:value="0.0000000153217" calcext:value-type="float">
            <text:p>1.53217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682989" calcext:value-type="float">
            <text:p>0.000682989</text:p>
          </table:table-cell>
          <table:table-cell office:value-type="float" office:value="0" calcext:value-type="float">
            <text:p>0</text:p>
          </table:table-cell>
          <table:table-cell office:value-type="float" office:value="0.0000000139198" calcext:value-type="float">
            <text:p>1.39198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670941" calcext:value-type="float">
            <text:p>0.000670941</text:p>
          </table:table-cell>
          <table:table-cell office:value-type="float" office:value="0" calcext:value-type="float">
            <text:p>0</text:p>
          </table:table-cell>
          <table:table-cell office:value-type="float" office:value="0.0000000129363" calcext:value-type="float">
            <text:p>1.29363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70772" calcext:value-type="float">
            <text:p>0.270772</text:p>
          </table:table-cell>
        </table:table-row>
        <table:table-row table:style-name="ro1">
          <table:table-cell office:value-type="float" office:value="0.000604026" calcext:value-type="float">
            <text:p>0.0006040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9591" calcext:value-type="float">
            <text:p>9.79591E-09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602138" calcext:value-type="float">
            <text:p>0.0006021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984299" calcext:value-type="float">
            <text:p>9.84299E-09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585328" calcext:value-type="float">
            <text:p>0.000585328</text:p>
          </table:table-cell>
          <table:table-cell office:value-type="float" office:value="0" calcext:value-type="float">
            <text:p>0</text:p>
          </table:table-cell>
          <table:table-cell office:value-type="float" office:value="0.0000000100149" calcext:value-type="float">
            <text:p>1.00149E-08</text:p>
          </table:table-cell>
          <table:table-cell office:value-type="float" office:value="23733.5" calcext:value-type="float">
            <text:p>2373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546231" calcext:value-type="float">
            <text:p>0.000546231</text:p>
          </table:table-cell>
          <table:table-cell office:value-type="float" office:value="0" calcext:value-type="float">
            <text:p>0</text:p>
          </table:table-cell>
          <table:table-cell office:value-type="float" office:value="0.0000000102092" calcext:value-type="float">
            <text:p>1.02092E-08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486012" calcext:value-type="float">
            <text:p>0.000486012</text:p>
          </table:table-cell>
          <table:table-cell office:value-type="float" office:value="0" calcext:value-type="float">
            <text:p>0</text:p>
          </table:table-cell>
          <table:table-cell office:value-type="float" office:value="0.0000000103078" calcext:value-type="float">
            <text:p>1.03078E-08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403789" calcext:value-type="float">
            <text:p>0.000403789</text:p>
          </table:table-cell>
          <table:table-cell office:value-type="float" office:value="0" calcext:value-type="float">
            <text:p>0</text:p>
          </table:table-cell>
          <table:table-cell office:value-type="float" office:value="0.0000000103828" calcext:value-type="float">
            <text:p>1.03828E-08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301435" calcext:value-type="float">
            <text:p>0.000301435</text:p>
          </table:table-cell>
          <table:table-cell office:value-type="float" office:value="0" calcext:value-type="float">
            <text:p>0</text:p>
          </table:table-cell>
          <table:table-cell office:value-type="float" office:value="0.0000000103893" calcext:value-type="float">
            <text:p>1.03893E-08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180823" calcext:value-type="float">
            <text:p>0.000180823</text:p>
          </table:table-cell>
          <table:table-cell office:value-type="float" office:value="0" calcext:value-type="float">
            <text:p>0</text:p>
          </table:table-cell>
          <table:table-cell office:value-type="float" office:value="0.0000000102634" calcext:value-type="float">
            <text:p>1.02634E-08</text:p>
          </table:table-cell>
          <table:table-cell office:value-type="float" office:value="25687" calcext:value-type="float">
            <text:p>2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0450003" calcext:value-type="float">
            <text:p>4.5000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00419" calcext:value-type="float">
            <text:p>1.00419E-08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102934" calcext:value-type="float">
            <text:p>-0.0001029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2939" calcext:value-type="float">
            <text:p>9.72939E-09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25897" calcext:value-type="float">
            <text:p>-0.000258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931913" calcext:value-type="float">
            <text:p>9.31913E-09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416141" calcext:value-type="float">
            <text:p>-0.0004161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879483" calcext:value-type="float">
            <text:p>8.79483E-09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559415" calcext:value-type="float">
            <text:p>-0.0005594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813772" calcext:value-type="float">
            <text:p>8.13772E-09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675475" calcext:value-type="float">
            <text:p>-0.0006754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725605" calcext:value-type="float">
            <text:p>7.25605E-09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751481" calcext:value-type="float">
            <text:p>-0.0007514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1772" calcext:value-type="float">
            <text:p>6.11772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771598" calcext:value-type="float">
            <text:p>-0.0007715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477863" calcext:value-type="float">
            <text:p>4.77863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727734" calcext:value-type="float">
            <text:p>-0.0007277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326059" calcext:value-type="float">
            <text:p>3.26059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621015" calcext:value-type="float">
            <text:p>-0.0006210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0663" calcext:value-type="float">
            <text:p>1.80663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481317" calcext:value-type="float">
            <text:p>-0.0004813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25919" calcext:value-type="float">
            <text:p>8.25919E-10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365298" calcext:value-type="float">
            <text:p>-0.0003652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62998" calcext:value-type="float">
            <text:p>3.62998E-10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296711" calcext:value-type="float">
            <text:p>-0.0002967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7975" calcext:value-type="float">
            <text:p>2.27975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259456" calcext:value-type="float">
            <text:p>-0.0002594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6817" calcext:value-type="float">
            <text:p>2.56817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239552" calcext:value-type="float">
            <text:p>-0.0002395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494" calcext:value-type="float">
            <text:p>2.5494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232733" calcext:value-type="float">
            <text:p>-0.0002327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6832" calcext:value-type="float">
            <text:p>1.86832E-10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234405" calcext:value-type="float">
            <text:p>-0.0002344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0322" calcext:value-type="float">
            <text:p>1.20322E-10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238028" calcext:value-type="float">
            <text:p>-0.0002380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81696" calcext:value-type="float">
            <text:p>7.81696E-11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240039" calcext:value-type="float">
            <text:p>-0.0002400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37602" calcext:value-type="float">
            <text:p>5.37602E-11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238582" calcext:value-type="float">
            <text:p>-0.0002385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5397" calcext:value-type="float">
            <text:p>3.5397E-11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233166" calcext:value-type="float">
            <text:p>-0.00023316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90796" calcext:value-type="float">
            <text:p>2.90796E-11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224018" calcext:value-type="float">
            <text:p>-0.0002240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76959" calcext:value-type="float">
            <text:p>3.76959E-11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211476" calcext:value-type="float">
            <text:p>-0.0002114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64338" calcext:value-type="float">
            <text:p>6.64338E-11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195526" calcext:value-type="float">
            <text:p>-0.0001955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6922" calcext:value-type="float">
            <text:p>1.26922E-10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176085" calcext:value-type="float">
            <text:p>-0.0001760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5493" calcext:value-type="float">
            <text:p>2.35493E-10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151916" calcext:value-type="float">
            <text:p>-0.0001519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24546" calcext:value-type="float">
            <text:p>4.24546E-10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120381" calcext:value-type="float">
            <text:p>-0.0001203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36888" calcext:value-type="float">
            <text:p>7.36888E-10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079607" calcext:value-type="float">
            <text:p>-7.960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0336" calcext:value-type="float">
            <text:p>1.20336E-09</text:p>
          </table:table-cell>
          <table:table-cell office:value-type="float" office:value="19290.3" calcext:value-type="float">
            <text:p>1929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-0.0000286069" calcext:value-type="float">
            <text:p>-2.8606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5369" calcext:value-type="float">
            <text:p>1.85369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0330935" calcext:value-type="float">
            <text:p>3.3093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1858" calcext:value-type="float">
            <text:p>2.71858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105001" calcext:value-type="float">
            <text:p>0.0001050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381137" calcext:value-type="float">
            <text:p>3.81137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185601" calcext:value-type="float">
            <text:p>0.0001856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51174" calcext:value-type="float">
            <text:p>5.1174E-09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271786" calcext:value-type="float">
            <text:p>0.0002717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7796" calcext:value-type="float">
            <text:p>6.57796E-09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35908" calcext:value-type="float">
            <text:p>0.000359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811428" calcext:value-type="float">
            <text:p>8.11428E-09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441853" calcext:value-type="float">
            <text:p>0.0004418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962798" calcext:value-type="float">
            <text:p>9.62798E-09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514409" calcext:value-type="float">
            <text:p>0.000514409</text:p>
          </table:table-cell>
          <table:table-cell office:value-type="float" office:value="0" calcext:value-type="float">
            <text:p>0</text:p>
          </table:table-cell>
          <table:table-cell office:value-type="float" office:value="0.0000000109933" calcext:value-type="float">
            <text:p>1.09933E-08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571515" calcext:value-type="float">
            <text:p>0.000571515</text:p>
          </table:table-cell>
          <table:table-cell office:value-type="float" office:value="0" calcext:value-type="float">
            <text:p>0</text:p>
          </table:table-cell>
          <table:table-cell office:value-type="float" office:value="0.0000000120749" calcext:value-type="float">
            <text:p>1.20749E-08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609807" calcext:value-type="float">
            <text:p>0.000609807</text:p>
          </table:table-cell>
          <table:table-cell office:value-type="float" office:value="0" calcext:value-type="float">
            <text:p>0</text:p>
          </table:table-cell>
          <table:table-cell office:value-type="float" office:value="0.0000000127495" calcext:value-type="float">
            <text:p>1.27495E-08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627969" calcext:value-type="float">
            <text:p>0.000627969</text:p>
          </table:table-cell>
          <table:table-cell office:value-type="float" office:value="0" calcext:value-type="float">
            <text:p>0</text:p>
          </table:table-cell>
          <table:table-cell office:value-type="float" office:value="0.0000000129847" calcext:value-type="float">
            <text:p>1.29847E-08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628191" calcext:value-type="float">
            <text:p>0.000628191</text:p>
          </table:table-cell>
          <table:table-cell office:value-type="float" office:value="0" calcext:value-type="float">
            <text:p>0</text:p>
          </table:table-cell>
          <table:table-cell office:value-type="float" office:value="0.0000000128146" calcext:value-type="float">
            <text:p>1.28146E-08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616146" calcext:value-type="float">
            <text:p>0.000616146</text:p>
          </table:table-cell>
          <table:table-cell office:value-type="float" office:value="0" calcext:value-type="float">
            <text:p>0</text:p>
          </table:table-cell>
          <table:table-cell office:value-type="float" office:value="0.0000000119046" calcext:value-type="float">
            <text:p>1.19046E-08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607771" calcext:value-type="float">
            <text:p>0.000607771</text:p>
          </table:table-cell>
          <table:table-cell office:value-type="float" office:value="0" calcext:value-type="float">
            <text:p>0</text:p>
          </table:table-cell>
          <table:table-cell office:value-type="float" office:value="0.0000000111776" calcext:value-type="float">
            <text:p>1.11776E-08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75034" calcext:value-type="float">
            <text:p>0.275034</text:p>
          </table:table-cell>
        </table:table-row>
        <table:table-row table:style-name="ro1">
          <table:table-cell office:value-type="float" office:value="0.000552258" calcext:value-type="float">
            <text:p>0.0005522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763773" calcext:value-type="float">
            <text:p>7.63773E-09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549237" calcext:value-type="float">
            <text:p>0.0005492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768837" calcext:value-type="float">
            <text:p>7.68837E-09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532172" calcext:value-type="float">
            <text:p>0.0005321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786876" calcext:value-type="float">
            <text:p>7.86876E-09</text:p>
          </table:table-cell>
          <table:table-cell office:value-type="float" office:value="23733.5" calcext:value-type="float">
            <text:p>2373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495773" calcext:value-type="float">
            <text:p>0.0004957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809098" calcext:value-type="float">
            <text:p>8.09098E-09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440603" calcext:value-type="float">
            <text:p>0.0004406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3899" calcext:value-type="float">
            <text:p>8.23899E-09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365784" calcext:value-type="float">
            <text:p>0.0003657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835838" calcext:value-type="float">
            <text:p>8.35838E-09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272741" calcext:value-type="float">
            <text:p>0.0002727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842147" calcext:value-type="float">
            <text:p>8.42147E-09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163107" calcext:value-type="float">
            <text:p>0.0001631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836444" calcext:value-type="float">
            <text:p>8.36444E-09</text:p>
          </table:table-cell>
          <table:table-cell office:value-type="float" office:value="25687" calcext:value-type="float">
            <text:p>2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0398241" calcext:value-type="float">
            <text:p>3.9824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1954" calcext:value-type="float">
            <text:p>8.21954E-09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0938758" calcext:value-type="float">
            <text:p>-9.3875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796694" calcext:value-type="float">
            <text:p>7.96694E-09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234369" calcext:value-type="float">
            <text:p>-0.0002343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762006" calcext:value-type="float">
            <text:p>7.62006E-09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372697" calcext:value-type="float">
            <text:p>-0.0003726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716693" calcext:value-type="float">
            <text:p>7.16693E-09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495782" calcext:value-type="float">
            <text:p>-0.0004957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656198" calcext:value-type="float">
            <text:p>6.56198E-09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592772" calcext:value-type="float">
            <text:p>-0.0005927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575443" calcext:value-type="float">
            <text:p>5.75443E-09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650038" calcext:value-type="float">
            <text:p>-0.0006500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473555" calcext:value-type="float">
            <text:p>4.73555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654256" calcext:value-type="float">
            <text:p>-0.0006542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58027" calcext:value-type="float">
            <text:p>3.58027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601862" calcext:value-type="float">
            <text:p>-0.0006018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233806" calcext:value-type="float">
            <text:p>2.33806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501186" calcext:value-type="float">
            <text:p>-0.0005011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3889" calcext:value-type="float">
            <text:p>1.23889E-09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383181" calcext:value-type="float">
            <text:p>-0.0003831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50194" calcext:value-type="float">
            <text:p>5.50194E-10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292471" calcext:value-type="float">
            <text:p>-0.00029247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1356" calcext:value-type="float">
            <text:p>2.51356E-10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240297" calcext:value-type="float">
            <text:p>-0.0002402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829" calcext:value-type="float">
            <text:p>1.8829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211166" calcext:value-type="float">
            <text:p>-0.00021116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5652" calcext:value-type="float">
            <text:p>1.85652E-10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199234" calcext:value-type="float">
            <text:p>-0.0001992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7982" calcext:value-type="float">
            <text:p>1.27982E-10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200408" calcext:value-type="float">
            <text:p>-0.0002004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81833" calcext:value-type="float">
            <text:p>7.81833E-11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205675" calcext:value-type="float">
            <text:p>-0.00020567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08467" calcext:value-type="float">
            <text:p>7.08467E-11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210631" calcext:value-type="float">
            <text:p>-0.0002106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8357" calcext:value-type="float">
            <text:p>6.8357E-11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21483" calcext:value-type="float">
            <text:p>-0.000214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84602" calcext:value-type="float">
            <text:p>5.84602E-11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216357" calcext:value-type="float">
            <text:p>-0.00021635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69903" calcext:value-type="float">
            <text:p>4.69903E-11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213921" calcext:value-type="float">
            <text:p>-0.0002139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22424" calcext:value-type="float">
            <text:p>4.22424E-11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207116" calcext:value-type="float">
            <text:p>-0.0002071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67915" calcext:value-type="float">
            <text:p>4.67915E-11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196163" calcext:value-type="float">
            <text:p>-0.0001961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38453" calcext:value-type="float">
            <text:p>6.38453E-11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181323" calcext:value-type="float">
            <text:p>-0.0001813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98969" calcext:value-type="float">
            <text:p>9.98969E-11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163267" calcext:value-type="float">
            <text:p>-0.0001632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4609" calcext:value-type="float">
            <text:p>1.64609E-10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141482" calcext:value-type="float">
            <text:p>-0.00014148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79701" calcext:value-type="float">
            <text:p>2.79701E-10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113354" calcext:value-type="float">
            <text:p>-0.0001133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75303" calcext:value-type="float">
            <text:p>4.75303E-10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0771917" calcext:value-type="float">
            <text:p>-7.7191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74397" calcext:value-type="float">
            <text:p>7.74397E-10</text:p>
          </table:table-cell>
          <table:table-cell office:value-type="float" office:value="19290.3" calcext:value-type="float">
            <text:p>1929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-0.0000323124" calcext:value-type="float">
            <text:p>-3.2312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9972" calcext:value-type="float">
            <text:p>1.19972E-09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0216912" calcext:value-type="float">
            <text:p>2.1691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77732" calcext:value-type="float">
            <text:p>1.77732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0844655" calcext:value-type="float">
            <text:p>8.4465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2295" calcext:value-type="float">
            <text:p>2.52295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154849" calcext:value-type="float">
            <text:p>0.0001548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43244" calcext:value-type="float">
            <text:p>3.43244E-09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23032" calcext:value-type="float">
            <text:p>0.000230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447457" calcext:value-type="float">
            <text:p>4.47457E-09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307368" calcext:value-type="float">
            <text:p>0.0003073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560402" calcext:value-type="float">
            <text:p>5.60402E-09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381512" calcext:value-type="float">
            <text:p>0.000381512</text:p>
          </table:table-cell>
          <table:table-cell office:value-type="float" office:value="0" calcext:value-type="float">
            <text:p>0</text:p>
          </table:table-cell>
          <table:table-cell office:value-type="float" office:value="0.00000000675635" calcext:value-type="float">
            <text:p>6.75635E-09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448016" calcext:value-type="float">
            <text:p>0.0004480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784135" calcext:value-type="float">
            <text:p>7.84135E-09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502339" calcext:value-type="float">
            <text:p>0.0005023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875968" calcext:value-type="float">
            <text:p>8.75968E-09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541198" calcext:value-type="float">
            <text:p>0.0005411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940637" calcext:value-type="float">
            <text:p>9.40637E-09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562851" calcext:value-type="float">
            <text:p>0.0005628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1124" calcext:value-type="float">
            <text:p>9.71124E-09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56839" calcext:value-type="float">
            <text:p>0.000568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971155" calcext:value-type="float">
            <text:p>9.71155E-09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561941" calcext:value-type="float">
            <text:p>0.0005619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91523" calcext:value-type="float">
            <text:p>9.1523E-09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556268" calcext:value-type="float">
            <text:p>0.0005562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865599" calcext:value-type="float">
            <text:p>8.65599E-09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78672" calcext:value-type="float">
            <text:p>0.278672</text:p>
          </table:table-cell>
        </table:table-row>
        <table:table-row table:style-name="ro1">
          <table:table-cell office:value-type="float" office:value="0.000519539" calcext:value-type="float">
            <text:p>0.000519539</text:p>
          </table:table-cell>
          <table:table-cell office:value-type="float" office:value="0" calcext:value-type="float">
            <text:p>0</text:p>
          </table:table-cell>
          <table:table-cell office:value-type="float" office:value="0.00000000483532" calcext:value-type="float">
            <text:p>4.83532E-09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514883" calcext:value-type="float">
            <text:p>0.0005148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486911" calcext:value-type="float">
            <text:p>4.86911E-09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496253" calcext:value-type="float">
            <text:p>0.0004962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500369" calcext:value-type="float">
            <text:p>5.00369E-09</text:p>
          </table:table-cell>
          <table:table-cell office:value-type="float" office:value="23733.5" calcext:value-type="float">
            <text:p>2373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460735" calcext:value-type="float">
            <text:p>0.0004607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19165" calcext:value-type="float">
            <text:p>5.19165E-09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408397" calcext:value-type="float">
            <text:p>0.0004083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534126" calcext:value-type="float">
            <text:p>5.34126E-09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338443" calcext:value-type="float">
            <text:p>0.0003384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547249" calcext:value-type="float">
            <text:p>5.47249E-09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251983" calcext:value-type="float">
            <text:p>0.0002519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556275" calcext:value-type="float">
            <text:p>5.56275E-09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15054" calcext:value-type="float">
            <text:p>0.000150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556769" calcext:value-type="float">
            <text:p>5.56769E-09</text:p>
          </table:table-cell>
          <table:table-cell office:value-type="float" office:value="25687" calcext:value-type="float">
            <text:p>2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0369989" calcext:value-type="float">
            <text:p>3.6998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50586" calcext:value-type="float">
            <text:p>5.50586E-09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085336" calcext:value-type="float">
            <text:p>-8.533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35058" calcext:value-type="float">
            <text:p>5.35058E-09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21249" calcext:value-type="float">
            <text:p>-0.000212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510987" calcext:value-type="float">
            <text:p>5.10987E-09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335299" calcext:value-type="float">
            <text:p>-0.0003352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478261" calcext:value-type="float">
            <text:p>4.78261E-09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441977" calcext:value-type="float">
            <text:p>-0.0004419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432977" calcext:value-type="float">
            <text:p>4.32977E-09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522683" calcext:value-type="float">
            <text:p>-0.0005226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372476" calcext:value-type="float">
            <text:p>3.72476E-09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564815" calcext:value-type="float">
            <text:p>-0.0005648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98178" calcext:value-type="float">
            <text:p>2.98178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558098" calcext:value-type="float">
            <text:p>-0.0005580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216902" calcext:value-type="float">
            <text:p>2.16902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5034" calcext:value-type="float">
            <text:p>-0.00050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555" calcext:value-type="float">
            <text:p>1.3555E-09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41432" calcext:value-type="float">
            <text:p>-0.000414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92439" calcext:value-type="float">
            <text:p>6.92439E-10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320051" calcext:value-type="float">
            <text:p>-0.0003200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00204" calcext:value-type="float">
            <text:p>3.00204E-10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251522" calcext:value-type="float">
            <text:p>-0.0002515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1915" calcext:value-type="float">
            <text:p>1.41915E-10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211816" calcext:value-type="float">
            <text:p>-0.0002118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6881" calcext:value-type="float">
            <text:p>1.06881E-10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189094" calcext:value-type="float">
            <text:p>-0.0001890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84854" calcext:value-type="float">
            <text:p>7.84854E-11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180969" calcext:value-type="float">
            <text:p>-0.0001809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19824" calcext:value-type="float">
            <text:p>4.19824E-11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183002" calcext:value-type="float">
            <text:p>-0.0001830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53477" calcext:value-type="float">
            <text:p>3.53477E-11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186405" calcext:value-type="float">
            <text:p>-0.0001864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66587" calcext:value-type="float">
            <text:p>4.66587E-11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189415" calcext:value-type="float">
            <text:p>-0.0001894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86898" calcext:value-type="float">
            <text:p>5.86898E-11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192828" calcext:value-type="float">
            <text:p>-0.0001928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08256" calcext:value-type="float">
            <text:p>6.08256E-11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194822" calcext:value-type="float">
            <text:p>-0.0001948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90459" calcext:value-type="float">
            <text:p>5.90459E-11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194002" calcext:value-type="float">
            <text:p>-0.00019400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90851" calcext:value-type="float">
            <text:p>5.90851E-11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189224" calcext:value-type="float">
            <text:p>-0.0001892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38838" calcext:value-type="float">
            <text:p>6.38838E-11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179872" calcext:value-type="float">
            <text:p>-0.0001798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65857" calcext:value-type="float">
            <text:p>7.65857E-11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165947" calcext:value-type="float">
            <text:p>-0.0001659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0549" calcext:value-type="float">
            <text:p>1.00549E-10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148692" calcext:value-type="float">
            <text:p>-0.00014869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15" calcext:value-type="float">
            <text:p>1.415E-10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128144" calcext:value-type="float">
            <text:p>-0.0001281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2579" calcext:value-type="float">
            <text:p>2.12579E-10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101583" calcext:value-type="float">
            <text:p>-0.0001015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31766" calcext:value-type="float">
            <text:p>3.31766E-10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0675395" calcext:value-type="float">
            <text:p>-6.7539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11448" calcext:value-type="float">
            <text:p>5.11448E-10</text:p>
          </table:table-cell>
          <table:table-cell office:value-type="float" office:value="19290.3" calcext:value-type="float">
            <text:p>1929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-0.0000258775" calcext:value-type="float">
            <text:p>-2.5877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3802" calcext:value-type="float">
            <text:p>7.63802E-10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0235764" calcext:value-type="float">
            <text:p>2.3576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0488" calcext:value-type="float">
            <text:p>1.10488E-09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0804393" calcext:value-type="float">
            <text:p>8.0439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54551" calcext:value-type="float">
            <text:p>1.54551E-09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143638" calcext:value-type="float">
            <text:p>0.0001436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208599" calcext:value-type="float">
            <text:p>2.08599E-09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211084" calcext:value-type="float">
            <text:p>0.0002110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1284" calcext:value-type="float">
            <text:p>2.71284E-09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279999" calcext:value-type="float">
            <text:p>0.0002799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40469" calcext:value-type="float">
            <text:p>3.40469E-09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346784" calcext:value-type="float">
            <text:p>0.0003467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412526" calcext:value-type="float">
            <text:p>4.12526E-09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407558" calcext:value-type="float">
            <text:p>0.0004075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482101" calcext:value-type="float">
            <text:p>4.82101E-09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458469" calcext:value-type="float">
            <text:p>0.0004584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54288" calcext:value-type="float">
            <text:p>5.4288E-09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496555" calcext:value-type="float">
            <text:p>0.0004965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588117" calcext:value-type="float">
            <text:p>5.88117E-09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520051" calcext:value-type="float">
            <text:p>0.0005200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0956" calcext:value-type="float">
            <text:p>6.10956E-09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529308" calcext:value-type="float">
            <text:p>0.0005293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612946" calcext:value-type="float">
            <text:p>6.12946E-09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527351" calcext:value-type="float">
            <text:p>0.0005273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579423" calcext:value-type="float">
            <text:p>5.79423E-09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524031" calcext:value-type="float">
            <text:p>0.0005240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548848" calcext:value-type="float">
            <text:p>5.48848E-09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81762" calcext:value-type="float">
            <text:p>0.281762</text:p>
          </table:table-cell>
        </table:table-row>
        <table:table-row table:style-name="ro1">
          <table:table-cell office:value-type="float" office:value="0.000515795" calcext:value-type="float">
            <text:p>0.00051579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5626" calcext:value-type="float">
            <text:p>2.25626E-09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509609" calcext:value-type="float">
            <text:p>0.0005096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7307" calcext:value-type="float">
            <text:p>2.27307E-09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489224" calcext:value-type="float">
            <text:p>0.0004892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234726" calcext:value-type="float">
            <text:p>2.34726E-09</text:p>
          </table:table-cell>
          <table:table-cell office:value-type="float" office:value="23733.5" calcext:value-type="float">
            <text:p>2373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453777" calcext:value-type="float">
            <text:p>0.00045377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46268" calcext:value-type="float">
            <text:p>2.46268E-09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402871" calcext:value-type="float">
            <text:p>0.00040287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6689" calcext:value-type="float">
            <text:p>2.56689E-09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33574" calcext:value-type="float">
            <text:p>0.00033574</text:p>
          </table:table-cell>
          <table:table-cell office:value-type="float" office:value="0" calcext:value-type="float">
            <text:p>0</text:p>
          </table:table-cell>
          <table:table-cell office:value-type="float" office:value="0.00000000266479" calcext:value-type="float">
            <text:p>2.66479E-09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253273" calcext:value-type="float">
            <text:p>0.0002532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3864" calcext:value-type="float">
            <text:p>2.73864E-09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156927" calcext:value-type="float">
            <text:p>0.0001569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6826" calcext:value-type="float">
            <text:p>2.76826E-09</text:p>
          </table:table-cell>
          <table:table-cell office:value-type="float" office:value="25687" calcext:value-type="float">
            <text:p>2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0496041" calcext:value-type="float">
            <text:p>4.9604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6138" calcext:value-type="float">
            <text:p>2.76138E-09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0652123" calcext:value-type="float">
            <text:p>-6.5212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0192" calcext:value-type="float">
            <text:p>2.70192E-09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183145" calcext:value-type="float">
            <text:p>-0.0001831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8458" calcext:value-type="float">
            <text:p>2.58458E-09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295897" calcext:value-type="float">
            <text:p>-0.0002958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41141" calcext:value-type="float">
            <text:p>2.41141E-09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392267" calcext:value-type="float">
            <text:p>-0.0003922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16967" calcext:value-type="float">
            <text:p>2.16967E-09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462852" calcext:value-type="float">
            <text:p>-0.0004628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414" calcext:value-type="float">
            <text:p>1.8414E-09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497134" calcext:value-type="float">
            <text:p>-0.0004971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4501" calcext:value-type="float">
            <text:p>1.44501E-09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487514" calcext:value-type="float">
            <text:p>-0.0004875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2186" calcext:value-type="float">
            <text:p>1.02186E-09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43758" calcext:value-type="float">
            <text:p>-0.0004375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20553" calcext:value-type="float">
            <text:p>6.20553E-10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362659" calcext:value-type="float">
            <text:p>-0.0003626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0977" calcext:value-type="float">
            <text:p>3.0977E-10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288176" calcext:value-type="float">
            <text:p>-0.0002881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9957" calcext:value-type="float">
            <text:p>1.29957E-10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235308" calcext:value-type="float">
            <text:p>-0.0002353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94985" calcext:value-type="float">
            <text:p>5.94985E-11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203953" calcext:value-type="float">
            <text:p>-0.0002039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09558" calcext:value-type="float">
            <text:p>4.09558E-11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18524" calcext:value-type="float">
            <text:p>-0.000185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60765" calcext:value-type="float">
            <text:p>2.60765E-11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17717" calcext:value-type="float">
            <text:p>-0.000177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27697" calcext:value-type="float">
            <text:p>1.27697E-11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176145" calcext:value-type="float">
            <text:p>-0.00017614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21964" calcext:value-type="float">
            <text:p>1.21964E-11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176184" calcext:value-type="float">
            <text:p>-0.0001761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09622" calcext:value-type="float">
            <text:p>2.09622E-11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176393" calcext:value-type="float">
            <text:p>-0.00017639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29454" calcext:value-type="float">
            <text:p>3.29454E-11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177363" calcext:value-type="float">
            <text:p>-0.0001773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32468" calcext:value-type="float">
            <text:p>4.32468E-11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177867" calcext:value-type="float">
            <text:p>-0.0001778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19807" calcext:value-type="float">
            <text:p>5.19807E-11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176666" calcext:value-type="float">
            <text:p>-0.00017666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91675" calcext:value-type="float">
            <text:p>5.91675E-11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17238" calcext:value-type="float">
            <text:p>-0.000172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69232" calcext:value-type="float">
            <text:p>6.69232E-11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163949" calcext:value-type="float">
            <text:p>-0.0001639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7" calcext:value-type="float">
            <text:p>7.7E-11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150844" calcext:value-type="float">
            <text:p>-0.0001508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15132" calcext:value-type="float">
            <text:p>9.15132E-11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134386" calcext:value-type="float">
            <text:p>-0.0001343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14045" calcext:value-type="float">
            <text:p>1.14045E-10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114865" calcext:value-type="float">
            <text:p>-0.0001148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1389" calcext:value-type="float">
            <text:p>1.51389E-10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0891553" calcext:value-type="float">
            <text:p>-8.9155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1197" calcext:value-type="float">
            <text:p>2.1197E-10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0557718" calcext:value-type="float">
            <text:p>-5.5771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00136" calcext:value-type="float">
            <text:p>3.00136E-10</text:p>
          </table:table-cell>
          <table:table-cell office:value-type="float" office:value="19290.3" calcext:value-type="float">
            <text:p>1929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-0.0000150799" calcext:value-type="float">
            <text:p>-1.5079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19637" calcext:value-type="float">
            <text:p>4.19637E-10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0327716" calcext:value-type="float">
            <text:p>3.2771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76972" calcext:value-type="float">
            <text:p>5.76972E-10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0872635" calcext:value-type="float">
            <text:p>8.7263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77273" calcext:value-type="float">
            <text:p>7.77273E-10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147376" calcext:value-type="float">
            <text:p>0.0001473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2223" calcext:value-type="float">
            <text:p>1.02223E-09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211241" calcext:value-type="float">
            <text:p>0.0002112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067" calcext:value-type="float">
            <text:p>1.3067E-09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276373" calcext:value-type="float">
            <text:p>0.0002763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62176" calcext:value-type="float">
            <text:p>1.62176E-09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339584" calcext:value-type="float">
            <text:p>0.0003395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5238" calcext:value-type="float">
            <text:p>1.95238E-09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397461" calcext:value-type="float">
            <text:p>0.0003974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752" calcext:value-type="float">
            <text:p>2.2752E-09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446621" calcext:value-type="float">
            <text:p>0.0004466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6009" calcext:value-type="float">
            <text:p>2.56009E-09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484442" calcext:value-type="float">
            <text:p>0.000484442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7535" calcext:value-type="float">
            <text:p>2.77535E-09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509359" calcext:value-type="float">
            <text:p>0.000509359</text:p>
          </table:table-cell>
          <table:table-cell office:value-type="float" office:value="0" calcext:value-type="float">
            <text:p>0</text:p>
          </table:table-cell>
          <table:table-cell office:value-type="float" office:value="0.00000000288306" calcext:value-type="float">
            <text:p>2.88306E-09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521367" calcext:value-type="float">
            <text:p>0.0005213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88492" calcext:value-type="float">
            <text:p>2.88492E-09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522737" calcext:value-type="float">
            <text:p>0.0005227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7182" calcext:value-type="float">
            <text:p>2.7182E-09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521147" calcext:value-type="float">
            <text:p>0.0005211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7065" calcext:value-type="float">
            <text:p>2.57065E-09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84378" calcext:value-type="float">
            <text:p>0.284378</text:p>
          </table:table-cell>
        </table:table-row>
        <table:table-row table:style-name="ro1">
          <table:table-cell office:value-type="float" office:value="0.000529034" calcext:value-type="float">
            <text:p>0.0005290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95677" calcext:value-type="float">
            <text:p>7.95677E-10</text:p>
          </table:table-cell>
          <table:table-cell office:value-type="float" office:value="23074.4" calcext:value-type="float">
            <text:p>23074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521841" calcext:value-type="float">
            <text:p>0.0005218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03461" calcext:value-type="float">
            <text:p>8.03461E-10</text:p>
          </table:table-cell>
          <table:table-cell office:value-type="float" office:value="23291.8" calcext:value-type="float">
            <text:p>2329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500361" calcext:value-type="float">
            <text:p>0.0005003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36456" calcext:value-type="float">
            <text:p>8.36456E-10</text:p>
          </table:table-cell>
          <table:table-cell office:value-type="float" office:value="23733.5" calcext:value-type="float">
            <text:p>2373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465079" calcext:value-type="float">
            <text:p>0.0004650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89429" calcext:value-type="float">
            <text:p>8.89429E-10</text:p>
          </table:table-cell>
          <table:table-cell office:value-type="float" office:value="24179.2" calcext:value-type="float">
            <text:p>2417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415131" calcext:value-type="float">
            <text:p>0.0004151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41634" calcext:value-type="float">
            <text:p>9.41634E-10</text:p>
          </table:table-cell>
          <table:table-cell office:value-type="float" office:value="24611.3" calcext:value-type="float">
            <text:p>2461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349628" calcext:value-type="float">
            <text:p>0.0003496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92194" calcext:value-type="float">
            <text:p>9.92194E-10</text:p>
          </table:table-cell>
          <table:table-cell office:value-type="float" office:value="25014.4" calcext:value-type="float">
            <text:p>2501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269279" calcext:value-type="float">
            <text:p>0.0002692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3373" calcext:value-type="float">
            <text:p>1.03373E-09</text:p>
          </table:table-cell>
          <table:table-cell office:value-type="float" office:value="25376.1" calcext:value-type="float">
            <text:p>253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175462" calcext:value-type="float">
            <text:p>0.000175462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5803" calcext:value-type="float">
            <text:p>1.05803E-09</text:p>
          </table:table-cell>
          <table:table-cell office:value-type="float" office:value="25687" calcext:value-type="float">
            <text:p>25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0710856" calcext:value-type="float">
            <text:p>7.1085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6665" calcext:value-type="float">
            <text:p>1.06665E-09</text:p>
          </table:table-cell>
          <table:table-cell office:value-type="float" office:value="25935.9" calcext:value-type="float">
            <text:p>2593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0401069" calcext:value-type="float">
            <text:p>-4.0106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5674" calcext:value-type="float">
            <text:p>1.05674E-09</text:p>
          </table:table-cell>
          <table:table-cell office:value-type="float" office:value="26121.4" calcext:value-type="float">
            <text:p>26121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153521" calcext:value-type="float">
            <text:p>-0.0001535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2008" calcext:value-type="float">
            <text:p>1.02008E-09</text:p>
          </table:table-cell>
          <table:table-cell office:value-type="float" office:value="26248.7" calcext:value-type="float">
            <text:p>262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261774" calcext:value-type="float">
            <text:p>-0.00026177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56761" calcext:value-type="float">
            <text:p>9.56761E-10</text:p>
          </table:table-cell>
          <table:table-cell office:value-type="float" office:value="26320.5" calcext:value-type="float">
            <text:p>26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353908" calcext:value-type="float">
            <text:p>-0.0003539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66092" calcext:value-type="float">
            <text:p>8.66092E-10</text:p>
          </table:table-cell>
          <table:table-cell office:value-type="float" office:value="26346.4" calcext:value-type="float">
            <text:p>2634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420657" calcext:value-type="float">
            <text:p>-0.00042065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36843" calcext:value-type="float">
            <text:p>7.36843E-10</text:p>
          </table:table-cell>
          <table:table-cell office:value-type="float" office:value="26342.2" calcext:value-type="float">
            <text:p>2634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453199" calcext:value-type="float">
            <text:p>-0.0004531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76326" calcext:value-type="float">
            <text:p>5.76326E-10</text:p>
          </table:table-cell>
          <table:table-cell office:value-type="float" office:value="26330.9" calcext:value-type="float">
            <text:p>2633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445331" calcext:value-type="float">
            <text:p>-0.0004453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02578" calcext:value-type="float">
            <text:p>4.02578E-10</text:p>
          </table:table-cell>
          <table:table-cell office:value-type="float" office:value="26339.8" calcext:value-type="float">
            <text:p>2633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401528" calcext:value-type="float">
            <text:p>-0.0004015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7906" calcext:value-type="float">
            <text:p>2.37906E-10</text:p>
          </table:table-cell>
          <table:table-cell office:value-type="float" office:value="26417.6" calcext:value-type="float">
            <text:p>26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336916" calcext:value-type="float">
            <text:p>-0.0003369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12454" calcext:value-type="float">
            <text:p>1.12454E-10</text:p>
          </table:table-cell>
          <table:table-cell office:value-type="float" office:value="26644.2" calcext:value-type="float">
            <text:p>266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27399" calcext:value-type="float">
            <text:p>-0.000273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30636" calcext:value-type="float">
            <text:p>4.30636E-11</text:p>
          </table:table-cell>
          <table:table-cell office:value-type="float" office:value="26975.9" calcext:value-type="float">
            <text:p>2697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229573" calcext:value-type="float">
            <text:p>-0.0002295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78379" calcext:value-type="float">
            <text:p>1.78379E-11</text:p>
          </table:table-cell>
          <table:table-cell office:value-type="float" office:value="27272.1" calcext:value-type="float">
            <text:p>2727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202696" calcext:value-type="float">
            <text:p>-0.0002026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19301" calcext:value-type="float">
            <text:p>1.19301E-11</text:p>
          </table:table-cell>
          <table:table-cell office:value-type="float" office:value="27452.9" calcext:value-type="float">
            <text:p>27452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186132" calcext:value-type="float">
            <text:p>-0.00018613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735701" calcext:value-type="float">
            <text:p>7.35701E-12</text:p>
          </table:table-cell>
          <table:table-cell office:value-type="float" office:value="27478.2" calcext:value-type="float">
            <text:p>2747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177997" calcext:value-type="float">
            <text:p>-0.0001779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309138" calcext:value-type="float">
            <text:p>3.09138E-12</text:p>
          </table:table-cell>
          <table:table-cell office:value-type="float" office:value="27320.5" calcext:value-type="float">
            <text:p>2732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175281" calcext:value-type="float">
            <text:p>-0.0001752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276573" calcext:value-type="float">
            <text:p>2.76573E-12</text:p>
          </table:table-cell>
          <table:table-cell office:value-type="float" office:value="26972.5" calcext:value-type="float">
            <text:p>2697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173607" calcext:value-type="float">
            <text:p>-0.00017360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495784" calcext:value-type="float">
            <text:p>4.95784E-12</text:p>
          </table:table-cell>
          <table:table-cell office:value-type="float" office:value="26455.4" calcext:value-type="float">
            <text:p>264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172123" calcext:value-type="float">
            <text:p>-0.0001721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910633" calcext:value-type="float">
            <text:p>9.10633E-12</text:p>
          </table:table-cell>
          <table:table-cell office:value-type="float" office:value="25790.2" calcext:value-type="float">
            <text:p>257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170984" calcext:value-type="float">
            <text:p>-0.0001709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59973" calcext:value-type="float">
            <text:p>1.59973E-11</text:p>
          </table:table-cell>
          <table:table-cell office:value-type="float" office:value="24993.7" calcext:value-type="float">
            <text:p>2499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169026" calcext:value-type="float">
            <text:p>-0.0001690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4539" calcext:value-type="float">
            <text:p>2.4539E-11</text:p>
          </table:table-cell>
          <table:table-cell office:value-type="float" office:value="24099.3" calcext:value-type="float">
            <text:p>2409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165686" calcext:value-type="float">
            <text:p>-0.00016568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27314" calcext:value-type="float">
            <text:p>3.27314E-11</text:p>
          </table:table-cell>
          <table:table-cell office:value-type="float" office:value="23153.7" calcext:value-type="float">
            <text:p>2315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160256" calcext:value-type="float">
            <text:p>-0.00016025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07258" calcext:value-type="float">
            <text:p>4.07258E-11</text:p>
          </table:table-cell>
          <table:table-cell office:value-type="float" office:value="22195.8" calcext:value-type="float">
            <text:p>2219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151481" calcext:value-type="float">
            <text:p>-0.0001514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87543" calcext:value-type="float">
            <text:p>4.87543E-11</text:p>
          </table:table-cell>
          <table:table-cell office:value-type="float" office:value="21272" calcext:value-type="float">
            <text:p>2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138455" calcext:value-type="float">
            <text:p>-0.0001384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7846" calcext:value-type="float">
            <text:p>5.7846E-11</text:p>
          </table:table-cell>
          <table:table-cell office:value-type="float" office:value="20446.9" calcext:value-type="float">
            <text:p>2044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122431" calcext:value-type="float">
            <text:p>-0.0001224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94731" calcext:value-type="float">
            <text:p>6.94731E-11</text:p>
          </table:table-cell>
          <table:table-cell office:value-type="float" office:value="19787.8" calcext:value-type="float">
            <text:p>197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103567" calcext:value-type="float">
            <text:p>-0.0001035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863612" calcext:value-type="float">
            <text:p>8.63612E-11</text:p>
          </table:table-cell>
          <table:table-cell office:value-type="float" office:value="19386.2" calcext:value-type="float">
            <text:p>1938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0782142" calcext:value-type="float">
            <text:p>-7.8214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11813" calcext:value-type="float">
            <text:p>1.11813E-10</text:p>
          </table:table-cell>
          <table:table-cell office:value-type="float" office:value="19249.7" calcext:value-type="float">
            <text:p>1924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0447668" calcext:value-type="float">
            <text:p>-4.4766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6645" calcext:value-type="float">
            <text:p>1.46645E-10</text:p>
          </table:table-cell>
          <table:table-cell office:value-type="float" office:value="19290.3" calcext:value-type="float">
            <text:p>1929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-0.00000385793" calcext:value-type="float">
            <text:p>-3.8579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90939" calcext:value-type="float">
            <text:p>1.90939E-10</text:p>
          </table:table-cell>
          <table:table-cell office:value-type="float" office:value="19453.2" calcext:value-type="float">
            <text:p>19453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0441889" calcext:value-type="float">
            <text:p>4.4188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46164" calcext:value-type="float">
            <text:p>2.46164E-10</text:p>
          </table:table-cell>
          <table:table-cell office:value-type="float" office:value="19706.7" calcext:value-type="float">
            <text:p>19706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0986949" calcext:value-type="float">
            <text:p>9.8694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14158" calcext:value-type="float">
            <text:p>3.14158E-10</text:p>
          </table:table-cell>
          <table:table-cell office:value-type="float" office:value="20013" calcext:value-type="float">
            <text:p>20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158591" calcext:value-type="float">
            <text:p>0.00015859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96489" calcext:value-type="float">
            <text:p>3.96489E-10</text:p>
          </table:table-cell>
          <table:table-cell office:value-type="float" office:value="20344.5" calcext:value-type="float">
            <text:p>2034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222085" calcext:value-type="float">
            <text:p>0.0002220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91747" calcext:value-type="float">
            <text:p>4.91747E-10</text:p>
          </table:table-cell>
          <table:table-cell office:value-type="float" office:value="20703.5" calcext:value-type="float">
            <text:p>2070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286774" calcext:value-type="float">
            <text:p>0.00028677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96458" calcext:value-type="float">
            <text:p>5.96458E-10</text:p>
          </table:table-cell>
          <table:table-cell office:value-type="float" office:value="21077" calcext:value-type="float">
            <text:p>21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349572" calcext:value-type="float">
            <text:p>0.0003495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05837" calcext:value-type="float">
            <text:p>7.05837E-10</text:p>
          </table:table-cell>
          <table:table-cell office:value-type="float" office:value="21438.5" calcext:value-type="float">
            <text:p>2143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407209" calcext:value-type="float">
            <text:p>0.0004072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813" calcext:value-type="float">
            <text:p>8.13E-10</text:p>
          </table:table-cell>
          <table:table-cell office:value-type="float" office:value="21776.1" calcext:value-type="float">
            <text:p>2177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456448" calcext:value-type="float">
            <text:p>0.0004564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07466" calcext:value-type="float">
            <text:p>9.07466E-10</text:p>
          </table:table-cell>
          <table:table-cell office:value-type="float" office:value="22077.7" calcext:value-type="float">
            <text:p>2207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494806" calcext:value-type="float">
            <text:p>0.0004948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78523" calcext:value-type="float">
            <text:p>9.78523E-10</text:p>
          </table:table-cell>
          <table:table-cell office:value-type="float" office:value="22334.9" calcext:value-type="float">
            <text:p>2233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520779" calcext:value-type="float">
            <text:p>0.0005207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1278" calcext:value-type="float">
            <text:p>1.01278E-09</text:p>
          </table:table-cell>
          <table:table-cell office:value-type="float" office:value="22542.6" calcext:value-type="float">
            <text:p>2254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534233" calcext:value-type="float">
            <text:p>0.0005342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1008" calcext:value-type="float">
            <text:p>1.01008E-09</text:p>
          </table:table-cell>
          <table:table-cell office:value-type="float" office:value="22697.3" calcext:value-type="float">
            <text:p>2269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536967" calcext:value-type="float">
            <text:p>0.00053696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51315" calcext:value-type="float">
            <text:p>9.51315E-10</text:p>
          </table:table-cell>
          <table:table-cell office:value-type="float" office:value="22799.5" calcext:value-type="float">
            <text:p>22799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535952" calcext:value-type="float">
            <text:p>0.0005359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00809" calcext:value-type="float">
            <text:p>9.00809E-10</text:p>
          </table:table-cell>
          <table:table-cell office:value-type="float" office:value="22837.8" calcext:value-type="float">
            <text:p>2283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86585" calcext:value-type="float">
            <text:p>0.286585</text:p>
          </table:table-cell>
        </table:table-row>
        <table:table-row table:style-name="ro1">
          <table:table-cell office:value-type="float" office:value="0.00054354" calcext:value-type="float">
            <text:p>0.000543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9796" calcext:value-type="float">
            <text:p>1.19796E-09</text:p>
          </table:table-cell>
          <table:table-cell office:value-type="float" office:value="17225" calcext:value-type="float">
            <text:p>172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535797" calcext:value-type="float">
            <text:p>0.0005357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2047" calcext:value-type="float">
            <text:p>1.22047E-09</text:p>
          </table:table-cell>
          <table:table-cell office:value-type="float" office:value="17387" calcext:value-type="float">
            <text:p>17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513785" calcext:value-type="float">
            <text:p>0.0005137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1603" calcext:value-type="float">
            <text:p>1.31603E-09</text:p>
          </table:table-cell>
          <table:table-cell office:value-type="float" office:value="17716.1" calcext:value-type="float">
            <text:p>177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478764" calcext:value-type="float">
            <text:p>0.0004787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8939" calcext:value-type="float">
            <text:p>1.48939E-09</text:p>
          </table:table-cell>
          <table:table-cell office:value-type="float" office:value="18048.2" calcext:value-type="float">
            <text:p>1804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42954" calcext:value-type="float">
            <text:p>0.000429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71228" calcext:value-type="float">
            <text:p>1.71228E-09</text:p>
          </table:table-cell>
          <table:table-cell office:value-type="float" office:value="18370.1" calcext:value-type="float">
            <text:p>1837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36508" calcext:value-type="float">
            <text:p>0.0003650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7368" calcext:value-type="float">
            <text:p>1.97368E-09</text:p>
          </table:table-cell>
          <table:table-cell office:value-type="float" office:value="18670.4" calcext:value-type="float">
            <text:p>1867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28597" calcext:value-type="float">
            <text:p>0.000285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8821" calcext:value-type="float">
            <text:p>2.28821E-09</text:p>
          </table:table-cell>
          <table:table-cell office:value-type="float" office:value="18939.9" calcext:value-type="float">
            <text:p>18939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193522" calcext:value-type="float">
            <text:p>0.000193522</text:p>
          </table:table-cell>
          <table:table-cell office:value-type="float" office:value="0" calcext:value-type="float">
            <text:p>0</text:p>
          </table:table-cell>
          <table:table-cell office:value-type="float" office:value="0.00000000265682" calcext:value-type="float">
            <text:p>2.65682E-09</text:p>
          </table:table-cell>
          <table:table-cell office:value-type="float" office:value="19171.5" calcext:value-type="float">
            <text:p>1917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0906124" calcext:value-type="float">
            <text:p>9.0612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02593" calcext:value-type="float">
            <text:p>3.02593E-09</text:p>
          </table:table-cell>
          <table:table-cell office:value-type="float" office:value="19357" calcext:value-type="float">
            <text:p>19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0188949" calcext:value-type="float">
            <text:p>-1.8894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37826" calcext:value-type="float">
            <text:p>3.37826E-09</text:p>
          </table:table-cell>
          <table:table-cell office:value-type="float" office:value="19495.2" calcext:value-type="float">
            <text:p>19495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130079" calcext:value-type="float">
            <text:p>-0.0001300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369486" calcext:value-type="float">
            <text:p>3.69486E-09</text:p>
          </table:table-cell>
          <table:table-cell office:value-type="float" office:value="19590" calcext:value-type="float">
            <text:p>195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236161" calcext:value-type="float">
            <text:p>-0.0002361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389939" calcext:value-type="float">
            <text:p>3.89939E-09</text:p>
          </table:table-cell>
          <table:table-cell office:value-type="float" office:value="19643.5" calcext:value-type="float">
            <text:p>1964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326681" calcext:value-type="float">
            <text:p>-0.0003266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393123" calcext:value-type="float">
            <text:p>3.93123E-09</text:p>
          </table:table-cell>
          <table:table-cell office:value-type="float" office:value="19662.8" calcext:value-type="float">
            <text:p>1966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392234" calcext:value-type="float">
            <text:p>-0.0003922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364978" calcext:value-type="float">
            <text:p>3.64978E-09</text:p>
          </table:table-cell>
          <table:table-cell office:value-type="float" office:value="19659.7" calcext:value-type="float">
            <text:p>1965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424947" calcext:value-type="float">
            <text:p>-0.000424947</text:p>
          </table:table-cell>
          <table:table-cell office:value-type="float" office:value="0" calcext:value-type="float">
            <text:p>0</text:p>
          </table:table-cell>
          <table:table-cell office:value-type="float" office:value="0.00000000295628" calcext:value-type="float">
            <text:p>2.95628E-09</text:p>
          </table:table-cell>
          <table:table-cell office:value-type="float" office:value="19651.2" calcext:value-type="float">
            <text:p>1965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419497" calcext:value-type="float">
            <text:p>-0.0004194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8473" calcext:value-type="float">
            <text:p>1.98473E-09</text:p>
          </table:table-cell>
          <table:table-cell office:value-type="float" office:value="19657.9" calcext:value-type="float">
            <text:p>1965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38073" calcext:value-type="float">
            <text:p>-0.000380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01928" calcext:value-type="float">
            <text:p>1.01928E-09</text:p>
          </table:table-cell>
          <table:table-cell office:value-type="float" office:value="19715.8" calcext:value-type="float">
            <text:p>19715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323266" calcext:value-type="float">
            <text:p>-0.00032326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62471" calcext:value-type="float">
            <text:p>3.62471E-10</text:p>
          </table:table-cell>
          <table:table-cell office:value-type="float" office:value="19884.7" calcext:value-type="float">
            <text:p>1988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267324" calcext:value-type="float">
            <text:p>-0.0002673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855504" calcext:value-type="float">
            <text:p>8.55504E-11</text:p>
          </table:table-cell>
          <table:table-cell office:value-type="float" office:value="20131.8" calcext:value-type="float">
            <text:p>2013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227352" calcext:value-type="float">
            <text:p>-0.0002273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85577" calcext:value-type="float">
            <text:p>1.85577E-11</text:p>
          </table:table-cell>
          <table:table-cell office:value-type="float" office:value="20352.6" calcext:value-type="float">
            <text:p>2035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202579" calcext:value-type="float">
            <text:p>-0.00020257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823661" calcext:value-type="float">
            <text:p>8.23661E-12</text:p>
          </table:table-cell>
          <table:table-cell office:value-type="float" office:value="20487.2" calcext:value-type="float">
            <text:p>2048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187211" calcext:value-type="float">
            <text:p>-0.0001872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461436" calcext:value-type="float">
            <text:p>4.61436E-12</text:p>
          </table:table-cell>
          <table:table-cell office:value-type="float" office:value="20506.1" calcext:value-type="float">
            <text:p>2050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179293" calcext:value-type="float">
            <text:p>-0.00017929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77896" calcext:value-type="float">
            <text:p>1.77896E-12</text:p>
          </table:table-cell>
          <table:table-cell office:value-type="float" office:value="20388.6" calcext:value-type="float">
            <text:p>2038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175996" calcext:value-type="float">
            <text:p>-0.0001759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23996" calcext:value-type="float">
            <text:p>1.23996E-12</text:p>
          </table:table-cell>
          <table:table-cell office:value-type="float" office:value="20129.3" calcext:value-type="float">
            <text:p>2012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174054" calcext:value-type="float">
            <text:p>-0.0001740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22038" calcext:value-type="float">
            <text:p>2.2038E-12</text:p>
          </table:table-cell>
          <table:table-cell office:value-type="float" office:value="19744.1" calcext:value-type="float">
            <text:p>1974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172417" calcext:value-type="float">
            <text:p>-0.00017241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410441" calcext:value-type="float">
            <text:p>4.10441E-12</text:p>
          </table:table-cell>
          <table:table-cell office:value-type="float" office:value="19248.4" calcext:value-type="float">
            <text:p>1924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170449" calcext:value-type="float">
            <text:p>-0.00017044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728662" calcext:value-type="float">
            <text:p>7.28662E-12</text:p>
          </table:table-cell>
          <table:table-cell office:value-type="float" office:value="18655" calcext:value-type="float">
            <text:p>18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167061" calcext:value-type="float">
            <text:p>-0.0001670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26467" calcext:value-type="float">
            <text:p>1.26467E-11</text:p>
          </table:table-cell>
          <table:table-cell office:value-type="float" office:value="17988.6" calcext:value-type="float">
            <text:p>1798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162431" calcext:value-type="float">
            <text:p>-0.0001624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0903" calcext:value-type="float">
            <text:p>2.0903E-11</text:p>
          </table:table-cell>
          <table:table-cell office:value-type="float" office:value="17284.1" calcext:value-type="float">
            <text:p>1728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156254" calcext:value-type="float">
            <text:p>-0.0001562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16455" calcext:value-type="float">
            <text:p>3.16455E-11</text:p>
          </table:table-cell>
          <table:table-cell office:value-type="float" office:value="16570.4" calcext:value-type="float">
            <text:p>1657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146952" calcext:value-type="float">
            <text:p>-0.0001469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39999" calcext:value-type="float">
            <text:p>4.39999E-11</text:p>
          </table:table-cell>
          <table:table-cell office:value-type="float" office:value="15882.2" calcext:value-type="float">
            <text:p>1588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133452" calcext:value-type="float">
            <text:p>-0.00013345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581422" calcext:value-type="float">
            <text:p>5.81422E-11</text:p>
          </table:table-cell>
          <table:table-cell office:value-type="float" office:value="15267.4" calcext:value-type="float">
            <text:p>15267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116841" calcext:value-type="float">
            <text:p>-0.0001168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755678" calcext:value-type="float">
            <text:p>7.55678E-11</text:p>
          </table:table-cell>
          <table:table-cell office:value-type="float" office:value="14776.4" calcext:value-type="float">
            <text:p>1477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0972235" calcext:value-type="float">
            <text:p>-9.7223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0343" calcext:value-type="float">
            <text:p>1.00343E-10</text:p>
          </table:table-cell>
          <table:table-cell office:value-type="float" office:value="14477.2" calcext:value-type="float">
            <text:p>1447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0712252" calcext:value-type="float">
            <text:p>-7.1225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37533" calcext:value-type="float">
            <text:p>1.37533E-10</text:p>
          </table:table-cell>
          <table:table-cell office:value-type="float" office:value="14375.4" calcext:value-type="float">
            <text:p>1437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-0.0000371979" calcext:value-type="float">
            <text:p>-3.7197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712" calcext:value-type="float">
            <text:p>1.89712E-10</text:p>
          </table:table-cell>
          <table:table-cell office:value-type="float" office:value="14405.7" calcext:value-type="float">
            <text:p>1440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00434066" calcext:value-type="float">
            <text:p>4.3406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5966" calcext:value-type="float">
            <text:p>2.5966E-10</text:p>
          </table:table-cell>
          <table:table-cell office:value-type="float" office:value="14527.1" calcext:value-type="float">
            <text:p>14527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0531646" calcext:value-type="float">
            <text:p>5.3164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51676" calcext:value-type="float">
            <text:p>3.51676E-10</text:p>
          </table:table-cell>
          <table:table-cell office:value-type="float" office:value="14715.9" calcext:value-type="float">
            <text:p>1471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108698" calcext:value-type="float">
            <text:p>0.0001086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68321" calcext:value-type="float">
            <text:p>4.68321E-10</text:p>
          </table:table-cell>
          <table:table-cell office:value-type="float" office:value="14944.2" calcext:value-type="float">
            <text:p>14944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169616" calcext:value-type="float">
            <text:p>0.00016961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07813" calcext:value-type="float">
            <text:p>6.07813E-10</text:p>
          </table:table-cell>
          <table:table-cell office:value-type="float" office:value="15191.1" calcext:value-type="float">
            <text:p>1519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233963" calcext:value-type="float">
            <text:p>0.0002339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64687" calcext:value-type="float">
            <text:p>7.64687E-10</text:p>
          </table:table-cell>
          <table:table-cell office:value-type="float" office:value="15458.6" calcext:value-type="float">
            <text:p>1545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299443" calcext:value-type="float">
            <text:p>0.00029944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3245" calcext:value-type="float">
            <text:p>9.3245E-10</text:p>
          </table:table-cell>
          <table:table-cell office:value-type="float" office:value="15736.9" calcext:value-type="float">
            <text:p>15736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362981" calcext:value-type="float">
            <text:p>0.00036298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10135" calcext:value-type="float">
            <text:p>1.10135E-09</text:p>
          </table:table-cell>
          <table:table-cell office:value-type="float" office:value="16006.2" calcext:value-type="float">
            <text:p>1600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421304" calcext:value-type="float">
            <text:p>0.0004213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5967" calcext:value-type="float">
            <text:p>1.25967E-09</text:p>
          </table:table-cell>
          <table:table-cell office:value-type="float" office:value="16257.7" calcext:value-type="float">
            <text:p>1625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471166" calcext:value-type="float">
            <text:p>0.000471166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9188" calcext:value-type="float">
            <text:p>1.39188E-09</text:p>
          </table:table-cell>
          <table:table-cell office:value-type="float" office:value="16482.4" calcext:value-type="float">
            <text:p>1648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510101" calcext:value-type="float">
            <text:p>0.00051010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871" calcext:value-type="float">
            <text:p>1.4871E-09</text:p>
          </table:table-cell>
          <table:table-cell office:value-type="float" office:value="16674.1" calcext:value-type="float">
            <text:p>1667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536571" calcext:value-type="float">
            <text:p>0.00053657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52662" calcext:value-type="float">
            <text:p>1.52662E-09</text:p>
          </table:table-cell>
          <table:table-cell office:value-type="float" office:value="16828.8" calcext:value-type="float">
            <text:p>1682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550415" calcext:value-type="float">
            <text:p>0.000550415</text:p>
          </table:table-cell>
          <table:table-cell office:value-type="float" office:value="0" calcext:value-type="float">
            <text:p>0</text:p>
          </table:table-cell>
          <table:table-cell office:value-type="float" office:value="0.00000000151406" calcext:value-type="float">
            <text:p>1.51406E-09</text:p>
          </table:table-cell>
          <table:table-cell office:value-type="float" office:value="16944.1" calcext:value-type="float">
            <text:p>16944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553187" calcext:value-type="float">
            <text:p>0.000553187</text:p>
          </table:table-cell>
          <table:table-cell office:value-type="float" office:value="0" calcext:value-type="float">
            <text:p>0</text:p>
          </table:table-cell>
          <table:table-cell office:value-type="float" office:value="0.00000000142811" calcext:value-type="float">
            <text:p>1.42811E-09</text:p>
          </table:table-cell>
          <table:table-cell office:value-type="float" office:value="17020.2" calcext:value-type="float">
            <text:p>170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552033" calcext:value-type="float">
            <text:p>0.00055203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35614" calcext:value-type="float">
            <text:p>1.35614E-09</text:p>
          </table:table-cell>
          <table:table-cell office:value-type="float" office:value="17048.7" calcext:value-type="float">
            <text:p>17048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88441" calcext:value-type="float">
            <text:p>0.288441</text:p>
          </table:table-cell>
        </table:table-row>
        <table:table-row table:style-name="ro1">
          <table:table-cell office:value-type="float" office:value="0.000550828" calcext:value-type="float">
            <text:p>0.0005508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197372" calcext:value-type="float">
            <text:p>1.97372E-09</text:p>
          </table:table-cell>
          <table:table-cell office:value-type="float" office:value="11603" calcext:value-type="float">
            <text:p>116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542898" calcext:value-type="float">
            <text:p>0.000542898</text:p>
          </table:table-cell>
          <table:table-cell office:value-type="float" office:value="0" calcext:value-type="float">
            <text:p>0</text:p>
          </table:table-cell>
          <table:table-cell office:value-type="float" office:value="0.00000000201372" calcext:value-type="float">
            <text:p>2.01372E-09</text:p>
          </table:table-cell>
          <table:table-cell office:value-type="float" office:value="11711.8" calcext:value-type="float">
            <text:p>1171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520718" calcext:value-type="float">
            <text:p>0.000520718</text:p>
          </table:table-cell>
          <table:table-cell office:value-type="float" office:value="0" calcext:value-type="float">
            <text:p>0</text:p>
          </table:table-cell>
          <table:table-cell office:value-type="float" office:value="0.0000000021834" calcext:value-type="float">
            <text:p>2.1834E-09</text:p>
          </table:table-cell>
          <table:table-cell office:value-type="float" office:value="11932.6" calcext:value-type="float">
            <text:p>11932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485835" calcext:value-type="float">
            <text:p>0.00048583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49425" calcext:value-type="float">
            <text:p>2.49425E-09</text:p>
          </table:table-cell>
          <table:table-cell office:value-type="float" office:value="12155.4" calcext:value-type="float">
            <text:p>12155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436953" calcext:value-type="float">
            <text:p>0.0004369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290061" calcext:value-type="float">
            <text:p>2.90061E-09</text:p>
          </table:table-cell>
          <table:table-cell office:value-type="float" office:value="12371.5" calcext:value-type="float">
            <text:p>1237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372993" calcext:value-type="float">
            <text:p>0.000372993</text:p>
          </table:table-cell>
          <table:table-cell office:value-type="float" office:value="0" calcext:value-type="float">
            <text:p>0</text:p>
          </table:table-cell>
          <table:table-cell office:value-type="float" office:value="0.00000000338291" calcext:value-type="float">
            <text:p>3.38291E-09</text:p>
          </table:table-cell>
          <table:table-cell office:value-type="float" office:value="12573" calcext:value-type="float">
            <text:p>12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294506" calcext:value-type="float">
            <text:p>0.0002945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39729" calcext:value-type="float">
            <text:p>3.9729E-09</text:p>
          </table:table-cell>
          <table:table-cell office:value-type="float" office:value="12753.9" calcext:value-type="float">
            <text:p>1275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202768" calcext:value-type="float">
            <text:p>0.0002027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467719" calcext:value-type="float">
            <text:p>4.67719E-09</text:p>
          </table:table-cell>
          <table:table-cell office:value-type="float" office:value="12909.3" calcext:value-type="float">
            <text:p>1290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100638" calcext:value-type="float">
            <text:p>0.000100638</text:p>
          </table:table-cell>
          <table:table-cell office:value-type="float" office:value="0" calcext:value-type="float">
            <text:p>0</text:p>
          </table:table-cell>
          <table:table-cell office:value-type="float" office:value="0.00000000539163" calcext:value-type="float">
            <text:p>5.39163E-09</text:p>
          </table:table-cell>
          <table:table-cell office:value-type="float" office:value="13033.8" calcext:value-type="float">
            <text:p>1303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00803616" calcext:value-type="float">
            <text:p>-8.03616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08092" calcext:value-type="float">
            <text:p>6.08092E-09</text:p>
          </table:table-cell>
          <table:table-cell office:value-type="float" office:value="13126.5" calcext:value-type="float">
            <text:p>1312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118136" calcext:value-type="float">
            <text:p>-0.000118136</text:p>
          </table:table-cell>
          <table:table-cell office:value-type="float" office:value="0" calcext:value-type="float">
            <text:p>0</text:p>
          </table:table-cell>
          <table:table-cell office:value-type="float" office:value="0.00000000671382" calcext:value-type="float">
            <text:p>6.71382E-09</text:p>
          </table:table-cell>
          <table:table-cell office:value-type="float" office:value="13190.2" calcext:value-type="float">
            <text:p>1319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223073" calcext:value-type="float">
            <text:p>-0.000223073</text:p>
          </table:table-cell>
          <table:table-cell office:value-type="float" office:value="0" calcext:value-type="float">
            <text:p>0</text:p>
          </table:table-cell>
          <table:table-cell office:value-type="float" office:value="0.00000000714192" calcext:value-type="float">
            <text:p>7.14192E-09</text:p>
          </table:table-cell>
          <table:table-cell office:value-type="float" office:value="13226.1" calcext:value-type="float">
            <text:p>1322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312776" calcext:value-type="float">
            <text:p>-0.000312776</text:p>
          </table:table-cell>
          <table:table-cell office:value-type="float" office:value="0" calcext:value-type="float">
            <text:p>0</text:p>
          </table:table-cell>
          <table:table-cell office:value-type="float" office:value="0.00000000724599" calcext:value-type="float">
            <text:p>7.24599E-09</text:p>
          </table:table-cell>
          <table:table-cell office:value-type="float" office:value="13239" calcext:value-type="float">
            <text:p>13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377797" calcext:value-type="float">
            <text:p>-0.000377797</text:p>
          </table:table-cell>
          <table:table-cell office:value-type="float" office:value="0" calcext:value-type="float">
            <text:p>0</text:p>
          </table:table-cell>
          <table:table-cell office:value-type="float" office:value="0.00000000675734" calcext:value-type="float">
            <text:p>6.75734E-09</text:p>
          </table:table-cell>
          <table:table-cell office:value-type="float" office:value="13237" calcext:value-type="float">
            <text:p>13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410611" calcext:value-type="float">
            <text:p>-0.0004106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548179" calcext:value-type="float">
            <text:p>5.48179E-09</text:p>
          </table:table-cell>
          <table:table-cell office:value-type="float" office:value="13231.2" calcext:value-type="float">
            <text:p>1323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406395" calcext:value-type="float">
            <text:p>-0.000406395</text:p>
          </table:table-cell>
          <table:table-cell office:value-type="float" office:value="0" calcext:value-type="float">
            <text:p>0</text:p>
          </table:table-cell>
          <table:table-cell office:value-type="float" office:value="0.00000000367353" calcext:value-type="float">
            <text:p>3.67353E-09</text:p>
          </table:table-cell>
          <table:table-cell office:value-type="float" office:value="13235.7" calcext:value-type="float">
            <text:p>1323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370261" calcext:value-type="float">
            <text:p>-0.0003702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7475" calcext:value-type="float">
            <text:p>1.87475E-09</text:p>
          </table:table-cell>
          <table:table-cell office:value-type="float" office:value="13274.6" calcext:value-type="float">
            <text:p>13274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316511" calcext:value-type="float">
            <text:p>-0.0003165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57253" calcext:value-type="float">
            <text:p>6.57253E-10</text:p>
          </table:table-cell>
          <table:table-cell office:value-type="float" office:value="13387.9" calcext:value-type="float">
            <text:p>1338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264064" calcext:value-type="float">
            <text:p>-0.00026406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9719" calcext:value-type="float">
            <text:p>1.49719E-10</text:p>
          </table:table-cell>
          <table:table-cell office:value-type="float" office:value="13553.8" calcext:value-type="float">
            <text:p>1355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22619" calcext:value-type="float">
            <text:p>-0.0002261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99204" calcext:value-type="float">
            <text:p>2.99204E-11</text:p>
          </table:table-cell>
          <table:table-cell office:value-type="float" office:value="13701.9" calcext:value-type="float">
            <text:p>13701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202344" calcext:value-type="float">
            <text:p>-0.00020234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23381" calcext:value-type="float">
            <text:p>1.23381E-11</text:p>
          </table:table-cell>
          <table:table-cell office:value-type="float" office:value="13792.3" calcext:value-type="float">
            <text:p>1379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187494" calcext:value-type="float">
            <text:p>-0.0001874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682627" calcext:value-type="float">
            <text:p>6.82627E-12</text:p>
          </table:table-cell>
          <table:table-cell office:value-type="float" office:value="13804.9" calcext:value-type="float">
            <text:p>13804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179926" calcext:value-type="float">
            <text:p>-0.00017992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262568" calcext:value-type="float">
            <text:p>2.62568E-12</text:p>
          </table:table-cell>
          <table:table-cell office:value-type="float" office:value="13726" calcext:value-type="float">
            <text:p>137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176937" calcext:value-type="float">
            <text:p>-0.00017693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175001" calcext:value-type="float">
            <text:p>1.75001E-12</text:p>
          </table:table-cell>
          <table:table-cell office:value-type="float" office:value="13552.1" calcext:value-type="float">
            <text:p>1355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175353" calcext:value-type="float">
            <text:p>-0.0001753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306703" calcext:value-type="float">
            <text:p>3.06703E-12</text:p>
          </table:table-cell>
          <table:table-cell office:value-type="float" office:value="13293.5" calcext:value-type="float">
            <text:p>13293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173906" calcext:value-type="float">
            <text:p>-0.0001739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568339" calcext:value-type="float">
            <text:p>5.68339E-12</text:p>
          </table:table-cell>
          <table:table-cell office:value-type="float" office:value="12960.9" calcext:value-type="float">
            <text:p>1296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171804" calcext:value-type="float">
            <text:p>-0.0001718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00554" calcext:value-type="float">
            <text:p>1.00554E-11</text:p>
          </table:table-cell>
          <table:table-cell office:value-type="float" office:value="12562.7" calcext:value-type="float">
            <text:p>1256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168169" calcext:value-type="float">
            <text:p>-0.00016816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174065" calcext:value-type="float">
            <text:p>1.74065E-11</text:p>
          </table:table-cell>
          <table:table-cell office:value-type="float" office:value="12115.5" calcext:value-type="float">
            <text:p>12115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16328" calcext:value-type="float">
            <text:p>-0.000163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88504" calcext:value-type="float">
            <text:p>2.88504E-11</text:p>
          </table:table-cell>
          <table:table-cell office:value-type="float" office:value="11642.7" calcext:value-type="float">
            <text:p>1164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15687" calcext:value-type="float">
            <text:p>-0.00015687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439723" calcext:value-type="float">
            <text:p>4.39723E-11</text:p>
          </table:table-cell>
          <table:table-cell office:value-type="float" office:value="11163.7" calcext:value-type="float">
            <text:p>1116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147399" calcext:value-type="float">
            <text:p>-0.000147399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14298" calcext:value-type="float">
            <text:p>6.14298E-11</text:p>
          </table:table-cell>
          <table:table-cell office:value-type="float" office:value="10701.8" calcext:value-type="float">
            <text:p>1070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13368" calcext:value-type="float">
            <text:p>-0.0001336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815836" calcext:value-type="float">
            <text:p>8.15836E-11</text:p>
          </table:table-cell>
          <table:table-cell office:value-type="float" office:value="10289.3" calcext:value-type="float">
            <text:p>1028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116471" calcext:value-type="float">
            <text:p>-0.00011647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07354" calcext:value-type="float">
            <text:p>1.07354E-10</text:p>
          </table:table-cell>
          <table:table-cell office:value-type="float" office:value="9959.75" calcext:value-type="float">
            <text:p>9959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0959344" calcext:value-type="float">
            <text:p>-9.5934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45449" calcext:value-type="float">
            <text:p>1.45449E-10</text:p>
          </table:table-cell>
          <table:table-cell office:value-type="float" office:value="9758.93" calcext:value-type="float">
            <text:p>9758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0691818" calcext:value-type="float">
            <text:p>-6.9181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3941" calcext:value-type="float">
            <text:p>2.03941E-10</text:p>
          </table:table-cell>
          <table:table-cell office:value-type="float" office:value="9690.68" calcext:value-type="float">
            <text:p>969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-0.000034585" calcext:value-type="float">
            <text:p>-3.458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87702" calcext:value-type="float">
            <text:p>2.87702E-10</text:p>
          </table:table-cell>
          <table:table-cell office:value-type="float" office:value="9710.96" calcext:value-type="float">
            <text:p>9710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00747802" calcext:value-type="float">
            <text:p>7.4780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402571" calcext:value-type="float">
            <text:p>4.02571E-10</text:p>
          </table:table-cell>
          <table:table-cell office:value-type="float" office:value="9792.44" calcext:value-type="float">
            <text:p>9792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0568449" calcext:value-type="float">
            <text:p>5.68449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5654" calcext:value-type="float">
            <text:p>5.5654E-10</text:p>
          </table:table-cell>
          <table:table-cell office:value-type="float" office:value="9919.15" calcext:value-type="float">
            <text:p>9919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113063" calcext:value-type="float">
            <text:p>0.00011306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753924" calcext:value-type="float">
            <text:p>7.53924E-10</text:p>
          </table:table-cell>
          <table:table-cell office:value-type="float" office:value="10072.4" calcext:value-type="float">
            <text:p>1007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174694" calcext:value-type="float">
            <text:p>0.0001746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990467" calcext:value-type="float">
            <text:p>9.90467E-10</text:p>
          </table:table-cell>
          <table:table-cell office:value-type="float" office:value="10238.1" calcext:value-type="float">
            <text:p>1023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239627" calcext:value-type="float">
            <text:p>0.000239627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5609" calcext:value-type="float">
            <text:p>1.25609E-09</text:p>
          </table:table-cell>
          <table:table-cell office:value-type="float" office:value="10417.6" calcext:value-type="float">
            <text:p>10417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305623" calcext:value-type="float">
            <text:p>0.0003056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153938" calcext:value-type="float">
            <text:p>1.53938E-09</text:p>
          </table:table-cell>
          <table:table-cell office:value-type="float" office:value="10604.4" calcext:value-type="float">
            <text:p>1060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369631" calcext:value-type="float">
            <text:p>0.0003696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82305" calcext:value-type="float">
            <text:p>1.82305E-09</text:p>
          </table:table-cell>
          <table:table-cell office:value-type="float" office:value="10785.1" calcext:value-type="float">
            <text:p>1078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428361" calcext:value-type="float">
            <text:p>0.00042836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08689" calcext:value-type="float">
            <text:p>2.08689E-09</text:p>
          </table:table-cell>
          <table:table-cell office:value-type="float" office:value="10953.9" calcext:value-type="float">
            <text:p>1095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478553" calcext:value-type="float">
            <text:p>0.000478553</text:p>
          </table:table-cell>
          <table:table-cell office:value-type="float" office:value="0" calcext:value-type="float">
            <text:p>0</text:p>
          </table:table-cell>
          <table:table-cell office:value-type="float" office:value="0.00000000230499" calcext:value-type="float">
            <text:p>2.30499E-09</text:p>
          </table:table-cell>
          <table:table-cell office:value-type="float" office:value="11104.7" calcext:value-type="float">
            <text:p>1110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517754" calcext:value-type="float">
            <text:p>0.0005177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246073" calcext:value-type="float">
            <text:p>2.46073E-09</text:p>
          </table:table-cell>
          <table:table-cell office:value-type="float" office:value="11233.3" calcext:value-type="float">
            <text:p>1123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544421" calcext:value-type="float">
            <text:p>0.0005444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2358" calcext:value-type="float">
            <text:p>2.52358E-09</text:p>
          </table:table-cell>
          <table:table-cell office:value-type="float" office:value="11337.2" calcext:value-type="float">
            <text:p>11337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5584" calcext:value-type="float">
            <text:p>0.0005584</text:p>
          </table:table-cell>
          <table:table-cell office:value-type="float" office:value="0" calcext:value-type="float">
            <text:p>0</text:p>
          </table:table-cell>
          <table:table-cell office:value-type="float" office:value="0.00000000250067" calcext:value-type="float">
            <text:p>2.50067E-09</text:p>
          </table:table-cell>
          <table:table-cell office:value-type="float" office:value="11414.5" calcext:value-type="float">
            <text:p>1141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561155" calcext:value-type="float">
            <text:p>0.0005611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235776" calcext:value-type="float">
            <text:p>2.35776E-09</text:p>
          </table:table-cell>
          <table:table-cell office:value-type="float" office:value="11465.6" calcext:value-type="float">
            <text:p>11465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0.000559924" calcext:value-type="float">
            <text:p>0.000559924</text:p>
          </table:table-cell>
          <table:table-cell office:value-type="float" office:value="0" calcext:value-type="float">
            <text:p>0</text:p>
          </table:table-cell>
          <table:table-cell office:value-type="float" office:value="0.00000000223845" calcext:value-type="float">
            <text:p>2.23845E-09</text:p>
          </table:table-cell>
          <table:table-cell office:value-type="float" office:value="11484.7" calcext:value-type="float">
            <text:p>1148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11.0386in" svg:y="1.002in">
            <draw:object draw:notify-on-update-of-ranges="Sheet2.F1:Sheet2.F1 Sheet2.F2:Sheet2.F51 Sheet2.L1:Sheet2.L1 Sheet2.L2:Sheet2.L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number-columns-repeated="12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oints:0</text:p>
          </table:table-cell>
          <table:table-cell table:style-name="ce1" office:value-type="string" calcext:value-type="string">
            <text:p>Points:1</text:p>
          </table:table-cell>
          <table:table-cell table:style-name="ce1" office:value-type="string" calcext:value-type="string">
            <text:p>Points: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oints:0</text:p>
          </table:table-cell>
          <table:table-cell table:style-name="ce1" office:value-type="string" calcext:value-type="string">
            <text:p>Points:1</text:p>
          </table:table-cell>
          <table:table-cell table:style-name="ce1" office:value-type="string" calcext:value-type="string">
            <text:p>Points:2</text:p>
          </table:table-cell>
          <table:table-cell table:style-name="ce1" office:value-type="string" calcext:value-type="string">
            <text:p>Points:0</text:p>
          </table:table-cell>
          <table:table-cell table:style-name="ce1" office:value-type="string" calcext:value-type="string">
            <text:p>Points:1</text:p>
          </table:table-cell>
          <table:table-cell table:style-name="ce1" office:value-type="string" calcext:value-type="string">
            <text:p>Points:2</text:p>
          </table:table-cell>
          <table:table-cell table:style-name="ce1" office:value-type="string" calcext:value-type="string">
            <text:p>(Pmean)</text:p>
          </table:table-cell>
        </table:table-row>
        <table:table-row table:style-name="ro1">
          <table:table-cell office:value-type="float" office:value="0.00105887" calcext:value-type="float">
            <text:p>0.00105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10577" calcext:value-type="float">
            <text:p>0.0010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2121" calcext:value-type="float">
            <text:p>0.152121</text:p>
          </table:table-cell>
          <table:table-cell table:formula="of:=AVERAGE([.B2];[.F2])" office:value-type="float" office:value="0" calcext:value-type="float">
            <text:p>0</text:p>
          </table:table-cell>
          <table:table-cell table:formula="of:=AVERAGE([.C2];[.G2])" office:value-type="float" office:value="0" calcext:value-type="float">
            <text:p>0</text:p>
          </table:table-cell>
          <table:table-cell table:formula="of:=AVERAGE([.D2];[.H2])" office:value-type="float" office:value="0.145" calcext:value-type="float">
            <text:p>0.145</text:p>
          </table:table-cell>
          <table:table-cell table:formula="of:=AVERAGE([.A2];[.E2])" office:value-type="float" office:value="0.001058285" calcext:value-type="float">
            <text:p>0.001058285</text:p>
          </table:table-cell>
        </table:table-row>
        <table:table-row table:style-name="ro1">
          <table:table-cell office:value-type="float" office:value="0.00104327" calcext:value-type="float">
            <text:p>0.00104327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104214" calcext:value-type="float">
            <text:p>0.00104214</text:p>
          </table:table-cell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152121" calcext:value-type="float">
            <text:p>0.152121</text:p>
          </table:table-cell>
          <table:table-cell table:formula="of:=AVERAGE([.B3];[.F3])" office:value-type="float" office:value="0.00309929" calcext:value-type="float">
            <text:p>0.00309929</text:p>
          </table:table-cell>
          <table:table-cell table:formula="of:=AVERAGE([.C3];[.G3])" office:value-type="float" office:value="0.000505439" calcext:value-type="float">
            <text:p>0.000505439</text:p>
          </table:table-cell>
          <table:table-cell table:formula="of:=AVERAGE([.D3];[.H3])" office:value-type="float" office:value="0.145" calcext:value-type="float">
            <text:p>0.145</text:p>
          </table:table-cell>
          <table:table-cell table:formula="of:=AVERAGE([.A3];[.E3])" office:value-type="float" office:value="0.001042705" calcext:value-type="float">
            <text:p>0.001042705</text:p>
          </table:table-cell>
        </table:table-row>
        <table:table-row table:style-name="ro1">
          <table:table-cell office:value-type="float" office:value="0.00098982" calcext:value-type="float">
            <text:p>0.00098982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0988801" calcext:value-type="float">
            <text:p>0.000988801</text:p>
          </table:table-cell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152121" calcext:value-type="float">
            <text:p>0.152121</text:p>
          </table:table-cell>
          <table:table-cell table:formula="of:=AVERAGE([.B4];[.F4])" office:value-type="float" office:value="0.00618674" calcext:value-type="float">
            <text:p>0.00618674</text:p>
          </table:table-cell>
          <table:table-cell table:formula="of:=AVERAGE([.C4];[.G4])" office:value-type="float" office:value="0.00107894" calcext:value-type="float">
            <text:p>0.00107894</text:p>
          </table:table-cell>
          <table:table-cell table:formula="of:=AVERAGE([.D4];[.H4])" office:value-type="float" office:value="0.145" calcext:value-type="float">
            <text:p>0.145</text:p>
          </table:table-cell>
          <table:table-cell table:formula="of:=AVERAGE([.A4];[.E4])" office:value-type="float" office:value="0.0009893105" calcext:value-type="float">
            <text:p>0.0009893105</text:p>
          </table:table-cell>
        </table:table-row>
        <table:table-row table:style-name="ro1">
          <table:table-cell office:value-type="float" office:value="0.000899593" calcext:value-type="float">
            <text:p>0.000899593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0898752" calcext:value-type="float">
            <text:p>0.000898752</text:p>
          </table:table-cell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152121" calcext:value-type="float">
            <text:p>0.152121</text:p>
          </table:table-cell>
          <table:table-cell table:formula="of:=AVERAGE([.B5];[.F5])" office:value-type="float" office:value="0.00926413" calcext:value-type="float">
            <text:p>0.00926413</text:p>
          </table:table-cell>
          <table:table-cell table:formula="of:=AVERAGE([.C5];[.G5])" office:value-type="float" office:value="0.00170427" calcext:value-type="float">
            <text:p>0.00170427</text:p>
          </table:table-cell>
          <table:table-cell table:formula="of:=AVERAGE([.D5];[.H5])" office:value-type="float" office:value="0.145" calcext:value-type="float">
            <text:p>0.145</text:p>
          </table:table-cell>
          <table:table-cell table:formula="of:=AVERAGE([.A5];[.E5])" office:value-type="float" office:value="0.0008991725" calcext:value-type="float">
            <text:p>0.0008991725</text:p>
          </table:table-cell>
        </table:table-row>
        <table:table-row table:style-name="ro1">
          <table:table-cell office:value-type="float" office:value="0.000775079" calcext:value-type="float">
            <text:p>0.000775079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0774458" calcext:value-type="float">
            <text:p>0.000774458</text:p>
          </table:table-cell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152121" calcext:value-type="float">
            <text:p>0.152121</text:p>
          </table:table-cell>
          <table:table-cell table:formula="of:=AVERAGE([.B6];[.F6])" office:value-type="float" office:value="0.012334" calcext:value-type="float">
            <text:p>0.012334</text:p>
          </table:table-cell>
          <table:table-cell table:formula="of:=AVERAGE([.C6];[.G6])" office:value-type="float" office:value="0.0023658" calcext:value-type="float">
            <text:p>0.0023658</text:p>
          </table:table-cell>
          <table:table-cell table:formula="of:=AVERAGE([.D6];[.H6])" office:value-type="float" office:value="0.145" calcext:value-type="float">
            <text:p>0.145</text:p>
          </table:table-cell>
          <table:table-cell table:formula="of:=AVERAGE([.A6];[.E6])" office:value-type="float" office:value="0.0007747685" calcext:value-type="float">
            <text:p>0.0007747685</text:p>
          </table:table-cell>
        </table:table-row>
        <table:table-row table:style-name="ro1">
          <table:table-cell office:value-type="float" office:value="0.000614546" calcext:value-type="float">
            <text:p>0.000614546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0614186" calcext:value-type="float">
            <text:p>0.000614186</text:p>
          </table:table-cell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152121" calcext:value-type="float">
            <text:p>0.152121</text:p>
          </table:table-cell>
          <table:table-cell table:formula="of:=AVERAGE([.B7];[.F7])" office:value-type="float" office:value="0.0153992" calcext:value-type="float">
            <text:p>0.0153992</text:p>
          </table:table-cell>
          <table:table-cell table:formula="of:=AVERAGE([.C7];[.G7])" office:value-type="float" office:value="0.00304834" calcext:value-type="float">
            <text:p>0.00304834</text:p>
          </table:table-cell>
          <table:table-cell table:formula="of:=AVERAGE([.D7];[.H7])" office:value-type="float" office:value="0.145" calcext:value-type="float">
            <text:p>0.145</text:p>
          </table:table-cell>
          <table:table-cell table:formula="of:=AVERAGE([.A7];[.E7])" office:value-type="float" office:value="0.000614366" calcext:value-type="float">
            <text:p>0.000614366</text:p>
          </table:table-cell>
        </table:table-row>
        <table:table-row table:style-name="ro1">
          <table:table-cell office:value-type="float" office:value="0.000421615" calcext:value-type="float">
            <text:p>0.000421615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0421547" calcext:value-type="float">
            <text:p>0.000421547</text:p>
          </table:table-cell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152121" calcext:value-type="float">
            <text:p>0.152121</text:p>
          </table:table-cell>
          <table:table-cell table:formula="of:=AVERAGE([.B8];[.F8])" office:value-type="float" office:value="0.0184631" calcext:value-type="float">
            <text:p>0.0184631</text:p>
          </table:table-cell>
          <table:table-cell table:formula="of:=AVERAGE([.C8];[.G8])" office:value-type="float" office:value="0.003737" calcext:value-type="float">
            <text:p>0.003737</text:p>
          </table:table-cell>
          <table:table-cell table:formula="of:=AVERAGE([.D8];[.H8])" office:value-type="float" office:value="0.145" calcext:value-type="float">
            <text:p>0.145</text:p>
          </table:table-cell>
          <table:table-cell table:formula="of:=AVERAGE([.A8];[.E8])" office:value-type="float" office:value="0.000421581" calcext:value-type="float">
            <text:p>0.000421581</text:p>
          </table:table-cell>
        </table:table-row>
        <table:table-row table:style-name="ro1">
          <table:table-cell office:value-type="float" office:value="0.000199663" calcext:value-type="float">
            <text:p>0.000199663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0199914" calcext:value-type="float">
            <text:p>0.000199914</text:p>
          </table:table-cell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152121" calcext:value-type="float">
            <text:p>0.152121</text:p>
          </table:table-cell>
          <table:table-cell table:formula="of:=AVERAGE([.B9];[.F9])" office:value-type="float" office:value="0.0215289" calcext:value-type="float">
            <text:p>0.0215289</text:p>
          </table:table-cell>
          <table:table-cell table:formula="of:=AVERAGE([.C9];[.G9])" office:value-type="float" office:value="0.00441699" calcext:value-type="float">
            <text:p>0.00441699</text:p>
          </table:table-cell>
          <table:table-cell table:formula="of:=AVERAGE([.D9];[.H9])" office:value-type="float" office:value="0.145" calcext:value-type="float">
            <text:p>0.145</text:p>
          </table:table-cell>
          <table:table-cell table:formula="of:=AVERAGE([.A9];[.E9])" office:value-type="float" office:value="0.0001997885" calcext:value-type="float">
            <text:p>0.0001997885</text:p>
          </table:table-cell>
        </table:table-row>
        <table:table-row table:style-name="ro1">
          <table:table-cell office:value-type="float" office:value="-0.0000469886" calcext:value-type="float">
            <text:p>-4.69886E-05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0463931" calcext:value-type="float">
            <text:p>-4.63931E-05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152121" calcext:value-type="float">
            <text:p>0.152121</text:p>
          </table:table-cell>
          <table:table-cell table:formula="of:=AVERAGE([.B10];[.F10])" office:value-type="float" office:value="0.0245998" calcext:value-type="float">
            <text:p>0.0245998</text:p>
          </table:table-cell>
          <table:table-cell table:formula="of:=AVERAGE([.C10];[.G10])" office:value-type="float" office:value="0.00507336" calcext:value-type="float">
            <text:p>0.00507336</text:p>
          </table:table-cell>
          <table:table-cell table:formula="of:=AVERAGE([.D10];[.H10])" office:value-type="float" office:value="0.145" calcext:value-type="float">
            <text:p>0.145</text:p>
          </table:table-cell>
          <table:table-cell table:formula="of:=AVERAGE([.A10];[.E10])" office:value-type="float" office:value="-0.00004669085" calcext:value-type="float">
            <text:p>-4.669085E-05</text:p>
          </table:table-cell>
        </table:table-row>
        <table:table-row table:style-name="ro1">
          <table:table-cell office:value-type="float" office:value="-0.000313986" calcext:value-type="float">
            <text:p>-0.000313986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313024" calcext:value-type="float">
            <text:p>-0.000313024</text:p>
          </table:table-cell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152121" calcext:value-type="float">
            <text:p>0.152121</text:p>
          </table:table-cell>
          <table:table-cell table:formula="of:=AVERAGE([.B11];[.F11])" office:value-type="float" office:value="0.0276788" calcext:value-type="float">
            <text:p>0.0276788</text:p>
          </table:table-cell>
          <table:table-cell table:formula="of:=AVERAGE([.C11];[.G11])" office:value-type="float" office:value="0.00569087" calcext:value-type="float">
            <text:p>0.00569087</text:p>
          </table:table-cell>
          <table:table-cell table:formula="of:=AVERAGE([.D11];[.H11])" office:value-type="float" office:value="0.145" calcext:value-type="float">
            <text:p>0.145</text:p>
          </table:table-cell>
          <table:table-cell table:formula="of:=AVERAGE([.A11];[.E11])" office:value-type="float" office:value="-0.000313505" calcext:value-type="float">
            <text:p>-0.000313505</text:p>
          </table:table-cell>
        </table:table-row>
        <table:table-row table:style-name="ro1">
          <table:table-cell office:value-type="float" office:value="-0.00059265" calcext:value-type="float">
            <text:p>-0.00059265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591306" calcext:value-type="float">
            <text:p>-0.000591306</text:p>
          </table:table-cell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152121" calcext:value-type="float">
            <text:p>0.152121</text:p>
          </table:table-cell>
          <table:table-cell table:formula="of:=AVERAGE([.B12];[.F12])" office:value-type="float" office:value="0.0307682" calcext:value-type="float">
            <text:p>0.0307682</text:p>
          </table:table-cell>
          <table:table-cell table:formula="of:=AVERAGE([.C12];[.G12])" office:value-type="float" office:value="0.0062538" calcext:value-type="float">
            <text:p>0.0062538</text:p>
          </table:table-cell>
          <table:table-cell table:formula="of:=AVERAGE([.D12];[.H12])" office:value-type="float" office:value="0.145" calcext:value-type="float">
            <text:p>0.145</text:p>
          </table:table-cell>
          <table:table-cell table:formula="of:=AVERAGE([.A12];[.E12])" office:value-type="float" office:value="-0.000591978" calcext:value-type="float">
            <text:p>-0.000591978</text:p>
          </table:table-cell>
        </table:table-row>
        <table:table-row table:style-name="ro1">
          <table:table-cell office:value-type="float" office:value="-0.000872675" calcext:value-type="float">
            <text:p>-0.000872675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870943" calcext:value-type="float">
            <text:p>-0.000870943</text:p>
          </table:table-cell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152121" calcext:value-type="float">
            <text:p>0.152121</text:p>
          </table:table-cell>
          <table:table-cell table:formula="of:=AVERAGE([.B13];[.F13])" office:value-type="float" office:value="0.0338697" calcext:value-type="float">
            <text:p>0.0338697</text:p>
          </table:table-cell>
          <table:table-cell table:formula="of:=AVERAGE([.C13];[.G13])" office:value-type="float" office:value="0.00674581" calcext:value-type="float">
            <text:p>0.00674581</text:p>
          </table:table-cell>
          <table:table-cell table:formula="of:=AVERAGE([.D13];[.H13])" office:value-type="float" office:value="0.145" calcext:value-type="float">
            <text:p>0.145</text:p>
          </table:table-cell>
          <table:table-cell table:formula="of:=AVERAGE([.A13];[.E13])" office:value-type="float" office:value="-0.000871809" calcext:value-type="float">
            <text:p>-0.000871809</text:p>
          </table:table-cell>
        </table:table-row>
        <table:table-row table:style-name="ro1">
          <table:table-cell office:value-type="float" office:value="-0.00114483" calcext:value-type="float">
            <text:p>-0.00114483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114271" calcext:value-type="float">
            <text:p>-0.00114271</text:p>
          </table:table-cell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152121" calcext:value-type="float">
            <text:p>0.152121</text:p>
          </table:table-cell>
          <table:table-cell table:formula="of:=AVERAGE([.B14];[.F14])" office:value-type="float" office:value="0.0369837" calcext:value-type="float">
            <text:p>0.0369837</text:p>
          </table:table-cell>
          <table:table-cell table:formula="of:=AVERAGE([.C14];[.G14])" office:value-type="float" office:value="0.00714988" calcext:value-type="float">
            <text:p>0.00714988</text:p>
          </table:table-cell>
          <table:table-cell table:formula="of:=AVERAGE([.D14];[.H14])" office:value-type="float" office:value="0.145" calcext:value-type="float">
            <text:p>0.145</text:p>
          </table:table-cell>
          <table:table-cell table:formula="of:=AVERAGE([.A14];[.E14])" office:value-type="float" office:value="-0.00114377" calcext:value-type="float">
            <text:p>-0.00114377</text:p>
          </table:table-cell>
        </table:table-row>
        <table:table-row table:style-name="ro1">
          <table:table-cell office:value-type="float" office:value="-0.00137546" calcext:value-type="float">
            <text:p>-0.00137546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137299" calcext:value-type="float">
            <text:p>-0.00137299</text:p>
          </table:table-cell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152121" calcext:value-type="float">
            <text:p>0.152121</text:p>
          </table:table-cell>
          <table:table-cell table:formula="of:=AVERAGE([.B15];[.F15])" office:value-type="float" office:value="0.0401096" calcext:value-type="float">
            <text:p>0.0401096</text:p>
          </table:table-cell>
          <table:table-cell table:formula="of:=AVERAGE([.C15];[.G15])" office:value-type="float" office:value="0.00744847" calcext:value-type="float">
            <text:p>0.00744847</text:p>
          </table:table-cell>
          <table:table-cell table:formula="of:=AVERAGE([.D15];[.H15])" office:value-type="float" office:value="0.145" calcext:value-type="float">
            <text:p>0.145</text:p>
          </table:table-cell>
          <table:table-cell table:formula="of:=AVERAGE([.A15];[.E15])" office:value-type="float" office:value="-0.001374225" calcext:value-type="float">
            <text:p>-0.001374225</text:p>
          </table:table-cell>
        </table:table-row>
        <table:table-row table:style-name="ro1">
          <table:table-cell office:value-type="float" office:value="-0.00153037" calcext:value-type="float">
            <text:p>-0.00153037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152762" calcext:value-type="float">
            <text:p>-0.00152762</text:p>
          </table:table-cell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152121" calcext:value-type="float">
            <text:p>0.152121</text:p>
          </table:table-cell>
          <table:table-cell table:formula="of:=AVERAGE([.B16];[.F16])" office:value-type="float" office:value="0.0432448" calcext:value-type="float">
            <text:p>0.0432448</text:p>
          </table:table-cell>
          <table:table-cell table:formula="of:=AVERAGE([.C16];[.G16])" office:value-type="float" office:value="0.00762369" calcext:value-type="float">
            <text:p>0.00762369</text:p>
          </table:table-cell>
          <table:table-cell table:formula="of:=AVERAGE([.D16];[.H16])" office:value-type="float" office:value="0.145" calcext:value-type="float">
            <text:p>0.145</text:p>
          </table:table-cell>
          <table:table-cell table:formula="of:=AVERAGE([.A16];[.E16])" office:value-type="float" office:value="-0.001528995" calcext:value-type="float">
            <text:p>-0.001528995</text:p>
          </table:table-cell>
        </table:table-row>
        <table:table-row table:style-name="ro1">
          <table:table-cell office:value-type="float" office:value="-0.00158924" calcext:value-type="float">
            <text:p>-0.00158924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15863" calcext:value-type="float">
            <text:p>-0.0015863</text:p>
          </table:table-cell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152121" calcext:value-type="float">
            <text:p>0.152121</text:p>
          </table:table-cell>
          <table:table-cell table:formula="of:=AVERAGE([.B17];[.F17])" office:value-type="float" office:value="0.0463846" calcext:value-type="float">
            <text:p>0.0463846</text:p>
          </table:table-cell>
          <table:table-cell table:formula="of:=AVERAGE([.C17];[.G17])" office:value-type="float" office:value="0.00765777" calcext:value-type="float">
            <text:p>0.00765777</text:p>
          </table:table-cell>
          <table:table-cell table:formula="of:=AVERAGE([.D17];[.H17])" office:value-type="float" office:value="0.145" calcext:value-type="float">
            <text:p>0.145</text:p>
          </table:table-cell>
          <table:table-cell table:formula="of:=AVERAGE([.A17];[.E17])" office:value-type="float" office:value="-0.00158777" calcext:value-type="float">
            <text:p>-0.00158777</text:p>
          </table:table-cell>
        </table:table-row>
        <table:table-row table:style-name="ro1">
          <table:table-cell office:value-type="float" office:value="-0.00152622" calcext:value-type="float">
            <text:p>-0.00152622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152323" calcext:value-type="float">
            <text:p>-0.00152323</text:p>
          </table:table-cell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152121" calcext:value-type="float">
            <text:p>0.152121</text:p>
          </table:table-cell>
          <table:table-cell table:formula="of:=AVERAGE([.B18];[.F18])" office:value-type="float" office:value="0.0495221" calcext:value-type="float">
            <text:p>0.0495221</text:p>
          </table:table-cell>
          <table:table-cell table:formula="of:=AVERAGE([.C18];[.G18])" office:value-type="float" office:value="0.0075338" calcext:value-type="float">
            <text:p>0.0075338</text:p>
          </table:table-cell>
          <table:table-cell table:formula="of:=AVERAGE([.D18];[.H18])" office:value-type="float" office:value="0.145" calcext:value-type="float">
            <text:p>0.145</text:p>
          </table:table-cell>
          <table:table-cell table:formula="of:=AVERAGE([.A18];[.E18])" office:value-type="float" office:value="-0.001524725" calcext:value-type="float">
            <text:p>-0.001524725</text:p>
          </table:table-cell>
        </table:table-row>
        <table:table-row table:style-name="ro1">
          <table:table-cell office:value-type="float" office:value="-0.00132749" calcext:value-type="float">
            <text:p>-0.00132749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132463" calcext:value-type="float">
            <text:p>-0.00132463</text:p>
          </table:table-cell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152121" calcext:value-type="float">
            <text:p>0.152121</text:p>
          </table:table-cell>
          <table:table-cell table:formula="of:=AVERAGE([.B19];[.F19])" office:value-type="float" office:value="0.0526449" calcext:value-type="float">
            <text:p>0.0526449</text:p>
          </table:table-cell>
          <table:table-cell table:formula="of:=AVERAGE([.C19];[.G19])" office:value-type="float" office:value="0.00721052" calcext:value-type="float">
            <text:p>0.00721052</text:p>
          </table:table-cell>
          <table:table-cell table:formula="of:=AVERAGE([.D19];[.H19])" office:value-type="float" office:value="0.145" calcext:value-type="float">
            <text:p>0.145</text:p>
          </table:table-cell>
          <table:table-cell table:formula="of:=AVERAGE([.A19];[.E19])" office:value-type="float" office:value="-0.00132606" calcext:value-type="float">
            <text:p>-0.00132606</text:p>
          </table:table-cell>
        </table:table-row>
        <table:table-row table:style-name="ro1">
          <table:table-cell office:value-type="float" office:value="-0.0010425" calcext:value-type="float">
            <text:p>-0.0010425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103999" calcext:value-type="float">
            <text:p>-0.00103999</text:p>
          </table:table-cell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152121" calcext:value-type="float">
            <text:p>0.152121</text:p>
          </table:table-cell>
          <table:table-cell table:formula="of:=AVERAGE([.B20];[.F20])" office:value-type="float" office:value="0.055736" calcext:value-type="float">
            <text:p>0.055736</text:p>
          </table:table-cell>
          <table:table-cell table:formula="of:=AVERAGE([.C20];[.G20])" office:value-type="float" office:value="0.00665961" calcext:value-type="float">
            <text:p>0.00665961</text:p>
          </table:table-cell>
          <table:table-cell table:formula="of:=AVERAGE([.D20];[.H20])" office:value-type="float" office:value="0.145" calcext:value-type="float">
            <text:p>0.145</text:p>
          </table:table-cell>
          <table:table-cell table:formula="of:=AVERAGE([.A20];[.E20])" office:value-type="float" office:value="-0.001041245" calcext:value-type="float">
            <text:p>-0.001041245</text:p>
          </table:table-cell>
        </table:table-row>
        <table:table-row table:style-name="ro1">
          <table:table-cell office:value-type="float" office:value="-0.000793698" calcext:value-type="float">
            <text:p>-0.000793698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791576" calcext:value-type="float">
            <text:p>-0.000791576</text:p>
          </table:table-cell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152121" calcext:value-type="float">
            <text:p>0.152121</text:p>
          </table:table-cell>
          <table:table-cell table:formula="of:=AVERAGE([.B21];[.F21])" office:value-type="float" office:value="0.0587876" calcext:value-type="float">
            <text:p>0.0587876</text:p>
          </table:table-cell>
          <table:table-cell table:formula="of:=AVERAGE([.C21];[.G21])" office:value-type="float" office:value="0.00592058" calcext:value-type="float">
            <text:p>0.00592058</text:p>
          </table:table-cell>
          <table:table-cell table:formula="of:=AVERAGE([.D21];[.H21])" office:value-type="float" office:value="0.145" calcext:value-type="float">
            <text:p>0.145</text:p>
          </table:table-cell>
          <table:table-cell table:formula="of:=AVERAGE([.A21];[.E21])" office:value-type="float" office:value="-0.000792637" calcext:value-type="float">
            <text:p>-0.000792637</text:p>
          </table:table-cell>
        </table:table-row>
        <table:table-row table:style-name="ro1">
          <table:table-cell office:value-type="float" office:value="-0.000639555" calcext:value-type="float">
            <text:p>-0.000639555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637704" calcext:value-type="float">
            <text:p>-0.000637704</text:p>
          </table:table-cell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152121" calcext:value-type="float">
            <text:p>0.152121</text:p>
          </table:table-cell>
          <table:table-cell table:formula="of:=AVERAGE([.B22];[.F22])" office:value-type="float" office:value="0.0617991" calcext:value-type="float">
            <text:p>0.0617991</text:p>
          </table:table-cell>
          <table:table-cell table:formula="of:=AVERAGE([.C22];[.G22])" office:value-type="float" office:value="0.00503128" calcext:value-type="float">
            <text:p>0.00503128</text:p>
          </table:table-cell>
          <table:table-cell table:formula="of:=AVERAGE([.D22];[.H22])" office:value-type="float" office:value="0.145" calcext:value-type="float">
            <text:p>0.145</text:p>
          </table:table-cell>
          <table:table-cell table:formula="of:=AVERAGE([.A22];[.E22])" office:value-type="float" office:value="-0.0006386295" calcext:value-type="float">
            <text:p>-0.0006386295</text:p>
          </table:table-cell>
        </table:table-row>
        <table:table-row table:style-name="ro1">
          <table:table-cell office:value-type="float" office:value="-0.00055109" calcext:value-type="float">
            <text:p>-0.00055109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549456" calcext:value-type="float">
            <text:p>-0.000549456</text:p>
          </table:table-cell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152121" calcext:value-type="float">
            <text:p>0.152121</text:p>
          </table:table-cell>
          <table:table-cell table:formula="of:=AVERAGE([.B23];[.F23])" office:value-type="float" office:value="0.064774" calcext:value-type="float">
            <text:p>0.064774</text:p>
          </table:table-cell>
          <table:table-cell table:formula="of:=AVERAGE([.C23];[.G23])" office:value-type="float" office:value="0.00402575" calcext:value-type="float">
            <text:p>0.00402575</text:p>
          </table:table-cell>
          <table:table-cell table:formula="of:=AVERAGE([.D23];[.H23])" office:value-type="float" office:value="0.145" calcext:value-type="float">
            <text:p>0.145</text:p>
          </table:table-cell>
          <table:table-cell table:formula="of:=AVERAGE([.A23];[.E23])" office:value-type="float" office:value="-0.000550273" calcext:value-type="float">
            <text:p>-0.000550273</text:p>
          </table:table-cell>
        </table:table-row>
        <table:table-row table:style-name="ro1">
          <table:table-cell office:value-type="float" office:value="-0.00049146" calcext:value-type="float">
            <text:p>-0.00049146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490065" calcext:value-type="float">
            <text:p>-0.000490065</text:p>
          </table:table-cell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152121" calcext:value-type="float">
            <text:p>0.152121</text:p>
          </table:table-cell>
          <table:table-cell table:formula="of:=AVERAGE([.B24];[.F24])" office:value-type="float" office:value="0.0677184" calcext:value-type="float">
            <text:p>0.0677184</text:p>
          </table:table-cell>
          <table:table-cell table:formula="of:=AVERAGE([.C24];[.G24])" office:value-type="float" office:value="0.00293418" calcext:value-type="float">
            <text:p>0.00293418</text:p>
          </table:table-cell>
          <table:table-cell table:formula="of:=AVERAGE([.D24];[.H24])" office:value-type="float" office:value="0.145" calcext:value-type="float">
            <text:p>0.145</text:p>
          </table:table-cell>
          <table:table-cell table:formula="of:=AVERAGE([.A24];[.E24])" office:value-type="float" office:value="-0.0004907625" calcext:value-type="float">
            <text:p>-0.0004907625</text:p>
          </table:table-cell>
        </table:table-row>
        <table:table-row table:style-name="ro1">
          <table:table-cell office:value-type="float" office:value="-0.00043986" calcext:value-type="float">
            <text:p>-0.00043986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438645" calcext:value-type="float">
            <text:p>-0.000438645</text:p>
          </table:table-cell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152121" calcext:value-type="float">
            <text:p>0.152121</text:p>
          </table:table-cell>
          <table:table-cell table:formula="of:=AVERAGE([.B25];[.F25])" office:value-type="float" office:value="0.0706402" calcext:value-type="float">
            <text:p>0.0706402</text:p>
          </table:table-cell>
          <table:table-cell table:formula="of:=AVERAGE([.C25];[.G25])" office:value-type="float" office:value="0.00178349" calcext:value-type="float">
            <text:p>0.00178349</text:p>
          </table:table-cell>
          <table:table-cell table:formula="of:=AVERAGE([.D25];[.H25])" office:value-type="float" office:value="0.145" calcext:value-type="float">
            <text:p>0.145</text:p>
          </table:table-cell>
          <table:table-cell table:formula="of:=AVERAGE([.A25];[.E25])" office:value-type="float" office:value="-0.0004392525" calcext:value-type="float">
            <text:p>-0.0004392525</text:p>
          </table:table-cell>
        </table:table-row>
        <table:table-row table:style-name="ro1">
          <table:table-cell office:value-type="float" office:value="-0.000395479" calcext:value-type="float">
            <text:p>-0.000395479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394414" calcext:value-type="float">
            <text:p>-0.000394414</text:p>
          </table:table-cell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152121" calcext:value-type="float">
            <text:p>0.152121</text:p>
          </table:table-cell>
          <table:table-cell table:formula="of:=AVERAGE([.B26];[.F26])" office:value-type="float" office:value="0.0735483" calcext:value-type="float">
            <text:p>0.0735483</text:p>
          </table:table-cell>
          <table:table-cell table:formula="of:=AVERAGE([.C26];[.G26])" office:value-type="float" office:value="0.000598278" calcext:value-type="float">
            <text:p>0.000598278</text:p>
          </table:table-cell>
          <table:table-cell table:formula="of:=AVERAGE([.D26];[.H26])" office:value-type="float" office:value="0.145" calcext:value-type="float">
            <text:p>0.145</text:p>
          </table:table-cell>
          <table:table-cell table:formula="of:=AVERAGE([.A26];[.E26])" office:value-type="float" office:value="-0.0003949465" calcext:value-type="float">
            <text:p>-0.0003949465</text:p>
          </table:table-cell>
        </table:table-row>
        <table:table-row table:style-name="ro1">
          <table:table-cell office:value-type="float" office:value="-0.000357894" calcext:value-type="float">
            <text:p>-0.000357894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356998" calcext:value-type="float">
            <text:p>-0.000356998</text:p>
          </table:table-cell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152121" calcext:value-type="float">
            <text:p>0.152121</text:p>
          </table:table-cell>
          <table:table-cell table:formula="of:=AVERAGE([.B27];[.F27])" office:value-type="float" office:value="0.0764517" calcext:value-type="float">
            <text:p>0.0764517</text:p>
          </table:table-cell>
          <table:table-cell table:formula="of:=AVERAGE([.C27];[.G27])" office:value-type="float" office:value="-0.000598279" calcext:value-type="float">
            <text:p>-0.000598279</text:p>
          </table:table-cell>
          <table:table-cell table:formula="of:=AVERAGE([.D27];[.H27])" office:value-type="float" office:value="0.145" calcext:value-type="float">
            <text:p>0.145</text:p>
          </table:table-cell>
          <table:table-cell table:formula="of:=AVERAGE([.A27];[.E27])" office:value-type="float" office:value="-0.000357446" calcext:value-type="float">
            <text:p>-0.000357446</text:p>
          </table:table-cell>
        </table:table-row>
        <table:table-row table:style-name="ro1">
          <table:table-cell office:value-type="float" office:value="-0.000324211" calcext:value-type="float">
            <text:p>-0.000324211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323484" calcext:value-type="float">
            <text:p>-0.000323484</text:p>
          </table:table-cell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152121" calcext:value-type="float">
            <text:p>0.152121</text:p>
          </table:table-cell>
          <table:table-cell table:formula="of:=AVERAGE([.B28];[.F28])" office:value-type="float" office:value="0.0793598" calcext:value-type="float">
            <text:p>0.0793598</text:p>
          </table:table-cell>
          <table:table-cell table:formula="of:=AVERAGE([.C28];[.G28])" office:value-type="float" office:value="-0.00178349" calcext:value-type="float">
            <text:p>-0.00178349</text:p>
          </table:table-cell>
          <table:table-cell table:formula="of:=AVERAGE([.D28];[.H28])" office:value-type="float" office:value="0.145" calcext:value-type="float">
            <text:p>0.145</text:p>
          </table:table-cell>
          <table:table-cell table:formula="of:=AVERAGE([.A28];[.E28])" office:value-type="float" office:value="-0.0003238475" calcext:value-type="float">
            <text:p>-0.0003238475</text:p>
          </table:table-cell>
        </table:table-row>
        <table:table-row table:style-name="ro1">
          <table:table-cell office:value-type="float" office:value="-0.000292855" calcext:value-type="float">
            <text:p>-0.000292855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292298" calcext:value-type="float">
            <text:p>-0.000292298</text:p>
          </table:table-cell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152121" calcext:value-type="float">
            <text:p>0.152121</text:p>
          </table:table-cell>
          <table:table-cell table:formula="of:=AVERAGE([.B29];[.F29])" office:value-type="float" office:value="0.0822816" calcext:value-type="float">
            <text:p>0.0822816</text:p>
          </table:table-cell>
          <table:table-cell table:formula="of:=AVERAGE([.C29];[.G29])" office:value-type="float" office:value="-0.00293418" calcext:value-type="float">
            <text:p>-0.00293418</text:p>
          </table:table-cell>
          <table:table-cell table:formula="of:=AVERAGE([.D29];[.H29])" office:value-type="float" office:value="0.145" calcext:value-type="float">
            <text:p>0.145</text:p>
          </table:table-cell>
          <table:table-cell table:formula="of:=AVERAGE([.A29];[.E29])" office:value-type="float" office:value="-0.0002925765" calcext:value-type="float">
            <text:p>-0.0002925765</text:p>
          </table:table-cell>
        </table:table-row>
        <table:table-row table:style-name="ro1">
          <table:table-cell office:value-type="float" office:value="-0.000262761" calcext:value-type="float">
            <text:p>-0.000262761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262369" calcext:value-type="float">
            <text:p>-0.000262369</text:p>
          </table:table-cell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152121" calcext:value-type="float">
            <text:p>0.152121</text:p>
          </table:table-cell>
          <table:table-cell table:formula="of:=AVERAGE([.B30];[.F30])" office:value-type="float" office:value="0.085226" calcext:value-type="float">
            <text:p>0.085226</text:p>
          </table:table-cell>
          <table:table-cell table:formula="of:=AVERAGE([.C30];[.G30])" office:value-type="float" office:value="-0.00402575" calcext:value-type="float">
            <text:p>-0.00402575</text:p>
          </table:table-cell>
          <table:table-cell table:formula="of:=AVERAGE([.D30];[.H30])" office:value-type="float" office:value="0.145" calcext:value-type="float">
            <text:p>0.145</text:p>
          </table:table-cell>
          <table:table-cell table:formula="of:=AVERAGE([.A30];[.E30])" office:value-type="float" office:value="-0.000262565" calcext:value-type="float">
            <text:p>-0.000262565</text:p>
          </table:table-cell>
        </table:table-row>
        <table:table-row table:style-name="ro1">
          <table:table-cell office:value-type="float" office:value="-0.00023256" calcext:value-type="float">
            <text:p>-0.00023256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232326" calcext:value-type="float">
            <text:p>-0.000232326</text:p>
          </table:table-cell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152121" calcext:value-type="float">
            <text:p>0.152121</text:p>
          </table:table-cell>
          <table:table-cell table:formula="of:=AVERAGE([.B31];[.F31])" office:value-type="float" office:value="0.0882009" calcext:value-type="float">
            <text:p>0.0882009</text:p>
          </table:table-cell>
          <table:table-cell table:formula="of:=AVERAGE([.C31];[.G31])" office:value-type="float" office:value="-0.00503128" calcext:value-type="float">
            <text:p>-0.00503128</text:p>
          </table:table-cell>
          <table:table-cell table:formula="of:=AVERAGE([.D31];[.H31])" office:value-type="float" office:value="0.145" calcext:value-type="float">
            <text:p>0.145</text:p>
          </table:table-cell>
          <table:table-cell table:formula="of:=AVERAGE([.A31];[.E31])" office:value-type="float" office:value="-0.000232443" calcext:value-type="float">
            <text:p>-0.000232443</text:p>
          </table:table-cell>
        </table:table-row>
        <table:table-row table:style-name="ro1">
          <table:table-cell office:value-type="float" office:value="-0.000200383" calcext:value-type="float">
            <text:p>-0.000200383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200315" calcext:value-type="float">
            <text:p>-0.000200315</text:p>
          </table:table-cell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152121" calcext:value-type="float">
            <text:p>0.152121</text:p>
          </table:table-cell>
          <table:table-cell table:formula="of:=AVERAGE([.B32];[.F32])" office:value-type="float" office:value="0.0912124" calcext:value-type="float">
            <text:p>0.0912124</text:p>
          </table:table-cell>
          <table:table-cell table:formula="of:=AVERAGE([.C32];[.G32])" office:value-type="float" office:value="-0.00592058" calcext:value-type="float">
            <text:p>-0.00592058</text:p>
          </table:table-cell>
          <table:table-cell table:formula="of:=AVERAGE([.D32];[.H32])" office:value-type="float" office:value="0.145" calcext:value-type="float">
            <text:p>0.145</text:p>
          </table:table-cell>
          <table:table-cell table:formula="of:=AVERAGE([.A32];[.E32])" office:value-type="float" office:value="-0.000200349" calcext:value-type="float">
            <text:p>-0.000200349</text:p>
          </table:table-cell>
        </table:table-row>
        <table:table-row table:style-name="ro1">
          <table:table-cell office:value-type="float" office:value="-0.00016416" calcext:value-type="float">
            <text:p>-0.00016416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164266" calcext:value-type="float">
            <text:p>-0.000164266</text:p>
          </table:table-cell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152121" calcext:value-type="float">
            <text:p>0.152121</text:p>
          </table:table-cell>
          <table:table-cell table:formula="of:=AVERAGE([.B33];[.F33])" office:value-type="float" office:value="0.094264" calcext:value-type="float">
            <text:p>0.094264</text:p>
          </table:table-cell>
          <table:table-cell table:formula="of:=AVERAGE([.C33];[.G33])" office:value-type="float" office:value="-0.00665961" calcext:value-type="float">
            <text:p>-0.00665961</text:p>
          </table:table-cell>
          <table:table-cell table:formula="of:=AVERAGE([.D33];[.H33])" office:value-type="float" office:value="0.145" calcext:value-type="float">
            <text:p>0.145</text:p>
          </table:table-cell>
          <table:table-cell table:formula="of:=AVERAGE([.A33];[.E33])" office:value-type="float" office:value="-0.000164213" calcext:value-type="float">
            <text:p>-0.000164213</text:p>
          </table:table-cell>
        </table:table-row>
        <table:table-row table:style-name="ro1">
          <table:table-cell office:value-type="float" office:value="-0.000123101" calcext:value-type="float">
            <text:p>-0.000123101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1234" calcext:value-type="float">
            <text:p>-0.0001234</text:p>
          </table:table-cell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152121" calcext:value-type="float">
            <text:p>0.152121</text:p>
          </table:table-cell>
          <table:table-cell table:formula="of:=AVERAGE([.B34];[.F34])" office:value-type="float" office:value="0.0973551" calcext:value-type="float">
            <text:p>0.0973551</text:p>
          </table:table-cell>
          <table:table-cell table:formula="of:=AVERAGE([.C34];[.G34])" office:value-type="float" office:value="-0.00721052" calcext:value-type="float">
            <text:p>-0.00721052</text:p>
          </table:table-cell>
          <table:table-cell table:formula="of:=AVERAGE([.D34];[.H34])" office:value-type="float" office:value="0.145" calcext:value-type="float">
            <text:p>0.145</text:p>
          </table:table-cell>
          <table:table-cell table:formula="of:=AVERAGE([.A34];[.E34])" office:value-type="float" office:value="-0.0001232505" calcext:value-type="float">
            <text:p>-0.0001232505</text:p>
          </table:table-cell>
        </table:table-row>
        <table:table-row table:style-name="ro1">
          <table:table-cell office:value-type="float" office:value="-0.0000744377" calcext:value-type="float">
            <text:p>-7.44377E-05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0749668" calcext:value-type="float">
            <text:p>-7.49668E-05</text:p>
          </table:table-cell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152121" calcext:value-type="float">
            <text:p>0.152121</text:p>
          </table:table-cell>
          <table:table-cell table:formula="of:=AVERAGE([.B35];[.F35])" office:value-type="float" office:value="0.100478" calcext:value-type="float">
            <text:p>0.100478</text:p>
          </table:table-cell>
          <table:table-cell table:formula="of:=AVERAGE([.C35];[.G35])" office:value-type="float" office:value="-0.0075338" calcext:value-type="float">
            <text:p>-0.0075338</text:p>
          </table:table-cell>
          <table:table-cell table:formula="of:=AVERAGE([.D35];[.H35])" office:value-type="float" office:value="0.145" calcext:value-type="float">
            <text:p>0.145</text:p>
          </table:table-cell>
          <table:table-cell table:formula="of:=AVERAGE([.A35];[.E35])" office:value-type="float" office:value="-0.00007470225" calcext:value-type="float">
            <text:p>-7.470225E-05</text:p>
          </table:table-cell>
        </table:table-row>
        <table:table-row table:style-name="ro1">
          <table:table-cell office:value-type="float" office:value="-0.0000122942" calcext:value-type="float">
            <text:p>-1.22942E-05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-0.0000131041" calcext:value-type="float">
            <text:p>-1.31041E-05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152121" calcext:value-type="float">
            <text:p>0.152121</text:p>
          </table:table-cell>
          <table:table-cell table:formula="of:=AVERAGE([.B36];[.F36])" office:value-type="float" office:value="0.103615" calcext:value-type="float">
            <text:p>0.103615</text:p>
          </table:table-cell>
          <table:table-cell table:formula="of:=AVERAGE([.C36];[.G36])" office:value-type="float" office:value="-0.00765777" calcext:value-type="float">
            <text:p>-0.00765777</text:p>
          </table:table-cell>
          <table:table-cell table:formula="of:=AVERAGE([.D36];[.H36])" office:value-type="float" office:value="0.145" calcext:value-type="float">
            <text:p>0.145</text:p>
          </table:table-cell>
          <table:table-cell table:formula="of:=AVERAGE([.A36];[.E36])" office:value-type="float" office:value="-0.00001269915" calcext:value-type="float">
            <text:p>-1.269915E-05</text:p>
          </table:table-cell>
        </table:table-row>
        <table:table-row table:style-name="ro1">
          <table:table-cell office:value-type="float" office:value="0.0000670158" calcext:value-type="float">
            <text:p>6.70158E-05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0065883" calcext:value-type="float">
            <text:p>6.5883E-05</text:p>
          </table:table-cell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152121" calcext:value-type="float">
            <text:p>0.152121</text:p>
          </table:table-cell>
          <table:table-cell table:formula="of:=AVERAGE([.B37];[.F37])" office:value-type="float" office:value="0.106755" calcext:value-type="float">
            <text:p>0.106755</text:p>
          </table:table-cell>
          <table:table-cell table:formula="of:=AVERAGE([.C37];[.G37])" office:value-type="float" office:value="-0.00762369" calcext:value-type="float">
            <text:p>-0.00762369</text:p>
          </table:table-cell>
          <table:table-cell table:formula="of:=AVERAGE([.D37];[.H37])" office:value-type="float" office:value="0.145" calcext:value-type="float">
            <text:p>0.145</text:p>
          </table:table-cell>
          <table:table-cell table:formula="of:=AVERAGE([.A37];[.E37])" office:value-type="float" office:value="0.0000664494" calcext:value-type="float">
            <text:p>6.64494E-05</text:p>
          </table:table-cell>
        </table:table-row>
        <table:table-row table:style-name="ro1">
          <table:table-cell office:value-type="float" office:value="0.000164539" calcext:value-type="float">
            <text:p>0.000164539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0163063" calcext:value-type="float">
            <text:p>0.000163063</text:p>
          </table:table-cell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152121" calcext:value-type="float">
            <text:p>0.152121</text:p>
          </table:table-cell>
          <table:table-cell table:formula="of:=AVERAGE([.B38];[.F38])" office:value-type="float" office:value="0.10989" calcext:value-type="float">
            <text:p>0.10989</text:p>
          </table:table-cell>
          <table:table-cell table:formula="of:=AVERAGE([.C38];[.G38])" office:value-type="float" office:value="-0.00744847" calcext:value-type="float">
            <text:p>-0.00744847</text:p>
          </table:table-cell>
          <table:table-cell table:formula="of:=AVERAGE([.D38];[.H38])" office:value-type="float" office:value="0.145" calcext:value-type="float">
            <text:p>0.145</text:p>
          </table:table-cell>
          <table:table-cell table:formula="of:=AVERAGE([.A38];[.E38])" office:value-type="float" office:value="0.000163801" calcext:value-type="float">
            <text:p>0.000163801</text:p>
          </table:table-cell>
        </table:table-row>
        <table:table-row table:style-name="ro1">
          <table:table-cell office:value-type="float" office:value="0.000280855" calcext:value-type="float">
            <text:p>0.000280855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0279012" calcext:value-type="float">
            <text:p>0.000279012</text:p>
          </table:table-cell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152121" calcext:value-type="float">
            <text:p>0.152121</text:p>
          </table:table-cell>
          <table:table-cell table:formula="of:=AVERAGE([.B39];[.F39])" office:value-type="float" office:value="0.113016" calcext:value-type="float">
            <text:p>0.113016</text:p>
          </table:table-cell>
          <table:table-cell table:formula="of:=AVERAGE([.C39];[.G39])" office:value-type="float" office:value="-0.00714988" calcext:value-type="float">
            <text:p>-0.00714988</text:p>
          </table:table-cell>
          <table:table-cell table:formula="of:=AVERAGE([.D39];[.H39])" office:value-type="float" office:value="0.145" calcext:value-type="float">
            <text:p>0.145</text:p>
          </table:table-cell>
          <table:table-cell table:formula="of:=AVERAGE([.A39];[.E39])" office:value-type="float" office:value="0.0002799335" calcext:value-type="float">
            <text:p>0.0002799335</text:p>
          </table:table-cell>
        </table:table-row>
        <table:table-row table:style-name="ro1">
          <table:table-cell office:value-type="float" office:value="0.000414353" calcext:value-type="float">
            <text:p>0.000414353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0412159" calcext:value-type="float">
            <text:p>0.000412159</text:p>
          </table:table-cell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152121" calcext:value-type="float">
            <text:p>0.152121</text:p>
          </table:table-cell>
          <table:table-cell table:formula="of:=AVERAGE([.B40];[.F40])" office:value-type="float" office:value="0.11613" calcext:value-type="float">
            <text:p>0.11613</text:p>
          </table:table-cell>
          <table:table-cell table:formula="of:=AVERAGE([.C40];[.G40])" office:value-type="float" office:value="-0.00674581" calcext:value-type="float">
            <text:p>-0.00674581</text:p>
          </table:table-cell>
          <table:table-cell table:formula="of:=AVERAGE([.D40];[.H40])" office:value-type="float" office:value="0.145" calcext:value-type="float">
            <text:p>0.145</text:p>
          </table:table-cell>
          <table:table-cell table:formula="of:=AVERAGE([.A40];[.E40])" office:value-type="float" office:value="0.000413256" calcext:value-type="float">
            <text:p>0.000413256</text:p>
          </table:table-cell>
        </table:table-row>
        <table:table-row table:style-name="ro1">
          <table:table-cell office:value-type="float" office:value="0.000560796" calcext:value-type="float">
            <text:p>0.000560796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0558319" calcext:value-type="float">
            <text:p>0.000558319</text:p>
          </table:table-cell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152121" calcext:value-type="float">
            <text:p>0.152121</text:p>
          </table:table-cell>
          <table:table-cell table:formula="of:=AVERAGE([.B41];[.F41])" office:value-type="float" office:value="0.119232" calcext:value-type="float">
            <text:p>0.119232</text:p>
          </table:table-cell>
          <table:table-cell table:formula="of:=AVERAGE([.C41];[.G41])" office:value-type="float" office:value="-0.0062538" calcext:value-type="float">
            <text:p>-0.0062538</text:p>
          </table:table-cell>
          <table:table-cell table:formula="of:=AVERAGE([.D41];[.H41])" office:value-type="float" office:value="0.145" calcext:value-type="float">
            <text:p>0.145</text:p>
          </table:table-cell>
          <table:table-cell table:formula="of:=AVERAGE([.A41];[.E41])" office:value-type="float" office:value="0.0005595575" calcext:value-type="float">
            <text:p>0.0005595575</text:p>
          </table:table-cell>
        </table:table-row>
        <table:table-row table:style-name="ro1">
          <table:table-cell office:value-type="float" office:value="0.0007131" calcext:value-type="float">
            <text:p>0.0007131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0710412" calcext:value-type="float">
            <text:p>0.000710412</text:p>
          </table:table-cell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152121" calcext:value-type="float">
            <text:p>0.152121</text:p>
          </table:table-cell>
          <table:table-cell table:formula="of:=AVERAGE([.B42];[.F42])" office:value-type="float" office:value="0.122321" calcext:value-type="float">
            <text:p>0.122321</text:p>
          </table:table-cell>
          <table:table-cell table:formula="of:=AVERAGE([.C42];[.G42])" office:value-type="float" office:value="-0.00569087" calcext:value-type="float">
            <text:p>-0.00569087</text:p>
          </table:table-cell>
          <table:table-cell table:formula="of:=AVERAGE([.D42];[.H42])" office:value-type="float" office:value="0.145" calcext:value-type="float">
            <text:p>0.145</text:p>
          </table:table-cell>
          <table:table-cell table:formula="of:=AVERAGE([.A42];[.E42])" office:value-type="float" office:value="0.000711756" calcext:value-type="float">
            <text:p>0.000711756</text:p>
          </table:table-cell>
        </table:table-row>
        <table:table-row table:style-name="ro1">
          <table:table-cell office:value-type="float" office:value="0.000861522" calcext:value-type="float">
            <text:p>0.000861522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0858718" calcext:value-type="float">
            <text:p>0.000858718</text:p>
          </table:table-cell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152121" calcext:value-type="float">
            <text:p>0.152121</text:p>
          </table:table-cell>
          <table:table-cell table:formula="of:=AVERAGE([.B43];[.F43])" office:value-type="float" office:value="0.1254" calcext:value-type="float">
            <text:p>0.1254</text:p>
          </table:table-cell>
          <table:table-cell table:formula="of:=AVERAGE([.C43];[.G43])" office:value-type="float" office:value="-0.00507336" calcext:value-type="float">
            <text:p>-0.00507336</text:p>
          </table:table-cell>
          <table:table-cell table:formula="of:=AVERAGE([.D43];[.H43])" office:value-type="float" office:value="0.145" calcext:value-type="float">
            <text:p>0.145</text:p>
          </table:table-cell>
          <table:table-cell table:formula="of:=AVERAGE([.A43];[.E43])" office:value-type="float" office:value="0.00086012" calcext:value-type="float">
            <text:p>0.00086012</text:p>
          </table:table-cell>
        </table:table-row>
        <table:table-row table:style-name="ro1">
          <table:table-cell office:value-type="float" office:value="0.000994727" calcext:value-type="float">
            <text:p>0.000994727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0991913" calcext:value-type="float">
            <text:p>0.000991913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152121" calcext:value-type="float">
            <text:p>0.152121</text:p>
          </table:table-cell>
          <table:table-cell table:formula="of:=AVERAGE([.B44];[.F44])" office:value-type="float" office:value="0.128471" calcext:value-type="float">
            <text:p>0.128471</text:p>
          </table:table-cell>
          <table:table-cell table:formula="of:=AVERAGE([.C44];[.G44])" office:value-type="float" office:value="-0.00441699" calcext:value-type="float">
            <text:p>-0.00441699</text:p>
          </table:table-cell>
          <table:table-cell table:formula="of:=AVERAGE([.D44];[.H44])" office:value-type="float" office:value="0.145" calcext:value-type="float">
            <text:p>0.145</text:p>
          </table:table-cell>
          <table:table-cell table:formula="of:=AVERAGE([.A44];[.E44])" office:value-type="float" office:value="0.00099332" calcext:value-type="float">
            <text:p>0.00099332</text:p>
          </table:table-cell>
        </table:table-row>
        <table:table-row table:style-name="ro1">
          <table:table-cell office:value-type="float" office:value="0.00110236" calcext:value-type="float">
            <text:p>0.00110236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109964" calcext:value-type="float">
            <text:p>0.00109964</text:p>
          </table:table-cell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152121" calcext:value-type="float">
            <text:p>0.152121</text:p>
          </table:table-cell>
          <table:table-cell table:formula="of:=AVERAGE([.B45];[.F45])" office:value-type="float" office:value="0.131537" calcext:value-type="float">
            <text:p>0.131537</text:p>
          </table:table-cell>
          <table:table-cell table:formula="of:=AVERAGE([.C45];[.G45])" office:value-type="float" office:value="-0.003737" calcext:value-type="float">
            <text:p>-0.003737</text:p>
          </table:table-cell>
          <table:table-cell table:formula="of:=AVERAGE([.D45];[.H45])" office:value-type="float" office:value="0.145" calcext:value-type="float">
            <text:p>0.145</text:p>
          </table:table-cell>
          <table:table-cell table:formula="of:=AVERAGE([.A45];[.E45])" office:value-type="float" office:value="0.001101" calcext:value-type="float">
            <text:p>0.001101</text:p>
          </table:table-cell>
        </table:table-row>
        <table:table-row table:style-name="ro1">
          <table:table-cell office:value-type="float" office:value="0.00117573" calcext:value-type="float">
            <text:p>0.00117573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117322" calcext:value-type="float">
            <text:p>0.00117322</text:p>
          </table:table-cell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152121" calcext:value-type="float">
            <text:p>0.152121</text:p>
          </table:table-cell>
          <table:table-cell table:formula="of:=AVERAGE([.B46];[.F46])" office:value-type="float" office:value="0.134601" calcext:value-type="float">
            <text:p>0.134601</text:p>
          </table:table-cell>
          <table:table-cell table:formula="of:=AVERAGE([.C46];[.G46])" office:value-type="float" office:value="-0.00304834" calcext:value-type="float">
            <text:p>-0.00304834</text:p>
          </table:table-cell>
          <table:table-cell table:formula="of:=AVERAGE([.D46];[.H46])" office:value-type="float" office:value="0.145" calcext:value-type="float">
            <text:p>0.145</text:p>
          </table:table-cell>
          <table:table-cell table:formula="of:=AVERAGE([.A46];[.E46])" office:value-type="float" office:value="0.001174475" calcext:value-type="float">
            <text:p>0.001174475</text:p>
          </table:table-cell>
        </table:table-row>
        <table:table-row table:style-name="ro1">
          <table:table-cell office:value-type="float" office:value="0.00121085" calcext:value-type="float">
            <text:p>0.00121085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12086" calcext:value-type="float">
            <text:p>0.0012086</text:p>
          </table:table-cell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152121" calcext:value-type="float">
            <text:p>0.152121</text:p>
          </table:table-cell>
          <table:table-cell table:formula="of:=AVERAGE([.B47];[.F47])" office:value-type="float" office:value="0.137666" calcext:value-type="float">
            <text:p>0.137666</text:p>
          </table:table-cell>
          <table:table-cell table:formula="of:=AVERAGE([.C47];[.G47])" office:value-type="float" office:value="-0.0023658" calcext:value-type="float">
            <text:p>-0.0023658</text:p>
          </table:table-cell>
          <table:table-cell table:formula="of:=AVERAGE([.D47];[.H47])" office:value-type="float" office:value="0.145" calcext:value-type="float">
            <text:p>0.145</text:p>
          </table:table-cell>
          <table:table-cell table:formula="of:=AVERAGE([.A47];[.E47])" office:value-type="float" office:value="0.001209725" calcext:value-type="float">
            <text:p>0.001209725</text:p>
          </table:table-cell>
        </table:table-row>
        <table:table-row table:style-name="ro1">
          <table:table-cell office:value-type="float" office:value="0.00120811" calcext:value-type="float">
            <text:p>0.00120811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120614" calcext:value-type="float">
            <text:p>0.00120614</text:p>
          </table:table-cell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152121" calcext:value-type="float">
            <text:p>0.152121</text:p>
          </table:table-cell>
          <table:table-cell table:formula="of:=AVERAGE([.B48];[.F48])" office:value-type="float" office:value="0.140736" calcext:value-type="float">
            <text:p>0.140736</text:p>
          </table:table-cell>
          <table:table-cell table:formula="of:=AVERAGE([.C48];[.G48])" office:value-type="float" office:value="-0.00170427" calcext:value-type="float">
            <text:p>-0.00170427</text:p>
          </table:table-cell>
          <table:table-cell table:formula="of:=AVERAGE([.D48];[.H48])" office:value-type="float" office:value="0.145" calcext:value-type="float">
            <text:p>0.145</text:p>
          </table:table-cell>
          <table:table-cell table:formula="of:=AVERAGE([.A48];[.E48])" office:value-type="float" office:value="0.001207125" calcext:value-type="float">
            <text:p>0.001207125</text:p>
          </table:table-cell>
        </table:table-row>
        <table:table-row table:style-name="ro1">
          <table:table-cell office:value-type="float" office:value="0.00117485" calcext:value-type="float">
            <text:p>0.00117485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117318" calcext:value-type="float">
            <text:p>0.00117318</text:p>
          </table:table-cell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152121" calcext:value-type="float">
            <text:p>0.152121</text:p>
          </table:table-cell>
          <table:table-cell table:formula="of:=AVERAGE([.B49];[.F49])" office:value-type="float" office:value="0.143813" calcext:value-type="float">
            <text:p>0.143813</text:p>
          </table:table-cell>
          <table:table-cell table:formula="of:=AVERAGE([.C49];[.G49])" office:value-type="float" office:value="-0.00107894" calcext:value-type="float">
            <text:p>-0.00107894</text:p>
          </table:table-cell>
          <table:table-cell table:formula="of:=AVERAGE([.D49];[.H49])" office:value-type="float" office:value="0.145" calcext:value-type="float">
            <text:p>0.145</text:p>
          </table:table-cell>
          <table:table-cell table:formula="of:=AVERAGE([.A49];[.E49])" office:value-type="float" office:value="0.001174015" calcext:value-type="float">
            <text:p>0.001174015</text:p>
          </table:table-cell>
        </table:table-row>
        <table:table-row table:style-name="ro1">
          <table:table-cell office:value-type="float" office:value="0.0011227" calcext:value-type="float">
            <text:p>0.0011227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11213" calcext:value-type="float">
            <text:p>0.0011213</text:p>
          </table:table-cell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152121" calcext:value-type="float">
            <text:p>0.152121</text:p>
          </table:table-cell>
          <table:table-cell table:formula="of:=AVERAGE([.B50];[.F50])" office:value-type="float" office:value="0.146901" calcext:value-type="float">
            <text:p>0.146901</text:p>
          </table:table-cell>
          <table:table-cell table:formula="of:=AVERAGE([.C50];[.G50])" office:value-type="float" office:value="-0.000505439" calcext:value-type="float">
            <text:p>-0.000505439</text:p>
          </table:table-cell>
          <table:table-cell table:formula="of:=AVERAGE([.D50];[.H50])" office:value-type="float" office:value="0.145" calcext:value-type="float">
            <text:p>0.145</text:p>
          </table:table-cell>
          <table:table-cell table:formula="of:=AVERAGE([.A50];[.E50])" office:value-type="float" office:value="0.001122" calcext:value-type="float">
            <text:p>0.001122</text:p>
          </table:table-cell>
        </table:table-row>
        <table:table-row table:style-name="ro1">
          <table:table-cell office:value-type="float" office:value="0.00109296" calcext:value-type="float">
            <text:p>0.00109296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37879" calcext:value-type="float">
            <text:p>0.137879</text:p>
          </table:table-cell>
          <table:table-cell office:value-type="float" office:value="0.00109168" calcext:value-type="float">
            <text:p>0.0010916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2121" calcext:value-type="float">
            <text:p>0.152121</text:p>
          </table:table-cell>
          <table:table-cell table:formula="of:=AVERAGE([.B51];[.F51])" office:value-type="float" office:value="0.15" calcext:value-type="float">
            <text:p>0.15</text:p>
          </table:table-cell>
          <table:table-cell table:formula="of:=AVERAGE([.C51];[.G51])" office:value-type="float" office:value="0" calcext:value-type="float">
            <text:p>0</text:p>
          </table:table-cell>
          <table:table-cell table:formula="of:=AVERAGE([.D51];[.H51])" office:value-type="float" office:value="0.145" calcext:value-type="float">
            <text:p>0.145</text:p>
          </table:table-cell>
          <table:table-cell table:formula="of:=AVERAGE([.A51];[.E51])" office:value-type="float" office:value="0.00109232" calcext:value-type="float">
            <text:p>0.00109232</text:p>
          </table:table-cell>
        </table:table-row>
      </table:table>
      <table:table table:name="Sheet3" table:style-name="ta1"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1058285" calcext:value-type="float">
            <text:p>0.001058285</text:p>
          </table:table-cell>
        </table:table-row>
        <table:table-row table:style-name="ro1">
          <table:table-cell office:value-type="float" office:value="0.00309929" calcext:value-type="float">
            <text:p>0.00309929</text:p>
          </table:table-cell>
          <table:table-cell office:value-type="float" office:value="0.000505439" calcext:value-type="float">
            <text:p>0.000505439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1042705" calcext:value-type="float">
            <text:p>0.001042705</text:p>
          </table:table-cell>
        </table:table-row>
        <table:table-row table:style-name="ro1">
          <table:table-cell office:value-type="float" office:value="0.00618674" calcext:value-type="float">
            <text:p>0.00618674</text:p>
          </table:table-cell>
          <table:table-cell office:value-type="float" office:value="0.00107894" calcext:value-type="float">
            <text:p>0.00107894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9893105" calcext:value-type="float">
            <text:p>0.0009893105</text:p>
          </table:table-cell>
        </table:table-row>
        <table:table-row table:style-name="ro1">
          <table:table-cell office:value-type="float" office:value="0.00926413" calcext:value-type="float">
            <text:p>0.00926413</text:p>
          </table:table-cell>
          <table:table-cell office:value-type="float" office:value="0.00170427" calcext:value-type="float">
            <text:p>0.00170427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8991725" calcext:value-type="float">
            <text:p>0.0008991725</text:p>
          </table:table-cell>
        </table:table-row>
        <table:table-row table:style-name="ro1">
          <table:table-cell office:value-type="float" office:value="0.012334" calcext:value-type="float">
            <text:p>0.012334</text:p>
          </table:table-cell>
          <table:table-cell office:value-type="float" office:value="0.0023658" calcext:value-type="float">
            <text:p>0.0023658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7747685" calcext:value-type="float">
            <text:p>0.0007747685</text:p>
          </table:table-cell>
        </table:table-row>
        <table:table-row table:style-name="ro1">
          <table:table-cell office:value-type="float" office:value="0.0153992" calcext:value-type="float">
            <text:p>0.0153992</text:p>
          </table:table-cell>
          <table:table-cell office:value-type="float" office:value="0.00304834" calcext:value-type="float">
            <text:p>0.00304834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614366" calcext:value-type="float">
            <text:p>0.000614366</text:p>
          </table:table-cell>
        </table:table-row>
        <table:table-row table:style-name="ro1">
          <table:table-cell office:value-type="float" office:value="0.0184631" calcext:value-type="float">
            <text:p>0.0184631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421581" calcext:value-type="float">
            <text:p>0.000421581</text:p>
          </table:table-cell>
        </table:table-row>
        <table:table-row table:style-name="ro1">
          <table:table-cell office:value-type="float" office:value="0.0215289" calcext:value-type="float">
            <text:p>0.0215289</text:p>
          </table:table-cell>
          <table:table-cell office:value-type="float" office:value="0.00441699" calcext:value-type="float">
            <text:p>0.00441699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1997885" calcext:value-type="float">
            <text:p>0.0001997885</text:p>
          </table:table-cell>
        </table:table-row>
        <table:table-row table:style-name="ro1">
          <table:table-cell office:value-type="float" office:value="0.0245998" calcext:value-type="float">
            <text:p>0.0245998</text:p>
          </table:table-cell>
          <table:table-cell office:value-type="float" office:value="0.00507336" calcext:value-type="float">
            <text:p>0.00507336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04669085" calcext:value-type="float">
            <text:p>-4.669085E-05</text:p>
          </table:table-cell>
        </table:table-row>
        <table:table-row table:style-name="ro1">
          <table:table-cell office:value-type="float" office:value="0.0276788" calcext:value-type="float">
            <text:p>0.0276788</text:p>
          </table:table-cell>
          <table:table-cell office:value-type="float" office:value="0.00569087" calcext:value-type="float">
            <text:p>0.00569087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313505" calcext:value-type="float">
            <text:p>-0.000313505</text:p>
          </table:table-cell>
        </table:table-row>
        <table:table-row table:style-name="ro1">
          <table:table-cell office:value-type="float" office:value="0.0307682" calcext:value-type="float">
            <text:p>0.0307682</text:p>
          </table:table-cell>
          <table:table-cell office:value-type="float" office:value="0.0062538" calcext:value-type="float">
            <text:p>0.0062538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591978" calcext:value-type="float">
            <text:p>-0.000591978</text:p>
          </table:table-cell>
        </table:table-row>
        <table:table-row table:style-name="ro1">
          <table:table-cell office:value-type="float" office:value="0.0338697" calcext:value-type="float">
            <text:p>0.0338697</text:p>
          </table:table-cell>
          <table:table-cell office:value-type="float" office:value="0.00674581" calcext:value-type="float">
            <text:p>0.00674581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871809" calcext:value-type="float">
            <text:p>-0.000871809</text:p>
          </table:table-cell>
        </table:table-row>
        <table:table-row table:style-name="ro1">
          <table:table-cell office:value-type="float" office:value="0.0369837" calcext:value-type="float">
            <text:p>0.0369837</text:p>
          </table:table-cell>
          <table:table-cell office:value-type="float" office:value="0.00714988" calcext:value-type="float">
            <text:p>0.00714988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114377" calcext:value-type="float">
            <text:p>-0.00114377</text:p>
          </table:table-cell>
        </table:table-row>
        <table:table-row table:style-name="ro1">
          <table:table-cell office:value-type="float" office:value="0.0401096" calcext:value-type="float">
            <text:p>0.0401096</text:p>
          </table:table-cell>
          <table:table-cell office:value-type="float" office:value="0.00744847" calcext:value-type="float">
            <text:p>0.00744847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1374225" calcext:value-type="float">
            <text:p>-0.001374225</text:p>
          </table:table-cell>
        </table:table-row>
        <table:table-row table:style-name="ro1">
          <table:table-cell office:value-type="float" office:value="0.0432448" calcext:value-type="float">
            <text:p>0.0432448</text:p>
          </table:table-cell>
          <table:table-cell office:value-type="float" office:value="0.00762369" calcext:value-type="float">
            <text:p>0.00762369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1528995" calcext:value-type="float">
            <text:p>-0.001528995</text:p>
          </table:table-cell>
        </table:table-row>
        <table:table-row table:style-name="ro1">
          <table:table-cell office:value-type="float" office:value="0.0463846" calcext:value-type="float">
            <text:p>0.0463846</text:p>
          </table:table-cell>
          <table:table-cell office:value-type="float" office:value="0.00765777" calcext:value-type="float">
            <text:p>0.00765777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158777" calcext:value-type="float">
            <text:p>-0.00158777</text:p>
          </table:table-cell>
        </table:table-row>
        <table:table-row table:style-name="ro1">
          <table:table-cell office:value-type="float" office:value="0.0495221" calcext:value-type="float">
            <text:p>0.0495221</text:p>
          </table:table-cell>
          <table:table-cell office:value-type="float" office:value="0.0075338" calcext:value-type="float">
            <text:p>0.0075338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1524725" calcext:value-type="float">
            <text:p>-0.001524725</text:p>
          </table:table-cell>
        </table:table-row>
        <table:table-row table:style-name="ro1">
          <table:table-cell office:value-type="float" office:value="0.0526449" calcext:value-type="float">
            <text:p>0.0526449</text:p>
          </table:table-cell>
          <table:table-cell office:value-type="float" office:value="0.00721052" calcext:value-type="float">
            <text:p>0.00721052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132606" calcext:value-type="float">
            <text:p>-0.00132606</text:p>
          </table:table-cell>
        </table:table-row>
        <table:table-row table:style-name="ro1">
          <table:table-cell office:value-type="float" office:value="0.055736" calcext:value-type="float">
            <text:p>0.055736</text:p>
          </table:table-cell>
          <table:table-cell office:value-type="float" office:value="0.00665961" calcext:value-type="float">
            <text:p>0.00665961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1041245" calcext:value-type="float">
            <text:p>-0.001041245</text:p>
          </table:table-cell>
        </table:table-row>
        <table:table-row table:style-name="ro1">
          <table:table-cell office:value-type="float" office:value="0.0587876" calcext:value-type="float">
            <text:p>0.0587876</text:p>
          </table:table-cell>
          <table:table-cell office:value-type="float" office:value="0.00592058" calcext:value-type="float">
            <text:p>0.00592058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792637" calcext:value-type="float">
            <text:p>-0.000792637</text:p>
          </table:table-cell>
        </table:table-row>
        <table:table-row table:style-name="ro1">
          <table:table-cell office:value-type="float" office:value="0.0617991" calcext:value-type="float">
            <text:p>0.0617991</text:p>
          </table:table-cell>
          <table:table-cell office:value-type="float" office:value="0.00503128" calcext:value-type="float">
            <text:p>0.00503128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6386295" calcext:value-type="float">
            <text:p>-0.0006386295</text:p>
          </table:table-cell>
        </table:table-row>
        <table:table-row table:style-name="ro1">
          <table:table-cell office:value-type="float" office:value="0.064774" calcext:value-type="float">
            <text:p>0.064774</text:p>
          </table:table-cell>
          <table:table-cell office:value-type="float" office:value="0.00402575" calcext:value-type="float">
            <text:p>0.00402575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550273" calcext:value-type="float">
            <text:p>-0.000550273</text:p>
          </table:table-cell>
        </table:table-row>
        <table:table-row table:style-name="ro1">
          <table:table-cell office:value-type="float" office:value="0.0677184" calcext:value-type="float">
            <text:p>0.0677184</text:p>
          </table:table-cell>
          <table:table-cell office:value-type="float" office:value="0.00293418" calcext:value-type="float">
            <text:p>0.00293418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4907625" calcext:value-type="float">
            <text:p>-0.0004907625</text:p>
          </table:table-cell>
        </table:table-row>
        <table:table-row table:style-name="ro1">
          <table:table-cell office:value-type="float" office:value="0.0706402" calcext:value-type="float">
            <text:p>0.0706402</text:p>
          </table:table-cell>
          <table:table-cell office:value-type="float" office:value="0.00178349" calcext:value-type="float">
            <text:p>0.00178349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4392525" calcext:value-type="float">
            <text:p>-0.0004392525</text:p>
          </table:table-cell>
        </table:table-row>
        <table:table-row table:style-name="ro1">
          <table:table-cell office:value-type="float" office:value="0.0735483" calcext:value-type="float">
            <text:p>0.0735483</text:p>
          </table:table-cell>
          <table:table-cell office:value-type="float" office:value="0.000598278" calcext:value-type="float">
            <text:p>0.000598278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3949465" calcext:value-type="float">
            <text:p>-0.0003949465</text:p>
          </table:table-cell>
        </table:table-row>
        <table:table-row table:style-name="ro1">
          <table:table-cell office:value-type="float" office:value="0.0764517" calcext:value-type="float">
            <text:p>0.0764517</text:p>
          </table:table-cell>
          <table:table-cell office:value-type="float" office:value="-0.000598279" calcext:value-type="float">
            <text:p>-0.000598279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357446" calcext:value-type="float">
            <text:p>-0.000357446</text:p>
          </table:table-cell>
        </table:table-row>
        <table:table-row table:style-name="ro1">
          <table:table-cell office:value-type="float" office:value="0.0793598" calcext:value-type="float">
            <text:p>0.0793598</text:p>
          </table:table-cell>
          <table:table-cell office:value-type="float" office:value="-0.00178349" calcext:value-type="float">
            <text:p>-0.00178349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3238475" calcext:value-type="float">
            <text:p>-0.0003238475</text:p>
          </table:table-cell>
        </table:table-row>
        <table:table-row table:style-name="ro1">
          <table:table-cell office:value-type="float" office:value="0.0822816" calcext:value-type="float">
            <text:p>0.0822816</text:p>
          </table:table-cell>
          <table:table-cell office:value-type="float" office:value="-0.00293418" calcext:value-type="float">
            <text:p>-0.00293418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2925765" calcext:value-type="float">
            <text:p>-0.0002925765</text:p>
          </table:table-cell>
        </table:table-row>
        <table:table-row table:style-name="ro1">
          <table:table-cell office:value-type="float" office:value="0.085226" calcext:value-type="float">
            <text:p>0.085226</text:p>
          </table:table-cell>
          <table:table-cell office:value-type="float" office:value="-0.00402575" calcext:value-type="float">
            <text:p>-0.00402575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262565" calcext:value-type="float">
            <text:p>-0.000262565</text:p>
          </table:table-cell>
        </table:table-row>
        <table:table-row table:style-name="ro1">
          <table:table-cell office:value-type="float" office:value="0.0882009" calcext:value-type="float">
            <text:p>0.0882009</text:p>
          </table:table-cell>
          <table:table-cell office:value-type="float" office:value="-0.00503128" calcext:value-type="float">
            <text:p>-0.00503128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232443" calcext:value-type="float">
            <text:p>-0.000232443</text:p>
          </table:table-cell>
        </table:table-row>
        <table:table-row table:style-name="ro1">
          <table:table-cell office:value-type="float" office:value="0.0912124" calcext:value-type="float">
            <text:p>0.0912124</text:p>
          </table:table-cell>
          <table:table-cell office:value-type="float" office:value="-0.00592058" calcext:value-type="float">
            <text:p>-0.00592058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200349" calcext:value-type="float">
            <text:p>-0.000200349</text:p>
          </table:table-cell>
        </table:table-row>
        <table:table-row table:style-name="ro1">
          <table:table-cell office:value-type="float" office:value="0.094264" calcext:value-type="float">
            <text:p>0.094264</text:p>
          </table:table-cell>
          <table:table-cell office:value-type="float" office:value="-0.00665961" calcext:value-type="float">
            <text:p>-0.00665961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164213" calcext:value-type="float">
            <text:p>-0.000164213</text:p>
          </table:table-cell>
        </table:table-row>
        <table:table-row table:style-name="ro1">
          <table:table-cell office:value-type="float" office:value="0.0973551" calcext:value-type="float">
            <text:p>0.0973551</text:p>
          </table:table-cell>
          <table:table-cell office:value-type="float" office:value="-0.00721052" calcext:value-type="float">
            <text:p>-0.00721052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1232505" calcext:value-type="float">
            <text:p>-0.0001232505</text:p>
          </table:table-cell>
        </table:table-row>
        <table:table-row table:style-name="ro1">
          <table:table-cell office:value-type="float" office:value="0.100478" calcext:value-type="float">
            <text:p>0.100478</text:p>
          </table:table-cell>
          <table:table-cell office:value-type="float" office:value="-0.0075338" calcext:value-type="float">
            <text:p>-0.0075338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07470225" calcext:value-type="float">
            <text:p>-7.470225E-05</text:p>
          </table:table-cell>
        </table:table-row>
        <table:table-row table:style-name="ro1">
          <table:table-cell office:value-type="float" office:value="0.103615" calcext:value-type="float">
            <text:p>0.103615</text:p>
          </table:table-cell>
          <table:table-cell office:value-type="float" office:value="-0.00765777" calcext:value-type="float">
            <text:p>-0.00765777</text:p>
          </table:table-cell>
          <table:table-cell office:value-type="float" office:value="0.145" calcext:value-type="float">
            <text:p>0.145</text:p>
          </table:table-cell>
          <table:table-cell office:value-type="float" office:value="-0.00001269915" calcext:value-type="float">
            <text:p>-1.269915E-05</text:p>
          </table:table-cell>
        </table:table-row>
        <table:table-row table:style-name="ro1">
          <table:table-cell office:value-type="float" office:value="0.106755" calcext:value-type="float">
            <text:p>0.106755</text:p>
          </table:table-cell>
          <table:table-cell office:value-type="float" office:value="-0.00762369" calcext:value-type="float">
            <text:p>-0.00762369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0664494" calcext:value-type="float">
            <text:p>6.64494E-05</text:p>
          </table:table-cell>
        </table:table-row>
        <table:table-row table:style-name="ro1">
          <table:table-cell office:value-type="float" office:value="0.10989" calcext:value-type="float">
            <text:p>0.10989</text:p>
          </table:table-cell>
          <table:table-cell office:value-type="float" office:value="-0.00744847" calcext:value-type="float">
            <text:p>-0.00744847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163801" calcext:value-type="float">
            <text:p>0.000163801</text:p>
          </table:table-cell>
        </table:table-row>
        <table:table-row table:style-name="ro1">
          <table:table-cell office:value-type="float" office:value="0.113016" calcext:value-type="float">
            <text:p>0.113016</text:p>
          </table:table-cell>
          <table:table-cell office:value-type="float" office:value="-0.00714988" calcext:value-type="float">
            <text:p>-0.00714988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2799335" calcext:value-type="float">
            <text:p>0.0002799335</text:p>
          </table:table-cell>
        </table:table-row>
        <table:table-row table:style-name="ro1">
          <table:table-cell office:value-type="float" office:value="0.11613" calcext:value-type="float">
            <text:p>0.11613</text:p>
          </table:table-cell>
          <table:table-cell office:value-type="float" office:value="-0.00674581" calcext:value-type="float">
            <text:p>-0.0067458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413256" calcext:value-type="float">
            <text:p>0.000413256</text:p>
          </table:table-cell>
        </table:table-row>
        <table:table-row table:style-name="ro1">
          <table:table-cell office:value-type="float" office:value="0.119232" calcext:value-type="float">
            <text:p>0.119232</text:p>
          </table:table-cell>
          <table:table-cell office:value-type="float" office:value="-0.0062538" calcext:value-type="float">
            <text:p>-0.0062538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5595575" calcext:value-type="float">
            <text:p>0.0005595575</text:p>
          </table:table-cell>
        </table:table-row>
        <table:table-row table:style-name="ro1">
          <table:table-cell office:value-type="float" office:value="0.122321" calcext:value-type="float">
            <text:p>0.122321</text:p>
          </table:table-cell>
          <table:table-cell office:value-type="float" office:value="-0.00569087" calcext:value-type="float">
            <text:p>-0.00569087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711756" calcext:value-type="float">
            <text:p>0.000711756</text:p>
          </table:table-cell>
        </table:table-row>
        <table:table-row table:style-name="ro1">
          <table:table-cell office:value-type="float" office:value="0.1254" calcext:value-type="float">
            <text:p>0.1254</text:p>
          </table:table-cell>
          <table:table-cell office:value-type="float" office:value="-0.00507336" calcext:value-type="float">
            <text:p>-0.00507336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86012" calcext:value-type="float">
            <text:p>0.00086012</text:p>
          </table:table-cell>
        </table:table-row>
        <table:table-row table:style-name="ro1">
          <table:table-cell office:value-type="float" office:value="0.128471" calcext:value-type="float">
            <text:p>0.128471</text:p>
          </table:table-cell>
          <table:table-cell office:value-type="float" office:value="-0.00441699" calcext:value-type="float">
            <text:p>-0.00441699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099332" calcext:value-type="float">
            <text:p>0.00099332</text:p>
          </table:table-cell>
        </table:table-row>
        <table:table-row table:style-name="ro1">
          <table:table-cell office:value-type="float" office:value="0.131537" calcext:value-type="float">
            <text:p>0.131537</text:p>
          </table:table-cell>
          <table:table-cell office:value-type="float" office:value="-0.003737" calcext:value-type="float">
            <text:p>-0.003737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1101" calcext:value-type="float">
            <text:p>0.001101</text:p>
          </table:table-cell>
        </table:table-row>
        <table:table-row table:style-name="ro1">
          <table:table-cell office:value-type="float" office:value="0.134601" calcext:value-type="float">
            <text:p>0.134601</text:p>
          </table:table-cell>
          <table:table-cell office:value-type="float" office:value="-0.00304834" calcext:value-type="float">
            <text:p>-0.00304834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1174475" calcext:value-type="float">
            <text:p>0.001174475</text:p>
          </table:table-cell>
        </table:table-row>
        <table:table-row table:style-name="ro1">
          <table:table-cell office:value-type="float" office:value="0.137666" calcext:value-type="float">
            <text:p>0.137666</text:p>
          </table:table-cell>
          <table:table-cell office:value-type="float" office:value="-0.0023658" calcext:value-type="float">
            <text:p>-0.0023658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1209725" calcext:value-type="float">
            <text:p>0.001209725</text:p>
          </table:table-cell>
        </table:table-row>
        <table:table-row table:style-name="ro1">
          <table:table-cell office:value-type="float" office:value="0.140736" calcext:value-type="float">
            <text:p>0.140736</text:p>
          </table:table-cell>
          <table:table-cell office:value-type="float" office:value="-0.00170427" calcext:value-type="float">
            <text:p>-0.00170427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1207125" calcext:value-type="float">
            <text:p>0.001207125</text:p>
          </table:table-cell>
        </table:table-row>
        <table:table-row table:style-name="ro1">
          <table:table-cell office:value-type="float" office:value="0.143813" calcext:value-type="float">
            <text:p>0.143813</text:p>
          </table:table-cell>
          <table:table-cell office:value-type="float" office:value="-0.00107894" calcext:value-type="float">
            <text:p>-0.00107894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1174015" calcext:value-type="float">
            <text:p>0.001174015</text:p>
          </table:table-cell>
        </table:table-row>
        <table:table-row table:style-name="ro1">
          <table:table-cell office:value-type="float" office:value="0.146901" calcext:value-type="float">
            <text:p>0.146901</text:p>
          </table:table-cell>
          <table:table-cell office:value-type="float" office:value="-0.000505439" calcext:value-type="float">
            <text:p>-0.000505439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1122" calcext:value-type="float">
            <text:p>0.00112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109232" calcext:value-type="float">
            <text:p>0.00109232</text:p>
          </table:table-cell>
        </table:table-row>
      </table:table>
      <table:named-expressions/>
      <table:database-ranges>
        <table:database-range table:name="__Anonymous_Sheet_DB__0" table:target-range-address="bottom_slice.A1:bottom_slice.J2001">
          <table:sort>
            <table:sort-by table:field-number="9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8T09:22:53.118747907</dc:date>
    <meta:editing-duration>PT10M7S</meta:editing-duration>
    <meta:editing-cycles>1</meta:editing-cycles>
    <meta:generator>LibreOffice/6.4.7.2$Linux_X86_64 LibreOffice_project/40$Build-2</meta:generator>
    <meta:document-statistic meta:table-count="3" meta:cell-count="2082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4.201cm" style:legend-expansion="high" chart:style-name="ch2"/>
        <chart:plot-area chart:style-name="ch3" table:cell-range-address="Sheet2.F1:Sheet2.F51 Sheet2.L1:Sheet2.L51" chart:data-source-has-labels="row" svg:x="0.32cm" svg:y="0.18cm" svg:width="12.72cm" svg:height="8.64cm">
          <chartooo:coordinate-region svg:x="1.709cm" svg:y="0.379cm" svg:width="10.99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L2:Sheet2.L51" chart:label-cell-address="Sheet2.L1:Sheet2.L1" chart:class="chart:scatter">
            <chart:domain table:cell-range-address="Sheet2.F2:Sheet2.F51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(Pmean)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F2:Sheet2.F51</svg:desc>
                </draw:g>
              </table:table-cell>
              <table:table-cell office:value-type="float" office:value="0.001058285">
                <text:p>0.001058285</text:p>
                <draw:g>
                  <svg:desc>Sheet2.L2:Sheet2.L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09929">
                <text:p>0.00309929</text:p>
              </table:table-cell>
              <table:table-cell office:value-type="float" office:value="0.001042705">
                <text:p>0.001042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18674">
                <text:p>0.00618674</text:p>
              </table:table-cell>
              <table:table-cell office:value-type="float" office:value="0.0009893105">
                <text:p>0.0009893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26413">
                <text:p>0.00926413</text:p>
              </table:table-cell>
              <table:table-cell office:value-type="float" office:value="0.0008991725">
                <text:p>0.0008991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334">
                <text:p>0.012334</text:p>
              </table:table-cell>
              <table:table-cell office:value-type="float" office:value="0.0007747685">
                <text:p>0.0007747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53992">
                <text:p>0.0153992</text:p>
              </table:table-cell>
              <table:table-cell office:value-type="float" office:value="0.000614366">
                <text:p>0.000614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84631">
                <text:p>0.0184631</text:p>
              </table:table-cell>
              <table:table-cell office:value-type="float" office:value="0.000421581">
                <text:p>0.000421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15289">
                <text:p>0.0215289</text:p>
              </table:table-cell>
              <table:table-cell office:value-type="float" office:value="0.0001997885">
                <text:p>0.0001997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5998">
                <text:p>0.0245998</text:p>
              </table:table-cell>
              <table:table-cell office:value-type="float" office:value="-0.00004669085">
                <text:p>-0.00004669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76788">
                <text:p>0.0276788</text:p>
              </table:table-cell>
              <table:table-cell office:value-type="float" office:value="-0.000313505">
                <text:p>-0.000313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07682">
                <text:p>0.0307682</text:p>
              </table:table-cell>
              <table:table-cell office:value-type="float" office:value="-0.000591978">
                <text:p>-0.000591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38697">
                <text:p>0.0338697</text:p>
              </table:table-cell>
              <table:table-cell office:value-type="float" office:value="-0.000871809">
                <text:p>-0.0008718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69837">
                <text:p>0.0369837</text:p>
              </table:table-cell>
              <table:table-cell office:value-type="float" office:value="-0.00114377">
                <text:p>-0.00114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1096">
                <text:p>0.0401096</text:p>
              </table:table-cell>
              <table:table-cell office:value-type="float" office:value="-0.001374225">
                <text:p>-0.001374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32448">
                <text:p>0.0432448</text:p>
              </table:table-cell>
              <table:table-cell office:value-type="float" office:value="-0.001528995">
                <text:p>-0.001528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3846">
                <text:p>0.0463846</text:p>
              </table:table-cell>
              <table:table-cell office:value-type="float" office:value="-0.00158777">
                <text:p>-0.001587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95221">
                <text:p>0.0495221</text:p>
              </table:table-cell>
              <table:table-cell office:value-type="float" office:value="-0.001524725">
                <text:p>-0.001524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26449">
                <text:p>0.0526449</text:p>
              </table:table-cell>
              <table:table-cell office:value-type="float" office:value="-0.00132606">
                <text:p>-0.00132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5736">
                <text:p>0.055736</text:p>
              </table:table-cell>
              <table:table-cell office:value-type="float" office:value="-0.001041245">
                <text:p>-0.001041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87876">
                <text:p>0.0587876</text:p>
              </table:table-cell>
              <table:table-cell office:value-type="float" office:value="-0.000792637">
                <text:p>-0.000792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17991">
                <text:p>0.0617991</text:p>
              </table:table-cell>
              <table:table-cell office:value-type="float" office:value="-0.0006386295">
                <text:p>-0.0006386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4774">
                <text:p>0.064774</text:p>
              </table:table-cell>
              <table:table-cell office:value-type="float" office:value="-0.000550273">
                <text:p>-0.000550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77184">
                <text:p>0.0677184</text:p>
              </table:table-cell>
              <table:table-cell office:value-type="float" office:value="-0.0004907625">
                <text:p>-0.0004907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06402">
                <text:p>0.0706402</text:p>
              </table:table-cell>
              <table:table-cell office:value-type="float" office:value="-0.0004392525">
                <text:p>-0.0004392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35483">
                <text:p>0.0735483</text:p>
              </table:table-cell>
              <table:table-cell office:value-type="float" office:value="-0.0003949465">
                <text:p>-0.00039494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64517">
                <text:p>0.0764517</text:p>
              </table:table-cell>
              <table:table-cell office:value-type="float" office:value="-0.000357446">
                <text:p>-0.000357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93598">
                <text:p>0.0793598</text:p>
              </table:table-cell>
              <table:table-cell office:value-type="float" office:value="-0.0003238475">
                <text:p>-0.0003238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22816">
                <text:p>0.0822816</text:p>
              </table:table-cell>
              <table:table-cell office:value-type="float" office:value="-0.0002925765">
                <text:p>-0.0002925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5226">
                <text:p>0.085226</text:p>
              </table:table-cell>
              <table:table-cell office:value-type="float" office:value="-0.000262565">
                <text:p>-0.0002625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82009">
                <text:p>0.0882009</text:p>
              </table:table-cell>
              <table:table-cell office:value-type="float" office:value="-0.000232443">
                <text:p>-0.0002324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12124">
                <text:p>0.0912124</text:p>
              </table:table-cell>
              <table:table-cell office:value-type="float" office:value="-0.000200349">
                <text:p>-0.0002003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4264">
                <text:p>0.094264</text:p>
              </table:table-cell>
              <table:table-cell office:value-type="float" office:value="-0.000164213">
                <text:p>-0.0001642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73551">
                <text:p>0.0973551</text:p>
              </table:table-cell>
              <table:table-cell office:value-type="float" office:value="-0.0001232505">
                <text:p>-0.0001232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0478">
                <text:p>0.100478</text:p>
              </table:table-cell>
              <table:table-cell office:value-type="float" office:value="-0.00007470225">
                <text:p>-0.000074702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3615">
                <text:p>0.103615</text:p>
              </table:table-cell>
              <table:table-cell office:value-type="float" office:value="-0.00001269915">
                <text:p>-0.000012699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6755">
                <text:p>0.106755</text:p>
              </table:table-cell>
              <table:table-cell office:value-type="float" office:value="0.0000664494">
                <text:p>0.00006644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989">
                <text:p>0.10989</text:p>
              </table:table-cell>
              <table:table-cell office:value-type="float" office:value="0.000163801">
                <text:p>0.000163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3016">
                <text:p>0.113016</text:p>
              </table:table-cell>
              <table:table-cell office:value-type="float" office:value="0.0002799335">
                <text:p>0.00027993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1613">
                <text:p>0.11613</text:p>
              </table:table-cell>
              <table:table-cell office:value-type="float" office:value="0.000413256">
                <text:p>0.000413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9232">
                <text:p>0.119232</text:p>
              </table:table-cell>
              <table:table-cell office:value-type="float" office:value="0.0005595575">
                <text:p>0.00055955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2321">
                <text:p>0.122321</text:p>
              </table:table-cell>
              <table:table-cell office:value-type="float" office:value="0.000711756">
                <text:p>0.0007117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54">
                <text:p>0.1254</text:p>
              </table:table-cell>
              <table:table-cell office:value-type="float" office:value="0.00086012">
                <text:p>0.00086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8471">
                <text:p>0.128471</text:p>
              </table:table-cell>
              <table:table-cell office:value-type="float" office:value="0.00099332">
                <text:p>0.000993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31537">
                <text:p>0.131537</text:p>
              </table:table-cell>
              <table:table-cell office:value-type="float" office:value="0.001101">
                <text:p>0.0011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34601">
                <text:p>0.134601</text:p>
              </table:table-cell>
              <table:table-cell office:value-type="float" office:value="0.001174475">
                <text:p>0.001174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7666">
                <text:p>0.137666</text:p>
              </table:table-cell>
              <table:table-cell office:value-type="float" office:value="0.001209725">
                <text:p>0.0012097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0736">
                <text:p>0.140736</text:p>
              </table:table-cell>
              <table:table-cell office:value-type="float" office:value="0.001207125">
                <text:p>0.001207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3813">
                <text:p>0.143813</text:p>
              </table:table-cell>
              <table:table-cell office:value-type="float" office:value="0.001174015">
                <text:p>0.001174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6901">
                <text:p>0.146901</text:p>
              </table:table-cell>
              <table:table-cell office:value-type="float" office:value="0.001122">
                <text:p>0.001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">
                <text:p>0.15</text:p>
              </table:table-cell>
              <table:table-cell office:value-type="float" office:value="0.00109232">
                <text:p>0.00109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